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4B60000037D09A2EDD99A9656CB.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Liberation Serif2" svg:font-family="'Liberation Serif'"/>
    <style:font-face style:name="Arial6" svg:font-family="Arial" style:font-family-generic="modern"/>
    <style:font-face style:name="Courier New1" svg:font-family="'Courier New'" style:font-family-generic="modern"/>
    <style:font-face style:name="Arial5" svg:font-family="Arial" style:font-family-generic="roman"/>
    <style:font-face style:name="Bookman Old Style1" svg:font-family="'Bookman Old Style'" style:font-family-generic="roman"/>
    <style:font-face style:name="Liberation Sans4" svg:font-family="'Liberation Sans'" style:font-family-generic="roman"/>
    <style:font-face style:name="Times New Roman3" svg:font-family="'Times New Roman'" style:font-family-generic="roman"/>
    <style:font-face style:name="Times New Roman" svg:font-family="'Times New Roman', 'Times New Roman'" style:font-family-generic="roman"/>
    <style:font-face style:name="Arial" svg:font-family="Arial" style:font-family-generic="swiss"/>
    <style:font-face style:name="DejaVu Sans1" svg:font-family="'DejaVu Sans'" style:font-family-generic="swiss"/>
    <style:font-face style:name="Liberation Sans1" svg:font-family="'Liberation Sans'" style:font-family-generic="swiss"/>
    <style:font-face style:name="Courier New" svg:font-family="'Courier New'" style:font-family-generic="modern" style:font-pitch="fixed"/>
    <style:font-face style:name="Arial2" svg:font-family="Arial" style:font-pitch="variable"/>
    <style:font-face style:name="Liberation Sans3" svg:font-family="'Liberation Sans'" style:font-pitch="variable"/>
    <style:font-face style:name="Liberation Serif1" svg:font-family="'Liberation Serif'" style:font-pitch="variable"/>
    <style:font-face style:name="Lucida Sans2" svg:font-family="'Lucida Sans'" style:font-pitch="variable"/>
    <style:font-face style:name="Microsoft YaHei1" svg:font-family="'Microsoft YaHei'" style:font-pitch="variable"/>
    <style:font-face style:name="Arial4" svg:font-family="Arial" style:font-family-generic="roma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4" svg:font-family="'Times New Roman', 'Times New Roman'"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3" style:family="graphic" style:parent-style-name="Standard_5f_1">
      <style:graphic-properties draw:stroke="none" svg:stroke-color="#000000" draw:fill="none" draw:fill-color="#ffffff" draw:auto-grow-height="true" draw:auto-grow-width="false" fo:max-height="0cm" fo:min-height="1.102cm"/>
      <style:paragraph-properties style:writing-mode="lr-tb"/>
    </style:style>
    <style:style style:name="gr4" style:family="graphic" style:parent-style-name="standard">
      <style:graphic-properties svg:stroke-color="#ffffff" draw:fill-color="#ffffff" draw:textarea-horizontal-align="justify" draw:textarea-vertical-align="middle" draw:auto-grow-height="false" fo:min-height="0.848cm" fo:min-width="0.386cm"/>
    </style:style>
    <style:style style:name="gr5" style:family="graphic" style:parent-style-name="Standard_5f_1">
      <style:graphic-properties draw:stroke="none" svg:stroke-color="#000000" draw:fill="none" draw:fill-color="#ffffff" draw:auto-grow-height="true" draw:auto-grow-width="false" fo:max-height="0cm" fo:min-height="2.533cm"/>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993cm" fo:min-width="0.609cm"/>
    </style:style>
    <style:style style:name="gr7" style:family="graphic" style:parent-style-name="Standard_5f_1">
      <style:graphic-properties draw:stroke="none" svg:stroke-color="#000000" draw:fill="none" draw:fill-color="#ffffff" draw:opacity="100%" draw:auto-grow-height="true" draw:auto-grow-width="false" fo:max-height="0cm" fo:min-height="1.137cm"/>
      <style:paragraph-properties style:writing-mode="lr-tb"/>
    </style:style>
    <style:style style:name="gr8" style:family="graphic" style:parent-style-name="standard">
      <style:graphic-properties svg:stroke-color="#ffffff" draw:fill-color="#ffffff" draw:textarea-horizontal-align="justify" draw:textarea-vertical-align="middle" draw:auto-grow-height="false" fo:min-height="0.59cm" fo:min-width="0.25cm"/>
    </style:style>
    <style:style style:name="gr9" style:family="graphic" style:parent-style-name="standard">
      <style:graphic-properties svg:stroke-color="#ffffff" draw:fill-color="#ffffff" draw:textarea-horizontal-align="justify" draw:textarea-vertical-align="middle" draw:auto-grow-height="false" fo:min-height="0.272cm" fo:min-width="0cm"/>
    </style:style>
    <style:style style:name="gr10" style:family="graphic" style:parent-style-name="Standard_5f_1">
      <style:graphic-properties draw:shadow="visible"/>
    </style:style>
    <style:style style:name="gr11" style:family="graphic" style:parent-style-name="objectwithoutfill">
      <style:graphic-properties svg:stroke-color="#333333" draw:fill="none" draw:textarea-vertical-align="middle"/>
    </style:style>
    <style:style style:name="gr12" style:family="graphic" style:parent-style-name="objectwithoutfill">
      <style:graphic-properties svg:stroke-width="0.1cm" svg:stroke-color="#333333" draw:marker-start-width="0.35cm" draw:marker-end-width="0.35cm" draw:fill="none" draw:textarea-vertical-align="middle" fo:padding-top="0.175cm" fo:padding-bottom="0.175cm" fo:padding-left="0.3cm" fo:padding-right="0.3cm"/>
    </style:style>
    <style:style style:name="gr13" style:family="graphic" style:parent-style-name="objectwithoutfill">
      <style:graphic-properties svg:stroke-width="0.018cm" svg:stroke-color="#ffffff" draw:marker-start-width="0.227cm" draw:marker-end-width="0.227cm" draw:fill="none" draw:textarea-vertical-align="middle" fo:padding-top="0.134cm" fo:padding-bottom="0.134cm" fo:padding-left="0.259cm" fo:padding-right="0.259cm"/>
    </style:style>
    <style:style style:name="gr14"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15"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16" style:family="graphic" style:parent-style-name="standard">
      <style:graphic-properties svg:stroke-color="#000000" draw:fill-color="#b2b2b2" draw:opacity="50%" draw:textarea-horizontal-align="justify" draw:textarea-vertical-align="middle" draw:auto-grow-height="false" fo:min-height="0.95cm" fo:min-width="2.3cm"/>
    </style:style>
    <style:style style:name="gr17" style:family="graphic" style:parent-style-name="standard">
      <style:graphic-properties svg:stroke-color="#000000" draw:fill-color="#b2b2b2" draw:opacity="50%" draw:textarea-horizontal-align="justify" draw:textarea-vertical-align="middle" draw:auto-grow-height="false" fo:min-height="0.95cm" fo:min-width="1.8cm"/>
    </style:style>
    <style:style style:name="gr18" style:family="graphic" style:parent-style-name="standard">
      <style:graphic-properties svg:stroke-opacity="0%" draw:fill-color="#ffffff" draw:textarea-horizontal-align="justify" draw:textarea-vertical-align="middle" draw:auto-grow-height="false" fo:min-height="1.064cm" fo:min-width="7.517cm"/>
    </style:style>
    <style:style style:name="gr19" style:family="graphic" style:parent-style-name="standard">
      <style:graphic-properties svg:stroke-color="#000000" draw:fill-color="#b2b2b2" draw:opacity="50%" draw:textarea-horizontal-align="justify" draw:textarea-vertical-align="middle" draw:auto-grow-height="false" fo:min-height="0.95cm" fo:min-width="2.39cm"/>
    </style:style>
    <style:style style:name="gr2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1" style:family="graphic" style:parent-style-name="standard" style:list-style-name="L2">
      <style:graphic-properties draw:stroke="none" svg:stroke-color="#000000" draw:fill="none" draw:fill-color="#ffffff" draw:auto-grow-height="true" draw:auto-grow-width="false" fo:max-height="0cm" fo:min-height="2.153cm"/>
      <style:paragraph-properties style:writing-mode="lr-tb"/>
    </style:style>
    <style:style style:name="gr22" style:family="graphic" style:parent-style-name="standard" style:list-style-name="L2">
      <style:graphic-properties draw:stroke="none" svg:stroke-color="#000000" draw:fill="none" draw:fill-color="#ffffff" draw:auto-grow-height="true" draw:auto-grow-width="false" fo:max-height="0cm" fo:min-height="2.127cm"/>
      <style:paragraph-properties style:writing-mode="lr-tb"/>
    </style:style>
    <style:style style:name="gr23" style:family="graphic" style:parent-style-name="standard" style:list-style-name="L10">
      <style:graphic-properties draw:stroke="none" svg:stroke-color="#000000" draw:fill="none" draw:fill-color="#ffffff" draw:auto-grow-height="true" draw:auto-grow-width="false" fo:max-height="0cm" fo:min-height="3.858cm"/>
      <style:paragraph-properties style:writing-mode="lr-tb"/>
    </style:style>
    <style:style style:name="gr24"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25" style:family="graphic" style:parent-style-name="standard" style:list-style-name="L1">
      <style:graphic-properties draw:stroke="none" svg:stroke-color="#000000" draw:fill="solid" draw:fill-color="#ffffff" draw:auto-grow-height="true" draw:auto-grow-width="false" fo:max-height="0cm" fo:min-height="14.795cm"/>
      <style:paragraph-properties style:writing-mode="lr-tb"/>
    </style:style>
    <style:style style:name="gr26" style:family="graphic" style:parent-style-name="standard" style:list-style-name="L1">
      <style:graphic-properties draw:stroke="none" svg:stroke-color="#000000" draw:fill="solid" draw:fill-color="#ffffff" draw:opacity="100%" draw:auto-grow-height="true" draw:auto-grow-width="false" fo:max-height="0cm" fo:min-height="7.009cm"/>
      <style:paragraph-properties style:writing-mode="lr-tb"/>
    </style:style>
    <style:style style:name="gr27" style:family="graphic" style:parent-style-name="standard">
      <style:graphic-properties svg:stroke-color="#eeeeee" svg:stroke-opacity="100%" draw:stroke-linejoin="bevel" svg:stroke-linecap="square" draw:fill-color="#eeeeee" draw:textarea-horizontal-align="justify" draw:textarea-vertical-align="middle" draw:auto-grow-height="false" fo:min-height="2.05cm" fo:min-width="0cm" loext:softedge-radius="0.071cm"/>
    </style:style>
    <style:style style:name="gr28" style:family="graphic" style:parent-style-name="standard">
      <style:graphic-properties svg:stroke-color="#eeeeee" svg:stroke-linecap="square" draw:fill-color="#eeeeee" draw:textarea-horizontal-align="justify" draw:textarea-vertical-align="middle" draw:auto-grow-height="false" fo:min-height="0.95cm" fo:min-width="1.5cm" loext:softedge-radius="0.035cm"/>
    </style:style>
    <style:style style:name="pr1" style:family="presentation" style:parent-style-name="Standard-title">
      <style:graphic-properties fo:min-height="9.149cm"/>
      <style:paragraph-properties style:writing-mode="lr-tb"/>
    </style:style>
    <style:style style:name="pr2" style:family="presentation" style:parent-style-name="Standard-subtitle">
      <style:graphic-properties draw:fill-color="#ffffff" fo:min-height="6.8cm"/>
      <style:paragraph-properties style:writing-mode="lr-tb"/>
    </style:style>
    <style:style style:name="pr3" style:family="presentation" style:parent-style-name="Standard-notes">
      <style:graphic-properties draw:fill-color="#ffffff" draw:auto-grow-height="true" fo:min-height="11.429cm"/>
      <style:paragraph-properties style:writing-mode="lr-tb"/>
    </style:style>
    <style:style style:name="pr4" style:family="presentation" style:parent-style-name="Title_20_and_20_chart_20_1-title">
      <style:graphic-properties draw:auto-grow-height="true" fo:min-height="3.435cm"/>
      <style:paragraph-properties style:writing-mode="lr-tb"/>
    </style:style>
    <style:style style:name="pr5" style:family="presentation" style:parent-style-name="Title_20_and_20_chart_20_1-outline1">
      <style:graphic-properties fo:min-height="8.884cm"/>
      <style:paragraph-properties style:writing-mode="lr-tb"/>
    </style:style>
    <style:style style:name="pr6" style:family="presentation" style:parent-style-name="Title_20_and_20_chart_20_1-notes">
      <style:graphic-properties draw:fill-color="#ffffff" draw:auto-grow-height="true" fo:min-height="13.364cm"/>
      <style:paragraph-properties style:writing-mode="lr-tb"/>
    </style:style>
    <style:style style:name="pr7" style:family="presentation" style:parent-style-name="Title_20_and_20_chart_20_1-title">
      <style:graphic-properties draw:opacity="50%" fo:min-height="3.18cm"/>
      <style:paragraph-properties style:writing-mode="lr-tb"/>
    </style:style>
    <style:style style:name="pr8" style:family="presentation" style:parent-style-name="Title_20_and_20_chart_20_1-title">
      <style:graphic-properties fo:min-height="3.18cm"/>
      <style:paragraph-properties style:writing-mode="lr-tb"/>
    </style:style>
    <style:style style:name="pr9" style:family="presentation" style:parent-style-name="Title_20_and_20_chart_20_1-outline1" style:list-style-name="L2">
      <style:graphic-properties fo:min-height="13.005cm"/>
      <style:paragraph-properties style:writing-mode="lr-tb"/>
    </style:style>
    <style:style style:name="pr10" style:family="presentation" style:parent-style-name="Title_20_and_20_chart_20_1-outline1">
      <style:graphic-properties fo:min-height="13.005cm"/>
      <style:paragraph-properties style:writing-mode="lr-tb"/>
    </style:style>
    <style:style style:name="pr11" style:family="presentation" style:parent-style-name="Title_20_and_20_chart_20_1-title">
      <style:graphic-properties fo:min-height="3.473cm"/>
      <style:paragraph-properties style:writing-mode="lr-tb"/>
    </style:style>
    <style:style style:name="pr12" style:family="presentation" style:parent-style-name="Title_20_and_20_chart_20_1-title">
      <style:graphic-properties draw:auto-grow-height="true" fo:min-height="3.473cm"/>
      <style:paragraph-properties style:writing-mode="lr-tb"/>
    </style:style>
    <style:style style:name="pr13" style:family="presentation" style:parent-style-name="Title_20_and_20_chart_20_1-outline1" style:list-style-name="L11">
      <style:graphic-properties fo:min-height="13.005cm"/>
      <style:paragraph-properties style:writing-mode="lr-tb"/>
    </style:style>
    <style:style style:name="co1" style:family="table-column">
      <style:table-column-properties style:column-width="4.814cm" style:use-optimal-column-width="false"/>
    </style:style>
    <style:style style:name="co2" style:family="table-column">
      <style:table-column-properties style:column-width="4.496cm" style:use-optimal-column-width="false"/>
    </style:style>
    <style:style style:name="co3" style:family="table-column">
      <style:table-column-properties style:column-width="4.912cm" style:use-optimal-column-width="false"/>
    </style:style>
    <style:style style:name="co4" style:family="table-column">
      <style:table-column-properties style:column-width="4.254cm" style:use-optimal-column-width="false"/>
    </style:style>
    <style:style style:name="co5" style:family="table-column">
      <style:table-column-properties style:column-width="5.257cm" style:use-optimal-column-width="false"/>
    </style:style>
    <style:style style:name="co6" style:family="table-column">
      <style:table-column-properties style:column-width="3.946cm" style:use-optimal-column-width="false"/>
    </style:style>
    <style:style style:name="co7" style:family="table-column">
      <style:table-column-properties style:column-width="3.813cm" style:use-optimal-column-width="false"/>
    </style:style>
    <style:style style:name="co8" style:family="table-column">
      <style:table-column-properties style:column-width="1.464cm" style:use-optimal-column-width="false"/>
    </style:style>
    <style:style style:name="co9" style:family="table-column">
      <style:table-column-properties style:column-width="1.757cm" style:use-optimal-column-width="false"/>
    </style:style>
    <style:style style:name="co10" style:family="table-column">
      <style:table-column-properties style:column-width="1.38cm" style:use-optimal-column-width="false"/>
    </style:style>
    <style:style style:name="co11" style:family="table-column">
      <style:table-column-properties style:column-width="1.655cm" style:use-optimal-column-width="false"/>
    </style:style>
    <style:style style:name="co12" style:family="table-column">
      <style:table-column-properties style:column-width="1.54cm" style:use-optimal-column-width="false"/>
    </style:style>
    <style:style style:name="co13" style:family="table-column">
      <style:table-column-properties style:column-width="2.295cm" style:use-optimal-column-width="false"/>
    </style:style>
    <style:style style:name="co14" style:family="table-column">
      <style:table-column-properties style:column-width="1.925cm" style:use-optimal-column-width="false"/>
    </style:style>
    <style:style style:name="co15" style:family="table-column">
      <style:table-column-properties style:column-width="2.133cm" style:use-optimal-column-width="false"/>
    </style:style>
    <style:style style:name="co16" style:family="table-column">
      <style:table-column-properties style:column-width="2.081cm" style:use-optimal-column-width="false"/>
    </style:style>
    <style:style style:name="co17" style:family="table-column">
      <style:table-column-properties style:column-width="2.075cm" style:use-optimal-column-width="false"/>
    </style:style>
    <style:style style:name="co18" style:family="table-column">
      <style:table-column-properties style:column-width="1.063cm" style:use-optimal-column-width="false"/>
    </style:style>
    <style:style style:name="co19" style:family="table-column">
      <style:table-column-properties style:column-width="1.393cm" style:use-optimal-column-width="false"/>
    </style:style>
    <style:style style:name="co20" style:family="table-column">
      <style:table-column-properties style:column-width="1.727cm" style:use-optimal-column-width="false"/>
    </style:style>
    <style:style style:name="co21" style:family="table-column">
      <style:table-column-properties style:column-width="1.26cm" style:use-optimal-column-width="false"/>
    </style:style>
    <style:style style:name="co22" style:family="table-column">
      <style:table-column-properties style:column-width="1.354cm" style:use-optimal-column-width="false"/>
    </style:style>
    <style:style style:name="co23" style:family="table-column">
      <style:table-column-properties style:column-width="2.4cm" style:use-optimal-column-width="false"/>
    </style:style>
    <style:style style:name="co24" style:family="table-column">
      <style:table-column-properties style:column-width="1.23cm" style:use-optimal-column-width="false"/>
    </style:style>
    <style:style style:name="co25" style:family="table-column">
      <style:table-column-properties style:column-width="1.108cm" style:use-optimal-column-width="false"/>
    </style:style>
    <style:style style:name="co26" style:family="table-column">
      <style:table-column-properties style:column-width="2.338cm" style:use-optimal-column-width="false"/>
    </style:style>
    <style:style style:name="co27" style:family="table-column">
      <style:table-column-properties style:column-width="1.446cm" style:use-optimal-column-width="false"/>
    </style:style>
    <style:style style:name="co28" style:family="table-column">
      <style:table-column-properties style:column-width="1.415cm" style:use-optimal-column-width="false"/>
    </style:style>
    <style:style style:name="co29" style:family="table-column">
      <style:table-column-properties style:column-width="2.615cm" style:use-optimal-column-width="false"/>
    </style:style>
    <style:style style:name="co30" style:family="table-column">
      <style:table-column-properties style:column-width="2.692cm" style:use-optimal-column-width="false"/>
    </style:style>
    <style:style style:name="co31" style:family="table-column">
      <style:table-column-properties style:column-width="2.046cm" style:use-optimal-column-width="false"/>
    </style:style>
    <style:style style:name="co32" style:family="table-column">
      <style:table-column-properties style:column-width="2.082cm" style:use-optimal-column-width="false"/>
    </style:style>
    <style:style style:name="co33" style:family="table-column">
      <style:table-column-properties style:column-width="2.716cm" style:use-optimal-column-width="false"/>
    </style:style>
    <style:style style:name="co34" style:family="table-column">
      <style:table-column-properties style:column-width="2.416cm" style:use-optimal-column-width="false"/>
    </style:style>
    <style:style style:name="co35" style:family="table-column">
      <style:table-column-properties style:column-width="3.549cm" style:use-optimal-column-width="false"/>
    </style:style>
    <style:style style:name="co36" style:family="table-column">
      <style:table-column-properties style:column-width="3.472cm" style:use-optimal-column-width="false"/>
    </style:style>
    <style:style style:name="co37" style:family="table-column">
      <style:table-column-properties style:column-width="3.511cm" style:use-optimal-column-width="false"/>
    </style:style>
    <style:style style:name="co38" style:family="table-column">
      <style:table-column-properties style:column-width="3.885cm" style:use-optimal-column-width="false"/>
    </style:style>
    <style:style style:name="co39" style:family="table-column">
      <style:table-column-properties style:column-width="3.137cm" style:use-optimal-column-width="false"/>
    </style:style>
    <style:style style:name="co40" style:family="table-column">
      <style:table-column-properties style:column-width="3.086cm" style:use-optimal-column-width="false"/>
    </style:style>
    <style:style style:name="co41" style:family="table-column">
      <style:table-column-properties style:column-width="2.366cm" style:use-optimal-column-width="false"/>
    </style:style>
    <style:style style:name="co42" style:family="table-column">
      <style:table-column-properties style:column-width="2.419cm" style:use-optimal-column-width="false"/>
    </style:style>
    <style:style style:name="co43" style:family="table-column">
      <style:table-column-properties style:column-width="2.393cm" style:use-optimal-column-width="false"/>
    </style:style>
    <style:style style:name="co44" style:family="table-column">
      <style:table-column-properties style:column-width="2.402cm" style:use-optimal-column-width="false"/>
    </style:style>
    <style:style style:name="co45" style:family="table-column">
      <style:table-column-properties style:column-width="1.917cm" style:use-optimal-column-width="false"/>
    </style:style>
    <style:style style:name="co46" style:family="table-column">
      <style:table-column-properties style:column-width="2.814cm" style:use-optimal-column-width="false"/>
    </style:style>
    <style:style style:name="co47" style:family="table-column">
      <style:table-column-properties style:column-width="1.851cm" style:use-optimal-column-width="false"/>
    </style:style>
    <style:style style:name="co48" style:family="table-column">
      <style:table-column-properties style:column-width="2.418cm" style:use-optimal-column-width="false"/>
    </style:style>
    <style:style style:name="co49" style:family="table-column">
      <style:table-column-properties style:column-width="2.674cm" style:use-optimal-column-width="false"/>
    </style:style>
    <style:style style:name="co50" style:family="table-column">
      <style:table-column-properties style:column-width="2.306cm" style:use-optimal-column-width="false"/>
    </style:style>
    <style:style style:name="co51" style:family="table-column">
      <style:table-column-properties style:column-width="2.166cm" style:use-optimal-column-width="false"/>
    </style:style>
    <style:style style:name="co52" style:family="table-column">
      <style:table-column-properties style:column-width="2.933cm" style:use-optimal-column-width="false"/>
    </style:style>
    <style:style style:name="co53" style:family="table-column">
      <style:table-column-properties style:column-width="2.897cm" style:use-optimal-column-width="false"/>
    </style:style>
    <style:style style:name="co54" style:family="table-column">
      <style:table-column-properties style:column-width="9.771cm" style:use-optimal-column-width="false"/>
    </style:style>
    <style:style style:name="co55" style:family="table-column">
      <style:table-column-properties style:column-width="6.272cm" style:use-optimal-column-width="false"/>
    </style:style>
    <style:style style:name="co56" style:family="table-column">
      <style:table-column-properties style:column-width="6.402cm" style:use-optimal-column-width="false"/>
    </style:style>
    <style:style style:name="co57" style:family="table-column">
      <style:table-column-properties style:column-width="6.155cm" style:use-optimal-column-width="false"/>
    </style:style>
    <style:style style:name="ro1" style:family="table-row">
      <style:table-row-properties style:row-height="1.911cm" style:use-optimal-row-height="false"/>
    </style:style>
    <style:style style:name="ro2" style:family="table-row">
      <style:table-row-properties style:row-height="1.52cm" style:use-optimal-row-height="false"/>
    </style:style>
    <style:style style:name="ro3" style:family="table-row">
      <style:table-row-properties style:row-height="1.363cm" style:use-optimal-row-height="false"/>
    </style:style>
    <style:style style:name="ro4" style:family="table-row">
      <style:table-row-properties style:row-height="1.364cm" style:use-optimal-row-height="false"/>
    </style:style>
    <style:style style:name="ro5" style:family="table-row">
      <style:table-row-properties style:row-height="1.391cm" style:use-optimal-row-height="false"/>
    </style:style>
    <style:style style:name="ro6" style:family="table-row">
      <style:table-row-properties style:row-height="1.345cm" style:use-optimal-row-height="false"/>
    </style:style>
    <style:style style:name="ro7" style:family="table-row">
      <style:table-row-properties style:row-height="1.346cm" style:use-optimal-row-height="false"/>
    </style:style>
    <style:style style:name="ro8" style:family="table-row">
      <style:table-row-properties style:row-height="1.264cm" style:use-optimal-row-height="false"/>
    </style:style>
    <style:style style:name="ro9" style:family="table-row">
      <style:table-row-properties style:row-height="1.455cm" style:use-optimal-row-height="false"/>
    </style:style>
    <style:style style:name="ro10" style:family="table-row">
      <style:table-row-properties style:row-height="1.286cm" style:use-optimal-row-height="false"/>
    </style:style>
    <style:style style:name="ro11" style:family="table-row">
      <style:table-row-properties style:row-height="1.212cm" style:use-optimal-row-height="false"/>
    </style:style>
    <style:style style:name="ro12" style:family="table-row">
      <style:table-row-properties style:row-height="1.344cm" style:use-optimal-row-height="false"/>
    </style:style>
    <style:style style:name="ro13" style:family="table-row">
      <style:table-row-properties style:row-height="1.412cm" style:use-optimal-row-height="false"/>
    </style:style>
    <style:style style:name="ro14" style:family="table-row">
      <style:table-row-properties style:row-height="1.301cm" style:use-optimal-row-height="false"/>
    </style:style>
    <style:style style:name="ro15" style:family="table-row">
      <style:table-row-properties style:row-height="1.643cm" style:use-optimal-row-height="false"/>
    </style:style>
    <style:style style:name="ro16" style:family="table-row">
      <style:table-row-properties style:row-height="1.275cm" style:use-optimal-row-height="false"/>
    </style:style>
    <style:style style:name="ro17" style:family="table-row">
      <style:table-row-properties style:row-height="0.6cm" style:use-optimal-row-height="false"/>
    </style:style>
    <style:style style:name="ro18" style:family="table-row">
      <style:table-row-properties style:row-height="1.234cm" style:use-optimal-row-height="false"/>
    </style:style>
    <style:style style:name="ro19" style:family="table-row">
      <style:table-row-properties style:row-height="1.214cm" style:use-optimal-row-height="false"/>
    </style:style>
    <style:style style:name="ro20" style:family="table-row">
      <style:table-row-properties style:row-height="1.215cm" style:use-optimal-row-height="false"/>
    </style:style>
    <style:style style:name="ro21" style:family="table-row">
      <style:table-row-properties style:row-height="1.205cm" style:use-optimal-row-height="false"/>
    </style:style>
    <style:style style:name="ro22" style:family="table-row">
      <style:table-row-properties style:row-height="1.176cm" style:use-optimal-row-height="false"/>
    </style:style>
    <style:style style:name="ro23" style:family="table-row">
      <style:table-row-properties style:row-height="0.763cm" style:use-optimal-row-height="false"/>
    </style:style>
    <style:style style:name="ro24" style:family="table-row">
      <style:table-row-properties style:row-height="1.194cm" style:use-optimal-row-height="false"/>
    </style:style>
    <style:style style:name="ro25" style:family="table-row">
      <style:table-row-properties style:row-height="1.222cm" style:use-optimal-row-height="false"/>
    </style:style>
    <style:style style:name="ro26" style:family="table-row">
      <style:table-row-properties style:row-height="0.974cm" style:use-optimal-row-height="false"/>
    </style:style>
    <style:style style:name="ro27" style:family="table-row">
      <style:table-row-properties style:row-height="0.92cm" style:use-optimal-row-height="false"/>
    </style:style>
    <style:style style:name="ro28" style:family="table-row">
      <style:table-row-properties style:row-height="0.9cm" style:use-optimal-row-height="false"/>
    </style:style>
    <style:style style:name="ro29" style:family="table-row">
      <style:table-row-properties style:row-height="2.149cm" style:use-optimal-row-height="false"/>
    </style:style>
    <style:style style:name="ro30" style:family="table-row">
      <style:table-row-properties style:row-height="0.747cm" style:use-optimal-row-height="false"/>
    </style:style>
    <style:style style:name="ro31" style:family="table-row">
      <style:table-row-properties style:row-height="1.074cm" style:use-optimal-row-height="false"/>
    </style:style>
    <style:style style:name="ro32" style:family="table-row">
      <style:table-row-properties style:row-height="1.865cm" style:use-optimal-row-height="false"/>
    </style:style>
    <style:style style:name="ro33" style:family="table-row">
      <style:table-row-properties style:row-height="2.175cm" style:use-optimal-row-height="false"/>
    </style:style>
    <style:style style:name="ro34" style:family="table-row">
      <style:table-row-properties style:row-height="1.546cm" style:use-optimal-row-height="false"/>
    </style:style>
    <style:style style:name="ce1" style:family="table-cell">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ce2" style:family="table-cell">
      <style:paragraph-properties fo:margin-left="0cm" fo:margin-right="0cm" fo:margin-top="0cm" fo:margin-bottom="0cm" fo:line-height="100%" fo:text-indent="0cm"/>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ce3" style:family="table-cell">
      <style:paragraph-properties fo:margin-left="0cm" fo:margin-right="0cm" fo:margin-top="0cm" fo:margin-bottom="0cm" fo:line-height="100%" fo:text-indent="0cm"/>
      <style:text-properties style:font-name="Liberation Serif" fo:font-size="22pt" fo:font-style="normal" style:font-size-asian="26pt" style:font-style-asian="normal" style:font-size-complex="26pt" style:font-style-complex="normal"/>
    </style:style>
    <style:style style:name="ce4" style:family="table-cell">
      <loext:graphic-properties draw:textarea-vertical-align="middle"/>
      <style:paragraph-properties fo:line-height="115%"/>
      <style:text-properties fo:color="#000000" loext:opacity="100%" fo:font-size="24pt" style:font-size-asian="24pt" style:font-size-complex="24pt"/>
    </style:style>
    <style:style style:name="ce5" style:family="table-cell">
      <loext:graphic-properties draw:textarea-vertical-align="middle"/>
      <style:text-properties fo:font-size="24pt" fo:font-style="italic" style:font-size-asian="24pt" style:font-style-asian="italic" style:font-size-complex="24pt" style:font-style-complex="italic"/>
    </style:style>
    <style:style style:name="ce6" style:family="table-cell">
      <loext:graphic-properties draw:textarea-vertical-align="middle"/>
      <style:text-properties style:font-name="Bookman Old Style" fo:font-size="26pt" style:font-size-asian="26pt" style:font-size-complex="26pt"/>
    </style:style>
    <style:style style:name="ce7" style:family="table-cell">
      <loext:graphic-properties draw:textarea-vertical-align="middle"/>
      <style:paragraph-properties fo:margin-left="0cm" fo:margin-right="0cm" fo:margin-top="0cm" fo:margin-bottom="0cm" fo:line-height="100%" fo:text-indent="0cm"/>
      <style:text-properties style:font-name="Liberation Sans2" fo:font-size="24pt" style:font-size-asian="24pt" style:font-size-complex="24pt"/>
    </style:style>
    <style:style style:name="ce8" style:family="table-cell">
      <loext:graphic-properties draw:textarea-vertical-align="middle"/>
      <style:paragraph-properties fo:margin-left="0cm" fo:margin-right="0cm" fo:margin-top="0.176cm" fo:margin-bottom="0.071cm" style:line-height-at-least="0.383cm" fo:text-indent="0cm"/>
      <style:text-properties fo:color="#000000" loext:opacity="100%" style:font-name="Liberation Sans2" fo:font-size="24pt" style:font-name-asian="Times New Roman" style:font-size-asian="24pt" style:font-name-complex="Times New Roman" style:font-size-complex="24pt"/>
    </style:style>
    <style:style style:name="ce9" style:family="table-cell">
      <loext:graphic-properties draw:textarea-vertical-align="middle"/>
      <style:text-properties style:font-name="Liberation Sans2" fo:font-size="24pt" style:font-size-asian="24pt" style:font-size-complex="24pt"/>
    </style:style>
    <style:style style:name="ce10" style:family="table-cell">
      <loext:graphic-properties draw:textarea-vertical-align="middle"/>
      <style:paragraph-properties fo:margin-left="0cm" fo:margin-right="0cm" fo:margin-top="0cm" fo:margin-bottom="0cm" fo:line-height="115%" fo:text-indent="0cm"/>
      <style:text-properties style:font-name="Liberation Sans2" fo:font-size="24pt" style:font-size-asian="24pt" style:font-size-complex="24pt"/>
    </style:style>
    <style:style style:name="ce11" style:family="table-cell">
      <loext:graphic-properties draw:fill-color="#cccccc" draw:textarea-vertical-align="middle"/>
      <style:text-properties fo:font-size="24pt" style:font-size-asian="24pt" style:font-size-complex="24pt"/>
    </style:style>
    <style:style style:name="ce12" style:family="table-cell">
      <loext:graphic-properties draw:fill-color="#cccccc" draw:textarea-vertical-align="middle"/>
      <style:text-properties fo:font-size="24pt" fo:font-style="italic" style:font-size-asian="24pt" style:font-style-asian="italic" style:font-size-complex="24pt" style:font-style-complex="italic"/>
    </style:style>
    <style:style style:name="ce13" style:family="table-cell">
      <loext:graphic-properties draw:fill-color="#cccccc" draw:textarea-vertical-align="middle"/>
      <style:text-properties style:font-name="Bookman Old Style" fo:font-size="26pt" style:font-size-asian="26pt" style:font-size-complex="26pt"/>
    </style:style>
    <style:style style:name="ce14" style:family="table-cell">
      <loext:graphic-properties draw:fill-color="#cccccc" draw:textarea-vertical-align="middle"/>
      <style:paragraph-properties fo:margin-left="0cm" fo:margin-right="0cm" fo:margin-top="0cm" fo:margin-bottom="0cm" fo:line-height="100%" fo:text-indent="0cm"/>
      <style:text-properties style:font-name="Liberation Sans2" fo:font-size="24pt" style:font-size-asian="24pt" style:font-size-complex="24pt"/>
    </style:style>
    <style:style style:name="ce15" style:family="table-cell">
      <loext:graphic-properties draw:fill-color="#cccccc" draw:textarea-vertical-align="middle"/>
      <style:text-properties style:font-name="Liberation Sans2" fo:font-size="24pt" style:font-size-asian="24pt" style:font-size-complex="24pt"/>
    </style:style>
    <style:style style:name="ce16" style:family="table-cell">
      <loext:graphic-properties draw:fill-color="#cccccc" draw:textarea-vertical-align="middle"/>
      <style:paragraph-properties fo:margin-left="0cm" fo:margin-right="0cm" fo:margin-top="0cm" fo:margin-bottom="0cm" fo:line-height="100%" fo:text-indent="0cm"/>
      <style:text-properties style:font-name="Liberation Serif" fo:font-size="26pt" fo:font-style="italic" style:font-size-asian="26pt" style:font-style-asian="italic" style:font-size-complex="26pt" style:font-style-complex="italic"/>
    </style:style>
    <style:style style:name="ce17" style:family="table-cell">
      <loext:graphic-properties draw:fill-color="#cccccc" draw:textarea-vertical-align="middle"/>
      <style:paragraph-properties fo:margin-left="0cm" fo:margin-right="0cm" fo:margin-top="0cm" fo:margin-bottom="0cm" fo:line-height="100%" fo:text-indent="0cm"/>
      <style:text-properties style:font-name="Bookman Old Style" fo:font-size="26pt" fo:font-style="normal" style:font-size-asian="26pt" style:font-style-asian="normal" style:font-size-complex="26pt" style:font-style-complex="normal"/>
    </style:style>
    <style:style style:name="ce18" style:family="table-cell">
      <loext:graphic-properties draw:fill-color="#cccccc" draw:textarea-vertical-align="middle"/>
      <style:paragraph-properties fo:margin-left="0cm" fo:margin-right="0cm" fo:margin-top="0cm" fo:margin-bottom="0cm" fo:line-height="100%" fo:text-indent="0cm"/>
      <style:text-properties style:font-name="Liberation Sans2" fo:font-size="24pt" fo:font-style="normal" style:font-size-asian="24pt" style:font-style-asian="normal" style:font-size-complex="24pt" style:font-style-complex="normal"/>
    </style:style>
    <style:style style:name="ce19" style:family="table-cell">
      <loext:graphic-properties draw:fill-color="#cccccc"/>
      <style:paragraph-properties fo:text-align="start" fo:border="0.03pt solid #ffffff"/>
      <style:text-properties fo:font-size="26pt" style:font-size-asian="26pt" style:font-size-complex="26pt"/>
    </style:style>
    <style:style style:name="ce20" style:family="table-cell">
      <loext:graphic-properties draw:fill-color="#cccccc"/>
      <style:paragraph-properties fo:margin-left="0cm" fo:margin-right="0cm" fo:margin-top="0cm" fo:margin-bottom="0cm" fo:line-height="100%" fo:text-align="start" fo:text-indent="0cm" fo:border="0.03pt solid #ffffff"/>
      <style:text-properties style:font-name="Liberation Sans2"/>
    </style:style>
    <style:style style:name="ce21" style:family="table-cell">
      <loext:graphic-properties draw:fill-color="#cccccc"/>
      <style:paragraph-properties fo:text-align="center" fo:border="0.03pt solid #ffffff"/>
      <style:text-properties style:font-name="Liberation Sans2" fo:font-size="26pt" style:font-size-asian="26pt" style:font-size-complex="26pt"/>
    </style:style>
    <style:style style:name="ce22" style:family="table-cell">
      <loext:graphic-properties draw:fill-color="#cccccc"/>
      <style:paragraph-properties fo:text-align="end" fo:border="0.03pt solid #ffffff"/>
      <style:text-properties fo:font-size="26pt" style:font-size-asian="26pt" style:font-size-complex="26pt"/>
    </style:style>
    <style:style style:name="ce23" style:family="table-cell">
      <loext:graphic-properties draw:fill-color="#cccccc"/>
      <style:paragraph-properties fo:text-align="center" fo:border="0.03pt solid #ffffff"/>
      <style:text-properties fo:font-size="26pt" style:font-size-asian="26pt" style:font-size-complex="26pt"/>
    </style:style>
    <style:style style:name="ce24" style:family="table-cell">
      <style:paragraph-properties fo:border="0.03pt solid #ffffff"/>
    </style:style>
    <style:style style:name="ce25" style:family="table-cell">
      <loext:graphic-properties draw:fill-color="#cccccc"/>
      <style:paragraph-properties fo:text-align="center"/>
      <style:text-properties fo:font-size="26pt" style:font-size-asian="26pt" style:font-size-complex="26pt"/>
    </style:style>
    <style:style style:name="ce26" style:family="table-cell">
      <loext:graphic-properties draw:fill-color="#cccccc" draw:textarea-vertical-align="bottom"/>
      <style:paragraph-properties fo:margin-left="0cm" fo:margin-right="0cm" fo:margin-top="0cm" fo:margin-bottom="0cm" fo:line-height="100%" fo:text-align="start" fo:text-indent="0cm"/>
      <style:text-properties style:font-name="Liberation Sans2" fo:font-size="26pt" fo:font-weight="normal" style:font-size-asian="26pt" style:font-weight-asian="normal" style:font-size-complex="26pt" style:font-weight-complex="normal"/>
    </style:style>
    <style:style style:name="ce27" style:family="table-cell">
      <loext:graphic-properties draw:fill-color="#cccccc" draw:textarea-vertical-align="bottom"/>
      <style:paragraph-properties fo:margin-left="0cm" fo:margin-right="0cm" fo:margin-top="0cm" fo:margin-bottom="0cm" fo:line-height="100%" fo:text-align="end" fo:text-indent="0cm" style:text-autospace="none"/>
      <style:text-properties style:font-name="Liberation Sans2" fo:font-size="26pt" fo:font-weight="normal" style:font-size-asian="26pt" style:font-weight-asian="normal" style:font-size-complex="26pt" style:font-weight-complex="normal"/>
    </style:style>
    <style:style style:name="ce28" style:family="table-cell">
      <loext:graphic-properties draw:fill-color="#cccccc" draw:textarea-vertical-align="bottom"/>
      <style:paragraph-properties fo:margin-left="0cm" fo:margin-right="0cm" fo:margin-top="0cm" fo:margin-bottom="0cm" fo:line-height="100%" fo:text-align="center" fo:text-indent="0cm" fo:border-left="0.03pt solid #ffffff" fo:border-right="0.57pt solid #ffffff" fo:border-top="0.03pt solid #ffffff" fo:border-bottom="0.03pt solid #ffffff" style:text-autospace="none"/>
      <style:text-properties style:font-name="Liberation Sans2" fo:font-size="26pt" fo:font-weight="normal" style:font-size-asian="26pt" style:font-weight-asian="normal" style:font-size-complex="26pt" style:font-weight-complex="normal"/>
    </style:style>
    <style:style style:name="ce29" style:family="table-cell">
      <loext:graphic-properties draw:fill-color="#cccccc" draw:textarea-vertical-align="bottom"/>
      <style:paragraph-properties fo:margin-left="0cm" fo:margin-right="0cm" fo:margin-top="0cm" fo:margin-bottom="0cm" fo:line-height="100%" fo:text-align="center" fo:text-indent="0cm" style:text-autospace="none"/>
      <style:text-properties style:font-name="Liberation Sans2" fo:font-size="26pt" fo:font-weight="normal" style:font-size-asian="26pt" style:font-weight-asian="normal" style:font-size-complex="26pt" style:font-weight-complex="normal"/>
    </style:style>
    <style:style style:name="ce30" style:family="table-cell">
      <loext:graphic-properties draw:fill-color="#cccccc" draw:textarea-vertical-align="middle"/>
      <style:paragraph-properties fo:text-align="center"/>
      <style:text-properties style:font-name="Liberation Sans2" fo:font-size="26pt" fo:font-weight="normal" style:font-size-asian="26pt" style:font-weight-asian="normal" style:font-size-complex="26pt" style:font-weight-complex="normal"/>
    </style:style>
    <style:style style:name="ce31" style:family="table-cell">
      <loext:graphic-properties draw:fill-color="#cccccc" draw:textarea-vertical-align="middle"/>
      <style:paragraph-properties fo:margin-left="0cm" fo:margin-right="0cm" fo:margin-top="0cm" fo:margin-bottom="0cm" fo:line-height="100%" fo:text-align="start" fo:text-indent="0cm"/>
      <style:text-properties style:font-name="Liberation Sans2" fo:font-size="26pt" fo:font-weight="normal" style:font-size-asian="26pt" style:font-weight-asian="normal" style:font-size-complex="26pt" style:font-weight-complex="normal"/>
    </style:style>
    <style:style style:name="ce32" style:family="table-cell">
      <loext:graphic-properties draw:fill-color="#cccccc" draw:textarea-vertical-align="middle"/>
      <style:paragraph-properties fo:margin-left="0cm" fo:margin-right="0cm" fo:margin-top="0cm" fo:margin-bottom="0cm" fo:line-height="100%" fo:text-align="end" fo:text-indent="0cm" style:text-autospace="none"/>
      <style:text-properties style:font-name="Liberation Sans2" fo:font-size="26pt" fo:font-weight="normal" style:font-size-asian="26pt" style:font-weight-asian="normal" style:font-size-complex="26pt" style:font-weight-complex="normal"/>
    </style:style>
    <style:style style:name="ce33" style:family="table-cell">
      <loext:graphic-properties draw:fill-color="#cccccc" draw:textarea-vertical-align="top"/>
      <style:paragraph-properties fo:margin-left="0cm" fo:margin-right="0cm" fo:margin-top="0cm" fo:margin-bottom="0cm" fo:line-height="100%" fo:text-align="center" fo:text-indent="0cm" fo:border-left="0.03pt solid #ffffff" fo:border-right="0.57pt solid #ffffff" fo:border-top="0.03pt solid #ffffff" fo:border-bottom="0.03pt solid #ffffff" style:text-autospace="none"/>
      <style:text-properties style:font-name="Liberation Sans2" fo:font-size="26pt" fo:font-weight="normal" style:font-size-asian="26pt" style:font-weight-asian="normal" style:font-size-complex="26pt" style:font-weight-complex="normal"/>
    </style:style>
    <style:style style:name="ce34" style:family="table-cell">
      <loext:graphic-properties draw:fill-color="#cccccc"/>
      <style:text-properties fo:font-size="26pt" style:font-size-asian="26pt" style:font-size-complex="26pt"/>
    </style:style>
    <style:style style:name="ce35" style:family="table-cell">
      <loext:graphic-properties draw:fill-color="#cccccc"/>
      <style:paragraph-properties fo:text-align="end"/>
      <style:text-properties fo:font-size="26pt" style:font-size-asian="26pt" style:font-size-complex="26pt"/>
    </style:style>
    <style:style style:name="ce36" style:family="table-cell">
      <loext:graphic-properties draw:fill-color="#cccccc" draw:textarea-vertical-align="bottom"/>
      <style:paragraph-properties fo:text-align="end" style:text-autospace="none"/>
      <style:text-properties fo:font-size="26pt" style:font-size-asian="26pt" style:font-size-complex="26pt"/>
    </style:style>
    <style:style style:name="ce37" style:family="table-cell">
      <loext:graphic-properties draw:fill-color="#cccccc" draw:textarea-vertical-align="top"/>
      <style:paragraph-properties fo:text-align="start"/>
      <style:text-properties fo:font-size="26pt" style:font-size-asian="26pt" style:font-size-complex="26pt"/>
    </style:style>
    <style:style style:name="ce38" style:family="table-cell">
      <loext:graphic-properties draw:textarea-vertical-align="bottom"/>
      <style:paragraph-properties fo:border-left="0.57pt solid #000000" fo:border-right="none" fo:border-top="0.57pt solid #000000" fo:border-bottom="none"/>
      <style:text-properties fo:font-weight="bold" style:font-weight-asian="bold" style:font-weight-complex="bold"/>
    </style:style>
    <style:style style:name="ce39" style:family="table-cell">
      <loext:graphic-properties draw:textarea-vertical-align="top"/>
      <style:paragraph-properties fo:text-align="end" fo:border-left="none" fo:border-right="none" fo:border-top="0.57pt solid #000000" fo:border-bottom="none"/>
      <style:text-properties fo:font-size="21.7999992370605pt" fo:font-weight="bold" style:font-weight-asian="bold" style:font-weight-complex="bold"/>
    </style:style>
    <style:style style:name="ce40" style:family="table-cell">
      <loext:graphic-properties draw:textarea-vertical-align="top"/>
      <style:paragraph-properties fo:text-align="center" fo:border="0.57pt solid #333333" style:text-autospace="none"/>
      <style:text-properties fo:font-size="24pt" fo:font-weight="bold" style:font-size-asian="24pt" style:font-weight-asian="bold" style:font-size-complex="24pt" style:font-weight-complex="bold"/>
    </style:style>
    <style:style style:name="ce41" style:family="table-cell">
      <loext:graphic-properties draw:textarea-vertical-align="top"/>
      <style:paragraph-properties fo:text-align="center" fo:border="0.57pt solid #333333" style:text-autospace="none"/>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ce42" style:family="table-cell">
      <loext:graphic-properties draw:textarea-vertical-align="top"/>
      <style:paragraph-properties fo:text-align="center" fo:border="0.57pt solid #333333"/>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ce43" style:family="table-cell">
      <loext:graphic-properties draw:textarea-vertical-align="top"/>
      <style:paragraph-properties fo:text-align="center" fo:border="0.57pt solid #333333" style:text-autospace="none"/>
      <style:text-properties fo:font-size="24pt" fo:font-style="italic" fo:font-weight="bold" style:font-size-asian="24pt" style:font-style-asian="italic" style:font-weight-asian="bold" style:font-size-complex="24pt" style:font-style-complex="italic" style:font-weight-complex="bold"/>
    </style:style>
    <style:style style:name="ce44" style:family="table-cell">
      <loext:graphic-properties draw:textarea-vertical-align="top"/>
      <style:paragraph-properties fo:text-align="center" fo:border-left="0.57pt solid #333333" fo:border-right="0.57pt solid #333333" fo:border-top="0.57pt solid #333333" fo:border-bottom="0.57pt solid #111111" style:text-autospace="none"/>
      <style:text-properties fo:font-size="24pt" fo:font-style="italic" fo:font-weight="bold" style:font-size-asian="24pt" style:font-style-asian="italic" style:font-weight-asian="bold" style:font-size-complex="24pt" style:font-style-complex="italic" style:font-weight-complex="bold"/>
    </style:style>
    <style:style style:name="ce45" style:family="table-cell">
      <loext:graphic-properties draw:textarea-vertical-align="top"/>
      <style:paragraph-properties fo:text-align="center" fo:border-left="0.57pt solid #333333" fo:border-right="0.57pt solid #333333" fo:border-top="0.57pt solid #333333" fo:border-bottom="0.57pt solid #111111" style:text-autospace="none"/>
      <style:text-properties fo:font-size="24pt" fo:font-style="italic" style:font-size-asian="24pt" style:font-style-asian="italic" style:font-size-complex="24pt" style:font-style-complex="italic"/>
    </style:style>
    <style:style style:name="ce46" style:family="table-cell">
      <loext:graphic-properties draw:textarea-vertical-align="top"/>
      <style:paragraph-properties fo:text-align="center" fo:border-left="0.57pt solid #333333" fo:border-right="0.57pt solid #333333" fo:border-top="0.57pt solid #333333" fo:border-bottom="none" style:text-autospace="none"/>
      <style:text-properties style:font-name="Liberation Sans2" fo:font-size="24pt" fo:font-style="normal" fo:font-weight="bold" style:font-size-asian="24pt" style:font-style-asian="normal" style:font-weight-asian="bold" style:font-size-complex="24pt" style:font-style-complex="normal" style:font-weight-complex="bold"/>
    </style:style>
    <style:style style:name="ce47" style:family="table-cell">
      <style:paragraph-properties fo:text-align="center" fo:border-left="0.03pt solid #ffffff" fo:border-right="0.03pt solid #ffffff" fo:border-top="0.03pt solid #000000" fo:border-bottom="none" style:text-autospace="none"/>
      <style:text-properties fo:font-style="italic" fo:font-weight="bold" style:font-style-asian="italic" style:font-weight-asian="bold" style:font-style-complex="italic" style:font-weight-complex="bold"/>
    </style:style>
    <style:style style:name="ce48" style:family="table-cell">
      <loext:graphic-properties draw:textarea-vertical-align="top"/>
      <style:paragraph-properties fo:text-align="center" fo:border-left="0.57pt solid #333333" fo:border-right="0.57pt solid #333333" fo:border-top="0.57pt solid #333333" fo:border-bottom="none" style:text-autospace="none"/>
      <style:text-properties fo:font-size="24pt" fo:font-weight="bold" style:font-size-asian="24pt" style:font-weight-asian="bold" style:font-size-complex="24pt" style:font-weight-complex="bold"/>
    </style:style>
    <style:style style:name="ce49" style:family="table-cell">
      <loext:graphic-properties draw:textarea-vertical-align="top"/>
      <style:paragraph-properties fo:border-left="0.57pt solid #333333" fo:border-right="0.57pt solid #333333" fo:border-top="0.57pt solid #333333" fo:border-bottom="none"/>
      <style:text-properties fo:font-size="24pt" style:font-size-asian="24pt" style:font-size-complex="24pt"/>
    </style:style>
    <style:style style:name="ce50" style:family="table-cell">
      <loext:graphic-properties draw:fill-color="#b2b2b2" draw:textarea-vertical-align="top"/>
      <style:paragraph-properties fo:text-align="center" fo:border-left="0.57pt solid #333333" fo:border-right="0.57pt solid #333333" fo:border-top="0.57pt solid #333333" fo:border-bottom="none" style:text-autospace="none"/>
      <style:text-properties fo:font-size="24pt" fo:font-style="italic" style:font-size-asian="24pt" style:font-style-asian="italic" style:font-size-complex="24pt" style:font-style-complex="italic"/>
    </style:style>
    <style:style style:name="ce51" style:family="table-cell">
      <loext:graphic-properties draw:fill-color="#b2b2b2" draw:textarea-vertical-align="middle"/>
      <style:paragraph-properties fo:text-align="start" fo:border="0.57pt solid #000000" style:text-autospace="none"/>
      <style:text-properties fo:font-size="24pt" fo:font-weight="bold" style:font-size-asian="24pt" style:font-weight-asian="bold" style:font-size-complex="24pt" style:font-weight-complex="bold"/>
    </style:style>
    <style:style style:name="ce52" style:family="table-cell">
      <loext:graphic-properties draw:fill-color="#b2b2b2"/>
      <style:paragraph-properties fo:text-align="start" fo:border-left="0.57pt solid #000000" fo:border-right="none" fo:border-top="0.57pt solid #000000" fo:border-bottom="0.57pt solid #000000"/>
      <style:text-properties fo:font-size="24pt" style:font-size-asian="24pt" style:font-size-complex="24pt"/>
    </style:style>
    <style:style style:name="ce53" style:family="table-cell">
      <loext:graphic-properties draw:fill="solid" draw:fill-color="#cccccc" draw:textarea-vertical-align="middle"/>
      <style:paragraph-properties fo:text-align="center" fo:border="0.57pt solid #333333" style:text-autospace="none"/>
      <style:text-properties fo:color="#000000" loext:opacity="100%" fo:font-size="23pt" style:font-size-asian="23pt" style:font-size-complex="23pt"/>
    </style:style>
    <style:style style:name="ce54" style:family="table-cell">
      <loext:graphic-properties draw:fill="solid" draw:fill-color="#cccccc" draw:textarea-vertical-align="middle"/>
      <style:paragraph-properties fo:text-align="center" fo:border="0.57pt solid #333333" style:text-autospace="none"/>
      <style:text-properties fo:color="#000000" loext:opacity="100%" fo:font-size="23pt" fo:font-style="italic" style:font-size-asian="23pt" style:font-style-asian="italic" style:font-size-complex="23pt" style:font-style-complex="italic"/>
    </style:style>
    <style:style style:name="ce55" style:family="table-cell">
      <style:paragraph-properties fo:border="0.57pt solid #333333"/>
      <style:text-properties fo:font-size="23pt" style:font-size-asian="23pt" style:font-size-complex="23pt"/>
    </style:style>
    <style:style style:name="ce56" style:family="table-cell">
      <loext:graphic-properties draw:fill="solid" draw:fill-color="#cccccc"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23pt" fo:font-style="italic" style:font-size-asian="23pt" style:font-style-asian="italic" style:font-size-complex="23pt" style:font-style-complex="italic"/>
    </style:style>
    <style:style style:name="ce57" style:family="table-cell">
      <loext:graphic-properties draw:fill="solid" draw:fill-color="#cccccc" draw:textarea-vertical-align="middle"/>
      <style:paragraph-properties fo:margin-left="0cm" fo:margin-right="0cm" fo:margin-top="0cm" fo:margin-bottom="0cm" fo:line-height="100%" fo:text-align="center" fo:text-indent="0cm" fo:border="0.57pt solid #111111" style:text-autospace="none"/>
      <style:text-properties fo:color="#000000" loext:opacity="100%" fo:font-size="23pt" fo:font-style="italic" style:font-size-asian="23pt" style:font-style-asian="italic" style:font-size-complex="23pt" style:font-style-complex="italic"/>
    </style:style>
    <style:style style:name="ce58" style:family="table-cell">
      <style:paragraph-properties fo:border-left="0.57pt solid #111111" fo:border-right="none" fo:border-top="0.57pt solid #111111" fo:border-bottom="0.57pt solid #111111"/>
      <style:text-properties fo:font-size="23pt" style:font-size-asian="23pt" style:font-size-complex="23pt"/>
    </style:style>
    <style:style style:name="ce59" style:family="table-cell">
      <loext:graphic-properties draw:fill-color="#ffffff" draw:textarea-vertical-align="middle"/>
      <style:paragraph-properties fo:text-align="center" fo:border="0.57pt solid #000000"/>
      <style:text-properties fo:font-size="23pt" style:font-size-asian="23pt" style:font-size-complex="23pt"/>
    </style:style>
    <style:style style:name="ce60" style:family="table-cell">
      <loext:graphic-properties draw:fill-color="#ffffff"/>
      <style:paragraph-properties fo:border-left="0.03pt solid #000000" fo:border-right="0.03pt solid #000000" fo:border-top="none" fo:border-bottom="0.03pt solid #000000"/>
    </style:style>
    <style:style style:name="ce61" style:family="table-cell">
      <loext:graphic-properties draw:fill="solid" draw:fill-color="#ffffff" draw:textarea-vertical-align="middle"/>
      <style:paragraph-properties fo:text-align="center" fo:border-left="none" fo:border-right="0.57pt solid #000000" fo:border-top="0.57pt solid #000000" fo:border-bottom="0.57pt solid #000000" style:text-autospace="none"/>
      <style:text-properties fo:font-size="23pt" style:font-size-asian="23pt" style:font-size-complex="23pt"/>
    </style:style>
    <style:style style:name="ce62" style:family="table-cell">
      <loext:graphic-properties draw:fill="solid" draw:fill-color="#ffffff"/>
      <style:paragraph-properties fo:border="0.57pt solid #000000"/>
      <style:text-properties fo:font-size="23pt" style:font-size-asian="23pt" style:font-size-complex="23pt"/>
    </style:style>
    <style:style style:name="ce63" style:family="table-cell">
      <loext:graphic-properties draw:fill="solid" draw:fill-color="#eeeeee" draw:textarea-vertical-align="middle"/>
      <style:paragraph-properties fo:text-align="center" fo:border="0.57pt solid #333333" style:text-autospace="none"/>
      <style:text-properties fo:color="#000000" loext:opacity="100%" fo:font-size="18pt" style:font-size-asian="23pt" style:font-size-complex="23pt"/>
    </style:style>
    <style:style style:name="ce64" style:family="table-cell">
      <loext:graphic-properties draw:fill="solid" draw:fill-color="#eeeeee" draw:textarea-vertical-align="middle"/>
      <style:paragraph-properties fo:text-align="center" fo:border="0.57pt solid #333333" style:text-autospace="none"/>
      <style:text-properties fo:color="#000000" loext:opacity="100%" fo:font-size="18pt" fo:font-style="italic" style:font-size-asian="23pt" style:font-style-asian="italic" style:font-size-complex="23pt" style:font-style-complex="italic"/>
    </style:style>
    <style:style style:name="ce65" style:family="table-cell">
      <loext:graphic-properties draw:fill-color="#eeeeee"/>
      <style:paragraph-properties fo:border="0.57pt solid #333333"/>
      <style:text-properties fo:font-size="18pt" style:font-size-asian="23pt" style:font-size-complex="23pt"/>
    </style:style>
    <style:style style:name="ce66" style:family="table-cell">
      <loext:graphic-properties draw:fill="solid" draw:fill-color="#eeeeee"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18pt" fo:font-style="italic" style:font-size-asian="23pt" style:font-style-asian="italic" style:font-size-complex="23pt" style:font-style-complex="italic"/>
    </style:style>
    <style:style style:name="ce67" style:family="table-cell">
      <loext:graphic-properties draw:fill="solid" draw:fill-color="#ffffff" draw:textarea-vertical-align="middle"/>
      <style:paragraph-properties fo:text-align="center" fo:border="0.57pt solid #111111" style:text-autospace="none"/>
      <style:text-properties fo:color="#000000" loext:opacity="100%" fo:font-size="18pt" fo:font-style="italic" style:font-size-asian="23pt" style:font-style-asian="italic" style:font-size-complex="23pt" style:font-style-complex="italic"/>
    </style:style>
    <style:style style:name="ce68" style:family="table-cell">
      <loext:graphic-properties draw:fill="solid" draw:fill-color="#ffffff"/>
      <style:paragraph-properties fo:border-left="0.57pt solid #111111" fo:border-right="none" fo:border-top="0.57pt solid #111111" fo:border-bottom="0.57pt solid #111111"/>
      <style:text-properties fo:font-size="18pt" style:font-size-asian="23pt" style:font-size-complex="23pt"/>
    </style:style>
    <style:style style:name="ce69" style:family="table-cell">
      <loext:graphic-properties draw:fill="solid" draw:fill-color="#ffffff" draw:textarea-vertical-align="middle"/>
      <style:paragraph-properties fo:text-align="center" fo:border="0.57pt solid #000000" style:text-autospace="none"/>
      <style:text-properties fo:font-size="18pt" style:font-size-asian="23pt" style:font-size-complex="23pt"/>
    </style:style>
    <style:style style:name="ce70" style:family="table-cell">
      <loext:graphic-properties draw:fill-color="#ffffff"/>
      <style:paragraph-properties fo:border-left="0.57pt solid #000000" fo:border-right="0.03pt solid #000000" fo:border-top="0.57pt solid #000000" fo:border-bottom="0.57pt solid #000000"/>
      <style:text-properties fo:font-size="18pt"/>
    </style:style>
    <style:style style:name="ce71" style:family="table-cell">
      <loext:graphic-properties draw:fill="solid" draw:fill-color="#ffffff" draw:textarea-vertical-align="middle"/>
      <style:paragraph-properties fo:text-align="center" fo:border="0.57pt solid #111111"/>
      <style:text-properties fo:font-size="18pt" fo:font-style="italic" style:font-size-asian="23pt" style:font-style-asian="italic" style:font-size-complex="23pt" style:font-style-complex="italic"/>
    </style:style>
    <style:style style:name="ce72" style:family="table-cell">
      <loext:graphic-properties draw:fill="solid" draw:fill-color="#ffffff"/>
      <style:paragraph-properties fo:text-align="center" fo:border-left="0.57pt solid #111111" fo:border-right="none" fo:border-top="0.57pt solid #111111" fo:border-bottom="0.57pt solid #111111"/>
      <style:text-properties fo:font-size="18pt" fo:font-style="italic" style:font-size-asian="23pt" style:font-style-asian="italic" style:font-size-complex="23pt" style:font-style-complex="italic"/>
    </style:style>
    <style:style style:name="ce73" style:family="table-cell">
      <loext:graphic-properties draw:fill="solid" draw:fill-color="#ffffff" draw:textarea-vertical-align="middle"/>
      <style:paragraph-properties fo:text-align="center" fo:border="0.57pt solid #333333" style:text-autospace="none"/>
      <style:text-properties fo:color="#000000" loext:opacity="100%" fo:font-size="23pt" style:font-size-asian="23pt" style:font-size-complex="23pt"/>
    </style:style>
    <style:style style:name="ce74" style:family="table-cell">
      <loext:graphic-properties draw:fill="solid" draw:fill-color="#ffffff" draw:textarea-vertical-align="middle"/>
      <style:paragraph-properties fo:text-align="center" fo:border="0.57pt solid #333333" style:text-autospace="none"/>
      <style:text-properties fo:color="#000000" loext:opacity="100%" fo:font-size="23pt" fo:font-style="italic" style:font-size-asian="23pt" style:font-style-asian="italic" style:font-size-complex="23pt" style:font-style-complex="italic"/>
    </style:style>
    <style:style style:name="ce75" style:family="table-cell">
      <loext:graphic-properties draw:fill="solid" draw:fill-color="#ffffff"/>
      <style:paragraph-properties fo:border="0.57pt solid #333333"/>
      <style:text-properties fo:font-size="23pt" style:font-size-asian="23pt" style:font-size-complex="23pt"/>
    </style:style>
    <style:style style:name="ce76" style:family="table-cell">
      <loext:graphic-properties draw:fill="solid" draw:fill-color="#ffffff"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23pt" fo:font-style="italic" style:font-size-asian="23pt" style:font-style-asian="italic" style:font-size-complex="23pt" style:font-style-complex="italic"/>
    </style:style>
    <style:style style:name="ce77" style:family="table-cell">
      <loext:graphic-properties draw:fill="solid" draw:fill-color="#ffffff" draw:textarea-vertical-align="middle"/>
      <style:paragraph-properties fo:text-align="center" fo:border="0.57pt solid #111111" style:text-autospace="none"/>
      <style:text-properties fo:color="#000000" loext:opacity="100%" fo:font-size="23pt" fo:font-style="italic" style:font-size-asian="23pt" style:font-style-asian="italic" style:font-size-complex="23pt" style:font-style-complex="italic"/>
    </style:style>
    <style:style style:name="ce78" style:family="table-cell">
      <loext:graphic-properties draw:fill="solid" draw:fill-color="#ffffff"/>
      <style:paragraph-properties fo:border-left="0.57pt solid #111111" fo:border-right="none" fo:border-top="0.57pt solid #111111" fo:border-bottom="0.57pt solid #111111"/>
      <style:text-properties fo:font-size="23pt" style:font-size-asian="23pt" style:font-size-complex="23pt"/>
    </style:style>
    <style:style style:name="ce79" style:family="table-cell">
      <loext:graphic-properties draw:fill="solid" draw:fill-color="#ffffff" draw:textarea-vertical-align="middle"/>
      <style:paragraph-properties fo:text-align="center" fo:border="0.57pt solid #000000"/>
      <style:text-properties fo:font-size="23pt" style:font-size-asian="23pt" style:font-size-complex="23pt"/>
    </style:style>
    <style:style style:name="ce80" style:family="table-cell">
      <loext:graphic-properties draw:textarea-vertical-align="middle"/>
      <style:paragraph-properties fo:text-align="center" fo:border-left="0.57pt solid #000000" fo:border-right="0.03pt solid #000000" fo:border-top="0.57pt solid #000000" fo:border-bottom="0.57pt solid #000000"/>
    </style:style>
    <style:style style:name="ce81" style:family="table-cell">
      <style:paragraph-properties fo:border="0.57pt solid #111111"/>
      <style:text-properties fo:font-size="23pt" style:font-size-asian="23pt" style:font-size-complex="23pt"/>
    </style:style>
    <style:style style:name="ce82" style:family="table-cell">
      <loext:graphic-properties draw:fill-color="#ffffff" draw:textarea-vertical-align="middle"/>
      <style:paragraph-properties fo:text-align="center" fo:border-left="0.57pt solid #111111" fo:border-right="none" fo:border-top="none" fo:border-bottom="0.57pt solid #333333"/>
      <style:text-properties fo:font-size="23pt" style:font-size-asian="23pt" style:font-size-complex="23pt"/>
    </style:style>
    <style:style style:name="ce83" style:family="table-cell">
      <loext:graphic-properties draw:fill-color="#ffffff" draw:textarea-vertical-align="middle"/>
      <style:paragraph-properties fo:text-align="center" fo:border-left="0.03pt solid #000000" fo:border-right="0.03pt solid #000000" fo:border-top="none" fo:border-bottom="0.03pt solid #000000"/>
      <style:text-properties fo:font-style="italic" style:font-style-asian="italic" style:font-style-complex="italic"/>
    </style:style>
    <style:style style:name="ce84" style:family="table-cell">
      <loext:graphic-properties draw:fill="solid" draw:fill-color="#ffffff" draw:textarea-vertical-align="middle"/>
      <style:paragraph-properties fo:text-align="center" fo:border-left="none" fo:border-right="0.57pt solid #333333" fo:border-top="none" fo:border-bottom="none" style:text-autospace="none"/>
      <style:text-properties fo:font-size="23pt" style:font-size-asian="23pt" style:font-size-complex="23pt"/>
    </style:style>
    <style:style style:name="ce85" style:family="table-cell">
      <loext:graphic-properties draw:fill="solid" draw:fill-color="#ffffff"/>
      <style:paragraph-properties fo:border-left="0.57pt solid #333333" fo:border-right="0.57pt solid #333333" fo:border-top="none" fo:border-bottom="none"/>
      <style:text-properties fo:font-size="23pt" style:font-size-asian="23pt" style:font-size-complex="23pt"/>
    </style:style>
    <style:style style:name="ce86" style:family="table-cell">
      <loext:graphic-properties draw:fill="solid" draw:fill-color="#ffffff" draw:textarea-vertical-align="middle"/>
      <style:paragraph-properties fo:text-align="center" fo:border-left="0.57pt solid #333333" fo:border-right="0.57pt solid #333333" fo:border-top="none" fo:border-bottom="none" style:text-autospace="none"/>
      <style:text-properties fo:font-size="23pt" fo:font-style="italic" style:font-size-asian="23pt" style:font-style-asian="italic" style:font-size-complex="23pt" style:font-style-complex="italic"/>
    </style:style>
    <style:style style:name="ce87" style:family="table-cell">
      <loext:graphic-properties draw:fill="solid" draw:fill-color="#eeeeee" draw:textarea-vertical-align="middle"/>
      <style:paragraph-properties fo:text-align="center" fo:border="0.57pt solid #111111" style:text-autospace="none"/>
      <style:text-properties fo:color="#000000" loext:opacity="100%" fo:font-size="18pt" fo:font-style="italic" style:font-size-asian="23pt" style:font-style-asian="italic" style:font-size-complex="23pt" style:font-style-complex="italic"/>
    </style:style>
    <style:style style:name="ce88" style:family="table-cell">
      <loext:graphic-properties draw:fill-color="#eeeeee"/>
      <style:paragraph-properties fo:border="0.57pt solid #111111"/>
      <style:text-properties fo:font-size="18pt" style:font-size-asian="23pt" style:font-size-complex="23pt"/>
    </style:style>
    <style:style style:name="ce89" style:family="table-cell">
      <loext:graphic-properties draw:fill-color="#eeeeee" draw:textarea-vertical-align="middle"/>
      <style:paragraph-properties fo:text-align="center" fo:border-left="0.57pt solid #111111" fo:border-right="0.57pt solid #000000" fo:border-top="0.57pt solid #333333" fo:border-bottom="0.57pt solid #333333"/>
      <style:text-properties fo:font-size="18pt" style:font-size-asian="23pt" style:font-size-complex="23pt"/>
    </style:style>
    <style:style style:name="ce90" style:family="table-cell">
      <loext:graphic-properties draw:fill-color="#eeeeee" draw:textarea-vertical-align="middle"/>
      <style:paragraph-properties fo:text-align="center" fo:border-left="0.57pt solid #000000" fo:border-right="0.57pt solid #000000" fo:border-top="none" fo:border-bottom="0.57pt solid #000000"/>
      <style:text-properties fo:font-size="18pt" fo:font-style="italic" style:font-size-asian="23pt" style:font-style-asian="italic" style:font-size-complex="23pt" style:font-style-complex="italic"/>
    </style:style>
    <style:style style:name="ce91" style:family="table-cell">
      <loext:graphic-properties draw:fill="solid" draw:fill-color="#ffffff" draw:textarea-vertical-align="middle"/>
      <style:paragraph-properties fo:text-align="center" fo:border="0.57pt solid #000000" style:text-autospace="none"/>
      <style:text-properties fo:font-size="23pt" style:font-size-asian="23pt" style:font-size-complex="23pt"/>
    </style:style>
    <style:style style:name="ce92" style:family="table-cell">
      <loext:graphic-properties draw:fill="solid" draw:fill-color="#ffffff"/>
      <style:paragraph-properties fo:text-align="center" fo:border="0.57pt solid #000000" style:text-autospace="none"/>
      <style:text-properties fo:font-size="23pt" fo:font-style="italic" style:font-size-asian="23pt" style:font-style-asian="italic" style:font-size-complex="23pt" style:font-style-complex="italic"/>
    </style:style>
    <style:style style:name="ce93" style:family="table-cell">
      <loext:graphic-properties draw:fill-color="#eeeeee" draw:textarea-vertical-align="middle"/>
      <style:paragraph-properties fo:text-align="center" fo:border-left="0.03pt solid #000000" fo:border-right="0.57pt solid #000000" fo:border-top="0.03pt solid #000000" fo:border-bottom="0.57pt solid #000000"/>
      <style:text-properties fo:font-size="18pt" fo:font-style="italic" style:font-style-asian="italic" style:font-style-complex="italic"/>
    </style:style>
    <style:style style:name="ce94" style:family="table-cell">
      <loext:graphic-properties draw:fill="solid" draw:fill-color="#ffffff" draw:textarea-vertical-align="middle"/>
      <style:paragraph-properties fo:text-align="center" fo:border="0.57pt solid #000000" style:text-autospace="none"/>
      <style:text-properties fo:font-size="23pt" fo:font-style="italic" style:font-size-asian="23pt" style:font-style-asian="italic" style:font-size-complex="23pt" style:font-style-complex="italic"/>
    </style:style>
    <style:style style:name="ce95" style:family="table-cell">
      <loext:graphic-properties draw:fill="solid" draw:fill-color="#ffffff"/>
      <style:paragraph-properties fo:border="0.57pt solid #000000"/>
      <style:text-properties fo:font-size="23pt" fo:font-style="italic" style:font-size-asian="23pt" style:font-style-asian="italic" style:font-size-complex="23pt" style:font-style-complex="italic"/>
    </style:style>
    <style:style style:name="ce96" style:family="table-cell">
      <loext:graphic-properties draw:fill="solid" draw:fill-color="#ffffff" draw:textarea-vertical-align="middle"/>
      <style:paragraph-properties fo:text-align="center" fo:border="0.57pt solid #333333" style:text-autospace="none"/>
      <style:text-properties fo:font-size="23pt" style:font-size-asian="23pt" style:font-size-complex="23pt"/>
    </style:style>
    <style:style style:name="ce97" style:family="table-cell">
      <loext:graphic-properties draw:fill="solid" draw:fill-color="#ffffff" draw:textarea-vertical-align="middle"/>
      <style:paragraph-properties fo:text-align="center" fo:border="0.57pt solid #333333" style:text-autospace="none"/>
      <style:text-properties fo:font-size="23pt" fo:font-style="italic" style:font-size-asian="23pt" style:font-style-asian="italic" style:font-size-complex="23pt" style:font-style-complex="italic"/>
    </style:style>
    <style:style style:name="ce98" style:family="table-cell">
      <loext:graphic-properties draw:fill="solid" draw:fill-color="#ffffff" draw:textarea-vertical-align="middle"/>
      <style:paragraph-properties fo:text-align="center" fo:border-left="0.57pt solid #333333" fo:border-right="0.57pt solid #111111" fo:border-top="0.57pt solid #333333" fo:border-bottom="0.57pt solid #333333" style:text-autospace="none"/>
      <style:text-properties fo:font-size="23pt" fo:font-style="italic" style:font-size-asian="23pt" style:font-style-asian="italic" style:font-size-complex="23pt" style:font-style-complex="italic"/>
    </style:style>
    <style:style style:name="ce99" style:family="table-cell">
      <loext:graphic-properties draw:fill="solid" draw:fill-color="#eeeeee" draw:textarea-vertical-align="middle"/>
      <style:paragraph-properties fo:text-align="center" fo:border="0.57pt solid #111111" style:text-autospace="none"/>
      <style:text-properties fo:font-size="18pt" fo:font-style="italic" style:font-size-asian="23pt" style:font-style-asian="italic" style:font-size-complex="23pt" style:font-style-complex="italic"/>
    </style:style>
    <style:style style:name="ce100" style:family="table-cell">
      <loext:graphic-properties draw:fill="solid" draw:fill-color="#eeeeee"/>
      <style:paragraph-properties fo:border="0.57pt solid #111111"/>
      <style:text-properties fo:font-size="18pt" style:font-size-asian="23pt" style:font-size-complex="23pt"/>
    </style:style>
    <style:style style:name="ce101" style:family="table-cell">
      <loext:graphic-properties draw:fill="solid" draw:fill-color="#eeeeee" draw:textarea-vertical-align="middle"/>
      <style:paragraph-properties fo:text-align="center" fo:border-left="0.57pt solid #111111" fo:border-right="0.57pt solid #000000" fo:border-top="0.57pt solid #333333" fo:border-bottom="0.57pt solid #333333"/>
      <style:text-properties fo:font-size="18pt" style:font-size-asian="23pt" style:font-size-complex="23pt"/>
    </style:style>
    <style:style style:name="ce102" style:family="table-cell">
      <loext:graphic-properties draw:fill="solid" draw:fill-color="#eeeeee" draw:textarea-vertical-align="middle"/>
      <style:paragraph-properties fo:text-align="center" fo:border="0.57pt solid #000000"/>
      <style:text-properties fo:font-size="18pt" fo:font-style="italic" style:font-size-asian="23pt" style:font-style-asian="italic" style:font-size-complex="23pt" style:font-style-complex="italic"/>
    </style:style>
    <style:style style:name="ce103" style:family="table-cell">
      <loext:graphic-properties draw:fill="solid" draw:fill-color="#ffffff" draw:textarea-vertical-align="middle"/>
      <style:paragraph-properties fo:text-align="center" fo:border-left="0.57pt solid #000000" fo:border-right="0.57pt solid #333333" fo:border-top="none" fo:border-bottom="0.57pt solid #333333" style:text-autospace="none"/>
      <style:text-properties fo:font-size="23pt" style:font-size-asian="23pt" style:font-size-complex="23pt"/>
    </style:style>
    <style:style style:name="ce104" style:family="table-cell">
      <loext:graphic-properties draw:fill="solid" draw:fill-color="#ffffff" draw:textarea-vertical-align="middle"/>
      <style:paragraph-properties fo:text-align="center" fo:border-left="0.57pt solid #333333" fo:border-right="0.57pt solid #333333" fo:border-top="none" fo:border-bottom="0.57pt solid #333333" style:text-autospace="none"/>
      <style:text-properties fo:font-size="23pt" fo:font-style="italic" style:font-size-asian="23pt" style:font-style-asian="italic" style:font-size-complex="23pt" style:font-style-complex="italic"/>
    </style:style>
    <style:style style:name="ce105" style:family="table-cell">
      <loext:graphic-properties draw:fill="solid" draw:fill-color="#ffffff"/>
      <style:paragraph-properties fo:border-left="0.57pt solid #333333" fo:border-right="0.57pt solid #333333" fo:border-top="none" fo:border-bottom="0.57pt solid #333333"/>
      <style:text-properties fo:font-size="23pt" fo:font-style="italic" style:font-size-asian="23pt" style:font-style-asian="italic" style:font-size-complex="23pt" style:font-style-complex="italic"/>
    </style:style>
    <style:style style:name="ce106" style:family="table-cell">
      <loext:graphic-properties draw:fill-color="#eeeeee" draw:textarea-vertical-align="middle"/>
      <style:paragraph-properties fo:text-align="center" fo:border-left="0.57pt solid #000000" fo:border-right="0.57pt solid #000000" fo:border-top="0.57pt solid #000000" fo:border-bottom="0.03pt solid #000000"/>
      <style:text-properties fo:font-size="18pt" fo:font-style="italic" style:font-style-asian="italic" style:font-style-complex="italic"/>
    </style:style>
    <style:style style:name="ce107" style:family="table-cell">
      <loext:graphic-properties draw:fill="solid" draw:fill-color="#ffffff" draw:textarea-vertical-align="middle"/>
      <style:paragraph-properties fo:text-align="center" fo:border-left="0.57pt solid #000000" fo:border-right="0.57pt solid #333333" fo:border-top="0.57pt solid #333333" fo:border-bottom="0.57pt solid #333333" style:text-autospace="none"/>
      <style:text-properties fo:font-size="23pt" style:font-size-asian="23pt" style:font-size-complex="23pt"/>
    </style:style>
    <style:style style:name="ce108" style:family="table-cell">
      <loext:graphic-properties draw:fill="solid" draw:fill-color="#ffffff"/>
      <style:paragraph-properties fo:border="0.57pt solid #333333"/>
      <style:text-properties fo:font-size="23pt" fo:font-style="italic" style:font-size-asian="23pt" style:font-style-asian="italic" style:font-size-complex="23pt" style:font-style-complex="italic"/>
    </style:style>
    <style:style style:name="ce109" style:family="table-cell">
      <loext:graphic-properties draw:fill-color="#b2b2b2" draw:textarea-vertical-align="middle"/>
      <style:paragraph-properties fo:border="0.03pt solid #000000"/>
      <style:text-properties fo:font-size="24pt" style:font-size-asian="24pt" style:font-size-complex="24pt"/>
    </style:style>
    <style:style style:name="ce110" style:family="table-cell">
      <loext:graphic-properties draw:textarea-vertical-align="middle"/>
      <style:paragraph-properties fo:text-align="center" fo:border="0.03pt solid #000000" style:text-autospace="none"/>
      <style:text-properties fo:font-size="24pt" fo:font-weight="bold" style:font-size-asian="24pt" style:font-weight-asian="bold" style:font-size-complex="24pt" style:font-weight-complex="bold"/>
    </style:style>
    <style:style style:name="ce111" style:family="table-cell">
      <loext:graphic-properties draw:fill-color="#b2b2b2" draw:textarea-vertical-align="middle"/>
      <style:paragraph-properties fo:border="0.03pt solid #000000" style:text-autospace="none"/>
      <style:text-properties fo:font-size="24pt" fo:font-weight="bold" style:font-size-asian="24pt" style:font-weight-asian="bold" style:font-size-complex="24pt" style:font-weight-complex="bold"/>
    </style:style>
    <style:style style:name="ce112" style:family="table-cell">
      <loext:graphic-properties draw:fill-color="#ffff6d" draw:textarea-vertical-align="middle"/>
      <style:paragraph-properties fo:text-align="center" fo:border="0.03pt solid #000000" style:text-autospace="none"/>
      <style:text-properties fo:color="#784b04" loext:opacity="100%" fo:font-size="22pt" style:font-size-asian="22pt" style:font-size-complex="22pt"/>
    </style:style>
    <style:style style:name="ce113" style:family="table-cell">
      <loext:graphic-properties draw:fill-color="#afd095" draw:textarea-vertical-align="middle"/>
      <style:paragraph-properties fo:text-align="center" fo:border="0.03pt solid #000000" style:text-autospace="none"/>
      <style:text-properties fo:color="#224b12" loext:opacity="100%" fo:font-size="22pt" style:font-size-asian="22pt" style:font-size-complex="22pt"/>
    </style:style>
    <style:style style:name="ce114" style:family="table-cell">
      <loext:graphic-properties draw:fill-color="#ffa6a6" draw:textarea-vertical-align="middle"/>
      <style:paragraph-properties fo:text-align="center" fo:border="0.03pt solid #000000" style:text-autospace="none"/>
      <style:text-properties fo:color="#8d281e" loext:opacity="100%" fo:font-size="22pt" style:font-size-asian="22pt" style:font-size-complex="22pt"/>
    </style:style>
    <style:style style:name="ce115" style:family="table-cell">
      <loext:graphic-properties draw:fill-color="#cccccc" draw:textarea-vertical-align="middle"/>
      <style:paragraph-properties fo:text-align="center" fo:border="0.03pt solid #000000" style:text-autospace="none"/>
      <style:text-properties fo:color="#666666" loext:opacity="100%" fo:font-size="22pt" style:font-size-asian="22pt" style:font-size-complex="22pt"/>
    </style:style>
    <style:style style:name="ce116" style:family="table-cell">
      <loext:graphic-properties draw:fill-color="#ffa6a6" draw:textarea-vertical-align="middle"/>
      <style:paragraph-properties fo:text-align="center" fo:border="0.03pt solid #000000" style:text-autospace="none"/>
      <style:text-properties fo:font-size="22pt" style:font-size-asian="22pt" style:font-size-complex="22pt"/>
    </style:style>
    <style:style style:name="ce117" style:family="table-cell">
      <loext:graphic-properties draw:fill-color="#ffa6a6" draw:textarea-vertical-align="middle"/>
      <style:paragraph-properties fo:text-align="center" fo:border="0.03pt solid #000000" style:text-autospace="none"/>
      <style:text-properties fo:color="#8d281e" loext:opacity="100%" style:font-name="Bookman Old Style" fo:font-size="21pt" style:font-size-asian="21pt" style:font-size-complex="21pt"/>
    </style:style>
    <style:style style:name="ce118" style:family="table-cell">
      <loext:graphic-properties draw:fill-color="#cccccc" draw:textarea-vertical-align="middle"/>
      <style:paragraph-properties fo:text-align="center" fo:border="0.03pt solid #000000" style:text-autospace="none"/>
      <style:text-properties fo:color="#666666" loext:opacity="100%" style:font-name="Liberation Sans2" fo:font-size="22pt" style:font-size-asian="22pt" style:font-size-complex="22pt"/>
    </style:style>
    <style:style style:name="ce119" style:family="table-cell">
      <loext:graphic-properties draw:fill-color="#cccccc" draw:textarea-vertical-align="middle"/>
      <style:paragraph-properties fo:text-align="center" fo:border="0.03pt solid #000000" style:text-autospace="none"/>
      <style:text-properties fo:color="#666666" loext:opacity="100%" style:font-name="Bookman Old Style" fo:font-size="21pt" style:font-size-asian="21pt" style:font-size-complex="21pt"/>
    </style:style>
    <style:style style:name="ce120" style:family="table-cell">
      <loext:graphic-properties draw:fill-color="#b2b2b2" draw:textarea-vertical-align="middle"/>
      <style:paragraph-properties style:border-line-width-right="0.015cm 0.002cm 0.03cm" fo:border-left="0.03pt solid #000000" fo:border-right="1.33pt double #000000" fo:border-top="0.03pt solid #000000" fo:border-bottom="0.03pt solid #000000"/>
      <style:text-properties fo:font-size="24pt" style:font-size-asian="24pt" style:font-size-complex="24pt"/>
    </style:style>
    <style:style style:name="ce121" style:family="table-cell">
      <loext:graphic-properties draw:textarea-vertical-align="middle"/>
      <style:paragraph-properties fo:text-align="center" style:border-line-width-left="0.015cm 0.002cm 0.03cm" style:border-line-width-right="0.015cm 0.002cm 0.03cm" style:border-line-width-top="0.015cm 0.002cm 0.03cm" fo:border-left="1.33pt double #000000" fo:border-right="1.33pt double #000000" fo:border-top="1.33pt double #000000" fo:border-bottom="none" style:text-autospace="none"/>
      <style:text-properties fo:font-size="24pt" fo:font-weight="bold" style:font-size-asian="24pt" style:font-weight-asian="bold" style:font-size-complex="24pt" style:font-weight-complex="bold"/>
    </style:style>
    <style:style style:name="ce122" style:family="table-cell">
      <loext:graphic-properties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3" style:family="table-cell">
      <loext:graphic-properties draw:textarea-vertical-align="middle"/>
      <style:paragraph-properties fo:text-align="center" fo:border-left="0.03pt solid #000000" fo:border-right="none" fo:border-top="0.03pt solid #000000" fo:border-bottom="0.03pt solid #000000" style:text-autospace="none"/>
      <style:text-properties fo:font-size="24pt" fo:font-weight="bold" style:font-size-asian="24pt" style:font-weight-asian="bold" style:font-size-complex="24pt" style:font-weight-complex="bold"/>
    </style:style>
    <style:style style:name="ce124" style:family="table-cell">
      <loext:graphic-properties draw:textarea-vertical-align="middle"/>
      <style:paragraph-properties fo:text-align="center" fo:border-left="none" fo:border-right="0.03pt solid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5" style:family="table-cell">
      <loext:graphic-properties draw:fill-color="#b2b2b2" draw:textarea-vertical-align="middle"/>
      <style:paragraph-properties style:border-line-width-right="0.015cm 0.002cm 0.03cm" fo:border-left="0.03pt solid #000000" fo:border-right="1.33pt double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6" style:family="table-cell">
      <loext:graphic-properties draw:fill-color="#afd095"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224b12" loext:opacity="100%" fo:font-size="22pt" style:font-size-asian="22pt" style:font-size-complex="22pt"/>
    </style:style>
    <style:style style:name="ce127" style:family="table-cell">
      <loext:graphic-properties draw:fill-color="#ffff6d" draw:textarea-vertical-align="middle"/>
      <style:paragraph-properties fo:text-align="center" fo:border-left="0.03pt solid #000000" fo:border-right="none" fo:border-top="0.03pt solid #000000" fo:border-bottom="0.03pt solid #000000" style:text-autospace="none"/>
      <style:text-properties fo:color="#784b04" loext:opacity="100%" fo:font-size="22pt" style:font-size-asian="22pt" style:font-size-complex="22pt"/>
    </style:style>
    <style:style style:name="ce128" style:family="table-cell">
      <loext:graphic-properties draw:fill-color="#ffa6a6" draw:textarea-vertical-align="middle"/>
      <style:paragraph-properties fo:text-align="center" style:border-line-width-left="0.015cm 0.002cm 0.03cm" style:border-line-width-right="0.015cm 0.002cm 0.03cm" fo:border-left="1.33pt double #000000" fo:border-right="1.33pt double #000000" fo:border-top="0.03pt solid #000000" fo:border-bottom="0.03pt solid #000000" style:text-autospace="none"/>
      <style:text-properties fo:color="#8d281e" loext:opacity="100%" fo:font-size="22pt" style:font-size-asian="22pt" style:font-size-complex="22pt"/>
    </style:style>
    <style:style style:name="ce129" style:family="table-cell">
      <loext:graphic-properties draw:fill-color="#afd095" draw:textarea-vertical-align="middle"/>
      <style:paragraph-properties fo:text-align="center" fo:border-left="none" fo:border-right="0.03pt solid #000000" fo:border-top="0.03pt solid #000000" fo:border-bottom="0.03pt solid #000000" style:text-autospace="none"/>
      <style:text-properties fo:color="#224b12" loext:opacity="100%" fo:font-size="22pt" style:font-size-asian="22pt" style:font-size-complex="22pt"/>
    </style:style>
    <style:style style:name="ce130" style:family="table-cell">
      <loext:graphic-properties draw:fill-color="#cccccc" draw:textarea-vertical-align="middle"/>
      <style:paragraph-properties fo:text-align="center"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666666" loext:opacity="100%" fo:font-size="22pt" style:font-size-asian="22pt" style:font-size-complex="22pt"/>
    </style:style>
    <style:style style:name="ce131"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font-size="22pt" style:font-size-asian="22pt" style:font-size-complex="22pt"/>
    </style:style>
    <style:style style:name="ce132" style:family="table-cell">
      <loext:graphic-properties draw:fill-color="#afd095" draw:textarea-vertical-align="middle"/>
      <style:paragraph-properties fo:text-align="center" fo:border-left="0.03pt solid #000000" fo:border-right="none" fo:border-top="0.03pt solid #000000" fo:border-bottom="0.03pt solid #000000" style:text-autospace="none"/>
      <style:text-properties fo:color="#224b12" loext:opacity="100%" fo:font-size="22pt" style:font-size-asian="22pt" style:font-size-complex="22pt"/>
    </style:style>
    <style:style style:name="ce133" style:family="table-cell">
      <loext:graphic-properties draw:fill-color="#ffff6d" draw:textarea-vertical-align="middle"/>
      <style:paragraph-properties fo:text-align="center"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784b04" loext:opacity="100%" fo:font-size="22pt" style:font-size-asian="22pt" style:font-size-complex="22pt"/>
    </style:style>
    <style:style style:name="ce134" style:family="table-cell">
      <loext:graphic-properties draw:fill-color="#ffff6d" draw:textarea-vertical-align="middle"/>
      <style:paragraph-properties fo:text-align="center" fo:border-left="none" fo:border-right="0.03pt solid #000000" fo:border-top="0.03pt solid #000000" fo:border-bottom="0.03pt solid #000000" style:text-autospace="none"/>
      <style:text-properties fo:color="#784b04" loext:opacity="100%" fo:font-size="22pt" style:font-size-asian="22pt" style:font-size-complex="22pt"/>
    </style:style>
    <style:style style:name="ce135" style:family="table-cell">
      <loext:graphic-properties draw:fill-color="#b2b2b2" draw:textarea-vertical-align="middle"/>
      <style:paragraph-properties style:border-line-width-bottom="0.015cm 0.002cm 0.03cm" fo:border-left="0.03pt solid #000000" fo:border-right="0.03pt solid #000000" fo:border-top="0.03pt solid #000000" fo:border-bottom="1.33pt double #000000"/>
      <style:text-properties fo:font-size="24pt" style:font-size-asian="24pt" style:font-size-complex="24pt"/>
    </style:style>
    <style:style style:name="ce136" style:family="table-cell">
      <loext:graphic-properties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37" style:family="table-cell">
      <loext:graphic-properties draw:fill-color="#b2b2b2" draw:textarea-vertical-align="middle"/>
      <style:paragraph-properties style:border-line-width-left="0.015cm 0.002cm 0.03cm" style:border-line-width-top="0.015cm 0.002cm 0.03cm" style:border-line-width-bottom="0.015cm 0.002cm 0.03cm" fo:border-left="1.33pt double #000000" fo:border-right="none" fo:border-top="1.33pt double #000000" fo:border-bottom="1.33pt double #000000" style:text-autospace="none"/>
      <style:text-properties fo:font-size="24pt" fo:font-weight="bold" style:font-size-asian="24pt" style:font-weight-asian="bold" style:font-size-complex="24pt" style:font-weight-complex="bold"/>
    </style:style>
    <style:style style:name="ce138" style:family="table-cell">
      <loext:graphic-properties draw:fill-color="#ffa6a6"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8d281e" loext:opacity="100%" fo:font-size="22pt" style:font-size-asian="22pt" style:font-size-complex="22pt"/>
    </style:style>
    <style:style style:name="ce139" style:family="table-cell">
      <loext:graphic-properties draw:fill-color="#b2b2b2" draw:textarea-vertical-align="middle"/>
      <style:paragraph-properties style:border-line-width-top="0.015cm 0.002cm 0.03cm" fo:border-left="0.03pt solid #000000" fo:border-right="0.03pt solid #000000" fo:border-top="1.33pt double #000000" fo:border-bottom="0.03pt solid #000000" style:text-autospace="none"/>
      <style:text-properties fo:font-size="24pt" fo:font-weight="bold" style:font-size-asian="24pt" style:font-weight-asian="bold" style:font-size-complex="24pt" style:font-weight-complex="bold"/>
    </style:style>
    <style:style style:name="ce140" style:family="table-cell">
      <loext:graphic-properties draw:fill-color="#ffa6a6"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8d281e" loext:opacity="100%" fo:font-size="22pt" style:font-size-asian="22pt" style:font-size-complex="22pt"/>
    </style:style>
    <style:style style:name="ce141" style:family="table-cell">
      <loext:graphic-properties draw:fill-color="#ffff6d"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784b04" loext:opacity="100%" fo:font-size="22pt" style:font-size-asian="22pt" style:font-size-complex="22pt"/>
    </style:style>
    <style:style style:name="ce142" style:family="table-cell">
      <loext:graphic-properties draw:fill-color="#b2b2b2" draw:textarea-vertical-align="middle"/>
      <style:paragraph-properties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43" style:family="table-cell">
      <loext:graphic-properties draw:fill-color="#ffa6a6"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color="#8d281e" loext:opacity="100%" fo:font-size="22pt" style:font-size-asian="22pt" style:font-size-complex="22pt"/>
    </style:style>
    <style:style style:name="ce144" style:family="table-cell">
      <loext:graphic-properties draw:fill-color="#ffff6d"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color="#784b04" loext:opacity="100%" fo:font-size="22pt" style:font-size-asian="22pt" style:font-size-complex="22pt"/>
    </style:style>
    <style:style style:name="ce145" style:family="table-cell">
      <loext:graphic-properties draw:fill-color="#cccccc"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666666" loext:opacity="100%" fo:font-size="22pt" style:font-size-asian="22pt" style:font-size-complex="22pt"/>
    </style:style>
    <style:style style:name="ce146" style:family="table-cell">
      <loext:graphic-properties draw:fill-color="#ffff6d"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784b04" loext:opacity="100%" fo:font-size="22pt" style:font-size-asian="22pt" style:font-size-complex="22pt"/>
    </style:style>
    <style:style style:name="ce147" style:family="table-cell">
      <loext:graphic-properties draw:fill-color="#cccccc" draw:textarea-vertical-align="middle"/>
      <style:paragraph-properties fo:text-align="center" style:border-line-width-top="0.015cm 0.002cm 0.03cm" fo:border-left="0.03pt solid #000000" fo:border-right="0.03pt solid #000000" fo:border-top="1.33pt double #000000" fo:border-bottom="0.03pt solid #000000" style:text-autospace="none"/>
      <style:text-properties fo:color="#666666" loext:opacity="100%" fo:font-size="22pt" style:font-size-asian="22pt" style:font-size-complex="22pt"/>
    </style:style>
    <style:style style:name="ce148" style:family="table-cell">
      <loext:graphic-properties draw:fill-color="#b2b2b2" draw:textarea-vertical-align="middle"/>
      <style:paragraph-properties fo:margin-left="0cm" fo:margin-right="0cm" fo:text-indent="0cm" fo:border="0.03pt solid #000000" style:text-autospace="none"/>
      <style:text-properties fo:font-size="24pt" fo:font-weight="bold" style:font-size-asian="24pt" style:font-weight-asian="bold" style:font-size-complex="24pt" style:font-weight-complex="bold"/>
    </style:style>
    <style:style style:name="ce149" style:family="table-cell">
      <loext:graphic-properties draw:fill-color="#cccccc" draw:textarea-vertical-align="middle"/>
      <style:paragraph-properties fo:margin-left="0cm" fo:margin-right="0cm" fo:text-align="center" fo:text-indent="0cm" fo:border="0.03pt solid #000000" style:text-autospace="none"/>
      <style:text-properties fo:color="#666666" loext:opacity="100%" fo:font-size="22pt" style:font-size-asian="22pt" style:font-size-complex="22pt"/>
    </style:style>
    <style:style style:name="ce150" style:family="table-cell">
      <loext:graphic-properties draw:fill="none" draw:fill-color="#cccccc" draw:textarea-vertical-align="middle"/>
      <style:paragraph-properties fo:margin-left="0cm" fo:margin-right="0cm" fo:text-align="center" fo:text-indent="0cm" fo:border="0.03pt solid #000000" style:text-autospace="none"/>
      <style:text-properties fo:color="#666666" loext:opacity="100%" fo:font-size="22pt" style:font-size-asian="22pt" style:font-size-complex="22pt"/>
    </style:style>
    <style:style style:name="ce151" style:family="table-cell">
      <loext:graphic-properties draw:fill-color="#b2b2b2" draw:textarea-vertical-align="middle"/>
      <style:paragraph-properties fo:margin-left="0cm" fo:margin-right="0cm" fo:text-indent="0cm" fo:border-left="0.03pt solid #000000" fo:border-right="none" fo:border-top="0.03pt solid #000000" fo:border-bottom="none"/>
      <style:text-properties fo:font-size="18pt" style:font-size-asian="24pt" style:font-size-complex="24pt"/>
    </style:style>
    <style:style style:name="ce152" style:family="table-cell">
      <loext:graphic-properties draw:textarea-vertical-align="middle"/>
      <style:paragraph-properties fo:margin-left="0cm" fo:margin-right="0cm" fo:text-align="center" fo:text-indent="0cm" fo:border-left="0.03pt solid #000000" fo:border-right="none" fo:border-top="0.03pt solid #000000" fo:border-bottom="none" style:text-autospace="none"/>
      <style:text-properties fo:font-size="24pt" fo:font-weight="bold" style:font-size-asian="24pt" style:font-weight-asian="bold" style:font-size-complex="24pt" style:font-weight-complex="bold"/>
    </style:style>
    <style:style style:name="ce153" style:family="table-cell">
      <loext:graphic-properties draw:textarea-vertical-align="middle"/>
      <style:paragraph-properties fo:margin-left="0cm" fo:margin-right="0cm" fo:text-align="center" fo:text-indent="0cm" fo:border-left="0.03pt solid #000000" fo:border-right="none" fo:border-top="0.03pt solid #000000" fo:border-bottom="none" style:text-autospace="none"/>
      <style:text-properties fo:font-size="18pt" fo:font-weight="bold" style:font-size-asian="24pt" style:font-weight-asian="bold" style:font-size-complex="24pt" style:font-weight-complex="bold"/>
    </style:style>
    <style:style style:name="ce154" style:family="table-cell">
      <loext:graphic-properties draw:textarea-vertical-align="middle"/>
      <style:paragraph-properties fo:margin-left="0cm" fo:margin-right="0cm" fo:text-align="center" fo:text-indent="0cm" style:border-line-width-left="0.015cm 0.002cm 0.03cm" style:border-line-width-top="0.015cm 0.002cm 0.03cm" fo:border-left="1.33pt double #000000" fo:border-right="none" fo:border-top="1.33pt double #000000" fo:border-bottom="none" style:text-autospace="none"/>
      <style:text-properties fo:font-size="24pt" fo:font-weight="bold" style:font-size-asian="24pt" style:font-weight-asian="bold" style:font-size-complex="24pt" style:font-weight-complex="bold"/>
    </style:style>
    <style:style style:name="ce155" style:family="table-cell">
      <loext:graphic-properties draw:textarea-vertical-align="middle"/>
      <style:paragraph-properties fo:margin-left="0cm" fo:margin-right="0cm" fo:text-align="center" fo:text-indent="0cm" style:border-line-width-left="0.015cm 0.002cm 0.03cm" fo:border-left="1.33pt double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56" style:family="table-cell">
      <loext:graphic-properties draw:textarea-vertical-align="middle"/>
      <style:paragraph-properties fo:margin-left="0cm" fo:margin-right="0cm" fo:text-align="center" fo:text-indent="0cm" fo:border-left="none"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57" style:family="table-cell">
      <loext:graphic-properties draw:textarea-vertical-align="middle"/>
      <style:paragraph-properties fo:margin-left="0cm" fo:margin-right="0cm" fo:text-align="center" fo:text-indent="0cm" style:border-line-width-right="0.015cm 0.002cm 0.03cm" fo:border-left="none" fo:border-right="1.33pt double #000000" fo:border-top="0.03pt solid #000000" fo:border-bottom="none" style:text-autospace="none"/>
      <style:text-properties fo:font-size="24pt" fo:font-weight="bold" style:font-size-asian="24pt" style:font-weight-asian="bold" style:font-size-complex="24pt" style:font-weight-complex="bold"/>
    </style:style>
    <style:style style:name="ce158" style:family="table-cell">
      <loext:graphic-properties draw:textarea-vertical-align="middle"/>
      <style:paragraph-properties fo:margin-left="0cm" fo:margin-right="0cm" fo:text-align="center" fo:text-indent="0cm" style:border-line-width-right="0.015cm 0.002cm 0.03cm" style:border-line-width-top="0.015cm 0.002cm 0.03cm" fo:border-left="none" fo:border-right="1.33pt double #000000" fo:border-top="1.33pt double #000000" fo:border-bottom="none" style:text-autospace="none"/>
      <style:text-properties fo:font-size="24pt" fo:font-weight="bold" style:font-size-asian="24pt" style:font-weight-asian="bold" style:font-size-complex="24pt" style:font-weight-complex="bold"/>
    </style:style>
    <style:style style:name="ce159" style:family="table-cell">
      <loext:graphic-properties draw:fill-color="#ffff6d"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60" style:family="table-cell">
      <loext:graphic-properties draw:fill-color="#afd095"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224b12" loext:opacity="100%" fo:font-size="22pt" style:font-size-asian="22pt" style:font-size-complex="22pt"/>
    </style:style>
    <style:style style:name="ce161" style:family="table-cell">
      <loext:graphic-properties draw:fill-color="#ffff6d"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784b04" loext:opacity="100%" fo:font-size="22pt" style:font-size-asian="22pt" style:font-size-complex="22pt"/>
    </style:style>
    <style:style style:name="ce162" style:family="table-cell">
      <loext:graphic-properties draw:fill-color="#ffff6d" draw:textarea-vertical-align="middle"/>
      <style:paragraph-properties fo:margin-left="0cm" fo:margin-right="0cm" fo:text-align="center" fo:text-indent="0cm" style:border-line-width-left="0.015cm 0.002cm 0.03cm" fo:border-left="1.33pt double #000000" fo:border-right="0.03pt solid #000000" fo:border-top="0.03pt solid #000000" fo:border-bottom="0.03pt solid #000000" style:text-autospace="none"/>
      <style:text-properties fo:color="#784b04" loext:opacity="100%" fo:font-size="22pt" style:font-size-asian="22pt" style:font-size-complex="22pt"/>
    </style:style>
    <style:style style:name="ce163" style:family="table-cell">
      <loext:graphic-properties draw:fill-color="#ffa6a6" draw:textarea-vertical-align="middle"/>
      <style:paragraph-properties fo:margin-left="0cm" fo:margin-right="0cm" fo:text-align="center" fo:text-indent="0cm" fo:border="0.03pt solid #000000" style:text-autospace="none"/>
      <style:text-properties fo:color="#8d281e" loext:opacity="100%" fo:font-size="22pt" style:font-size-asian="22pt" style:font-size-complex="22pt"/>
    </style:style>
    <style:style style:name="ce164" style:family="table-cell">
      <loext:graphic-properties draw:fill-color="#afd095"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224b12" loext:opacity="100%" fo:font-size="22pt" style:font-size-asian="22pt" style:font-size-complex="22pt"/>
    </style:style>
    <style:style style:name="ce165" style:family="table-cell">
      <loext:graphic-properties draw:fill-color="#b2b2b2" draw:textarea-vertical-align="middle"/>
      <style:paragraph-properties fo:margin-left="0cm" fo:margin-right="0cm" fo:text-indent="0cm" fo:border-left="0.03pt solid #000000" fo:border-right="none" fo:border-top="0.03pt solid #000000" fo:border-bottom="0.03pt solid #000000" style:text-autospace="none"/>
      <style:text-properties fo:font-size="24pt" fo:font-weight="bold" style:font-size-asian="24pt" style:font-weight-asian="bold" style:font-size-complex="24pt" style:font-weight-complex="bold"/>
    </style:style>
    <style:style style:name="ce166" style:family="table-cell">
      <loext:graphic-properties draw:fill-color="#cccccc"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666666" loext:opacity="100%" fo:font-size="22pt" style:font-size-asian="22pt" style:font-size-complex="22pt"/>
    </style:style>
    <style:style style:name="ce167" style:family="table-cell">
      <loext:graphic-properties draw:fill-color="#ffa6a6"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784b04" loext:opacity="100%" fo:font-size="22pt" style:font-size-asian="22pt" style:font-size-complex="22pt"/>
    </style:style>
    <style:style style:name="ce168" style:family="table-cell">
      <loext:graphic-properties draw:fill-color="#afd095" draw:textarea-vertical-align="middle"/>
      <style:paragraph-properties fo:margin-left="0cm" fo:margin-right="0cm" fo:text-align="center" fo:text-indent="0cm" style:border-line-width-left="0.015cm 0.002cm 0.03cm" fo:border-left="1.33pt double #000000" fo:border-right="0.03pt solid #000000" fo:border-top="0.03pt solid #000000" fo:border-bottom="0.03pt solid #000000" style:text-autospace="none"/>
      <style:text-properties fo:color="#224b12" loext:opacity="100%" fo:font-size="22pt" style:font-size-asian="22pt" style:font-size-complex="22pt"/>
    </style:style>
    <style:style style:name="ce169" style:family="table-cell">
      <loext:graphic-properties draw:fill-color="#cccccc" draw:textarea-vertical-align="middle"/>
      <style:paragraph-properties fo:margin-left="0cm" fo:margin-right="0cm" fo:text-align="center" fo:text-indent="0cm" fo:border-left="0.03pt solid #000000" fo:border-right="none" fo:border-top="0.03pt solid #000000" fo:border-bottom="0.03pt solid #000000" style:text-autospace="none"/>
      <style:text-properties fo:color="#666666" loext:opacity="100%" fo:font-size="22pt" style:font-size-asian="22pt" style:font-size-complex="22pt"/>
    </style:style>
    <style:style style:name="ce170" style:family="table-cell">
      <loext:graphic-properties draw:fill-color="#ffff6d"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784b04" loext:opacity="100%" fo:font-size="22pt" style:font-size-asian="22pt" style:font-size-complex="22pt"/>
    </style:style>
    <style:style style:name="ce171" style:family="table-cell">
      <loext:graphic-properties draw:fill-color="#cccccc" draw:textarea-vertical-align="middle"/>
      <style:paragraph-properties fo:margin-left="0cm" fo:margin-right="0cm" fo:text-align="center" fo:text-indent="0cm" style:border-line-width-right="0.015cm 0.002cm 0.03cm" fo:border-left="none" fo:border-right="1.33pt double #000000" fo:border-top="0.03pt solid #000000" fo:border-bottom="0.03pt solid #000000" style:text-autospace="none"/>
      <style:text-properties fo:color="#666666" loext:opacity="100%" fo:font-size="22pt" style:font-size-asian="22pt" style:font-size-complex="22pt"/>
    </style:style>
    <style:style style:name="ce172" style:family="table-cell">
      <loext:graphic-properties draw:fill-color="#b2b2b2" draw:textarea-vertical-align="middle"/>
      <style:paragraph-properties fo:margin-left="0cm" fo:margin-right="0cm" fo:text-indent="0cm" fo:border-left="0.03pt solid #000000" fo:border-right="none" fo:border-top="none" fo:border-bottom="0.03pt solid #000000" style:text-autospace="none"/>
      <style:text-properties fo:font-size="24pt" fo:font-weight="bold" style:font-size-asian="24pt" style:font-weight-asian="bold" style:font-size-complex="24pt" style:font-weight-complex="bold"/>
    </style:style>
    <style:style style:name="ce173" style:family="table-cell">
      <loext:graphic-properties draw:fill-color="#ffa6a6" draw:textarea-vertical-align="middle"/>
      <style:paragraph-properties fo:margin-left="0cm" fo:margin-right="0cm" fo:text-align="center" fo:text-indent="0cm" fo:border-left="0.03pt solid #000000" fo:border-right="0.03pt solid #000000" fo:border-top="none" fo:border-bottom="0.03pt solid #000000" style:text-autospace="none"/>
      <style:text-properties fo:color="#8d281e" loext:opacity="100%" fo:font-size="22pt" style:font-size-asian="22pt" style:font-size-complex="22pt"/>
    </style:style>
    <style:style style:name="ce174" style:family="table-cell">
      <loext:graphic-properties draw:fill-color="#cccccc" draw:textarea-vertical-align="middle"/>
      <style:paragraph-properties fo:margin-left="0cm" fo:margin-right="0cm" fo:text-align="center" fo:text-indent="0cm" fo:border-left="none" fo:border-right="none" fo:border-top="none" fo:border-bottom="0.03pt solid #000000" style:text-autospace="none"/>
      <style:text-properties fo:color="#666666" loext:opacity="100%" fo:font-size="22pt" style:font-size-asian="22pt" style:font-size-complex="22pt"/>
    </style:style>
    <style:style style:name="ce175" style:family="table-cell">
      <loext:graphic-properties draw:fill-color="#ffff6d" draw:textarea-vertical-align="middle"/>
      <style:paragraph-properties fo:margin-left="0cm" fo:margin-right="0cm" fo:text-align="center" fo:text-indent="0cm"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784b04" loext:opacity="100%" fo:font-size="22pt" style:font-size-asian="22pt" style:font-size-complex="22pt"/>
    </style:style>
    <style:style style:name="ce176" style:family="table-cell">
      <loext:graphic-properties draw:fill-color="#ffa6a6" draw:textarea-vertical-align="middle"/>
      <style:paragraph-properties fo:margin-left="0cm" fo:margin-right="0cm" fo:text-align="center" fo:text-indent="0cm" fo:border-left="0.03pt solid #000000" fo:border-right="none" fo:border-top="none" fo:border-bottom="0.03pt solid #000000" style:text-autospace="none"/>
      <style:text-properties fo:color="#8d281e" loext:opacity="100%" style:font-name="Bookman Old Style" fo:font-size="21pt" style:font-size-asian="21pt" style:font-size-complex="21pt"/>
    </style:style>
    <style:style style:name="ce177" style:family="table-cell">
      <loext:graphic-properties draw:fill-color="#cccccc" draw:textarea-vertical-align="middle"/>
      <style:paragraph-properties fo:margin-left="0cm" fo:margin-right="0cm" fo:text-align="center" fo:text-indent="0cm" style:border-line-width-right="0.015cm 0.002cm 0.03cm" fo:border-left="0.03pt solid #000000" fo:border-right="1.33pt double #000000" fo:border-top="none" fo:border-bottom="0.03pt solid #000000" style:text-autospace="none"/>
      <style:text-properties fo:color="#666666" loext:opacity="100%" style:font-name="Liberation Sans2" fo:font-size="22pt" style:font-size-asian="22pt" style:font-size-complex="22pt"/>
    </style:style>
    <style:style style:name="ce178" style:family="table-cell">
      <loext:graphic-properties draw:fill-color="#afd095" draw:textarea-vertical-align="middle"/>
      <style:paragraph-properties fo:margin-left="0cm" fo:margin-right="0cm" fo:margin-top="0cm" fo:margin-bottom="0cm" fo:line-height="100%" fo:text-align="center" fo:text-indent="0cm" style:border-line-width-right="0.015cm 0.002cm 0.03cm" style:border-line-width-bottom="0.015cm 0.002cm 0.03cm" fo:border-left="none" fo:border-right="1.33pt double #000000" fo:border-top="none" fo:border-bottom="1.33pt double #000000" style:text-autospace="none"/>
      <style:text-properties fo:color="#224b12" loext:opacity="100%" fo:font-size="22pt" style:font-size-asian="22pt" style:font-size-complex="22pt"/>
    </style:style>
    <style:style style:name="ce179" style:family="table-cell">
      <loext:graphic-properties draw:fill-color="#b2b2b2" draw:textarea-vertical-align="middle"/>
      <style:paragraph-properties fo:border-left="0.03pt solid #000000" fo:border-right="0.03pt solid #000000" fo:border-top="0.03pt solid #000000" fo:border-bottom="none"/>
      <style:text-properties fo:font-size="18pt" style:font-size-asian="24pt" style:font-size-complex="24pt"/>
    </style:style>
    <style:style style:name="ce180" style:family="table-cell">
      <loext:graphic-properties draw:fill-color="#b2b2b2" draw:textarea-vertical-align="middle"/>
      <style:paragraph-properties fo:text-align="center" fo:border-left="0.03pt solid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81" style:family="table-cell">
      <loext:graphic-properties draw:fill-color="#b2b2b2"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82" style:family="table-cell">
      <loext:graphic-properties draw:fill-color="#b2b2b2" draw:textarea-vertical-align="middle"/>
      <style:paragraph-properties style:border-line-width-left="0.015cm 0.002cm 0.03cm" style:border-line-width-top="0.015cm 0.002cm 0.03cm" style:border-line-width-bottom="0.015cm 0.002cm 0.03cm" fo:border-left="1.33pt double #000000" fo:border-right="none" fo:border-top="1.33pt double #000000" fo:border-bottom="1.33pt double #000000" style:text-autospace="none"/>
      <style:text-properties fo:font-size="18pt" fo:font-weight="bold" style:font-size-asian="24pt" style:font-weight-asian="bold" style:font-size-complex="24pt" style:font-weight-complex="bold"/>
    </style:style>
    <style:style style:name="ce183" style:family="table-cell">
      <loext:graphic-properties draw:fill-color="#ffff6d" draw:textarea-vertical-align="middle"/>
      <style:paragraph-properties fo:text-align="center" style:border-line-width-top="0.015cm 0.002cm 0.03cm" style:border-line-width-bottom="0.015cm 0.002cm 0.03cm" fo:border-left="0.03pt solid #000000" fo:border-right="none" fo:border-top="1.33pt double #000000" fo:border-bottom="1.33pt double #000000" style:text-autospace="none"/>
      <style:text-properties fo:color="#784b04" loext:opacity="100%" fo:font-size="22pt" style:font-size-asian="22pt" style:font-size-complex="22pt"/>
    </style:style>
    <style:style style:name="ce184" style:family="table-cell">
      <loext:graphic-properties draw:fill-color="#afd095"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224b12" loext:opacity="100%" fo:font-size="22pt" style:font-size-asian="22pt" style:font-size-complex="22pt"/>
    </style:style>
    <style:style style:name="ce185" style:family="table-cell">
      <loext:graphic-properties draw:fill-color="#afd095"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224b12" loext:opacity="100%" fo:font-size="22pt" style:font-size-asian="22pt" style:font-size-complex="22pt"/>
    </style:style>
    <style:style style:name="ce186" style:family="table-cell">
      <loext:graphic-properties draw:fill-color="#b2b2b2" draw:textarea-vertical-align="middle"/>
      <style:paragraph-properties fo:border-left="0.03pt solid #000000" fo:border-right="0.03pt solid #000000" fo:border-top="none" fo:border-bottom="0.03pt solid #000000" style:text-autospace="none"/>
      <style:text-properties fo:font-size="18pt" fo:font-weight="bold" style:font-size-asian="24pt" style:font-weight-asian="bold" style:font-size-complex="24pt" style:font-weight-complex="bold"/>
    </style:style>
    <style:style style:name="ce187" style:family="table-cell">
      <loext:graphic-properties draw:fill-color="#ffa6a6" draw:textarea-vertical-align="middle"/>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text-properties fo:color="#8d281e" loext:opacity="100%" fo:font-size="22pt" style:font-size-asian="22pt" style:font-size-complex="22pt"/>
    </style:style>
    <style:style style:name="ce188" style:family="table-cell">
      <loext:graphic-properties draw:fill-color="#afd095"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224b12" loext:opacity="100%" fo:font-size="22pt" style:font-size-asian="22pt" style:font-size-complex="22pt"/>
    </style:style>
    <style:style style:name="ce189" style:family="table-cell">
      <loext:graphic-properties draw:fill-color="#b2b2b2" draw:textarea-vertical-align="middle"/>
      <style:paragraph-properties fo:border="0.03pt solid #000000" style:text-autospace="none"/>
      <style:text-properties fo:font-size="18pt" fo:font-weight="bold" style:font-size-asian="24pt" style:font-weight-asian="bold" style:font-size-complex="24pt" style:font-weight-complex="bold"/>
    </style:style>
    <style:style style:name="ce190" style:family="table-cell">
      <loext:graphic-properties draw:fill-color="#b2b2b2" draw:textarea-vertical-align="middle"/>
      <style:paragraph-properties fo:border-left="0.03pt solid #000000" fo:border-right="0.03pt solid #000000" fo:border-top="0.03pt solid #000000" fo:border-bottom="none" style:text-autospace="none"/>
      <style:text-properties fo:font-size="18pt" fo:font-weight="bold" style:font-size-asian="24pt" style:font-weight-asian="bold" style:font-size-complex="24pt" style:font-weight-complex="bold"/>
    </style:style>
    <style:style style:name="ce191" style:family="table-cell">
      <loext:graphic-properties draw:fill-color="#ffa6a6" draw:textarea-vertical-align="middle"/>
      <style:paragraph-properties fo:text-align="center" fo:border-left="0.03pt solid #000000" fo:border-right="0.03pt solid #000000" fo:border-top="0.03pt solid #000000" fo:border-bottom="none" style:text-autospace="none"/>
      <style:text-properties fo:color="#8d281e" loext:opacity="100%" fo:font-size="22pt" style:font-size-asian="22pt" style:font-size-complex="22pt"/>
    </style:style>
    <style:style style:name="ce192" style:family="table-cell">
      <loext:graphic-properties draw:fill-color="#cccccc" draw:textarea-vertical-align="middle"/>
      <style:paragraph-properties fo:text-align="center" fo:border-left="0.03pt solid #000000" fo:border-right="0.03pt solid #000000" fo:border-top="none" fo:border-bottom="0.03pt solid #000000" style:text-autospace="none"/>
      <style:text-properties fo:color="#666666" loext:opacity="100%" fo:font-size="22pt" style:font-size-asian="22pt" style:font-size-complex="22pt"/>
    </style:style>
    <style:style style:name="ce193" style:family="table-cell">
      <loext:graphic-properties draw:fill-color="#ffa6a6" draw:textarea-vertical-align="middle"/>
      <style:paragraph-properties fo:text-align="center" fo:border="0.03pt solid #000000" style:text-autospace="none"/>
      <style:text-properties fo:color="#8d281e" loext:opacity="100%" style:font-name="Liberation Sans2" fo:font-size="22pt" style:font-size-asian="22pt" style:font-size-complex="22pt"/>
    </style:style>
    <style:style style:name="ce194" style:family="table-cell">
      <loext:graphic-properties draw:fill-color="#afd095" draw:textarea-vertical-align="middle"/>
      <style:paragraph-properties fo:text-align="center" fo:border="0.03pt solid #000000" style:text-autospace="none"/>
      <style:text-properties fo:color="#224b12" loext:opacity="100%" style:font-name="Bookman Old Style" fo:font-size="22pt" style:font-size-asian="22pt" style:font-size-complex="22pt"/>
    </style:style>
    <style:style style:name="ce195" style:family="table-cell">
      <loext:graphic-properties draw:fill="solid" draw:fill-color="#ffff6d"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96" style:family="table-cell">
      <loext:graphic-properties draw:textarea-vertical-align="middle"/>
      <style:paragraph-properties fo:margin-left="0cm" fo:margin-right="0cm" fo:text-align="center" fo:text-indent="0cm" fo:border-left="0.03pt solid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97" style:family="table-cell">
      <loext:graphic-properties draw:fill-color="#ffa6a6"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98" style:family="table-cell">
      <loext:graphic-properties draw:fill-color="#afd095" draw:textarea-vertical-align="middle"/>
      <style:paragraph-properties fo:margin-left="0cm" fo:margin-right="0cm" fo:text-align="center" fo:text-indent="0cm" fo:border-left="none" fo:border-right="0.03pt solid #000000" fo:border-top="0.03pt solid #000000" fo:border-bottom="0.03pt solid #000000" style:text-autospace="none"/>
      <style:text-properties fo:color="#224b12" loext:opacity="100%" fo:font-size="22pt" style:font-size-asian="22pt" style:font-size-complex="22pt"/>
    </style:style>
    <style:style style:name="ce199" style:family="table-cell">
      <loext:graphic-properties draw:fill-color="#cccccc" draw:textarea-vertical-align="middle"/>
      <style:paragraph-properties fo:margin-left="0cm" fo:margin-right="0cm" fo:text-align="center" fo:text-indent="0cm"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666666" loext:opacity="100%" style:font-name="Liberation Sans2" fo:font-size="22pt" style:font-size-asian="22pt" style:font-size-complex="22pt"/>
    </style:style>
    <style:style style:name="ce200" style:family="table-cell">
      <loext:graphic-properties draw:fill-color="#b2b2b2" draw:textarea-vertical-align="middle"/>
      <style:paragraph-properties fo:border-left="0.03pt solid #000000" fo:border-right="none" fo:border-top="0.03pt solid #000000" fo:border-bottom="0.03pt solid #000000" style:text-autospace="none"/>
      <style:text-properties fo:font-size="18pt" fo:font-weight="bold" style:font-size-asian="24pt" style:font-weight-asian="bold" style:font-size-complex="24pt" style:font-weight-complex="bold"/>
    </style:style>
    <style:style style:name="ce201" style:family="table-cell">
      <loext:graphic-properties draw:fill-color="#afd095" draw:textarea-vertical-align="middle"/>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text-properties fo:color="#224b12" loext:opacity="100%" fo:font-size="22pt" style:font-size-asian="22pt" style:font-size-complex="22pt"/>
    </style:style>
    <style:style style:name="ce202" style:family="table-cell">
      <loext:graphic-properties draw:fill-color="#b2b2b2" draw:textarea-vertical-align="middle"/>
      <style:paragraph-properties style:border-line-width-bottom="0.03cm 0.002cm 0.015cm" fo:border-left="0.03pt solid #000000" fo:border-right="0.03pt solid #000000" fo:border-top="0.03pt solid #000000" fo:border-bottom="1.33pt double #000000" style:text-autospace="none"/>
      <style:text-properties fo:font-size="18pt" fo:font-weight="bold" style:font-size-asian="24pt" style:font-weight-asian="bold" style:font-size-complex="24pt" style:font-weight-complex="bold"/>
    </style:style>
    <style:style style:name="ce203" style:family="table-cell">
      <loext:graphic-properties draw:fill-color="#ffff6d" draw:textarea-vertical-align="middle"/>
      <style:paragraph-properties fo:text-align="center" style:border-line-width-bottom="0.03cm 0.002cm 0.015cm" fo:border-left="0.03pt solid #000000" fo:border-right="0.03pt solid #000000" fo:border-top="0.03pt solid #000000" fo:border-bottom="1.33pt double #000000" style:text-autospace="none"/>
      <style:text-properties fo:color="#784b04" loext:opacity="100%" fo:font-size="22pt" style:font-size-asian="22pt" style:font-size-complex="22pt"/>
    </style:style>
    <style:style style:name="ce204" style:family="table-cell">
      <loext:graphic-properties draw:fill-color="#cccccc" draw:textarea-vertical-align="middle"/>
      <style:paragraph-properties fo:text-align="center" style:border-line-width-bottom="0.03cm 0.002cm 0.015cm" fo:border-left="0.03pt solid #000000" fo:border-right="0.03pt solid #000000" fo:border-top="0.03pt solid #000000" fo:border-bottom="1.33pt double #000000" style:text-autospace="none"/>
      <style:text-properties fo:color="#666666" loext:opacity="100%" fo:font-size="22pt" style:font-size-asian="22pt" style:font-size-complex="22pt"/>
    </style:style>
    <style:style style:name="ce205" style:family="table-cell">
      <loext:graphic-properties draw:fill-color="#b2b2b2" draw:textarea-vertical-align="middle"/>
      <style:paragraph-properties style:border-line-width-left="0.03cm 0.002cm 0.015cm" style:border-line-width-bottom="0.015cm 0.002cm 0.03cm" fo:border-left="1.33pt double #000000" fo:border-right="none" fo:border-top="none" fo:border-bottom="1.33pt double #000000" style:text-autospace="none"/>
      <style:text-properties fo:font-size="18pt" fo:font-weight="bold" style:font-size-asian="24pt" style:font-weight-asian="bold" style:font-size-complex="24pt" style:font-weight-complex="bold"/>
    </style:style>
    <style:style style:name="ce206" style:family="table-cell">
      <loext:graphic-properties draw:fill-color="#ffff6d" draw:textarea-vertical-align="middle"/>
      <style:paragraph-properties fo:text-align="center" style:border-line-width-top="0.03cm 0.002cm 0.015cm" style:border-line-width-bottom="0.015cm 0.002cm 0.03cm" fo:border-left="0.03pt solid #000000" fo:border-right="0.03pt solid #000000" fo:border-top="1.33pt double #000000" fo:border-bottom="1.33pt double #000000" style:text-autospace="none"/>
      <style:text-properties fo:color="#784b04" loext:opacity="100%" fo:font-size="22pt" style:font-size-asian="22pt" style:font-size-complex="22pt"/>
    </style:style>
    <style:style style:name="ce207" style:family="table-cell">
      <loext:graphic-properties draw:fill-color="#cccccc" draw:textarea-vertical-align="middle"/>
      <style:paragraph-properties fo:text-align="center" style:border-line-width-right="0.03cm 0.002cm 0.015cm" style:border-line-width-top="0.03cm 0.002cm 0.015cm" style:border-line-width-bottom="0.015cm 0.002cm 0.03cm" fo:border-left="none" fo:border-right="1.33pt double #000000" fo:border-top="1.33pt double #000000" fo:border-bottom="1.33pt double #000000" style:text-autospace="none"/>
      <style:text-properties fo:color="#666666" loext:opacity="100%" fo:font-size="22pt" style:font-size-asian="22pt" style:font-size-complex="22pt"/>
    </style:style>
    <style:style style:name="ce208" style:family="table-cell">
      <loext:graphic-properties draw:fill-color="#b2b2b2" draw:textarea-vertical-align="middle"/>
      <style:paragraph-properties style:border-line-width-left="0.015cm 0.002cm 0.03cm" style:border-line-width-bottom="0.015cm 0.002cm 0.03cm" fo:border-left="1.33pt double #000000" fo:border-right="none" fo:border-top="none" fo:border-bottom="1.33pt double #000000" style:text-autospace="none"/>
      <style:text-properties fo:font-size="18pt" fo:font-weight="bold" style:font-size-asian="24pt" style:font-weight-asian="bold" style:font-size-complex="24pt" style:font-weight-complex="bold"/>
    </style:style>
    <style:style style:name="ce209" style:family="table-cell">
      <loext:graphic-properties draw:fill-color="#cccccc"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666666" loext:opacity="100%" style:font-name="Liberation Sans2" fo:font-size="22pt" style:font-size-asian="22pt" style:font-size-complex="22pt"/>
    </style:style>
    <style:style style:name="ce210" style:family="table-cell">
      <loext:graphic-properties draw:fill-color="#afd095" draw:textarea-vertical-align="middle"/>
      <style:paragraph-properties fo:margin-left="0cm" fo:margin-right="0cm" fo:margin-top="0cm" fo:margin-bottom="0cm" fo:line-height="100%" fo:text-align="center" fo:text-indent="0cm"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224b12" loext:opacity="100%" style:font-name="Bookman Old Style" fo:font-size="22pt" style:font-size-asian="22pt" style:font-size-complex="22pt"/>
    </style:style>
    <style:style style:name="ce211" style:family="table-cell">
      <loext:graphic-properties draw:fill-color="#b2b2b2" draw:textarea-vertical-align="middle"/>
      <style:paragraph-properties style:border-line-width-bottom="0.005cm 0.005cm 0.01cm" fo:border-left="0.03pt solid #000000" fo:border-right="0.03pt solid #000000" fo:border-top="0.03pt solid #000000" fo:border-bottom="0.57pt double #000000"/>
      <style:text-properties fo:font-size="18pt" style:font-size-asian="24pt" style:font-size-complex="24pt"/>
    </style:style>
    <style:style style:name="ce212" style:family="table-cell">
      <loext:graphic-properties draw:textarea-vertical-align="middle"/>
      <style:paragraph-properties fo:text-align="center" style:border-line-width-bottom="0.005cm 0.005cm 0.01cm" fo:border-left="0.03pt solid #000000" fo:border-right="0.03pt solid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13" style:family="table-cell">
      <loext:graphic-properties draw:fill-color="#b2b2b2" draw:textarea-vertical-align="middle"/>
      <style:paragraph-properties style:border-line-width-left="0.005cm 0.005cm 0.01cm" style:border-line-width-top="0.005cm 0.005cm 0.01cm" fo:border-left="0.57pt double #000000" fo:border-right="none" fo:border-top="0.57pt double #000000" fo:border-bottom="none" style:text-autospace="none"/>
      <style:text-properties fo:font-size="18pt" fo:font-weight="bold" style:font-size-asian="24pt" style:font-weight-asian="bold" style:font-size-complex="24pt" style:font-weight-complex="bold"/>
    </style:style>
    <style:style style:name="ce214" style:family="table-cell">
      <loext:graphic-properties draw:fill-color="#ffff6d" draw:textarea-vertical-align="middle"/>
      <style:paragraph-properties fo:text-align="center" style:border-line-width-top="0.005cm 0.005cm 0.01cm" fo:border-left="0.03pt solid #000000" fo:border-right="none" fo:border-top="0.57pt double #000000" fo:border-bottom="none" style:text-autospace="none"/>
      <style:text-properties fo:color="#784b04" loext:opacity="100%" fo:font-size="18pt" style:font-size-asian="22pt" style:font-size-complex="22pt"/>
    </style:style>
    <style:style style:name="ce215" style:family="table-cell">
      <loext:graphic-properties draw:fill-color="#afd095" draw:textarea-vertical-align="middle"/>
      <style:paragraph-properties fo:text-align="center" style:border-line-width-top="0.005cm 0.005cm 0.01cm" fo:border-left="0.03pt solid #000000" fo:border-right="none" fo:border-top="0.57pt double #000000" fo:border-bottom="none" style:text-autospace="none"/>
      <style:text-properties fo:color="#224b12" loext:opacity="100%" fo:font-size="18pt" style:font-size-asian="22pt" style:font-size-complex="22pt"/>
    </style:style>
    <style:style style:name="ce216" style:family="table-cell">
      <loext:graphic-properties draw:fill-color="#ffff6d" draw:textarea-vertical-align="middle"/>
      <style:paragraph-properties fo:text-align="center" style:border-line-width-top="0.005cm 0.005cm 0.01cm" fo:border-left="0.03pt solid #000000" fo:border-right="0.03pt solid #000000" fo:border-top="0.57pt double #000000" fo:border-bottom="none" style:text-autospace="none"/>
      <style:text-properties fo:color="#784b04" loext:opacity="100%" fo:font-size="18pt" style:font-size-asian="22pt" style:font-size-complex="22pt"/>
    </style:style>
    <style:style style:name="ce217" style:family="table-cell">
      <loext:graphic-properties draw:fill-color="#ffff6d" draw:textarea-vertical-align="middle"/>
      <style:paragraph-properties fo:text-align="center" style:border-line-width-top="0.005cm 0.005cm 0.01cm" fo:border-left="none" fo:border-right="0.03pt solid #000000" fo:border-top="0.57pt double #000000" fo:border-bottom="none" style:text-autospace="none"/>
      <style:text-properties fo:color="#784b04" loext:opacity="100%" fo:font-size="18pt" style:font-size-asian="22pt" style:font-size-complex="22pt"/>
    </style:style>
    <style:style style:name="ce218" style:family="table-cell">
      <loext:graphic-properties draw:fill-color="#ffa6a6" draw:textarea-vertical-align="middle"/>
      <style:paragraph-properties fo:text-align="center" style:border-line-width-top="0.005cm 0.005cm 0.01cm" fo:border-left="none" fo:border-right="none" fo:border-top="0.57pt double #000000" fo:border-bottom="none" style:text-autospace="none"/>
      <style:text-properties fo:color="#8d281e" loext:opacity="100%" fo:font-size="18pt" style:font-size-asian="22pt" style:font-size-complex="22pt"/>
    </style:style>
    <style:style style:name="ce219" style:family="table-cell">
      <loext:graphic-properties draw:fill-color="#afd095" draw:textarea-vertical-align="middle"/>
      <style:paragraph-properties fo:text-align="center" style:border-line-width-top="0.005cm 0.005cm 0.01cm" fo:border-left="0.03pt solid #000000" fo:border-right="0.03pt solid #000000" fo:border-top="0.57pt double #000000" fo:border-bottom="none" style:text-autospace="none"/>
      <style:text-properties fo:color="#224b12" loext:opacity="100%" fo:font-size="18pt" style:font-size-asian="22pt" style:font-size-complex="22pt"/>
    </style:style>
    <style:style style:name="ce220" style:family="table-cell">
      <loext:graphic-properties draw:fill-color="#afd095" draw:textarea-vertical-align="middle"/>
      <style:paragraph-properties fo:text-align="center" style:border-line-width-right="0.005cm 0.005cm 0.01cm" style:border-line-width-top="0.005cm 0.005cm 0.01cm" fo:border-left="none" fo:border-right="0.57pt double #000000" fo:border-top="0.57pt double #000000" fo:border-bottom="none" style:text-autospace="none"/>
      <style:text-properties fo:color="#224b12" loext:opacity="100%" fo:font-size="18pt" style:font-size-asian="22pt" style:font-size-complex="22pt"/>
    </style:style>
    <style:style style:name="ce221" style:family="table-cell">
      <loext:graphic-properties draw:fill-color="#b2b2b2" draw:textarea-vertical-align="middle"/>
      <style:paragraph-properties style:border-line-width-left="0.005cm 0.005cm 0.01cm" fo:border-left="0.57pt double #000000" fo:border-right="none" fo:border-top="0.03pt solid #000000" fo:border-bottom="0.03pt solid #000000" style:text-autospace="none"/>
      <style:text-properties fo:font-size="18pt" fo:font-weight="bold" style:font-size-asian="24pt" style:font-weight-asian="bold" style:font-size-complex="24pt" style:font-weight-complex="bold"/>
    </style:style>
    <style:style style:name="ce222" style:family="table-cell">
      <loext:graphic-properties draw:fill-color="#ffa6a6" draw:textarea-vertical-align="middle"/>
      <style:paragraph-properties fo:margin-left="0cm" fo:margin-right="0cm" fo:margin-top="0cm" fo:margin-bottom="0cm" fo:line-height="100%" fo:text-align="center" fo:text-indent="0cm" fo:border-left="0.03pt solid #000000" fo:border-right="none" fo:border-top="0.03pt solid #000000" fo:border-bottom="0.03pt solid #000000" style:text-autospace="none"/>
      <style:text-properties fo:color="#8d281e" loext:opacity="100%" fo:font-size="18pt" style:font-size-asian="22pt" style:font-size-complex="22pt"/>
    </style:style>
    <style:style style:name="ce223" style:family="table-cell">
      <loext:graphic-properties draw:fill-color="#afd095" draw:textarea-vertical-align="middle"/>
      <style:paragraph-properties fo:text-align="center" fo:border-left="0.03pt solid #000000" fo:border-right="none" fo:border-top="0.03pt solid #000000" fo:border-bottom="0.03pt solid #000000" style:text-autospace="none"/>
      <style:text-properties fo:color="#224b12" loext:opacity="100%" fo:font-size="18pt" style:font-size-asian="22pt" style:font-size-complex="22pt"/>
    </style:style>
    <style:style style:name="ce224" style:family="table-cell">
      <loext:graphic-properties draw:fill-color="#ffff6d" draw:textarea-vertical-align="middle"/>
      <style:paragraph-properties fo:text-align="center" fo:border="0.03pt solid #000000" style:text-autospace="none"/>
      <style:text-properties fo:color="#784b04" loext:opacity="100%" fo:font-size="18pt" style:font-size-asian="22pt" style:font-size-complex="22pt"/>
    </style:style>
    <style:style style:name="ce225" style:family="table-cell">
      <loext:graphic-properties draw:fill-color="#ffff6d" draw:textarea-vertical-align="middle"/>
      <style:paragraph-properties fo:text-align="center" fo:border-left="none" fo:border-right="0.03pt solid #000000" fo:border-top="0.03pt solid #000000" fo:border-bottom="0.03pt solid #000000" style:text-autospace="none"/>
      <style:text-properties fo:color="#784b04" loext:opacity="100%" fo:font-size="18pt" style:font-size-asian="22pt" style:font-size-complex="22pt"/>
    </style:style>
    <style:style style:name="ce226" style:family="table-cell">
      <loext:graphic-properties draw:fill-color="#ffff6d" draw:textarea-vertical-align="middle"/>
      <style:paragraph-properties fo:margin-left="0cm" fo:margin-right="0cm" fo:margin-top="0cm" fo:margin-bottom="0cm" fo:line-height="100%" fo:text-align="center" fo:text-indent="0cm" fo:border-left="none" fo:border-right="none" fo:border-top="0.03pt solid #000000" fo:border-bottom="0.03pt solid #000000" style:text-autospace="none"/>
      <style:text-properties fo:color="#784b04" loext:opacity="100%" fo:font-size="18pt" style:font-size-asian="22pt" style:font-size-complex="22pt"/>
    </style:style>
    <style:style style:name="ce227" style:family="table-cell">
      <loext:graphic-properties draw:fill-color="#afd095" draw:textarea-vertical-align="middle"/>
      <style:paragraph-properties fo:text-align="center" fo:border="0.03pt solid #000000" style:text-autospace="none"/>
      <style:text-properties fo:color="#224b12" loext:opacity="100%" fo:font-size="18pt" style:font-size-asian="22pt" style:font-size-complex="22pt"/>
    </style:style>
    <style:style style:name="ce228" style:family="table-cell">
      <loext:graphic-properties draw:fill-color="#afd095" draw:textarea-vertical-align="middle"/>
      <style:paragraph-properties fo:margin-left="0cm" fo:margin-right="0cm" fo:margin-top="0cm" fo:margin-bottom="0cm" fo:line-height="100%" fo:text-align="center" fo:text-indent="0cm" style:border-line-width-right="0.005cm 0.005cm 0.01cm" fo:border-left="none" fo:border-right="0.57pt double #000000" fo:border-top="0.03pt solid #000000" fo:border-bottom="0.03pt solid #000000" style:text-autospace="none"/>
      <style:text-properties fo:color="#224b12" loext:opacity="100%" fo:font-size="18pt" style:font-size-asian="22pt" style:font-size-complex="22pt"/>
    </style:style>
    <style:style style:name="ce229" style:family="table-cell">
      <loext:graphic-properties draw:fill-color="#ffa6a6" draw:textarea-vertical-align="middle"/>
      <style:paragraph-properties fo:text-align="center" fo:border-left="0.03pt solid #000000" fo:border-right="none" fo:border-top="0.03pt solid #000000" fo:border-bottom="0.03pt solid #000000" style:text-autospace="none"/>
      <style:text-properties fo:color="#8d281e" loext:opacity="100%" fo:font-size="18pt" style:font-size-asian="22pt" style:font-size-complex="22pt"/>
    </style:style>
    <style:style style:name="ce230" style:family="table-cell">
      <loext:graphic-properties draw:fill-color="#ffff6d" draw:textarea-vertical-align="middle"/>
      <style:paragraph-properties fo:text-align="center" fo:border-left="none" fo:border-right="none" fo:border-top="0.03pt solid #000000" fo:border-bottom="0.03pt solid #000000" style:text-autospace="none"/>
      <style:text-properties fo:color="#784b04" loext:opacity="100%" fo:font-size="18pt" style:font-size-asian="22pt" style:font-size-complex="22pt"/>
    </style:style>
    <style:style style:name="ce231" style:family="table-cell">
      <loext:graphic-properties draw:fill-color="#b2b2b2" draw:textarea-vertical-align="middle"/>
      <style:paragraph-properties style:border-line-width-left="0.005cm 0.005cm 0.01cm" style:border-line-width-bottom="0.005cm 0.005cm 0.01cm" fo:border-left="0.57pt double #000000" fo:border-right="none" fo:border-top="none" fo:border-bottom="0.57pt double #000000" style:text-autospace="none"/>
      <style:text-properties fo:font-size="18pt" fo:font-weight="bold" style:font-size-asian="24pt" style:font-weight-asian="bold" style:font-size-complex="24pt" style:font-weight-complex="bold"/>
    </style:style>
    <style:style style:name="ce232" style:family="table-cell">
      <loext:graphic-properties draw:fill-color="#ffa6a6" draw:textarea-vertical-align="middle"/>
      <style:paragraph-properties fo:text-align="center" style:border-line-width-bottom="0.005cm 0.005cm 0.01cm" fo:border-left="0.03pt solid #000000" fo:border-right="none" fo:border-top="none" fo:border-bottom="0.57pt double #000000" style:text-autospace="none"/>
      <style:text-properties fo:color="#8d281e" loext:opacity="100%" fo:font-size="18pt" style:font-size-asian="22pt" style:font-size-complex="22pt"/>
    </style:style>
    <style:style style:name="ce233" style:family="table-cell">
      <loext:graphic-properties draw:fill-color="#afd095" draw:textarea-vertical-align="middle"/>
      <style:paragraph-properties fo:text-align="center" style:border-line-width-bottom="0.005cm 0.005cm 0.01cm" fo:border-left="0.03pt solid #000000" fo:border-right="none" fo:border-top="none" fo:border-bottom="0.57pt double #000000" style:text-autospace="none"/>
      <style:text-properties fo:color="#224b12" loext:opacity="100%" fo:font-size="18pt" style:font-size-asian="22pt" style:font-size-complex="22pt"/>
    </style:style>
    <style:style style:name="ce234" style:family="table-cell">
      <loext:graphic-properties draw:fill-color="#ffff6d" draw:textarea-vertical-align="middle"/>
      <style:paragraph-properties fo:text-align="center" style:border-line-width-bottom="0.005cm 0.005cm 0.01cm" fo:border-left="0.03pt solid #000000" fo:border-right="0.03pt solid #000000" fo:border-top="none" fo:border-bottom="0.57pt double #000000" style:text-autospace="none"/>
      <style:text-properties fo:color="#784b04" loext:opacity="100%" fo:font-size="18pt" style:font-size-asian="22pt" style:font-size-complex="22pt"/>
    </style:style>
    <style:style style:name="ce235" style:family="table-cell">
      <loext:graphic-properties draw:fill-color="#ffff6d" draw:textarea-vertical-align="middle"/>
      <style:paragraph-properties fo:text-align="center" style:border-line-width-bottom="0.005cm 0.005cm 0.01cm" fo:border-left="none" fo:border-right="0.03pt solid #000000" fo:border-top="none" fo:border-bottom="0.57pt double #000000" style:text-autospace="none"/>
      <style:text-properties fo:color="#784b04" loext:opacity="100%" fo:font-size="18pt" style:font-size-asian="22pt" style:font-size-complex="22pt"/>
    </style:style>
    <style:style style:name="ce236" style:family="table-cell">
      <loext:graphic-properties draw:fill-color="#ffff6d" draw:textarea-vertical-align="middle"/>
      <style:paragraph-properties fo:text-align="center" style:border-line-width-bottom="0.005cm 0.005cm 0.01cm" fo:border-left="none" fo:border-right="none" fo:border-top="none" fo:border-bottom="0.57pt double #000000" style:text-autospace="none"/>
      <style:text-properties fo:color="#784b04" loext:opacity="100%" fo:font-size="18pt" style:font-size-asian="22pt" style:font-size-complex="22pt"/>
    </style:style>
    <style:style style:name="ce237" style:family="table-cell">
      <loext:graphic-properties draw:fill-color="#afd095" draw:textarea-vertical-align="middle"/>
      <style:paragraph-properties fo:text-align="center" style:border-line-width-bottom="0.005cm 0.005cm 0.01cm" fo:border-left="0.03pt solid #000000" fo:border-right="0.03pt solid #000000" fo:border-top="none" fo:border-bottom="0.57pt double #000000" style:text-autospace="none"/>
      <style:text-properties fo:color="#224b12" loext:opacity="100%" fo:font-size="18pt" style:font-size-asian="22pt" style:font-size-complex="22pt"/>
    </style:style>
    <style:style style:name="ce238" style:family="table-cell">
      <loext:graphic-properties draw:fill-color="#afd095" draw:textarea-vertical-align="middle"/>
      <style:paragraph-properties fo:margin-left="0cm" fo:margin-right="0cm" fo:margin-top="0cm" fo:margin-bottom="0cm" fo:line-height="100%" fo:text-align="center" fo:text-indent="0cm" style:border-line-width-right="0.005cm 0.005cm 0.01cm" style:border-line-width-bottom="0.005cm 0.005cm 0.01cm" fo:border-left="none" fo:border-right="0.57pt double #000000" fo:border-top="none" fo:border-bottom="0.57pt double #000000" style:text-autospace="none"/>
      <style:text-properties fo:color="#224b12" loext:opacity="100%" fo:font-size="18pt" style:font-size-asian="22pt" style:font-size-complex="22pt"/>
    </style:style>
    <style:style style:name="ce239" style:family="table-cell">
      <loext:graphic-properties draw:fill-color="#b2b2b2" draw:textarea-vertical-align="middle"/>
      <style:paragraph-properties style:border-line-width-top="0.005cm 0.005cm 0.01cm" fo:border-left="0.03pt solid #000000" fo:border-right="0.03pt solid #000000" fo:border-top="0.57pt double #000000" fo:border-bottom="0.03pt solid #000000" style:text-autospace="none"/>
      <style:text-properties fo:font-size="18pt" fo:font-weight="bold" style:font-size-asian="24pt" style:font-weight-asian="bold" style:font-size-complex="24pt" style:font-weight-complex="bold"/>
    </style:style>
    <style:style style:name="ce240" style:family="table-cell">
      <loext:graphic-properties draw:fill-color="#cccccc"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666666" loext:opacity="100%" fo:font-size="18pt" style:font-size-asian="22pt" style:font-size-complex="22pt"/>
    </style:style>
    <style:style style:name="ce241" style:family="table-cell">
      <loext:graphic-properties draw:fill-color="#ffa6a6"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font-size="18pt" style:font-size-asian="22pt" style:font-size-complex="22pt"/>
    </style:style>
    <style:style style:name="ce242" style:family="table-cell">
      <loext:graphic-properties draw:fill-color="#afd095"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224b12" loext:opacity="100%" fo:font-size="18pt" style:font-size-asian="22pt" style:font-size-complex="22pt"/>
    </style:style>
    <style:style style:name="ce243" style:family="table-cell">
      <loext:graphic-properties draw:fill-color="#ffff6d"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784b04" loext:opacity="100%" fo:font-size="18pt" style:font-size-asian="22pt" style:font-size-complex="22pt"/>
    </style:style>
    <style:style style:name="ce244" style:family="table-cell">
      <loext:graphic-properties draw:textarea-vertical-align="middle"/>
      <style:paragraph-properties fo:text-align="center" style:border-line-width-right="0.015cm 0.002cm 0.03cm" style:border-line-width-bottom="0.005cm 0.005cm 0.01cm" fo:border-left="0.03pt solid #000000" fo:border-right="1.33pt double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45" style:family="table-cell">
      <loext:graphic-properties draw:textarea-vertical-align="middle"/>
      <style:paragraph-properties fo:text-align="center" style:border-line-width-left="0.015cm 0.002cm 0.03cm" style:border-line-width-top="0.015cm 0.002cm 0.03cm" fo:border-left="1.33pt double #000000" fo:border-right="none" fo:border-top="1.33pt double #000000" fo:border-bottom="none" style:text-autospace="none"/>
      <style:text-properties fo:font-size="18pt" fo:font-weight="bold" style:font-size-asian="24pt" style:font-weight-asian="bold" style:font-size-complex="24pt" style:font-weight-complex="bold"/>
    </style:style>
    <style:style style:name="ce246" style:family="table-cell">
      <loext:graphic-properties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font-size="18pt" fo:font-weight="bold" style:font-size-asian="24pt" style:font-weight-asian="bold" style:font-size-complex="24pt" style:font-weight-complex="bold"/>
    </style:style>
    <style:style style:name="ce247" style:family="table-cell">
      <loext:graphic-properties draw:textarea-vertical-align="middle"/>
      <style:paragraph-properties fo:text-align="center" style:border-line-width-left="0.015cm 0.002cm 0.03cm" style:border-line-width-bottom="0.005cm 0.005cm 0.01cm" fo:border-left="1.33pt double #000000" fo:border-right="0.03pt solid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48" style:family="table-cell">
      <loext:graphic-properties draw:fill-color="#ffff6d" draw:textarea-vertical-align="middle"/>
      <style:paragraph-properties fo:text-align="center" style:border-line-width-left="0.015cm 0.002cm 0.03cm" style:border-line-width-top="0.015cm 0.002cm 0.03cm" fo:border-left="1.33pt double #000000" fo:border-right="none" fo:border-top="1.33pt double #000000" fo:border-bottom="0.03pt solid #000000" style:text-autospace="none"/>
      <style:text-properties fo:color="#784b04" loext:opacity="100%" fo:font-size="18pt" style:font-size-asian="22pt" style:font-size-complex="22pt"/>
    </style:style>
    <style:style style:name="ce249" style:family="table-cell">
      <loext:graphic-properties draw:fill-color="#ffff6d"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color="#784b04" loext:opacity="100%" fo:font-size="18pt" style:font-size-asian="22pt" style:font-size-complex="22pt"/>
    </style:style>
    <style:style style:name="ce250" style:family="table-cell">
      <loext:graphic-properties draw:fill-color="#ffff6d" draw:textarea-vertical-align="middle"/>
      <style:paragraph-properties fo:text-align="center" style:border-line-width-left="0.015cm 0.002cm 0.03cm" fo:border-left="1.33pt double #000000" fo:border-right="none" fo:border-top="0.03pt solid #000000" fo:border-bottom="0.03pt solid #000000" style:text-autospace="none"/>
      <style:text-properties fo:color="#784b04" loext:opacity="100%" fo:font-size="18pt" style:font-size-asian="22pt" style:font-size-complex="22pt"/>
    </style:style>
    <style:style style:name="ce251" style:family="table-cell">
      <loext:graphic-properties draw:fill-color="#ffff6d"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784b04" loext:opacity="100%" fo:font-size="18pt" style:font-size-asian="22pt" style:font-size-complex="22pt"/>
    </style:style>
    <style:style style:name="ce252" style:family="table-cell">
      <loext:graphic-properties draw:fill-color="#ffff6d" draw:textarea-vertical-align="middle"/>
      <style:paragraph-properties fo:text-align="center" style:border-line-width-left="0.015cm 0.002cm 0.03cm" style:border-line-width-bottom="0.015cm 0.002cm 0.03cm" fo:border-left="1.33pt double #000000" fo:border-right="none" fo:border-top="none" fo:border-bottom="1.33pt double #000000" style:text-autospace="none"/>
      <style:text-properties fo:color="#784b04" loext:opacity="100%" fo:font-size="18pt" style:font-size-asian="22pt" style:font-size-complex="22pt"/>
    </style:style>
    <style:style style:name="ce253" style:family="table-cell">
      <loext:graphic-properties draw:fill-color="#ffff6d" draw:textarea-vertical-align="middle"/>
      <style:paragraph-properties fo:text-align="center" style:border-line-width-right="0.015cm 0.002cm 0.03cm" style:border-line-width-bottom="0.015cm 0.002cm 0.03cm" fo:border-left="0.03pt solid #000000" fo:border-right="1.33pt double #000000" fo:border-top="none" fo:border-bottom="1.33pt double #000000" style:text-autospace="none"/>
      <style:text-properties fo:color="#784b04" loext:opacity="100%" fo:font-size="18pt" style:font-size-asian="22pt" style:font-size-complex="22pt"/>
    </style:style>
    <style:style style:name="ce254" style:family="table-cell">
      <loext:graphic-properties draw:fill-color="#ffa6a6" draw:textarea-vertical-align="middle"/>
      <style:paragraph-properties fo:text-align="center" style:border-line-width-right="0.015cm 0.002cm 0.03cm" style:border-line-width-top="0.005cm 0.005cm 0.01cm" fo:border-left="0.03pt solid #000000" fo:border-right="1.33pt double #000000" fo:border-top="0.57pt double #000000" fo:border-bottom="0.03pt solid #000000" style:text-autospace="none"/>
      <style:text-properties fo:font-size="18pt" style:font-size-asian="22pt" style:font-size-complex="22pt"/>
    </style:style>
    <style:style style:name="ce255" style:family="table-cell">
      <loext:graphic-properties draw:fill-color="#afd095" draw:textarea-vertical-align="middle"/>
      <style:paragraph-properties fo:text-align="center" style:border-line-width-left="0.015cm 0.002cm 0.03cm" style:border-line-width-top="0.015cm 0.002cm 0.03cm" fo:border-left="1.33pt double #000000" fo:border-right="none" fo:border-top="1.33pt double #000000" fo:border-bottom="0.03pt solid #000000" style:text-autospace="none"/>
      <style:text-properties fo:color="#224b12" loext:opacity="100%" fo:font-size="18pt" style:font-size-asian="22pt" style:font-size-complex="22pt"/>
    </style:style>
    <style:style style:name="ce256" style:family="table-cell">
      <loext:graphic-properties draw:fill-color="#afd095"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color="#224b12" loext:opacity="100%" fo:font-size="18pt" style:font-size-asian="22pt" style:font-size-complex="22pt"/>
    </style:style>
    <style:style style:name="ce257" style:family="table-cell">
      <loext:graphic-properties draw:fill-color="#ffff6d" draw:textarea-vertical-align="middle"/>
      <style:paragraph-properties fo:text-align="center" style:border-line-width-left="0.015cm 0.002cm 0.03cm" style:border-line-width-top="0.005cm 0.005cm 0.01cm" fo:border-left="1.33pt double #000000" fo:border-right="0.03pt solid #000000" fo:border-top="0.57pt double #000000" fo:border-bottom="0.03pt solid #000000" style:text-autospace="none"/>
      <style:text-properties fo:color="#784b04" loext:opacity="100%" fo:font-size="18pt" style:font-size-asian="22pt" style:font-size-complex="22pt"/>
    </style:style>
    <style:style style:name="ce258" style:family="table-cell">
      <loext:graphic-properties draw:fill-color="#cccccc"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666666" loext:opacity="100%" fo:font-size="18pt" style:font-size-asian="22pt" style:font-size-complex="22pt"/>
    </style:style>
    <style:style style:name="ce259" style:family="table-cell">
      <loext:graphic-properties draw:fill-color="#ffa6a6" draw:textarea-vertical-align="middle"/>
      <style:paragraph-properties fo:text-align="center" style:border-line-width-left="0.015cm 0.002cm 0.03cm" fo:border-left="1.33pt double #000000" fo:border-right="none" fo:border-top="0.03pt solid #000000" fo:border-bottom="0.03pt solid #000000" style:text-autospace="none"/>
      <style:text-properties fo:font-size="18pt" style:font-size-asian="22pt" style:font-size-complex="22pt"/>
    </style:style>
    <style:style style:name="ce260" style:family="table-cell">
      <loext:graphic-properties draw:fill-color="#afd095"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224b12" loext:opacity="100%" fo:font-size="18pt" style:font-size-asian="22pt" style:font-size-complex="22pt"/>
    </style:style>
    <style:style style:name="ce261" style:family="table-cell">
      <loext:graphic-properties draw:fill-color="#cccccc"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666666" loext:opacity="100%" fo:font-size="18pt" style:font-size-asian="22pt" style:font-size-complex="22pt"/>
    </style:style>
    <style:style style:name="ce262"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8d281e" loext:opacity="100%" style:font-name="Bookman Old Style" fo:font-size="18pt" style:font-size-asian="21pt" style:font-size-complex="21pt"/>
    </style:style>
    <style:style style:name="ce263" style:family="table-cell">
      <loext:graphic-properties draw:fill-color="#ffa6a6"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8d281e" loext:opacity="100%" fo:font-size="18pt" style:font-size-asian="22pt" style:font-size-complex="22pt"/>
    </style:style>
    <style:style style:name="ce264" style:family="table-cell">
      <loext:graphic-properties draw:fill-color="#afd095" draw:textarea-vertical-align="middle"/>
      <style:paragraph-properties fo:text-align="center" style:border-line-width-left="0.015cm 0.002cm 0.03cm" fo:border-left="1.33pt double #000000" fo:border-right="none" fo:border-top="0.03pt solid #000000" fo:border-bottom="0.03pt solid #000000" style:text-autospace="none"/>
      <style:text-properties fo:color="#224b12" loext:opacity="100%" fo:font-size="18pt" style:font-size-asian="22pt" style:font-size-complex="22pt"/>
    </style:style>
    <style:style style:name="ce265" style:family="table-cell">
      <loext:graphic-properties draw:fill-color="#ffff6d"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784b04" loext:opacity="100%" fo:font-size="18pt" style:font-size-asian="22pt" style:font-size-complex="22pt"/>
    </style:style>
    <style:style style:name="ce266"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8d281e" loext:opacity="100%" fo:font-size="18pt" style:font-size-asian="22pt" style:font-size-complex="22pt"/>
    </style:style>
    <style:style style:name="ce267" style:family="table-cell">
      <loext:graphic-properties draw:fill-color="#cccccc" draw:textarea-vertical-align="middle"/>
      <style:paragraph-properties fo:text-align="center" style:border-line-width-left="0.015cm 0.002cm 0.03cm" style:border-line-width-bottom="0.015cm 0.002cm 0.03cm" fo:border-left="1.33pt double #000000" fo:border-right="none" fo:border-top="none" fo:border-bottom="1.33pt double #000000" style:text-autospace="none"/>
      <style:text-properties fo:color="#666666" loext:opacity="100%" fo:font-size="18pt" style:font-size-asian="22pt" style:font-size-complex="22pt"/>
    </style:style>
    <style:style style:name="ce268" style:family="table-cell">
      <loext:graphic-properties draw:fill-color="#afd095" draw:textarea-vertical-align="middle"/>
      <style:paragraph-properties fo:text-align="center" style:border-line-width-right="0.015cm 0.002cm 0.03cm" style:border-line-width-bottom="0.015cm 0.002cm 0.03cm" fo:border-left="0.03pt solid #000000" fo:border-right="1.33pt double #000000" fo:border-top="none" fo:border-bottom="1.33pt double #000000" style:text-autospace="none"/>
      <style:text-properties fo:color="#224b12" loext:opacity="100%" fo:font-size="18pt" style:font-size-asian="22pt" style:font-size-complex="22pt"/>
    </style:style>
    <style:style style:name="ce269" style:family="table-cell">
      <loext:graphic-properties draw:fill-color="#999999"/>
      <style:paragraph-properties fo:border="0.03pt solid #000000"/>
    </style:style>
    <style:style style:name="ce270" style:family="table-cell">
      <loext:graphic-properties draw:fill-color="#b2b2b2"/>
      <style:paragraph-properties fo:border="0.03pt solid #000000"/>
      <style:text-properties fo:color="#000000" loext:opacity="100%" fo:font-size="24pt" fo:font-weight="bold" style:font-size-asian="24pt" style:font-weight-asian="bold" style:font-size-complex="24pt" style:font-weight-complex="bold"/>
    </style:style>
    <style:style style:name="ce271" style:family="table-cell">
      <loext:graphic-properties draw:fill-color="#b2b2b2"/>
      <style:paragraph-properties fo:border="0.03pt solid #000000"/>
      <style:text-properties fo:font-size="24pt" fo:font-weight="bold" style:font-size-asian="24pt" style:font-weight-asian="bold" style:font-size-complex="24pt" style:font-weight-complex="bold"/>
    </style:style>
    <style:style style:name="ce272" style:family="table-cell">
      <loext:graphic-properties draw:fill-color="#b2b2b2"/>
      <style:paragraph-properties fo:border-left="0.03pt solid #000000" fo:border-right="0.03pt solid #000000" fo:border-top="0.03pt solid #000000" fo:border-bottom="0.57pt solid #000000"/>
      <style:text-properties fo:font-size="24pt" fo:font-weight="bold" style:font-size-asian="24pt" style:font-weight-asian="bold" style:font-size-complex="24pt" style:font-weight-complex="bold"/>
    </style:style>
    <style:style style:name="ce273" style:family="table-cell">
      <loext:graphic-properties draw:fill-color="#b2b2b2"/>
      <style:paragraph-properties fo:border="0.03pt solid #000000"/>
      <style:text-properties fo:font-size="24pt" style:font-size-asian="24pt" style:font-size-complex="24pt"/>
    </style:style>
    <style:style style:name="ce274" style:family="table-cell">
      <loext:graphic-properties draw:fill-color="#cccccc"/>
      <style:paragraph-properties fo:border="0.03pt solid #000000"/>
      <style:text-properties fo:color="#000000" loext:opacity="100%"/>
    </style:style>
    <style:style style:name="ce275" style:family="table-cell">
      <loext:graphic-properties draw:fill-color="#eeeeee"/>
      <style:paragraph-properties fo:border-left="0.03pt solid #000000" fo:border-right="0.57pt solid #000000" fo:border-top="0.03pt solid #000000" fo:border-bottom="0.03pt solid #000000"/>
    </style:style>
    <style:style style:name="ce276" style:family="table-cell">
      <loext:graphic-properties draw:fill-color="#dddddd" draw:textarea-vertical-align="middle"/>
      <style:paragraph-properties fo:border="0.57pt solid #000000"/>
      <style:text-properties fo:font-size="23pt" style:font-size-asian="23pt" style:font-size-complex="23pt"/>
    </style:style>
    <style:style style:name="ce277" style:family="table-cell">
      <loext:graphic-properties draw:fill-color="#cccccc"/>
      <style:paragraph-properties fo:border-left="0.03pt solid #000000" fo:border-right="none" fo:border-top="0.03pt solid #000000" fo:border-bottom="0.03pt solid #000000"/>
      <style:text-properties fo:color="#000000" loext:opacity="100%"/>
    </style:style>
    <style:style style:name="ce278" style:family="table-cell">
      <loext:graphic-properties draw:fill-color="#eeeeee"/>
      <style:paragraph-properties fo:border="0.03pt solid #000000"/>
      <style:text-properties fo:color="#000000" loext:opacity="100%"/>
    </style:style>
    <style:style style:name="ce279" style:family="table-cell">
      <loext:graphic-properties draw:fill-color="#dddddd"/>
      <style:paragraph-properties fo:border-left="none" fo:border-right="0.57pt solid #000000" fo:border-top="0.57pt solid #000000" fo:border-bottom="0.57pt solid #000000"/>
      <style:text-properties fo:color="#000000" loext:opacity="100%"/>
    </style:style>
    <style:style style:name="ce280" style:family="table-cell">
      <style:paragraph-properties fo:border-left="0.03pt solid #ffffff" fo:border-right="none" fo:border-top="0.03pt solid #ffffff" fo:border-bottom="0.03pt solid #ffffff"/>
    </style:style>
    <style:style style:name="ce281" style:family="table-cell">
      <style:paragraph-properties fo:border="0.03pt solid #000000"/>
    </style:style>
    <style:style style:name="ce282" style:family="table-cell">
      <loext:graphic-properties draw:fill-color="#eeeeee"/>
      <style:paragraph-properties fo:border-left="none" fo:border-right="0.57pt solid #000000" fo:border-top="0.57pt solid #000000" fo:border-bottom="0.57pt solid #000000"/>
    </style:style>
    <style:style style:name="ce283" style:family="table-cell">
      <loext:graphic-properties draw:fill-color="#eeeeee"/>
      <style:paragraph-properties fo:border="0.03pt solid #000000"/>
      <style:text-properties style:font-name="Arial1" fo:font-size="22pt" style:font-size-asian="22pt" style:font-size-complex="22pt"/>
    </style:style>
    <style:style style:name="ce284" style:family="table-cell">
      <loext:graphic-properties draw:fill-color="#eeeeee"/>
      <style:paragraph-properties fo:border-left="0.03pt solid #000000" fo:border-right="0.03pt solid #000000" fo:border-top="0.57pt solid #000000" fo:border-bottom="0.03pt solid #000000"/>
    </style:style>
    <style:style style:name="ce285" style:family="table-cell">
      <loext:graphic-properties draw:fill-color="#eeeeee"/>
      <style:paragraph-properties fo:border="0.03pt solid #000000"/>
    </style:style>
    <style:style style:name="ce286" style:family="table-cell">
      <loext:graphic-properties draw:fill-color="#cccccc"/>
      <style:paragraph-properties fo:border="0.03pt solid #000000"/>
      <style:text-properties fo:color="#000000" loext:opacity="100%" fo:letter-spacing="-0.06cm" fo:text-shadow="none"/>
    </style:style>
    <style:style style:name="ce287" style:family="table-cell">
      <loext:graphic-properties draw:fill-color="#dddddd"/>
      <style:paragraph-properties fo:border="0.03pt solid #000000"/>
      <style:text-properties fo:color="#111111" loext:opacity="100%" fo:text-shadow="1pt 1pt"/>
    </style:style>
    <style:style style:name="P1" style:family="paragraph">
      <style:paragraph-properties style:writing-mode="lr-tb"/>
      <style:text-properties style:text-outline="true" style:font-name="Impact"/>
    </style:style>
    <style:style style:name="P2" style:family="paragraph">
      <style:paragraph-properties style:writing-mode="lr-tb"/>
    </style:style>
    <style:style style:name="P3" style:family="paragraph">
      <style:paragraph-properties fo:margin-left="0cm" fo:margin-right="0cm" fo:text-align="center" fo:text-indent="0cm" style:writing-mode="lr-tb"/>
    </style:style>
    <style:style style:name="P4" style:family="paragraph">
      <loext:graphic-properties draw:fill-color="#ffffff"/>
      <style:paragraph-properties style:writing-mode="lr-tb"/>
      <style:text-properties fo:color="#ffffff" loext:opacity="100%" style:text-outline="true" style:font-name="Arial1" fo:font-size="38.7000007629395pt"/>
    </style:style>
    <style:style style:name="P5" style:family="paragraph">
      <loext:graphic-properties draw:fill-color="#ffffff"/>
      <style:paragraph-properties style:writing-mode="lr-tb"/>
      <style:text-properties fo:font-size="17.1000003814697pt"/>
    </style:style>
    <style:style style:name="P6" style:family="paragraph">
      <style:paragraph-properties fo:text-align="center"/>
    </style:style>
    <style:style style:name="P7" style:family="paragraph">
      <style:paragraph-properties fo:text-align="center" style:writing-mode="lr-tb"/>
      <style:text-properties fo:font-size="44pt" style:font-size-asian="44pt" style:font-size-complex="44pt"/>
    </style:style>
    <style:style style:name="P8" style:family="paragraph">
      <style:paragraph-properties fo:margin-top="0.3cm" fo:margin-bottom="0cm"/>
    </style:style>
    <style:style style:name="P9" style:family="paragraph">
      <style:paragraph-properties fo:margin-top="0.3cm" fo:margin-bottom="0cm" fo:line-height="100%" fo:text-align="start" style:punctuation-wrap="hanging" style:writing-mode="lr-tb"/>
      <style:text-properties fo:hyphenate="false"/>
    </style:style>
    <style:style style:name="P10" style:family="paragraph">
      <style:paragraph-properties fo:margin-top="0.3cm" fo:margin-bottom="0cm" style:writing-mode="lr-tb"/>
      <style:text-properties style:font-name="Arial1" fo:font-size="32pt" style:font-size-asian="32pt" style:font-size-complex="32pt"/>
    </style:style>
    <style:style style:name="P11" style:family="paragraph">
      <loext:graphic-properties draw:opacity="50%"/>
      <style:paragraph-properties fo:text-align="center" style:writing-mode="lr-tb"/>
      <style:text-properties fo:font-size="44pt"/>
    </style:style>
    <style:style style:name="P12" style:family="paragraph">
      <style:paragraph-properties fo:margin-left="0cm" fo:margin-right="0cm" fo:margin-top="0cm" fo:margin-bottom="0cm" fo:line-height="100%" fo:text-indent="0cm"/>
    </style:style>
    <style:style style:name="P13" style:family="paragraph">
      <style:paragraph-properties fo:line-height="115%"/>
    </style:style>
    <style:style style:name="P14" style:family="paragraph">
      <style:paragraph-properties fo:margin-left="0cm" fo:margin-right="0cm" fo:margin-top="0.176cm" fo:margin-bottom="0.071cm" style:line-height-at-least="0.383cm" fo:text-indent="0cm"/>
    </style:style>
    <style:style style:name="P15" style:family="paragraph">
      <style:paragraph-properties fo:margin-left="0cm" fo:margin-right="0cm" fo:margin-top="0cm" fo:margin-bottom="0cm" fo:line-height="115%" fo:text-indent="0cm"/>
    </style:style>
    <style:style style:name="P16" style:family="paragraph">
      <style:paragraph-properties fo:margin-top="0.2cm" fo:margin-bottom="0cm" fo:line-height="110%" fo:text-align="start" style:punctuation-wrap="hanging" style:writing-mode="lr-tb"/>
      <style:text-properties fo:hyphenate="false"/>
    </style:style>
    <style:style style:name="P17" style:family="paragraph">
      <style:paragraph-properties fo:margin-top="0.2cm" fo:margin-bottom="0cm"/>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start"/>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text-align="end"/>
    </style:style>
    <style:style style:name="P22" style:family="paragraph">
      <style:paragraph-properties fo:margin-top="0cm" fo:margin-bottom="0.1cm" fo:line-height="110%" fo:text-align="start" style:punctuation-wrap="hanging" style:writing-mode="lr-tb"/>
      <style:text-properties fo:hyphenate="false"/>
    </style:style>
    <style:style style:name="P23" style:family="paragraph">
      <style:paragraph-properties fo:margin-left="0cm" fo:margin-right="0cm" fo:margin-top="0.2cm" fo:margin-bottom="0.1cm" fo:line-height="100%" fo:text-align="start" fo:text-indent="0cm" style:punctuation-wrap="hanging" style:writing-mode="lr-tb"/>
      <style:text-properties fo:hyphenate="false"/>
    </style:style>
    <style:style style:name="P24" style:family="paragraph">
      <loext:graphic-properties draw:fill="none" draw:fill-color="#ffffff"/>
      <style:paragraph-properties style:writing-mode="lr-tb"/>
      <style:text-properties fo:font-size="28pt" fo:font-weight="bold" style:font-weight-asian="bold" style:font-weight-complex="bold"/>
    </style:style>
    <style:style style:name="P25" style:family="paragraph">
      <loext:graphic-properties draw:fill-color="#ffffff"/>
      <style:paragraph-properties fo:text-align="center"/>
    </style:style>
    <style:style style:name="P26" style:family="paragraph">
      <style:paragraph-properties fo:text-align="center" style:writing-mode="lr-tb"/>
      <style:text-properties fo:font-size="44pt"/>
    </style:style>
    <style:style style:name="P27" style:family="paragraph">
      <style:paragraph-properties fo:margin-left="0cm" fo:margin-right="0cm" fo:margin-top="0.2cm" fo:margin-bottom="0cm" fo:line-height="100%" fo:text-align="start" fo:text-indent="0cm" style:text-autospace="none" style:punctuation-wrap="hanging" style:writing-mode="lr-tb"/>
      <style:text-properties fo:hyphenate="false"/>
    </style:style>
    <style:style style:name="P28"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cm" fo:margin-bottom="0cm" fo:line-height="100%" fo:text-align="end" fo:text-indent="0cm" style:text-autospace="none"/>
    </style:style>
    <style:style style:name="P30" style:family="paragraph">
      <style:paragraph-properties fo:margin-left="0cm" fo:margin-right="0cm" fo:margin-top="0cm" fo:margin-bottom="0cm" fo:line-height="100%" fo:text-align="center" fo:text-indent="0cm" style:text-autospace="none"/>
    </style:style>
    <style:style style:name="P31"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32" style:family="paragraph">
      <loext:graphic-properties draw:fill="none" draw:fill-color="#ffffff" draw:opacity="100%"/>
      <style:paragraph-properties style:writing-mode="lr-tb"/>
      <style:text-properties fo:font-size="28pt" fo:font-weight="bold" style:font-weight-asian="bold" style:font-weight-complex="bold"/>
    </style:style>
    <style:style style:name="P33" style:family="paragraph">
      <style:paragraph-properties fo:text-align="end"/>
      <style:text-properties fo:font-size="26pt" style:font-size-asian="26pt" style:font-size-complex="26pt"/>
    </style:style>
    <style:style style:name="P34" style:family="paragraph">
      <style:paragraph-properties fo:text-align="end" style:text-autospace="none"/>
      <style:text-properties style:font-size-asian="26pt" style:font-size-complex="26pt"/>
    </style:style>
    <style:style style:name="P35" style:family="paragraph">
      <style:paragraph-properties fo:text-align="start"/>
      <style:text-properties fo:font-size="26pt" style:font-size-asian="26pt" style:font-size-complex="26pt"/>
    </style:style>
    <style:style style:name="P36" style:family="paragraph">
      <style:paragraph-properties fo:margin-left="0cm" fo:margin-right="0cm" fo:margin-top="0.6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cm" fo:margin-bottom="0cm" fo:line-height="110%" fo:text-align="start" fo:text-indent="0cm" style:punctuation-wrap="hanging" style:writing-mode="lr-tb"/>
      <style:text-properties fo:hyphenate="false" loext:hyphenation-no-caps="false"/>
    </style:style>
    <style:style style:name="P38" style:family="paragraph">
      <style:paragraph-properties fo:margin-left="0cm" fo:margin-right="0cm" fo:margin-top="0.6cm" fo:margin-bottom="0cm" fo:line-height="110%" fo:text-align="start" fo:text-indent="0cm" style:punctuation-wrap="hanging" style:writing-mode="lr-tb"/>
      <style:text-properties fo:hyphenate="false" loext:hyphenation-no-caps="false"/>
    </style:style>
    <style:style style:name="P39" style:family="paragraph">
      <style:paragraph-properties fo:margin-left="0cm" fo:margin-right="0cm" fo:margin-top="0.6cm" fo:margin-bottom="0cm" fo:line-height="100%" fo:text-align="start" fo:text-indent="0cm" style:punctuation-wrap="hanging" style:writing-mode="lr-tb"/>
      <style:text-properties fo:color="#000000" loext:opacity="100%" fo:hyphenate="false"/>
    </style:style>
    <style:style style:name="P40" style:family="paragraph">
      <style:paragraph-properties fo:text-align="center" style:text-autospace="none"/>
    </style:style>
    <style:style style:name="P41" style:family="paragraph">
      <style:paragraph-properties fo:text-align="start" style:text-autospace="none"/>
    </style:style>
    <style:style style:name="P42" style:family="paragraph">
      <loext:graphic-properties draw:fill="none"/>
      <style:paragraph-properties fo:text-align="center"/>
    </style:style>
    <style:style style:name="P43" style:family="paragraph">
      <loext:graphic-properties draw:fill-color="#ffffff"/>
      <style:paragraph-properties style:writing-mode="lr-tb"/>
    </style:style>
    <style:style style:name="P44" style:family="paragraph">
      <style:paragraph-properties fo:margin-top="0.5cm" fo:margin-bottom="0cm" fo:line-height="100%" fo:text-align="start" style:punctuation-wrap="hanging" style:writing-mode="lr-tb"/>
      <style:text-properties fo:hyphenate="false"/>
    </style:style>
    <style:style style:name="P45" style:family="paragraph">
      <style:paragraph-properties fo:margin-top="0cm" fo:margin-bottom="0cm" fo:text-align="justify"/>
      <style:text-properties fo:hyphenate="false" loext:hyphenation-no-caps="false"/>
    </style:style>
    <style:style style:name="P46" style:family="paragraph">
      <style:paragraph-properties fo:margin-top="0cm" fo:margin-bottom="0cm" fo:line-height="110%" fo:text-align="justify" style:punctuation-wrap="hanging" style:writing-mode="lr-tb"/>
      <style:text-properties fo:hyphenate="false" loext:hyphenation-no-caps="false"/>
    </style:style>
    <style:style style:name="P47" style:family="paragraph">
      <style:paragraph-properties fo:margin-top="0cm" fo:margin-bottom="0cm" fo:line-height="110%" fo:text-align="start" style:punctuation-wrap="hanging" style:writing-mode="lr-tb"/>
      <style:text-properties fo:hyphenate="false" loext:hyphenation-no-caps="false"/>
    </style:style>
    <style:style style:name="P48" style:family="paragraph">
      <style:paragraph-properties fo:margin-top="0.5cm" fo:margin-bottom="0cm" fo:line-height="100%" fo:text-align="start" style:punctuation-wrap="hanging" style:writing-mode="lr-tb"/>
      <style:text-properties fo:hyphenate="false" loext:hyphenation-no-caps="false"/>
    </style:style>
    <style:style style:name="P49" style:family="paragraph">
      <style:paragraph-properties fo:margin-top="0cm" fo:margin-bottom="0cm" fo:line-height="100%"/>
      <style:text-properties fo:hyphenate="false" loext:hyphenation-no-caps="false"/>
    </style:style>
    <style:style style:name="P50" style:family="paragraph">
      <loext:graphic-properties draw:fill="solid" draw:fill-color="#ffffff"/>
      <style:paragraph-properties fo:margin-left="0cm" fo:margin-right="0cm" fo:margin-top="0cm" fo:margin-bottom="0cm" fo:line-height="100%" fo:text-indent="0cm" style:writing-mode="lr-tb"/>
      <style:text-properties fo:font-size="18pt"/>
    </style:style>
    <style:style style:name="P51" style:family="paragraph">
      <style:paragraph-properties fo:text-align="center" style:text-autospace="none"/>
      <style:text-properties fo:font-size="24pt" fo:font-weight="bold" style:font-size-asian="24pt" style:font-weight-asian="bold" style:font-size-complex="24pt" style:font-weight-complex="bold"/>
    </style:style>
    <style:style style:name="P52" style:family="paragraph">
      <style:paragraph-properties style:text-autospace="none"/>
      <style:text-properties fo:font-size="24pt" fo:font-weight="bold" style:font-size-asian="24pt" style:font-weight-asian="bold" style:font-size-complex="24pt" style:font-weight-complex="bold"/>
    </style:style>
    <style:style style:name="P53" style:family="paragraph">
      <style:paragraph-properties fo:text-align="center" style:text-autospace="none"/>
      <style:text-properties fo:color="#784b04" loext:opacity="100%" fo:font-size="22pt" style:font-size-asian="22pt" style:font-size-complex="22pt"/>
    </style:style>
    <style:style style:name="P54" style:family="paragraph">
      <style:paragraph-properties fo:text-align="center" style:text-autospace="none"/>
      <style:text-properties fo:color="#224b12" loext:opacity="100%" fo:font-size="22pt" style:font-size-asian="22pt" style:font-size-complex="22pt"/>
    </style:style>
    <style:style style:name="P55" style:family="paragraph">
      <style:paragraph-properties fo:text-align="center" style:text-autospace="none"/>
      <style:text-properties fo:color="#8d281e" loext:opacity="100%" fo:font-size="22pt" style:font-size-asian="22pt" style:font-size-complex="22pt"/>
    </style:style>
    <style:style style:name="P56" style:family="paragraph">
      <style:paragraph-properties fo:margin-left="0cm" fo:margin-right="0cm" fo:margin-top="0cm" fo:margin-bottom="0cm" fo:line-height="100%" fo:text-align="center" fo:text-indent="0cm" style:text-autospace="none"/>
      <style:text-properties fo:color="#8d281e" loext:opacity="100%" fo:font-size="22pt" style:font-size-asian="22pt" style:font-size-complex="22pt"/>
    </style:style>
    <style:style style:name="P57" style:family="paragraph">
      <style:paragraph-properties fo:margin-left="0cm" fo:margin-right="0cm" fo:margin-top="0cm" fo:margin-bottom="0cm" fo:line-height="100%" fo:text-align="center" fo:text-indent="0cm" style:text-autospace="none"/>
      <style:text-properties fo:color="#784b04" loext:opacity="100%" fo:font-size="22pt" style:font-size-asian="22pt" style:font-size-complex="22pt"/>
    </style:style>
    <style:style style:name="P58" style:family="paragraph">
      <style:paragraph-properties fo:margin-left="0cm" fo:margin-right="0cm" fo:margin-top="0cm" fo:margin-bottom="0cm" fo:line-height="100%" fo:text-align="center" fo:text-indent="0cm" style:text-autospace="none"/>
      <style:text-properties fo:color="#224b12" loext:opacity="100%" fo:font-size="22pt" style:font-size-asian="22pt" style:font-size-complex="22pt"/>
    </style:style>
    <style:style style:name="P59" style:family="paragraph">
      <style:paragraph-properties fo:text-align="center" style:text-autospace="none"/>
      <style:text-properties fo:color="#666666" loext:opacity="100%" fo:font-size="22pt" style:font-size-asian="22pt" style:font-size-complex="22pt"/>
    </style:style>
    <style:style style:name="P60" style:family="paragraph">
      <style:paragraph-properties fo:text-align="center" style:text-autospace="none"/>
      <style:text-properties fo:font-size="22pt" style:font-size-asian="22pt" style:font-size-complex="22pt"/>
    </style:style>
    <style:style style:name="P61" style:family="paragraph">
      <style:paragraph-properties fo:text-align="center" style:text-autospace="none"/>
      <style:text-properties fo:color="#8d281e" loext:opacity="100%" style:font-name="Bookman Old Style" fo:font-size="21pt" style:font-size-asian="21pt" style:font-size-complex="21pt"/>
    </style:style>
    <style:style style:name="P62" style:family="paragraph">
      <style:paragraph-properties fo:text-align="center" style:text-autospace="none"/>
      <style:text-properties fo:color="#666666" loext:opacity="100%" style:font-name="Liberation Sans2" fo:font-size="22pt" style:font-size-asian="22pt" style:font-size-complex="22pt"/>
    </style:style>
    <style:style style:name="P63" style:family="paragraph">
      <style:paragraph-properties fo:text-align="start" style:text-autospace="none"/>
      <style:text-properties fo:font-size="24pt" fo:font-weight="bold" style:font-size-asian="24pt" style:font-weight-asian="bold" style:font-size-complex="24pt" style:font-weight-complex="bold"/>
    </style:style>
    <style:style style:name="P64" style:family="paragraph">
      <style:paragraph-properties fo:text-align="center" style:text-autospace="none"/>
      <style:text-properties fo:color="#666666" loext:opacity="100%" style:font-name="Bookman Old Style" fo:font-size="21pt" style:font-size-asian="21pt" style:font-size-complex="21pt"/>
    </style:style>
    <style:style style:name="P65" style:family="paragraph">
      <style:paragraph-properties fo:margin-left="0cm" fo:margin-right="0cm" fo:text-indent="0cm" style:text-autospace="none"/>
      <style:text-properties fo:font-size="24pt" fo:font-weight="bold" style:font-size-asian="24pt" style:font-weight-asian="bold" style:font-size-complex="24pt" style:font-weight-complex="bold"/>
    </style:style>
    <style:style style:name="P66" style:family="paragraph">
      <style:paragraph-properties fo:margin-left="0cm" fo:margin-right="0cm" fo:text-align="center" fo:text-indent="0cm" style:text-autospace="none"/>
      <style:text-properties fo:color="#666666" loext:opacity="100%" fo:font-size="22pt" style:font-size-asian="22pt" style:font-size-complex="22pt"/>
    </style:style>
    <style:style style:name="P67" style:family="paragraph">
      <style:paragraph-properties fo:margin-top="0.4cm" fo:margin-bottom="0cm"/>
    </style:style>
    <style:style style:name="P68" style:family="paragraph">
      <style:paragraph-properties fo:margin-top="0.1cm" fo:margin-bottom="0cm"/>
    </style:style>
    <style:style style:name="P6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0" style:family="paragraph">
      <style:paragraph-properties fo:margin-left="0cm" fo:margin-right="0cm" fo:margin-top="0.1cm" fo:margin-bottom="0cm" fo:line-height="110%" fo:text-align="start" fo:text-indent="0cm" style:punctuation-wrap="hanging" style:writing-mode="lr-tb"/>
      <style:text-properties fo:hyphenate="false"/>
    </style:style>
    <style:style style:name="P71" style:family="paragraph">
      <style:paragraph-properties fo:margin-top="0cm" fo:margin-bottom="0cm"/>
    </style:style>
    <style:style style:name="P72" style:family="paragraph">
      <loext:graphic-properties draw:fill-color="#b2b2b2" draw:opacity="50%"/>
      <style:paragraph-properties fo:text-align="center"/>
    </style:style>
    <style:style style:name="P73" style:family="paragraph">
      <loext:graphic-properties draw:fill-color="#ffffff"/>
      <style:paragraph-properties style:writing-mode="lr-tb"/>
      <style:text-properties fo:font-size="20pt"/>
    </style:style>
    <style:style style:name="P74" style:family="paragraph">
      <style:paragraph-properties fo:margin-top="0.1cm" fo:margin-bottom="0cm" fo:line-height="110%" fo:text-align="start" style:punctuation-wrap="hanging" style:writing-mode="lr-tb"/>
      <style:text-properties fo:hyphenate="false"/>
    </style:style>
    <style:style style:name="P75" style:family="paragraph">
      <style:paragraph-properties fo:margin-left="0cm" fo:margin-right="0cm" fo:text-align="center" fo:text-indent="0cm" style:text-autospace="none"/>
      <style:text-properties fo:font-size="24pt" fo:font-weight="bold" style:font-size-asian="24pt" style:font-weight-asian="bold" style:font-size-complex="24pt" style:font-weight-complex="bold"/>
    </style:style>
    <style:style style:name="P76" style:family="paragraph">
      <style:paragraph-properties fo:margin-left="0cm" fo:margin-right="0cm" fo:text-align="center" fo:text-indent="0cm" style:text-autospace="none"/>
      <style:text-properties fo:font-size="18pt" fo:font-weight="bold" style:font-size-asian="24pt" style:font-weight-asian="bold" style:font-size-complex="24pt" style:font-weight-complex="bold"/>
    </style:style>
    <style:style style:name="P77" style:family="paragraph">
      <style:paragraph-properties fo:margin-left="0cm" fo:margin-right="0cm" fo:text-align="center" fo:text-indent="0cm" style:text-autospace="none"/>
      <style:text-properties fo:color="#784b04" loext:opacity="100%" fo:font-size="22pt" style:font-size-asian="22pt" style:font-size-complex="22pt"/>
    </style:style>
    <style:style style:name="P78" style:family="paragraph">
      <style:paragraph-properties fo:margin-left="0cm" fo:margin-right="0cm" fo:text-align="center" fo:text-indent="0cm" style:text-autospace="none"/>
      <style:text-properties fo:color="#224b12" loext:opacity="100%" fo:font-size="22pt" style:font-size-asian="22pt" style:font-size-complex="22pt"/>
    </style:style>
    <style:style style:name="P79" style:family="paragraph">
      <style:paragraph-properties fo:margin-left="0cm" fo:margin-right="0cm" fo:text-align="center" fo:text-indent="0cm" style:text-autospace="none"/>
      <style:text-properties fo:color="#8d281e" loext:opacity="100%" fo:font-size="22pt" style:font-size-asian="22pt" style:font-size-complex="22pt"/>
    </style:style>
    <style:style style:name="P80" style:family="paragraph">
      <style:paragraph-properties fo:margin-left="0cm" fo:margin-right="0cm" fo:text-align="center" fo:text-indent="0cm" style:text-autospace="none"/>
      <style:text-properties fo:color="#8d281e" loext:opacity="100%" style:font-name="Bookman Old Style" fo:font-size="21pt" style:font-size-asian="21pt" style:font-size-complex="21pt"/>
    </style:style>
    <style:style style:name="P81" style:family="paragraph">
      <style:paragraph-properties fo:margin-left="0cm" fo:margin-right="0cm" fo:text-align="center" fo:text-indent="0cm" style:text-autospace="none"/>
      <style:text-properties fo:color="#666666" loext:opacity="100%" style:font-name="Liberation Sans2" fo:font-size="22pt" style:font-size-asian="22pt" style:font-size-complex="22pt"/>
    </style:style>
    <style:style style:name="P82" style:family="paragraph">
      <style:paragraph-properties style:text-autospace="none"/>
      <style:text-properties fo:font-size="18pt" fo:font-weight="bold" style:font-size-asian="24pt" style:font-weight-asian="bold" style:font-size-complex="24pt" style:font-weight-complex="bold"/>
    </style:style>
    <style:style style:name="P83" style:family="paragraph">
      <style:paragraph-properties fo:text-align="center" style:text-autospace="none"/>
      <style:text-properties fo:color="#8d281e" loext:opacity="100%" style:font-name="Liberation Sans2" fo:font-size="22pt" style:font-size-asian="22pt" style:font-size-complex="22pt"/>
    </style:style>
    <style:style style:name="P84" style:family="paragraph">
      <style:paragraph-properties fo:margin-left="0cm" fo:margin-right="0cm" fo:margin-top="0cm" fo:margin-bottom="0cm" fo:line-height="100%" fo:text-align="center" fo:text-indent="0cm" style:text-autospace="none"/>
      <style:text-properties fo:color="#224b12" loext:opacity="100%" style:font-name="Bookman Old Style" fo:font-size="22pt" style:font-size-asian="22pt" style:font-size-complex="22pt"/>
    </style:style>
    <style:style style:name="P85" style:family="paragraph">
      <style:paragraph-properties fo:margin-top="0.1cm" fo:margin-bottom="0cm" fo:line-height="100%"/>
      <style:text-properties fo:hyphenate="false" loext:hyphenation-no-caps="false"/>
    </style:style>
    <style:style style:name="P86" style:family="paragraph">
      <style:paragraph-properties fo:margin-top="0.4cm" fo:margin-bottom="0cm" style:writing-mode="lr-tb"/>
      <style:text-properties fo:font-size="30pt" style:font-size-asian="30pt" style:font-size-complex="30pt"/>
    </style:style>
    <style:style style:name="P87" style:family="paragraph">
      <style:paragraph-properties fo:margin-top="0cm" fo:margin-bottom="0cm" fo:line-height="110%" fo:text-align="start" style:punctuation-wrap="hanging" style:writing-mode="lr-tb"/>
      <style:text-properties fo:hyphenate="false"/>
    </style:style>
    <style:style style:name="P88" style:family="paragraph">
      <loext:graphic-properties draw:fill="none" draw:fill-color="#ffffff"/>
    </style:style>
    <style:style style:name="P89" style:family="paragraph">
      <style:paragraph-properties fo:margin-top="0.3cm" fo:margin-bottom="0cm" fo:line-height="110%" fo:text-align="start" style:punctuation-wrap="hanging" style:writing-mode="lr-tb"/>
      <style:text-properties fo:hyphenate="false"/>
    </style:style>
    <style:style style:name="P90" style:family="paragraph">
      <style:paragraph-properties fo:margin-top="0.1cm" fo:margin-bottom="0cm" fo:line-height="100%"/>
    </style:style>
    <style:style style:name="P91" style:family="paragraph">
      <style:paragraph-properties fo:margin-top="0.5cm" fo:margin-bottom="0cm"/>
    </style:style>
    <style:style style:name="P92" style:family="paragraph">
      <style:paragraph-properties fo:margin-top="0cm" fo:margin-bottom="0cm" fo:line-height="100%"/>
    </style:style>
    <style:style style:name="P93"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94" style:family="paragraph">
      <loext:graphic-properties draw:fill="none" draw:fill-color="#ffffff"/>
      <style:paragraph-properties fo:margin-left="0cm" fo:margin-right="0cm" fo:margin-top="0.5cm" fo:margin-bottom="0cm" fo:line-height="100%" fo:text-align="start" fo:text-indent="0cm" style:punctuation-wrap="hanging" style:writing-mode="lr-tb"/>
      <style:text-properties fo:font-size="18pt" fo:hyphenate="false"/>
    </style:style>
    <style:style style:name="P95"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96" style:family="paragraph">
      <loext:graphic-properties draw:fill="none" draw:fill-color="#ffffff"/>
      <style:paragraph-properties fo:margin-left="0cm" fo:margin-right="0cm" fo:margin-top="0.3cm" fo:margin-bottom="0cm" fo:line-height="100%" fo:text-align="start" fo:text-indent="0cm" style:punctuation-wrap="hanging" style:writing-mode="lr-tb"/>
      <style:text-properties fo:hyphenate="false"/>
    </style:style>
    <style:style style:name="P97" style:family="paragraph">
      <style:paragraph-properties fo:margin-top="0.6cm" fo:margin-bottom="0cm"/>
    </style:style>
    <style:style style:name="P98" style:family="paragraph">
      <style:paragraph-properties fo:margin-top="0.8cm" fo:margin-bottom="0cm"/>
    </style:style>
    <style:style style:name="P99" style:family="paragraph">
      <style:paragraph-properties fo:margin-left="0cm" fo:margin-right="0cm" fo:margin-top="0.2cm" fo:margin-bottom="0cm" fo:line-height="115%" fo:text-align="start" fo:text-indent="0cm" style:punctuation-wrap="hanging" style:writing-mode="lr-tb"/>
      <style:text-properties fo:hyphenate="false"/>
    </style:style>
    <style:style style:name="P100" style:family="paragraph">
      <loext:graphic-properties draw:fill="none" draw:fill-color="#ffffff"/>
      <style:paragraph-properties fo:margin-left="0cm" fo:margin-right="0cm" fo:margin-top="0.2cm" fo:margin-bottom="0cm" fo:line-height="115%" fo:text-align="start" fo:text-indent="0cm" style:punctuation-wrap="hanging" style:writing-mode="lr-tb"/>
      <style:text-properties fo:font-size="18pt" fo:hyphenate="false"/>
    </style:style>
    <style:style style:name="P101" style:family="paragraph">
      <style:paragraph-properties fo:margin-left="0cm" fo:margin-right="0cm" fo:margin-top="0cm" fo:margin-bottom="0cm" fo:line-height="100%" fo:text-align="center" fo:text-indent="0cm" style:text-autospace="none" style:punctuation-wrap="hanging" style:writing-mode="lr-tb"/>
      <style:text-properties fo:hyphenate="false"/>
    </style:style>
    <style:style style:name="P102" style:family="paragraph">
      <style:paragraph-properties fo:text-align="center" style:writing-mode="lr-tb"/>
      <style:text-properties style:text-position="0% 100%" fo:font-size="44pt" fo:font-weight="normal" style:font-size-asian="44pt" style:font-weight-asian="normal" style:font-size-complex="44pt" style:font-weight-complex="normal"/>
    </style:style>
    <style:style style:name="P103" style:family="paragraph">
      <style:paragraph-properties fo:text-align="center" style:text-autospace="none"/>
      <style:text-properties fo:font-size="18pt" fo:font-weight="bold" style:font-size-asian="24pt" style:font-weight-asian="bold" style:font-size-complex="24pt" style:font-weight-complex="bold"/>
    </style:style>
    <style:style style:name="P104" style:family="paragraph">
      <style:paragraph-properties fo:text-align="center" style:text-autospace="none"/>
      <style:text-properties fo:color="#784b04" loext:opacity="100%" fo:font-size="18pt" style:font-size-asian="22pt" style:font-size-complex="22pt"/>
    </style:style>
    <style:style style:name="P105" style:family="paragraph">
      <style:paragraph-properties fo:text-align="center" style:text-autospace="none"/>
      <style:text-properties fo:color="#224b12" loext:opacity="100%" fo:font-size="18pt" style:font-size-asian="22pt" style:font-size-complex="22pt"/>
    </style:style>
    <style:style style:name="P106" style:family="paragraph">
      <style:paragraph-properties fo:text-align="center" style:text-autospace="none"/>
      <style:text-properties fo:color="#8d281e" loext:opacity="100%" fo:font-size="18pt" style:font-size-asian="22pt" style:font-size-complex="22pt"/>
    </style:style>
    <style:style style:name="P107" style:family="paragraph">
      <style:paragraph-properties fo:margin-left="0cm" fo:margin-right="0cm" fo:margin-top="0cm" fo:margin-bottom="0cm" fo:line-height="100%" fo:text-align="center" fo:text-indent="0cm" style:text-autospace="none"/>
      <style:text-properties fo:color="#8d281e" loext:opacity="100%" fo:font-size="18pt" style:font-size-asian="22pt" style:font-size-complex="22pt"/>
    </style:style>
    <style:style style:name="P108" style:family="paragraph">
      <style:paragraph-properties fo:margin-left="0cm" fo:margin-right="0cm" fo:margin-top="0cm" fo:margin-bottom="0cm" fo:line-height="100%" fo:text-align="center" fo:text-indent="0cm" style:text-autospace="none"/>
      <style:text-properties fo:color="#784b04" loext:opacity="100%" fo:font-size="18pt" style:font-size-asian="22pt" style:font-size-complex="22pt"/>
    </style:style>
    <style:style style:name="P109" style:family="paragraph">
      <style:paragraph-properties fo:margin-left="0cm" fo:margin-right="0cm" fo:margin-top="0cm" fo:margin-bottom="0cm" fo:line-height="100%" fo:text-align="center" fo:text-indent="0cm" style:text-autospace="none"/>
      <style:text-properties fo:color="#224b12" loext:opacity="100%" fo:font-size="18pt" style:font-size-asian="22pt" style:font-size-complex="22pt"/>
    </style:style>
    <style:style style:name="P110" style:family="paragraph">
      <style:paragraph-properties fo:text-align="center" style:text-autospace="none"/>
      <style:text-properties fo:color="#666666" loext:opacity="100%" fo:font-size="18pt" style:font-size-asian="22pt" style:font-size-complex="22pt"/>
    </style:style>
    <style:style style:name="P111" style:family="paragraph">
      <style:paragraph-properties fo:text-align="center" style:text-autospace="none"/>
      <style:text-properties fo:font-size="18pt" style:font-size-asian="22pt" style:font-size-complex="22pt"/>
    </style:style>
    <style:style style:name="P112" style:family="paragraph">
      <style:paragraph-properties fo:margin-top="0.1cm" fo:margin-bottom="0cm"/>
      <style:text-properties fo:hyphenate="false" loext:hyphenation-no-caps="false"/>
    </style:style>
    <style:style style:name="P113" style:family="paragraph">
      <style:paragraph-properties fo:margin-left="0cm" fo:margin-right="0cm" fo:margin-top="0.2cm" fo:margin-bottom="0cm" fo:line-height="100%" fo:text-indent="0cm"/>
    </style:style>
    <style:style style:name="P114" style:family="paragraph">
      <loext:graphic-properties draw:fill="solid" draw:fill-color="#ffffff"/>
      <style:paragraph-properties fo:margin-left="0cm" fo:margin-right="0cm" fo:margin-top="0.2cm" fo:margin-bottom="0cm" fo:line-height="100%" fo:text-indent="0cm" style:writing-mode="lr-tb"/>
      <style:text-properties fo:font-size="18pt"/>
    </style:style>
    <style:style style:name="P115" style:family="paragraph">
      <style:paragraph-properties fo:text-align="center" style:text-autospace="none"/>
      <style:text-properties fo:color="#8d281e" loext:opacity="100%" style:font-name="Bookman Old Style" fo:font-size="18pt" style:font-size-asian="21pt" style:font-size-complex="21pt"/>
    </style:style>
    <style:style style:name="P116" style:family="paragraph">
      <style:paragraph-properties fo:margin-left="0cm" fo:margin-right="0cm" fo:margin-top="0.2cm" fo:margin-bottom="0cm" fo:line-height="110%" fo:text-align="start" fo:text-indent="0cm" style:punctuation-wrap="hanging" style:writing-mode="lr-tb"/>
      <style:text-properties fo:hyphenate="false"/>
    </style:style>
    <style:style style:name="P117" style:family="paragraph">
      <style:paragraph-properties fo:margin-top="0cm" fo:margin-bottom="0cm"/>
      <style:text-properties fo:hyphenate="false" loext:hyphenation-no-caps="false"/>
    </style:style>
    <style:style style:name="P118" style:family="paragraph">
      <style:paragraph-properties style:writing-mode="lr-tb"/>
      <style:text-properties fo:hyphenate="false" loext:hyphenation-no-caps="false"/>
    </style:style>
    <style:style style:name="P119" style:family="paragraph">
      <style:paragraph-properties fo:margin-left="0cm" fo:margin-right="0cm" fo:margin-top="0cm" fo:margin-bottom="0.1cm" fo:line-height="100%" fo:text-indent="0cm"/>
    </style:style>
    <style:style style:name="P120" style:family="paragraph">
      <loext:graphic-properties draw:fill="solid" draw:fill-color="#ffffff" draw:opacity="100%"/>
      <style:paragraph-properties fo:margin-left="0cm" fo:margin-right="0cm" fo:margin-top="0cm" fo:margin-bottom="0cm" fo:line-height="100%" fo:text-indent="0cm" style:writing-mode="lr-tb"/>
      <style:text-properties style:font-name="Arial Narrow" fo:font-size="18pt"/>
    </style:style>
    <style:style style:name="P121" style:family="paragraph">
      <style:text-properties fo:color="#000000" loext:opacity="100%" fo:font-size="24pt" fo:font-weight="bold" style:font-size-asian="24pt" style:font-weight-asian="bold" style:font-size-complex="24pt" style:font-weight-complex="bold"/>
    </style:style>
    <style:style style:name="P122" style:family="paragraph">
      <style:text-properties fo:font-size="24pt" fo:font-weight="bold" style:font-size-asian="24pt" style:font-weight-asian="bold" style:font-size-complex="24pt" style:font-weight-complex="bold"/>
    </style:style>
    <style:style style:name="P123" style:family="paragraph">
      <style:text-properties fo:font-size="24pt" style:font-size-asian="24pt" style:font-size-complex="24pt"/>
    </style:style>
    <style:style style:name="P124" style:family="paragraph">
      <style:text-properties fo:color="#000000" loext:opacity="100%"/>
    </style:style>
    <style:style style:name="P125" style:family="paragraph">
      <style:text-properties fo:font-size="23pt" style:font-size-asian="23pt" style:font-size-complex="23pt"/>
    </style:style>
    <style:style style:name="P126" style:family="paragraph">
      <style:text-properties style:font-name="Arial1" fo:font-size="22pt" style:font-size-asian="22pt" style:font-size-complex="22pt"/>
    </style:style>
    <style:style style:name="P127" style:family="paragraph">
      <style:paragraph-properties fo:margin-left="0cm" fo:margin-right="0cm" fo:margin-top="0cm" fo:margin-bottom="0cm" fo:line-height="100%" fo:text-indent="0cm"/>
      <style:text-properties style:font-name="Arial1" fo:font-size="22pt" style:font-size-asian="22pt" style:font-size-complex="22pt"/>
    </style:style>
    <style:style style:name="P128" style:family="paragraph">
      <style:text-properties fo:color="#000000" loext:opacity="100%" fo:letter-spacing="-0.06cm" fo:text-shadow="none"/>
    </style:style>
    <style:style style:name="P129" style:family="paragraph">
      <style:paragraph-properties fo:margin-left="0cm" fo:margin-right="0cm" fo:margin-top="0cm" fo:margin-bottom="0cm" fo:line-height="100%" fo:text-indent="0cm"/>
      <style:text-properties fo:color="#000000" loext:opacity="100%" fo:letter-spacing="-0.06cm" fo:text-shadow="none"/>
    </style:style>
    <style:style style:name="P130" style:family="paragraph">
      <style:text-properties fo:color="#111111" loext:opacity="100%" fo:text-shadow="1pt 1pt"/>
    </style:style>
    <style:style style:name="P131" style:family="paragraph">
      <style:paragraph-properties fo:line-height="100%"/>
      <style:text-properties fo:color="#111111" loext:opacity="100%" fo:text-shadow="1pt 1pt"/>
    </style:style>
    <style:style style:name="P132"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style="italic" fo:font-weight="normal" style:font-size-asian="44pt" style:font-style-asian="italic" style:font-weight-asian="normal" style:font-size-complex="44pt" style:font-style-complex="italic" style:font-weight-complex="normal" fo:hyphenate="false"/>
    </style:style>
    <style:style style:name="P133" style:family="paragraph">
      <loext:graphic-properties draw:fill-color="#eeeeee"/>
      <style:paragraph-properties fo:text-align="center"/>
    </style:style>
    <style:style style:name="P134"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weight="normal" style:font-size-asian="44pt" style:font-weight-asian="normal" style:font-size-complex="44pt" style:font-weight-complex="normal" fo:hyphenate="false"/>
    </style:style>
    <style:style style:name="P135" style:family="paragraph">
      <style:paragraph-properties fo:line-height="100%"/>
    </style:style>
    <style:style style:name="P136" style:family="paragraph">
      <style:paragraph-properties fo:margin-top="0.1cm" fo:margin-bottom="0cm" fo:line-height="115%" fo:text-align="start" style:punctuation-wrap="hanging" style:writing-mode="lr-tb"/>
      <style:text-properties fo:hyphenate="false"/>
    </style:style>
    <style:style style:name="P137" style:family="paragraph">
      <style:paragraph-properties fo:margin-top="0.1cm" fo:margin-bottom="0cm" fo:line-height="100%" fo:text-align="start" style:punctuation-wrap="hanging" style:writing-mode="lr-tb"/>
      <style:text-properties fo:hyphenate="false"/>
    </style:style>
    <style:style style:name="P138" style:family="paragraph">
      <style:paragraph-properties fo:margin-top="0.1cm" fo:margin-bottom="0.2cm"/>
    </style:style>
    <style:style style:name="P139" style:family="paragraph">
      <style:paragraph-properties fo:margin-top="0.2cm" fo:margin-bottom="0cm" fo:line-height="100%" fo:text-align="start" style:punctuation-wrap="hanging" style:writing-mode="lr-tb"/>
      <style:text-properties fo:hyphenate="false"/>
    </style:style>
    <style:style style:name="P140" style:family="paragraph">
      <style:paragraph-properties fo:margin-top="0.7cm" fo:margin-bottom="0cm" fo:line-height="100%" fo:text-align="start" style:punctuation-wrap="hanging" style:writing-mode="lr-tb"/>
      <style:text-properties fo:hyphenate="false"/>
    </style:style>
    <style:style style:name="P141" style:family="paragraph">
      <style:paragraph-properties fo:text-align="center" style:writing-mode="lr-tb"/>
    </style:style>
    <style:style style:name="T1" style:family="text">
      <style:text-properties style:text-outline="true" fo:font-size="60pt" style:font-size-asian="60pt" style:font-size-complex="60pt"/>
    </style:style>
    <style:style style:name="T2" style:family="text">
      <style:text-properties fo:color="#ffffff" loext:opacity="100%" fo:font-size="28pt" style:font-size-asian="24pt" style:font-size-complex="24pt"/>
    </style:style>
    <style:style style:name="T3" style:family="text">
      <style:text-properties fo:font-size="44pt" style:font-size-asian="44pt" style:font-size-complex="44pt"/>
    </style:style>
    <style:style style:name="T4" style:family="text">
      <style:text-properties fo:font-variant="normal" fo:text-transform="none" style:use-window-font-color="true" loext:opacity="0%" style:text-outline="false" style:text-line-through-style="none" style:text-line-through-type="none"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1"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8" style:family="text">
      <style:text-properties fo:font-size="44pt"/>
    </style:style>
    <style:style style:name="T9" style:family="text">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T10" style:family="text">
      <style:text-properties fo:color="#000000" loext:opacity="100%" fo:font-size="24pt" style:font-size-asian="24pt" style:font-size-complex="24pt"/>
    </style:style>
    <style:style style:name="T11" style:family="text">
      <style:text-properties style:font-name="Liberation Sans2" fo:font-size="24pt" fo:font-style="italic" style:font-size-asian="24pt" style:font-style-asian="italic" style:font-size-complex="24pt" style:font-style-complex="italic"/>
    </style:style>
    <style:style style:name="T12" style:family="text">
      <style:text-properties fo:font-size="24pt" fo:font-style="italic" style:font-size-asian="24pt" style:font-style-asian="italic" style:font-size-complex="24pt" style:font-style-complex="italic"/>
    </style:style>
    <style:style style:name="T13" style:family="text">
      <style:text-properties style:use-window-font-color="true" loext:opacity="0%" style:font-name="Liberation Sans2" fo:font-size="24pt" fo:font-style="italic" style:letter-kerning="true" style:font-name-asian="Liberation Serif2" style:font-size-asian="24pt" style:font-style-asian="italic" style:font-name-complex="Liberation Serif2" style:font-size-complex="24pt" style:font-style-complex="italic"/>
    </style:style>
    <style:style style:name="T14" style:family="text">
      <style:text-properties style:font-name="Liberation Serif" fo:font-size="24pt" fo:font-style="italic" style:font-size-asian="24pt" style:font-style-asian="italic" style:font-size-complex="24pt" style:font-style-complex="italic"/>
    </style:style>
    <style:style style:name="T15" style:family="text">
      <style:text-properties style:font-name="Bookman Old Style" fo:font-size="26pt" style:font-size-asian="26pt" style:font-size-complex="26pt"/>
    </style:style>
    <style:style style:name="T16" style:family="text">
      <style:text-properties style:text-position="33% 58%" style:font-name="Bookman Old Style" fo:font-size="26pt" style:font-size-asian="26pt" style:font-size-complex="26pt"/>
    </style:style>
    <style:style style:name="T17" style:family="text">
      <style:text-properties style:font-name="Liberation Sans2" fo:font-size="24pt" style:font-size-asian="24pt" style:font-size-complex="24pt"/>
    </style:style>
    <style:style style:name="T18" style:family="text">
      <style:text-properties fo:color="#000000" loext:opacity="100%" style:font-name="Liberation Sans2" fo:font-size="24pt" style:font-name-asian="Times New Roman" style:font-size-asian="24pt" style:font-name-complex="Times New Roman" style:font-size-complex="24pt"/>
    </style:style>
    <style:style style:name="T19" style:family="text">
      <style:text-properties style:text-position="33% 58%" style:font-name="Liberation Sans2" fo:font-size="24pt" style:font-size-asian="24pt" style:font-size-complex="24pt"/>
    </style:style>
    <style:style style:name="T20" style:family="text">
      <style:text-properties fo:color="#000000" loext:opacity="100%" style:font-name="Liberation Sans2" fo:font-size="24pt" style:font-size-asian="24pt" style:font-size-complex="24pt"/>
    </style:style>
    <style:style style:name="T21" style:family="text">
      <style:text-properties fo:font-size="24pt" style:font-size-asian="24pt" style:font-size-complex="24pt"/>
    </style:style>
    <style:style style:name="T22" style:family="text">
      <style:text-properties style:font-name="Liberation Serif" fo:font-size="26pt" fo:font-style="italic" style:font-size-asian="26pt" style:font-style-asian="italic" style:font-size-complex="26pt" style:font-style-complex="italic"/>
    </style:style>
    <style:style style:name="T23" style:family="text">
      <style:text-properties style:font-name="Bookman Old Style" fo:font-size="26pt" fo:font-style="normal" style:font-size-asian="26pt" style:font-style-asian="normal" style:font-size-complex="26pt" style:font-style-complex="normal"/>
    </style:style>
    <style:style style:name="T24" style:family="text">
      <style:text-properties style:font-name="Liberation Sans2" fo:font-size="24pt" fo:font-style="normal" style:font-size-asian="24pt" style:font-style-asian="normal" style:font-size-complex="24pt" style:font-style-complex="normal"/>
    </style:style>
    <style:style style:name="T25" style:family="text">
      <style:text-properties fo:color="#333333" loext:opacity="100%" style:text-line-through-style="solid" style:text-line-through-type="single" style:font-name="Liberation Sans2" fo:font-size="24pt" style:letter-kerning="true" style:font-name-asian="Microsoft YaHei" style:font-size-asian="24pt" style:font-name-complex="Lucida Sans" style:font-size-complex="24pt"/>
    </style:style>
    <style:style style:name="T26" style:family="text">
      <style:text-properties style:use-window-font-color="true" loext:opacity="0%" style:font-name="Liberation Sans2" fo:font-size="24pt" style:letter-kerning="true" style:font-name-asian="Microsoft YaHei" style:font-size-asian="24pt" style:font-name-complex="Lucida Sans" style:font-size-complex="24pt"/>
    </style:style>
    <style:style style:name="T27" style:family="text">
      <style:text-properties style:use-window-font-color="true" loext:opacity="0%" style:font-name="Liberation Sans2" fo:font-size="24pt" fo:font-style="normal" style:letter-kerning="true" style:font-name-asian="Microsoft YaHei" style:font-size-asian="24pt" style:font-style-asian="normal" style:font-name-complex="Lucida Sans" style:font-size-complex="24pt" style:font-style-complex="normal"/>
    </style:style>
    <style:style style:name="T28" style:family="text">
      <style:text-properties fo:font-size="40pt" style:font-size-asian="40pt" style:font-size-complex="40pt"/>
    </style:style>
    <style:style style:name="T29" style:family="text">
      <style:text-properties fo:font-variant="normal" fo:text-transform="none" fo:color="#000000" loext:opacity="100%" style:text-outline="false" style:text-line-through-style="none" style:text-line-through-type="none" style:font-name="Arial3" fo:font-size="36pt" fo:letter-spacing="normal" fo:language="fi" fo:country="FI" fo:text-shadow="none" style:text-underline-style="none" fo:font-weight="normal" style:letter-kerning="true" fo:background-color="transparent" style:font-name-asian="Microsoft YaHei" style:font-size-asian="36pt" style:font-weight-asian="normal" style:font-name-complex="Lucida Sans" style:font-size-complex="36pt"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rial3" fo:font-size="36pt" fo:letter-spacing="normal" fo:language="fi" fo:country="FI" fo:text-shadow="none" style:text-underline-style="none" fo:font-weight="normal" style:letter-kerning="true" fo:background-color="transparent" style:font-name-asian="Microsoft YaHei" style:font-size-asian="36pt" style:font-weight-asian="normal" style:font-name-complex="Lucida Sans" style:font-size-complex="36pt"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Arial3" fo:font-size="36pt" fo:letter-spacing="normal" fo:language="fi" fo:country="FI"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size="36pt" style:font-size-asian="36pt" style:font-size-complex="36pt"/>
    </style:style>
    <style:style style:name="T33" style:family="text">
      <style:text-properties fo:font-size="26pt" style:font-size-asian="26pt" style:font-size-complex="26pt"/>
    </style:style>
    <style:style style:name="T34" style:family="text">
      <style:text-properties fo:font-size="20pt" style:font-size-asian="20pt" style:font-size-complex="20pt"/>
    </style:style>
    <style:style style:name="T35" style:family="text">
      <style:text-properties style:font-name="Liberation Sans2" fo:font-size="26pt" style:font-size-asian="26pt" style:font-size-complex="26pt"/>
    </style:style>
    <style:style style:name="T36" style:family="text">
      <style:text-properties fo:font-size="32pt" style:font-size-asian="32pt" style:font-size-complex="32pt"/>
    </style:style>
    <style:style style:name="T37" style:family="text">
      <style:text-properties style:font-name="Arial1" fo:font-size="28pt" fo:font-style="italic" style:font-size-asian="28pt" style:font-style-asian="italic" style:font-size-complex="28pt" style:font-style-complex="italic"/>
    </style:style>
    <style:style style:name="T38" style:family="text">
      <style:text-properties style:font-name="Arial1" fo:font-size="32pt" style:font-size-asian="32pt" style:font-size-complex="32pt"/>
    </style:style>
    <style:style style:name="T39"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Arial3" fo:font-size="25pt" fo:letter-spacing="normal" fo:language="fi" fo:country="FI" fo:font-style="normal" fo:text-shadow="none" style:text-underline-style="none" fo:font-weight="normal" style:letter-kerning="true" fo:background-color="transparent"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text-position="33% 58%" style:font-name="Arial3" fo:font-size="25pt" fo:letter-spacing="normal" fo:language="fi" fo:country="FI" fo:font-style="normal" fo:text-shadow="none" style:text-underline-style="none" fo:font-weight="normal" style:letter-kerning="true" fo:background-color="transparent"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42" style:family="text">
      <style:text-properties fo:font-size="28pt" fo:font-weight="bold" style:font-weight-asian="bold" style:font-weight-complex="bold"/>
    </style:style>
    <style:style style:name="T43" style:family="text">
      <style:text-properties style:text-position="33% 58%" style:font-name="Arial1" fo:font-size="32pt" style:font-size-asian="32pt" style:font-size-complex="32pt"/>
    </style:style>
    <style:style style:name="T44" style:family="text">
      <style:text-properties style:text-position="-8% 58%" style:font-name="Arial1" fo:font-size="32pt" style:font-size-asian="32pt" style:font-size-complex="32pt"/>
    </style:style>
    <style:style style:name="T45" style:family="text">
      <style:text-properties style:text-position="0% 100%" style:font-name="Arial1" fo:font-size="20pt" style:font-size-asian="20pt" style:font-size-complex="20pt"/>
    </style:style>
    <style:style style:name="T46" style:family="text">
      <style:text-properties fo:font-variant="normal" fo:text-transform="none" fo:color="#000000" loext:opacity="100%" style:text-outline="false" style:text-line-through-style="none" style:text-line-through-type="none" style:text-position="-8% 58%"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Liberation Sans2"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normal" style:font-name-complex="Lucida Sans" style:font-size-complex="29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style:font-name="DejaVu Sans"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bold" style:font-name-complex="Lucida Sans" style:font-size-complex="29pt" style:font-style-complex="italic" style:font-weight-complex="bold"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DejaVu Sans"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normal" style:font-name-complex="Lucida Sans" style:font-size-complex="29pt" style:font-style-complex="italic" style:font-weight-complex="normal" style:text-emphasize="none" style:font-relief="none" style:text-overline-style="none" style:text-overline-color="font-color"/>
    </style:style>
    <style:style style:name="T50" style:family="text">
      <style:text-properties style:text-position="0% 100%" style:font-name="Liberation Sans2" fo:font-size="29pt" fo:font-style="italic" fo:font-weight="normal" style:font-size-asian="29pt" style:font-style-asian="italic" style:font-weight-asian="normal" style:font-size-complex="29pt" style:font-style-complex="italic" style:font-weight-complex="normal"/>
    </style:style>
    <style:style style:name="T51" style:family="text">
      <style:text-properties style:text-position="0% 100%" style:font-name="DejaVu Sans" fo:font-size="29pt" fo:font-style="italic" fo:font-weight="normal" style:font-size-asian="29pt" style:font-style-asian="italic" style:font-weight-asian="normal" style:font-size-complex="29pt" style:font-style-complex="italic" style:font-weight-complex="normal"/>
    </style:style>
    <style:style style:name="T52" style:family="text">
      <style:text-properties style:text-position="0% 100%" style:font-name="DejaVu Sans" fo:font-size="29pt" fo:font-style="normal" fo:font-weight="normal" style:font-size-asian="29pt" style:font-weight-asian="normal" style:font-size-complex="29pt" style:font-weight-complex="normal"/>
    </style:style>
    <style:style style:name="T53" style:family="text">
      <style:text-properties style:text-position="0% 100%" style:font-name="Liberation Sans2" fo:font-size="32pt" fo:font-style="normal" fo:font-weight="normal" style:font-size-asian="32pt" style:font-weight-asian="bold" style:font-size-complex="32pt" style:font-weight-complex="bold"/>
    </style:style>
    <style:style style:name="T54"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0% 100%" style:font-name="Liberation Sans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bold" style:font-name-complex="Lucida Sans" style:font-size-complex="28pt" style:font-style-complex="italic" style:font-weight-complex="bold"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Liberation Sans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57" style:family="text">
      <style:text-properties style:font-name="Liberation Sans2" fo:font-size="28pt" fo:font-style="italic" fo:font-weight="normal" style:font-size-asian="28pt" style:font-style-asian="italic" style:font-weight-asian="normal" style:font-size-complex="28pt" style:font-style-complex="italic" style:font-weight-complex="normal"/>
    </style:style>
    <style:style style:name="T58" style:family="text">
      <style:text-properties style:font-name="Liberation Sans2" fo:font-size="28pt" fo:font-style="normal" fo:font-weight="normal" style:font-size-asian="28pt" style:font-weight-asian="normal" style:font-size-complex="28pt" style:font-weight-complex="normal"/>
    </style:style>
    <style:style style:name="T59" style:family="text">
      <style:text-properties style:text-position="-8% 58%" style:font-name="Liberation Sans2" fo:font-size="28pt" fo:font-style="normal" fo:font-weight="normal" style:font-size-asian="28pt" style:font-weight-asian="normal" style:font-size-complex="28pt" style:font-weight-complex="normal"/>
    </style:style>
    <style:style style:name="T60" style:family="text">
      <style:text-properties fo:font-size="32pt" fo:font-weight="bold" style:font-size-asian="32pt" style:font-weight-asian="bold" style:font-size-complex="32pt" style:font-weight-complex="bold"/>
    </style:style>
    <style:style style:name="T61" style:family="text">
      <style:text-properties style:font-name="Liberation Sans2" fo:font-size="26pt" fo:font-weight="normal" style:font-size-asian="26pt" style:font-weight-asian="normal" style:font-size-complex="26pt" style:font-weight-complex="normal"/>
    </style:style>
    <style:style style:name="T62" style:family="text">
      <style:text-properties fo:font-size="28pt" fo:font-weight="bold" style:font-size-asian="28pt" style:font-weight-asian="bold" style:font-size-complex="28pt" style:font-weight-complex="bold"/>
    </style:style>
    <style:style style:name="T63" style:family="text">
      <style:text-properties style:use-window-font-color="true" loext:opacity="0%" style:font-name="Liberation Sans2" fo:font-size="26pt" fo:font-weight="normal" style:letter-kerning="true" style:font-name-asian="Microsoft YaHei" style:font-size-asian="26pt" style:font-weight-asian="normal" style:font-name-complex="Lucida Sans" style:font-size-complex="26pt" style:font-weight-complex="normal"/>
    </style:style>
    <style:style style:name="T64"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5" style:family="text">
      <style:text-properties style:font-name="Liberation Sans2" fo:font-size="26pt" fo:font-style="normal" fo:font-weight="normal" style:font-size-asian="26pt" style:font-weight-asian="bold" style:font-size-complex="26pt" style:font-weight-complex="bold"/>
    </style:style>
    <style:style style:name="T66" style:family="text">
      <style:text-properties fo:font-variant="normal" fo:text-transform="none" fo:color="#000000" loext:opacity="100%" style:text-outline="false" style:text-line-through-style="none" style:text-line-through-type="none" style:text-position="0% 100%"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text-position="-8% 58%"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text-position="0% 100%" style:font-name="Arial1" fo:font-size="2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loext:opacity="100%" style:text-outline="false" style:text-line-through-style="none" style:text-line-through-type="none" style:text-position="0% 100%" style:font-name="Arial3" fo:font-size="27pt" fo:letter-spacing="normal" fo:language="fi" fo:country="FI" fo:font-style="normal" fo:text-shadow="none" style:text-underline-style="none" fo:font-weight="normal" style:letter-kerning="true" fo:background-color="transparent" style:font-name-asian="Microsoft YaHei" style:font-size-asian="27pt" style:font-style-asian="normal" style:font-weight-asian="normal" style:font-name-complex="Lucida Sans" style:font-size-complex="27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0% 100%" style:font-name="Arial3" fo:font-size="27pt" fo:letter-spacing="normal" fo:language="fi" fo:country="FI" fo:font-style="italic" fo:text-shadow="none" style:text-underline-style="none" fo:font-weight="normal" style:letter-kerning="true" fo:background-color="transparent" style:font-name-asian="Microsoft YaHei" style:font-size-asian="27pt" style:font-style-asian="italic" style:font-weight-asian="normal" style:font-name-complex="Lucida Sans" style:font-size-complex="27pt" style:font-style-complex="italic" style:font-weight-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8% 58%" style:font-name="Arial3" fo:font-size="27pt" fo:letter-spacing="normal" fo:language="fi" fo:country="FI" fo:font-style="italic" fo:text-shadow="none" style:text-underline-style="none" fo:font-weight="normal" style:letter-kerning="true" fo:background-color="transparent" style:font-name-asian="Microsoft YaHei" style:font-size-asian="27pt" style:font-style-asian="italic" style:font-weight-asian="normal" style:font-name-complex="Lucida Sans" style:font-size-complex="27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8% 58%" style:font-name="Arial3" fo:font-size="27pt" fo:letter-spacing="normal" fo:language="fi" fo:country="FI" fo:font-style="normal" fo:text-shadow="none" style:text-underline-style="none" fo:font-weight="normal" style:letter-kerning="true" fo:background-color="transparent" style:font-name-asian="Microsoft YaHei" style:font-size-asian="27pt" style:font-style-asian="normal" style:font-weight-asian="normal" style:font-name-complex="Lucida Sans" style:font-size-complex="27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outline="false" style:text-line-through-style="none" style:text-line-through-type="none" style:text-position="0% 100%" style:font-name="Arial3" fo:font-size="12pt" fo:letter-spacing="normal" fo:language="fi" fo:country="FI" fo:font-style="normal" fo:text-shadow="none" style:text-underline-style="none" fo:font-weight="normal"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outline="false" style:text-line-through-style="none" style:text-line-through-type="none" style:text-position="-8% 58%" style:font-name="Arial1" fo:font-size="32pt" fo:font-style="normal" fo:text-shadow="none" style:text-underline-style="none" fo:font-weight="normal" style:letter-kerning="true" fo:background-color="#ffffff"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0% 100%" style:font-name="Arial1" fo:font-size="32pt" fo:font-style="normal" fo:text-shadow="none" style:text-underline-style="none" fo:font-weight="normal" style:letter-kerning="true" fo:background-color="#ffffff"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7" style:family="text">
      <style:text-properties fo:font-size="21.7999992370605pt" fo:font-weight="bold" style:font-weight-asian="bold" style:font-weight-complex="bold"/>
    </style:style>
    <style:style style:name="T78" style:family="text">
      <style:text-properties style:text-position="-8% 58%" fo:font-size="21.7999992370605pt" fo:font-weight="bold" style:font-weight-asian="bold" style:font-weight-complex="bold"/>
    </style:style>
    <style:style style:name="T79" style:family="text">
      <style:text-properties fo:font-size="24pt" fo:font-weight="bold" style:font-size-asian="24pt" style:font-weight-asian="bold" style:font-size-complex="24pt" style:font-weight-complex="bold"/>
    </style:style>
    <style:style style:name="T80" style:family="text">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T81" style:family="text">
      <style:text-properties fo:font-size="24pt" fo:font-style="italic" fo:font-weight="bold" style:font-size-asian="24pt" style:font-style-asian="italic" style:font-weight-asian="bold" style:font-size-complex="24pt" style:font-style-complex="italic" style:font-weight-complex="bold"/>
    </style:style>
    <style:style style:name="T82" style:family="text">
      <style:text-properties style:font-name="Liberation Sans2" fo:font-size="24pt" fo:font-style="normal" fo:font-weight="bold" style:font-size-asian="24pt" style:font-style-asian="normal" style:font-weight-asian="bold" style:font-size-complex="24pt" style:font-style-complex="normal" style:font-weight-complex="bold"/>
    </style:style>
    <style:style style:name="T83" style:family="text">
      <style:text-properties style:use-window-font-color="true" loext:opacity="0%" style:font-name="Liberation Sans2" fo:font-size="26pt" fo:font-style="italic" fo:font-weight="bold" style:letter-kerning="true" style:font-name-asian="Microsoft YaHei" style:font-size-asian="26pt" style:font-style-asian="italic" style:font-weight-asian="bold" style:font-name-complex="Lucida Sans" style:font-size-complex="26pt" style:font-style-complex="italic" style:font-weight-complex="bold"/>
    </style:style>
    <style:style style:name="T84" style:family="text">
      <style:text-properties fo:font-variant="normal" fo:text-transform="none" style:use-window-font-color="true" loext:opacity="0%" style:text-outline="false" style:text-line-through-style="none" style:text-line-through-type="none" style:font-name="Liberation Sans2" fo:font-size="26pt" fo:font-style="italic" fo:text-shadow="none" style:text-underline-style="none" fo:font-weight="bold" style:letter-kerning="true" style:font-name-asian="Microsoft YaHei"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85" style:family="text">
      <style:text-properties fo:color="#000000" loext:opacity="100%" fo:font-size="23pt" style:font-size-asian="23pt" style:font-size-complex="23pt"/>
    </style:style>
    <style:style style:name="T86" style:family="text">
      <style:text-properties fo:color="#000000" loext:opacity="100%" fo:font-size="23pt" fo:font-style="italic" style:font-size-asian="23pt" style:font-style-asian="italic" style:font-size-complex="23pt" style:font-style-complex="italic"/>
    </style:style>
    <style:style style:name="T87" style:family="text">
      <style:text-properties fo:font-variant="normal" fo:text-transform="none" fo:color="#000000" loext:opacity="100%" style:text-outline="false" style:text-line-through-style="none" style:text-line-through-type="none" style:font-name="Liberation Sans2"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outline="false" style:text-line-through-style="none" style:text-line-through-type="none" style:font-name="Liberation Sans"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89" style:family="text">
      <style:text-properties fo:color="#000000" loext:opacity="100%" style:font-name="Liberation Sans2" fo:font-size="23pt" fo:font-style="italic" style:font-size-asian="23pt" style:font-style-asian="italic" style:font-size-complex="23pt" style:font-style-complex="italic"/>
    </style:style>
    <style:style style:name="T90" style:family="text">
      <style:text-properties style:use-window-font-color="true" loext:opacity="0%" style:font-name="Liberation Sans" fo:font-size="23pt" style:letter-kerning="true" style:font-name-asian="Microsoft YaHei" style:font-size-asian="23pt" style:font-name-complex="Lucida Sans" style:font-size-complex="23pt"/>
    </style:style>
    <style:style style:name="T91" style:family="text">
      <style:text-properties fo:color="#000000" loext:opacity="100%" fo:font-size="23pt" fo:font-style="normal" style:font-size-asian="23pt" style:font-style-asian="normal" style:font-size-complex="23pt" style:font-style-complex="normal"/>
    </style:style>
    <style:style style:name="T92" style:family="text">
      <style:text-properties fo:font-size="23pt" style:font-size-asian="23pt" style:font-size-complex="23pt"/>
    </style:style>
    <style:style style:name="T93" style:family="text">
      <style:text-properties style:font-name="Liberation Sans2" fo:font-size="23pt" style:font-size-asian="23pt" style:font-size-complex="23pt"/>
    </style:style>
    <style:style style:name="T94" style:family="text">
      <style:text-properties style:use-window-font-color="true" loext:opacity="0%" style:font-name="Liberation Sans" fo:font-size="23pt" fo:font-style="italic" style:letter-kerning="true" style:font-name-asian="Microsoft YaHei" style:font-size-asian="23pt" style:font-style-asian="italic" style:font-name-complex="Lucida Sans" style:font-size-complex="23pt" style:font-style-complex="italic"/>
    </style:style>
    <style:style style:name="T95" style:family="text">
      <style:text-properties fo:font-size="23pt" fo:font-style="italic" style:font-size-asian="23pt" style:font-style-asian="italic" style:font-size-complex="23pt" style:font-style-complex="italic"/>
    </style:style>
    <style:style style:name="T96" style:family="text">
      <style:text-properties fo:color="#000000" loext:opacity="100%" style:font-name="Liberation Sans2" fo:font-size="23pt" style:font-size-asian="23pt" style:font-size-complex="23pt"/>
    </style:style>
    <style:style style:name="T97" style:family="text">
      <style:text-properties fo:font-variant="normal" fo:text-transform="none" fo:color="#000000" loext:opacity="100%" style:text-outline="false" style:text-line-through-style="none" style:text-line-through-type="none" style:text-position="0% 100%"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Arial3" fo:font-size="30pt" fo:letter-spacing="normal" fo:language="fi" fo:country="FI" fo:font-style="italic" fo:text-shadow="none" style:text-underline-style="none" fo:font-weight="normal" style:letter-kerning="true" fo:background-color="transparent" style:font-name-asian="Microsoft YaHei" style:font-size-asian="30pt" style:font-style-asian="italic" style:font-weight-asian="normal" style:font-name-complex="Lucida Sans" style:font-size-complex="30pt" style:font-style-complex="italic" style:font-weight-complex="normal" style:text-emphasize="none" style:font-relief="none" style:text-overline-style="none" style:text-overline-color="font-color"/>
    </style:style>
    <style:style style:name="T99" style:family="text">
      <style:text-properties style:font-name="Liberation Sans2" fo:font-size="30pt" fo:font-style="normal" style:font-size-asian="30pt" style:font-style-asian="normal" style:font-size-complex="30pt" style:font-style-complex="normal"/>
    </style:style>
    <style:style style:name="T100" style:family="text">
      <style:text-properties fo:font-size="30pt" style:font-size-asian="30pt" style:font-size-complex="30pt"/>
    </style:style>
    <style:style style:name="T101" style:family="text">
      <style:text-properties fo:font-size="30pt" fo:font-style="normal" style:font-size-asian="30pt" style:font-style-asian="normal" style:font-size-complex="30pt" style:font-style-complex="normal"/>
    </style:style>
    <style:style style:name="T102" style:family="text">
      <style:text-properties fo:font-size="30pt" fo:font-style="italic" style:font-size-asian="30pt" style:font-style-asian="italic" style:font-size-complex="30pt" style:font-style-complex="italic"/>
    </style:style>
    <style:style style:name="T103" style:family="text">
      <style:text-properties fo:font-size="30pt" fo:font-style="italic" style:text-underline-style="none" style:font-size-asian="30pt" style:font-style-asian="italic" style:font-size-complex="30pt" style:font-style-complex="italic"/>
    </style:style>
    <style:style style:name="T104" style:family="text">
      <style:text-properties fo:font-style="normal" style:font-style-asian="normal" style:font-style-complex="normal"/>
    </style:style>
    <style:style style:name="T105" style:family="text">
      <style:text-properties fo:font-size="24pt" fo:font-style="normal" style:font-size-asian="24pt" style:font-style-asian="normal" style:font-size-complex="24pt" style:font-style-complex="normal"/>
    </style:style>
    <style:style style:name="T106" style:family="text">
      <style:text-properties fo:font-size="30pt" fo:font-style="italic" style:text-underline-style="solid" style:text-underline-width="auto" style:text-underline-color="font-color" style:font-size-asian="30pt" style:font-style-asian="italic" style:font-size-complex="30pt" style:font-style-complex="italic"/>
    </style:style>
    <style:style style:name="T10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10" style:family="text">
      <style:text-properties fo:font-size="22pt" style:font-size-asian="22pt" style:font-size-complex="22pt"/>
    </style:style>
    <style:style style:name="T111" style:family="text">
      <style:text-properties fo:font-size="26pt" fo:font-style="italic" style:font-size-asian="26pt" style:font-style-asian="italic" style:font-size-complex="26pt" style:font-style-complex="italic"/>
    </style:style>
    <style:style style:name="T112" style:family="text">
      <style:text-properties fo:font-size="26pt" fo:font-style="italic" style:text-underline-style="solid" style:text-underline-width="auto" style:text-underline-color="font-color" style:font-size-asian="26pt" style:font-style-asian="italic" style:font-size-complex="26pt" style:font-style-complex="italic"/>
    </style:style>
    <style:style style:name="T113"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14" style:family="text">
      <style:text-properties fo:font-size="26pt" fo:font-style="normal" style:font-size-asian="26pt" style:font-style-asian="normal" style:font-size-complex="26pt" style:font-style-complex="normal"/>
    </style:style>
    <style:style style:name="T115" style:family="text">
      <style:text-properties fo:font-size="22pt" fo:font-style="normal" style:font-size-asian="22pt" style:font-style-asian="normal" style:font-size-complex="22pt" style:font-style-complex="normal"/>
    </style:style>
    <style:style style:name="T116" style:family="text">
      <style:text-properties fo:font-size="26pt" fo:font-style="italic" style:text-underline-style="dash" style:text-underline-width="auto" style:text-underline-color="font-color" style:font-size-asian="26pt" style:font-style-asian="italic" style:font-size-complex="26pt" style:font-style-complex="italic"/>
    </style:style>
    <style:style style:name="T117" style:family="text">
      <style:text-properties fo:font-variant="normal" fo:text-transform="none" fo:color="#000000" loext:opacity="100%" style:text-outline="false" style:text-line-through-style="none" style:text-line-through-type="none" style:text-position="-8% 58%"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font-name="Arial3"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style:text-position="-8% 58%"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123" style:family="text">
      <style:text-properties fo:font-size="24pt" fo:font-style="italic" style:text-underline-style="solid" style:text-underline-width="auto" style:text-underline-color="font-color" style:font-size-asian="24pt" style:font-style-asian="italic" style:font-size-complex="24pt" style:font-style-complex="italic"/>
    </style:style>
    <style:style style:name="T124" style:family="text">
      <style:text-properties fo:font-size="26pt" fo:font-style="italic" style:text-underline-style="none" style:font-size-asian="26pt" style:font-style-asian="italic" style:font-size-complex="26pt" style:font-style-complex="italic"/>
    </style:style>
    <style:style style:name="T125" style:family="text">
      <style:text-properties style:text-position="-8% 58%" fo:font-size="44pt"/>
    </style:style>
    <style:style style:name="T126" style:family="text">
      <style:text-properties fo:font-variant="normal" fo:text-transform="none" fo:color="#000000" loext:opacity="100%" style:text-outline="false" style:text-line-through-style="none" style:text-line-through-type="none"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000000" loext:opacity="100%" style:text-outline="false" style:text-line-through-style="none" style:text-line-through-type="none" style:text-position="-8% 58%"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28" style:family="text">
      <style:text-properties fo:color="#224b12" loext:opacity="100%" style:text-position="0% 100%" fo:font-size="44pt" style:font-size-asian="44pt" style:font-size-complex="44pt"/>
    </style:style>
    <style:style style:name="T129" style:family="text">
      <style:text-properties style:text-position="0% 100%" fo:font-size="44pt" style:font-size-asian="44pt" style:font-size-complex="44pt"/>
    </style:style>
    <style:style style:name="T130" style:family="text">
      <style:text-properties style:text-position="-8% 58%" fo:font-size="44pt" style:font-size-asian="44pt" style:font-size-complex="44pt"/>
    </style:style>
    <style:style style:name="T131" style:family="text">
      <style:text-properties fo:font-variant="normal" fo:text-transform="none" fo:color="#00a933"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ffbf00"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5" style:family="text">
      <style:text-properties fo:font-variant="normal" fo:text-transform="none" fo:color="#ff0000"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999999"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8" style:family="text">
      <style:text-properties fo:color="#784b04" loext:opacity="100%" style:font-name="Liberation Sans" fo:font-size="22pt" style:letter-kerning="true" style:font-name-asian="Microsoft YaHei" style:font-size-asian="22pt" style:font-name-complex="Lucida Sans" style:font-size-complex="22pt"/>
    </style:style>
    <style:style style:name="T139" style:family="text">
      <style:text-properties fo:color="#784b04" loext:opacity="100%" fo:font-size="23pt" style:font-size-asian="23pt" style:font-size-complex="23pt"/>
    </style:style>
    <style:style style:name="T140" style:family="text">
      <style:text-properties fo:color="#784b04" loext:opacity="100%" fo:font-size="22pt" style:font-size-asian="22pt" style:font-size-complex="22pt"/>
    </style:style>
    <style:style style:name="T141" style:family="text">
      <style:text-properties fo:color="#224b12" loext:opacity="100%" style:font-name="Liberation Sans" fo:font-size="22pt" style:letter-kerning="true" style:font-name-asian="Microsoft YaHei" style:font-size-asian="22pt" style:font-name-complex="Lucida Sans" style:font-size-complex="22pt"/>
    </style:style>
    <style:style style:name="T142" style:family="text">
      <style:text-properties fo:color="#224b12" loext:opacity="100%" fo:font-size="23pt" style:font-size-asian="23pt" style:font-size-complex="23pt"/>
    </style:style>
    <style:style style:name="T143" style:family="text">
      <style:text-properties fo:color="#224b12" loext:opacity="100%" fo:font-size="22pt" style:font-size-asian="22pt" style:font-size-complex="22pt"/>
    </style:style>
    <style:style style:name="T144" style:family="text">
      <style:text-properties fo:color="#8d281e" loext:opacity="100%" style:font-name="Liberation Sans" fo:font-size="22pt" style:letter-kerning="true" style:font-name-asian="Microsoft YaHei" style:font-size-asian="22pt" style:font-name-complex="Lucida Sans" style:font-size-complex="22pt"/>
    </style:style>
    <style:style style:name="T145" style:family="text">
      <style:text-properties fo:color="#8d281e" loext:opacity="100%" fo:font-size="23pt" style:font-size-asian="23pt" style:font-size-complex="23pt"/>
    </style:style>
    <style:style style:name="T146" style:family="text">
      <style:text-properties fo:color="#8d281e" loext:opacity="100%" fo:font-size="22pt" style:font-size-asian="22pt" style:font-size-complex="22pt"/>
    </style:style>
    <style:style style:name="T147" style:family="text">
      <style:text-properties fo:font-variant="normal" fo:text-transform="none" fo:color="#8d281e"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8d281e"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784b04"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784b04"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224b12"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224b12"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53" style:family="text">
      <style:text-properties fo:color="#666666" loext:opacity="100%" fo:font-size="22pt" style:font-size-asian="22pt" style:font-size-complex="22pt"/>
    </style:style>
    <style:style style:name="T154" style:family="text">
      <style:text-properties fo:color="#666666" loext:opacity="100%" style:font-name="Liberation Sans" fo:font-size="22pt" style:letter-kerning="true" style:font-name-asian="Microsoft YaHei" style:font-size-asian="22pt" style:font-name-complex="Lucida Sans" style:font-size-complex="22pt"/>
    </style:style>
    <style:style style:name="T155" style:family="text">
      <style:text-properties fo:color="#666666" loext:opacity="100%" fo:font-size="23pt" style:font-size-asian="23pt" style:font-size-complex="23pt"/>
    </style:style>
    <style:style style:name="T156" style:family="text">
      <style:text-properties fo:font-variant="normal" fo:text-transform="none" fo:color="#8d281e" loext:opacity="100%" style:text-outline="false" style:text-line-through-style="none" style:text-line-through-type="none" style:font-name="Liberation Sans" fo:font-size="22pt" fo:font-style="normal" fo:text-shadow="none" style:text-underline-style="none" fo:font-weight="normal" style:letter-kerning="true" style:font-name-asian="Liberation Sans" style:font-size-asian="22pt" style:font-style-asian="normal" style:font-weight-asian="normal" style:font-name-complex="Liberation Sans" style:font-size-complex="22pt" style:font-style-complex="normal" style:font-weight-complex="normal" style:text-emphasize="none" style:font-relief="none" style:text-overline-style="none" style:text-overline-color="font-color"/>
    </style:style>
    <style:style style:name="T157" style:family="text">
      <style:text-properties fo:font-variant="normal" fo:text-transform="none" fo:color="#666666" loext:opacity="100%" style:text-outline="false" style:text-line-through-style="none" style:text-line-through-type="none" style:font-name="Liberation Sans2" fo:font-size="22pt" fo:font-style="normal" fo:text-shadow="none" style:text-underline-style="none" fo:font-weight="normal" style:letter-kerning="true" style:font-name-asian="Liberation Sans" style:font-size-asian="22pt" style:font-style-asian="normal" style:font-weight-asian="normal" style:font-name-complex="Liberation Sans" style:font-size-complex="22pt" style:font-style-complex="normal" style:font-weight-complex="normal" style:text-emphasize="none" style:font-relief="none" style:text-overline-style="none" style:text-overline-color="font-color"/>
    </style:style>
    <style:style style:name="T158" style:family="text">
      <style:text-properties fo:color="#8d281e" loext:opacity="100%" style:font-name="Bookman Old Style" fo:font-size="21pt" style:letter-kerning="true" style:font-name-asian="Microsoft YaHei" style:font-size-asian="21pt" style:font-name-complex="Lucida Sans" style:font-size-complex="21pt"/>
    </style:style>
    <style:style style:name="T159" style:family="text">
      <style:text-properties fo:color="#8d281e" loext:opacity="100%" style:font-name="Bookman Old Style" fo:font-size="20pt" style:letter-kerning="true" style:font-name-asian="Microsoft YaHei" style:font-size-asian="20pt" style:font-name-complex="Lucida Sans" style:font-size-complex="20pt"/>
    </style:style>
    <style:style style:name="T160" style:family="text">
      <style:text-properties fo:color="#8d281e" loext:opacity="100%" style:font-name="Bookman Old Style" fo:font-size="21pt" fo:font-style="normal" style:font-size-asian="21pt" style:font-style-asian="normal" style:font-size-complex="21pt" style:font-style-complex="normal"/>
    </style:style>
    <style:style style:name="T161" style:family="text">
      <style:text-properties fo:color="#8d281e" loext:opacity="100%" style:font-name="Bookman Old Style" fo:font-size="21pt" style:font-size-asian="21pt" style:font-size-complex="21pt"/>
    </style:style>
    <style:style style:name="T162" style:family="text">
      <style:text-properties fo:color="#666666" loext:opacity="100%" style:font-name="Bookman Old Style" fo:font-size="21pt" style:font-size-asian="21pt" style:font-size-complex="21pt"/>
    </style:style>
    <style:style style:name="T163" style:family="text">
      <style:text-properties fo:font-variant="normal" fo:text-transform="none" fo:color="#000000" loext:opacity="100%" style:text-outline="false" style:text-line-through-style="none" style:text-line-through-type="none" style:text-position="0% 100%"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64" style:family="text">
      <style:text-properties fo:color="#000000" loext:opacity="100%" fo:font-size="32pt" fo:font-style="normal" fo:font-weight="normal" style:font-size-asian="32pt" style:font-style-asian="normal" style:font-weight-asian="normal" style:font-size-complex="32pt" style:font-style-complex="normal" style:font-weight-complex="normal"/>
    </style:style>
    <style:style style:name="T165"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66" style:family="text">
      <style:text-properties fo:font-variant="normal" fo:text-transform="none" style:use-window-font-color="true" loext:opacity="0%" style:text-outline="false" style:text-line-through-style="none" style:text-line-through-type="none" style:text-position="-8% 58%"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8% 58%"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Liberation Sans" fo:font-size="26pt"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Liberation Sans" fo:font-size="26pt"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font-name="Arial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loext:opacity="0%" style:text-outline="false" style:text-line-through-style="none" style:text-line-through-type="none" style:font-name="Arial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font-name="Arial1" fo:font-size="26pt"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font-name="Arial1" fo:font-size="26pt"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6"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8" style:family="text">
      <style:text-properties fo:font-variant="normal" fo:text-transform="none" fo:color="#000000" loext:opacity="100%" style:text-outline="false" style:text-line-through-style="none" style:text-line-through-type="none" style:text-position="0% 100%" style:font-name="Arial3" fo:font-size="23pt" fo:letter-spacing="normal" fo:language="fi" fo:country="FI" fo:font-style="normal" fo:text-shadow="none" style:text-underline-style="none" fo:font-weight="normal" style:letter-kerning="true" fo:background-color="transparent"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79"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0"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81"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text-shadow="none" style:text-underline-style="none" fo:font-weight="normal" style:letter-kerning="true" fo:background-color="transparent"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182" style:family="text">
      <style:text-properties fo:color="#8d281e" loext:opacity="100%" style:font-name="Liberation Sans2" fo:font-size="23pt" style:font-size-asian="23pt" style:font-size-complex="23pt"/>
    </style:style>
    <style:style style:name="T183" style:family="text">
      <style:text-properties fo:color="#8d281e" loext:opacity="100%" style:font-name="Liberation Sans2" fo:font-size="22pt" style:font-size-asian="22pt" style:font-size-complex="22pt"/>
    </style:style>
    <style:style style:name="T184" style:family="text">
      <style:text-properties fo:font-variant="normal" fo:text-transform="none" fo:color="#000000" loext:opacity="100%" style:text-outline="false" style:text-line-through-style="none" style:text-line-through-type="none" style:text-position="-8% 58%"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5" style:family="text">
      <style:text-properties fo:font-variant="normal" fo:text-transform="none" fo:color="#000000" loext:opacity="100%" style:text-outline="false" style:text-line-through-style="none" style:text-line-through-type="none" style:text-position="-8% 58%"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6"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187" style:family="text">
      <style:text-properties fo:font-variant="normal" fo:text-transform="none" style:use-window-font-color="true" loext:opacity="0%" style:text-outline="false" style:text-line-through-style="none" style:text-line-through-type="none" style:text-position="0% 100%" style:font-name="Liberation Sans"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text-position="-8% 58%" style:font-name="Liberation Sans"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text-position="0% 100%" style:font-name="Liberation Sans"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loext:opacity="0%" style:text-outline="false" style:text-line-through-style="none" style:text-line-through-type="none" style:text-position="0% 100%" style:font-name="Liberation Sans"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91" style:family="text">
      <style:text-properties fo:font-variant="normal" fo:text-transform="none" style:use-window-font-color="true" loext:opacity="0%" style:text-outline="false" style:text-line-through-style="none" style:text-line-through-type="none" style:text-position="0% 100%" style:font-name="Liberation Sans"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2" style:family="text">
      <style:text-properties fo:font-variant="normal" fo:text-transform="none" fo:color="#000000" loext:opacity="100%" style:text-outline="false" style:text-line-through-style="none" style:text-line-through-type="none"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93"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194"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95" style:family="text">
      <style:text-properties fo:font-variant="normal" fo:text-transform="none" fo:color="#000000" loext:opacity="100%" style:text-outline="false" style:text-line-through-style="none" style:text-line-through-type="none" style:font-name="Arial3"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196" style:family="text">
      <style:text-properties fo:font-variant="normal" fo:text-transform="none" fo:color="#000000" loext:opacity="100%" style:text-outline="false" style:text-line-through-style="none" style:text-line-through-type="none"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7" style:family="text">
      <style:text-properties fo:font-variant="normal" fo:text-transform="none" fo:color="#000000" loext:opacity="100%" style:text-outline="false" style:text-line-through-style="none" style:text-line-through-type="none"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98" style:family="text">
      <style:text-properties fo:font-variant="normal" fo:text-transform="none" fo:color="#000000" loext:opacity="100%" style:text-outline="false" style:text-line-through-style="none" style:text-line-through-type="none" style:font-name="Arial3" fo:font-size="14pt" fo:letter-spacing="normal" fo:language="fi" fo:country="FI" fo:font-style="normal" fo:text-shadow="none" style:text-underline-style="none" fo:font-weight="normal"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99" style:family="text">
      <style:text-properties fo:font-variant="normal" fo:text-transform="none" fo:color="#000000" loext:opacity="100%" style:text-outline="false" style:text-line-through-style="none" style:text-line-through-type="none" style:font-name="Arial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00" style:family="text">
      <style:text-properties fo:font-variant="normal" fo:text-transform="none" fo:color="#000000" loext:opacity="100%" style:text-outline="false" style:text-line-through-style="none" style:text-line-through-type="none" style:text-position="0% 100%" style:font-name="Bookman Old Style"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201" style:family="text">
      <style:text-properties fo:font-variant="normal" fo:text-transform="none" fo:color="#000000" loext:opacity="100%" style:text-outline="false" style:text-line-through-style="none" style:text-line-through-type="none" style:text-position="0% 100%" style:font-name="Arial3" fo:font-size="6pt" fo:letter-spacing="normal" fo:language="fi" fo:country="FI" fo:font-style="normal" fo:text-shadow="none" style:text-underline-style="none" fo:font-weight="normal" style:letter-kerning="true" fo:background-color="transparent"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202"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text-shadow="none" style:text-underline-style="none" fo:font-weight="normal"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203" style:family="text">
      <style:text-properties fo:font-variant="normal" fo:text-transform="none" fo:color="#000000" loext:opacity="100%" style:text-outline="false" style:text-line-through-style="none" style:text-line-through-type="none" style:text-position="0% 100%" style:font-name="Arial3" fo:font-size="18pt" fo:letter-spacing="normal" fo:language="fi" fo:country="FI" fo:text-shadow="none" style:text-underline-style="none" fo:font-weight="normal" style:letter-kerning="true" fo:background-color="transparent" style:font-name-asian="Microsoft YaHei" style:font-size-asian="18pt" style:font-weight-asian="normal" style:font-name-complex="Lucida Sans" style:font-size-complex="18pt" style:font-weight-complex="normal" style:text-emphasize="none" style:font-relief="none" style:text-overline-style="none" style:text-overline-color="font-color"/>
    </style:style>
    <style:style style:name="T204" style:family="text">
      <style:text-properties fo:font-size="28pt" fo:font-style="normal" style:font-size-asian="28pt" style:font-style-asian="normal" style:font-size-complex="28pt" style:font-style-complex="normal"/>
    </style:style>
    <style:style style:name="T205" style:family="text">
      <style:text-properties fo:font-variant="normal" fo:text-transform="none" fo:color="#000000" loext:opacity="100%" style:text-outline="false" style:text-line-through-style="none" style:text-line-through-type="none" style:text-position="0% 100%" style:font-name="Bookman Old Style"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206"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italic" fo:text-shadow="none" style:text-underline-style="none"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207" style:family="text">
      <style:text-properties fo:font-variant="normal" fo:text-transform="none" fo:color="#000000" loext:opacity="100%" style:text-outline="false" style:text-line-through-style="none" style:text-line-through-type="none"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loext:opacity="100%" style:text-outline="false" style:text-line-through-style="none" style:text-line-through-type="none" style:text-position="-8% 58%"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loext:opacity="100%" style:text-outline="false" style:text-line-through-style="none" style:text-line-through-type="none" style:text-position="0% 100%" style:font-name="Arial3" fo:font-size="20pt" fo:letter-spacing="normal" fo:language="fi" fo:country="FI"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210" style:family="text">
      <style:text-properties style:text-position="0% 100%" fo:font-size="44pt" fo:font-weight="normal" style:font-size-asian="44pt" style:font-weight-asian="normal" style:font-size-complex="44pt" style:font-weight-complex="normal"/>
    </style:style>
    <style:style style:name="T211" style:family="text">
      <style:text-properties style:text-position="-8% 58%" fo:font-size="44pt" fo:font-weight="normal" style:font-size-asian="44pt" style:font-weight-asian="normal" style:font-size-complex="44pt" style:font-weight-complex="normal"/>
    </style:style>
    <style:style style:name="T212" style:family="text">
      <style:text-properties style:text-position="0% 100%" style:font-name="Arial1" fo:font-size="26pt" style:font-size-asian="26pt" style:font-size-complex="26pt"/>
    </style:style>
    <style:style style:name="T213" style:family="text">
      <style:text-properties style:text-position="-8% 58%" style:font-name="Arial1" fo:font-size="26pt" style:font-size-asian="26pt" style:font-size-complex="26pt"/>
    </style:style>
    <style:style style:name="T214" style:family="text">
      <style:text-properties style:font-name="Arial1" fo:font-size="26pt" style:font-size-asian="26pt" style:font-size-complex="26pt"/>
    </style:style>
    <style:style style:name="T215" style:family="text">
      <style:text-properties fo:font-variant="normal" fo:text-transform="none" style:use-window-font-color="true" loext:opacity="0%" style:text-outline="false" style:text-line-through-style="none" style:text-line-through-type="none" style:text-position="0% 100%" style:font-name="Arial Narrow" fo:font-size="25pt" fo:font-style="normal" fo:text-shadow="none" style:text-underline-style="none" fo:font-weight="normal" style:letter-kerning="true"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loext:opacity="0%" style:text-outline="false" style:text-line-through-style="none" style:text-line-through-type="none" style:text-position="0% 100%" style:font-name="Arial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loext:opacity="0%" style:text-outline="false" style:text-line-through-style="none" style:text-line-through-type="none" style:text-position="0% 100%" style:font-name="Arial1"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loext:opacity="0%" style:text-outline="false" style:text-line-through-style="none" style:text-line-through-type="none" style:text-position="-8% 58%" style:font-name="Arial1"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219" style:family="text">
      <style:text-properties style:text-position="0% 100%" style:font-name="Arial1" fo:font-size="23pt" style:font-size-asian="23pt" style:font-size-complex="23pt"/>
    </style:style>
    <style:style style:name="T220" style:family="text">
      <style:text-properties style:text-position="-8% 58%" style:font-name="Arial1" fo:font-size="23pt" style:font-size-asian="23pt" style:font-size-complex="23pt"/>
    </style:style>
    <style:style style:name="T221" style:family="text">
      <style:text-properties fo:font-variant="normal" fo:text-transform="none" style:use-window-font-color="true" loext:opacity="0%" style:text-outline="false" style:text-line-through-style="none" style:text-line-through-type="none" style:text-position="0% 100%" style:font-name="Arial1"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2" style:family="text">
      <style:text-properties style:text-position="0% 100%" fo:font-size="32pt" fo:font-weight="normal" style:font-size-asian="32pt" style:font-weight-asian="normal" style:font-size-complex="32pt" style:font-weight-complex="normal"/>
    </style:style>
    <style:style style:name="T223" style:family="text">
      <style:text-properties fo:font-size="28pt" fo:font-weight="normal" style:font-size-asian="28pt" style:font-weight-asian="normal" style:font-size-complex="28pt" style:font-weight-complex="normal"/>
    </style:style>
    <style:style style:name="T224" style:family="text">
      <style:text-properties style:text-position="-8% 58%" fo:font-size="28pt" fo:font-weight="normal" style:font-size-asian="28pt" style:font-weight-asian="normal" style:font-size-complex="28pt" style:font-weight-complex="normal"/>
    </style:style>
    <style:style style:name="T225" style:family="text">
      <style:text-properties style:text-position="0% 100%" fo:font-size="28pt" fo:font-weight="normal" style:font-size-asian="28pt" style:font-weight-asian="normal" style:font-size-complex="28pt" style:font-weight-complex="normal"/>
    </style:style>
    <style:style style:name="T226"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27" style:family="text">
      <style:text-properties fo:font-size="32pt" fo:font-weight="normal" style:font-size-asian="32pt" style:font-weight-asian="normal" style:font-size-complex="32pt" style:font-weight-complex="normal"/>
    </style:style>
    <style:style style:name="T228" style:family="text">
      <style:text-properties style:text-position="-8% 58%" fo:font-size="32pt" fo:font-weight="normal" style:font-size-asian="32pt" style:font-weight-asian="normal" style:font-size-complex="32pt" style:font-weight-complex="normal"/>
    </style:style>
    <style:style style:name="T229" style:family="text">
      <style:text-properties style:text-position="0% 100%" fo:font-size="26pt" fo:font-weight="normal" style:font-size-asian="26pt" style:font-weight-asian="normal" style:font-size-complex="26pt" style:font-weight-complex="normal"/>
    </style:style>
    <style:style style:name="T230" style:family="text">
      <style:text-properties style:text-position="0% 100%" fo:font-size="26pt" fo:font-style="normal" fo:font-weight="normal" style:font-size-asian="26pt" style:font-style-asian="normal" style:font-weight-asian="normal" style:font-size-complex="26pt" style:font-style-complex="normal" style:font-weight-complex="normal"/>
    </style:style>
    <style:style style:name="T231" style:family="text">
      <style:text-properties style:text-position="0% 100%" fo:font-size="16pt" fo:font-weight="normal" style:font-size-asian="16pt" style:font-weight-asian="normal" style:font-size-complex="16pt" style:font-weight-complex="normal"/>
    </style:style>
    <style:style style:name="T232" style:family="text">
      <style:text-properties style:text-position="0% 100%" fo:font-size="18pt" fo:font-weight="normal" style:font-size-asian="18pt" style:font-weight-asian="normal" style:font-size-complex="18pt" style:font-weight-complex="normal"/>
    </style:style>
    <style:style style:name="T233" style:family="text">
      <style:text-properties fo:font-variant="normal" fo:text-transform="none" style:use-window-font-color="true" loext:opacity="0%" style:text-outline="false" style:text-line-through-style="none" style:text-line-through-type="none" style:font-name="Arial Narrow" fo:font-size="19pt" fo:font-style="italic" fo:text-shadow="none" style:text-underline-style="none" fo:font-weight="normal" style:letter-kerning="true" style:font-name-asian="Microsoft YaHei" style:font-size-asian="19pt" style:font-style-asian="italic" style:font-weight-asian="normal" style:font-name-complex="Lucida Sans" style:font-size-complex="19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loext:opacity="0%" style:text-outline="false" style:text-line-through-style="none" style:text-line-through-type="none" style:font-name="Arial Narrow" fo:font-size="19pt" fo:font-style="normal" fo:text-shadow="none" style:text-underline-style="none" fo:font-weight="normal" style:letter-kerning="true" style:font-name-asian="Microsoft YaHei" style:font-size-asian="19pt" style:font-style-asian="normal" style:font-weight-asian="normal" style:font-name-complex="Lucida Sans" style:font-size-complex="19pt" style:font-style-complex="normal" style:font-weight-complex="normal" style:text-emphasize="none" style:font-relief="none" style:text-overline-style="none" style:text-overline-color="font-color"/>
    </style:style>
    <style:style style:name="T235" style:family="text">
      <style:text-properties style:font-name="Arial Narrow" fo:font-size="19pt" style:font-size-asian="19pt" style:font-size-complex="19pt"/>
    </style:style>
    <style:style style:name="T236" style:family="text">
      <style:text-properties style:font-name="Arial Narrow" fo:font-size="19pt" fo:font-style="italic" style:font-size-asian="19pt" style:font-style-asian="italic" style:font-size-complex="19pt" style:font-style-complex="italic"/>
    </style:style>
    <style:style style:name="T237" style:family="text">
      <style:text-properties fo:color="#000000" loext:opacity="100%" fo:font-size="24pt" fo:font-weight="bold" style:font-size-asian="24pt" style:font-weight-asian="bold" style:font-size-complex="24pt" style:font-weight-complex="bold"/>
    </style:style>
    <style:style style:name="T238" style:family="text">
      <style:text-properties fo:font-size="20pt" fo:font-weight="bold" style:font-size-asian="20pt" style:font-weight-asian="bold" style:font-size-complex="20pt" style:font-weight-complex="bold"/>
    </style:style>
    <style:style style:name="T239" style:family="text">
      <style:text-properties fo:color="#111111" loext:opacity="100%" style:font-name="Arial1" fo:font-size="24pt" fo:text-shadow="1pt 1pt" style:font-size-asian="24pt" style:font-size-complex="24pt"/>
    </style:style>
    <style:style style:name="T240" style:family="text">
      <style:text-properties fo:color="#000000" loext:opacity="100%" style:font-name="Arial1" fo:font-size="22pt" style:font-size-asian="22pt" style:font-size-complex="22pt"/>
    </style:style>
    <style:style style:name="T241" style:family="text">
      <style:text-properties fo:color="#000000" loext:opacity="100%" style:font-name="Arial1" fo:font-size="23pt" fo:font-style="italic" fo:text-shadow="none" style:font-size-asian="23pt" style:font-style-asian="italic" style:font-size-complex="23pt" style:font-style-complex="italic"/>
    </style:style>
    <style:style style:name="T242" style:family="text">
      <style:text-properties fo:color="#000000" loext:opacity="100%" style:font-name="Arial1" fo:font-size="23pt" fo:text-shadow="none" style:font-size-asian="23pt" style:font-size-complex="23pt"/>
    </style:style>
    <style:style style:name="T243" style:family="text">
      <style:text-properties fo:color="#000000" loext:opacity="100%" style:font-name="Arial1" fo:font-size="23pt" fo:font-style="italic" fo:text-shadow="none" style:text-underline-style="solid" style:text-underline-width="auto" style:text-underline-color="font-color" style:font-size-asian="23pt" style:font-style-asian="italic" style:font-size-complex="23pt" style:font-style-complex="italic"/>
    </style:style>
    <style:style style:name="T244" style:family="text">
      <style:text-properties fo:color="#ffffff" loext:opacity="100%" style:font-name="Arial1" fo:font-size="22pt" style:font-size-asian="22pt" style:font-size-complex="22pt"/>
    </style:style>
    <style:style style:name="T245" style:family="text">
      <style:text-properties fo:color="#111111" loext:opacity="100%" style:font-name="Arial1" fo:font-size="24pt" fo:font-style="normal" fo:text-shadow="1pt 1pt" style:font-size-asian="24pt" style:font-style-asian="normal" style:font-size-complex="24pt" style:font-style-complex="normal"/>
    </style:style>
    <style:style style:name="T246" style:family="text">
      <style:text-properties fo:color="#111111" loext:opacity="100%" style:font-name="Arial1" fo:font-size="24pt" fo:font-style="italic" fo:text-shadow="1pt 1pt" style:font-size-asian="24pt" style:font-style-asian="italic" style:font-size-complex="24pt" style:font-style-complex="italic"/>
    </style:style>
    <style:style style:name="T247" style:family="text">
      <style:text-properties style:font-name="Arial1" fo:font-size="23pt" fo:font-style="italic" style:font-size-asian="23pt" style:font-style-asian="italic" style:font-size-complex="23pt" style:font-style-complex="italic"/>
    </style:style>
    <style:style style:name="T248" style:family="text">
      <style:text-properties style:font-name="Arial1" fo:font-size="23pt" fo:font-style="italic" style:text-underline-style="solid" style:text-underline-width="auto" style:text-underline-color="font-color" style:font-size-asian="23pt" style:font-style-asian="italic" style:font-size-complex="23pt" style:font-style-complex="italic"/>
    </style:style>
    <style:style style:name="T249" style:family="text">
      <style:text-properties style:text-position="33% 58%" fo:font-size="24pt" fo:font-weight="bold" style:font-size-asian="24pt" style:font-weight-asian="bold" style:font-size-complex="24pt" style:font-weight-complex="bold"/>
    </style:style>
    <style:style style:name="T250" style:family="text">
      <style:text-properties fo:color="#ff0000" loext:opacity="100%" style:font-name="Arial1" fo:font-size="24pt" fo:text-shadow="1pt 1pt" style:font-size-asian="24pt" style:font-size-complex="24pt"/>
    </style:style>
    <style:style style:name="T251" style:family="text">
      <style:text-properties fo:color="#127622" loext:opacity="100%" style:font-name="Arial1" fo:font-size="24pt" fo:text-shadow="1pt 1pt" style:font-size-asian="24pt" style:font-size-complex="24pt"/>
    </style:style>
    <style:style style:name="T252" style:family="text">
      <style:text-properties fo:color="#000000" loext:opacity="100%" style:font-name="Arial1" fo:font-size="20pt" fo:font-style="italic" fo:text-shadow="none" style:font-size-asian="20pt" style:font-style-asian="italic" style:font-size-complex="20pt" style:font-style-complex="italic"/>
    </style:style>
    <style:style style:name="T253" style:family="text">
      <style:text-properties fo:font-size="22pt" fo:font-weight="bold" style:font-size-asian="22pt" style:font-weight-asian="bold" style:font-size-complex="22pt" style:font-weight-complex="bold"/>
    </style:style>
    <style:style style:name="T254" style:family="text">
      <style:text-properties fo:color="#111111" loext:opacity="100%" style:font-name="Arial1" fo:font-size="24pt" fo:letter-spacing="-0.03cm" fo:text-shadow="1pt 1pt" style:font-size-asian="24pt" style:font-size-complex="24pt"/>
    </style:style>
    <style:style style:name="T255" style:family="text">
      <style:text-properties fo:font-variant="normal" fo:text-transform="none" fo:color="#000000" loext:opacity="100%" style:text-outline="false" style:text-line-through-style="none" style:text-line-through-type="none" style:font-name="Liberation Sans" fo:font-size="23pt" fo:letter-spacing="normal"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56" style:family="text">
      <style:text-properties fo:font-variant="normal" fo:text-transform="none" fo:color="#000000" loext:opacity="100%" style:text-outline="false" style:text-line-through-style="none" style:text-line-through-type="none" style:font-name="Liberation Sans" fo:font-size="22pt" fo:letter-spacing="normal"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257" style:family="text">
      <style:text-properties style:use-window-font-color="true" loext:opacity="0%" style:font-name="Arial1" fo:font-size="23pt" fo:font-style="italic" fo:text-shadow="1pt 1pt" style:text-underline-style="none" style:letter-kerning="true" style:font-name-asian="Arial1" style:font-size-asian="23pt" style:font-style-asian="italic" style:font-name-complex="Arial1" style:font-size-complex="23pt" style:font-style-complex="italic"/>
    </style:style>
    <style:style style:name="T258" style:family="text">
      <style:text-properties style:text-position="-8% 58%" fo:font-size="24pt" fo:font-weight="bold" style:font-size-asian="24pt" style:font-weight-asian="bold" style:font-size-complex="24pt" style:font-weight-complex="bold"/>
    </style:style>
    <style:style style:name="T259" style:family="text">
      <style:text-properties fo:font-variant="normal" fo:text-transform="none" fo:color="#111111" loext:opacity="100%" style:text-outline="false" style:text-line-through-style="none" style:text-line-through-type="none" style:font-name="Arial1" fo:font-size="24pt" fo:letter-spacing="-0.03cm" fo:text-shadow="1pt 1pt" style:text-underline-style="none" fo:font-weight="normal" style:letter-kerning="true"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260" style:family="text">
      <style:text-properties fo:font-variant="normal" fo:text-transform="none" fo:color="#000000" loext:opacity="100%" style:text-outline="false" style:text-line-through-style="none" style:text-line-through-type="none" style:font-name="Arial1" fo:font-size="22pt"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261" style:family="text">
      <style:text-properties fo:font-variant="normal" fo:text-transform="none" fo:color="#000000" loext:opacity="100%" style:text-outline="false" style:text-line-through-style="none" style:text-line-through-type="none" style:font-name="Arial1"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62" style:family="text">
      <style:text-properties fo:font-variant="normal" fo:text-transform="none" fo:color="#000000" loext:opacity="100%" style:text-outline="false" style:text-line-through-style="none" style:text-line-through-type="none" style:font-name="Arial1" fo:font-size="23pt" fo:text-shadow="none" style:text-underline-style="none" fo:font-weight="normal" style:letter-kerning="true" style:font-name-asian="Microsoft YaHei" style:font-size-asian="23pt" style:font-weight-asian="normal" style:font-name-complex="Lucida Sans" style:font-size-complex="23pt" style:font-weight-complex="normal" style:text-emphasize="none" style:font-relief="none" style:text-overline-style="none" style:text-overline-color="font-color"/>
    </style:style>
    <style:style style:name="T263" style:family="text">
      <style:text-properties fo:font-variant="normal" fo:text-transform="none" fo:color="#000000" loext:opacity="100%" style:text-outline="false" style:text-line-through-style="none" style:text-line-through-type="none" style:font-name="Arial1" fo:font-size="23pt" fo:font-style="italic" fo:text-shadow="none" style:text-underline-style="solid" style:text-underline-width="auto" style:text-underline-color="font-color"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64" style:family="text">
      <style:text-properties fo:color="#000000" loext:opacity="100%" style:font-name="Arial1" fo:font-size="22pt" fo:font-style="italic" style:font-size-asian="22pt" style:font-style-asian="italic" style:font-size-complex="22pt" style:font-style-complex="italic"/>
    </style:style>
    <style:style style:name="T265" style:family="text">
      <style:text-properties fo:color="#000000" loext:opacity="100%" style:font-name="Arial1" fo:font-size="23pt" fo:font-style="italic" style:font-size-asian="23pt" style:font-style-asian="italic" style:font-size-complex="23pt" style:font-style-complex="italic"/>
    </style:style>
    <style:style style:name="T266" style:family="text">
      <style:text-properties fo:color="#000000" loext:opacity="100%" style:font-name="Arial1" fo:font-size="23pt" fo:font-style="italic" style:text-underline-style="solid" style:text-underline-width="auto" style:text-underline-color="font-color" style:font-size-asian="23pt" style:font-style-asian="italic" style:font-size-complex="23pt" style:font-style-complex="italic"/>
    </style:style>
    <style:style style:name="T267" style:family="text">
      <style:text-properties fo:color="#111111" loext:opacity="100%" style:font-name="Arial1" fo:font-size="24pt" fo:text-shadow="1pt 1pt" style:letter-kerning="true" style:font-name-asian="Microsoft YaHei" style:font-size-asian="24pt" style:font-name-complex="Lucida Sans" style:font-size-complex="24pt"/>
    </style:style>
    <style:style style:name="T268" style:family="text">
      <style:text-properties fo:color="#111111" loext:opacity="100%" style:font-name="Arial1" fo:font-size="22pt" fo:text-shadow="1pt 1pt" style:letter-kerning="true" style:font-name-asian="Microsoft YaHei" style:font-size-asian="22pt" style:font-name-complex="Lucida Sans" style:font-size-complex="22pt"/>
    </style:style>
    <style:style style:name="T269" style:family="text">
      <style:text-properties style:use-window-font-color="true" loext:opacity="0%" style:font-name="Arial1" fo:font-size="22pt" style:letter-kerning="true" style:font-name-asian="Microsoft YaHei" style:font-size-asian="22pt" style:font-name-complex="Lucida Sans" style:font-size-complex="22pt"/>
    </style:style>
    <style:style style:name="T270" style:family="text">
      <style:text-properties style:use-window-font-color="true" loext:opacity="0%" style:font-name="Arial1" fo:font-size="23pt" fo:font-style="italic" style:letter-kerning="true" style:font-name-asian="Microsoft YaHei" style:font-size-asian="23pt" style:font-style-asian="italic" style:font-name-complex="Lucida Sans" style:font-size-complex="23pt" style:font-style-complex="italic"/>
    </style:style>
    <style:style style:name="T271" style:family="text">
      <style:text-properties style:use-window-font-color="true" loext:opacity="0%" style:font-name="Arial1" fo:font-size="23pt" style:letter-kerning="true" style:font-name-asian="Microsoft YaHei" style:font-size-asian="23pt" style:font-name-complex="Lucida Sans" style:font-size-complex="23pt"/>
    </style:style>
    <style:style style:name="T272" style:family="text">
      <style:text-properties style:font-name="Arial Narrow" fo:font-size="24pt" fo:font-style="italic" style:font-size-asian="24pt" style:font-style-asian="italic" style:font-size-complex="24pt" style:font-style-complex="italic"/>
    </style:style>
    <style:style style:name="T273" style:family="text">
      <style:text-properties style:font-name="Arial1" fo:font-size="22pt" fo:font-style="italic" style:font-size-asian="22pt" style:font-style-asian="italic" style:font-size-complex="22pt" style:font-style-complex="italic"/>
    </style:style>
    <style:style style:name="T274" style:family="text">
      <style:text-properties style:text-position="0% 100%" fo:font-size="44pt" fo:font-style="italic" fo:font-weight="normal" style:font-size-asian="44pt" style:font-style-asian="italic" style:font-weight-asian="normal" style:font-size-complex="44pt" style:font-style-complex="italic" style:font-weight-complex="normal"/>
    </style:style>
    <style:style style:name="T275" style:family="text">
      <style:text-properties style:text-position="-8% 58%" fo:font-size="44pt" fo:font-style="italic" fo:font-weight="normal" style:font-size-asian="44pt" style:font-style-asian="italic" style:font-weight-asian="normal" style:font-size-complex="44pt" style:font-style-complex="italic" style:font-weight-complex="normal"/>
    </style:style>
    <style:style style:name="T276" style:family="text">
      <style:text-properties fo:font-variant="normal" fo:text-transform="none" fo:color="#000000" loext:opacity="100%" style:text-outline="false" style:text-line-through-style="none" style:text-line-through-type="none" style:text-position="0% 100%"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277"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278"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font-style="normal" fo:text-shadow="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0"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fi" fo:country="FI" fo:font-style="normal" fo:text-shadow="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normal" fo:text-shadow="none" style:text-underline-style="solid" style:text-underline-width="auto" style:text-underline-color="font-color"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82" style:family="text">
      <style:text-properties style:text-position="0% 100%" fo:font-size="32pt" style:font-size-asian="32pt" style:font-size-complex="32pt"/>
    </style:style>
    <style:style style:name="T283" style:family="text">
      <style:text-properties style:text-position="0% 100%" fo:font-size="26pt" style:font-size-asian="26pt" style:font-size-complex="26pt"/>
    </style:style>
    <style:style style:name="T284" style:family="text">
      <style:text-properties fo:font-variant="normal" fo:text-transform="none" fo:color="#000000" loext:opacity="100%" style:text-outline="false" style:text-line-through-style="none" style:text-line-through-type="none" style:text-position="0% 100%" style:font-name="Times New Roman2"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000000" loext:opacity="100%" style:text-outline="false" style:text-line-through-style="none" style:text-line-through-type="none" style:text-position="0% 100%" style:font-name="Times New Roman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286" style:family="text">
      <style:text-properties style:text-position="-8% 58%" fo:font-size="26pt" style:font-size-asian="26pt" style:font-size-complex="26pt"/>
    </style:style>
    <style:style style:name="T287" style:family="text">
      <style:text-properties style:text-position="0% 100%" fo:font-size="140.600006103516pt" fo:font-weight="normal" style:font-size-asian="140.600006103516pt" style:font-weight-asian="normal" style:font-size-complex="140.6000061035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0.6cm"/>
        <style:text-properties fo:font-family="StarSymbol" style:use-window-font-color="true" fo:font-size="45%"/>
      </text:list-level-style-bullet>
      <text:list-level-style-bullet text:level="2" text:bullet-char="–">
        <style:list-level-properties text:space-before="1cm" text:min-label-width="0.4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cm" text:min-label-width="0.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cm" text:min-label-width="0.7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5cm"/>
        <style:text-properties fo:font-family="OpenSymbol" style:font-charset="x-symbol" style:use-window-font-color="true" fo:font-size="45%"/>
      </text:list-level-style-bullet>
      <text:list-level-style-bullet text:level="2" text:bullet-char="•">
        <style:list-level-properties text:space-before="0.5cm" text:min-label-width="0.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5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cm" text:min-label-width="0.5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s://github.com/tkoukkar/anaraskiela/blob/master/Koukkari_Tuomas-CIFUXIII-oovdanpyehtim.pdf</presentation:footer-decl>
      <draw:page draw:name="page1" draw:style-name="dp1" draw:master-page-name="Standard" presentation:presentation-page-layout-name="AL1T0" presentation:use-footer-name="ftr1">
        <draw:frame presentation:style-name="pr1" draw:text-style-name="P1" draw:layer="layout" svg:width="30.479cm" svg:height="9.149cm" svg:x="1.591cm" svg:y="1.351cm" presentation:class="title" presentation:user-transformed="true">
          <draw:text-box>
            <text:p><text:span text:style-name="T1">Vowel Harmony</text:span><text:span text:style-name="T1"><text:line-break/></text:span><text:span text:style-name="T1">and Related Phenomena</text:span><text:span text:style-name="T1"><text:line-break/></text:span><text:span text:style-name="T1">in Inari Saami</text:span></text:p>
          </draw:text-box>
        </draw:frame>
        <draw:frame presentation:style-name="pr2" draw:text-style-name="P4" draw:layer="layout" svg:width="30.479cm" svg:height="6.8cm" svg:x="1.694cm" svg:y="13cm" presentation:class="subtitle" presentation:user-transformed="true">
          <draw:text-box>
            <text:p text:style-name="P2"><text:span text:style-name="T2">Tuomas Koukkari</text:span></text:p>
            <text:p text:style-name="P2"><text:span text:style-name="T2">Giellagas Institute, University of Oulu</text:span></text:p>
            <text:p text:style-name="P2"><text:span text:style-name="T2">Congressus XIII Internationalis Fenno-Ugristarum</text:span></text:p>
            <text:p text:style-name="P3"><text:span text:style-name="T2">Vienna, 24.08.2022</text:span></text:p>
          </draw:text-box>
        </draw:frame>
        <presentation:notes draw:style-name="dp2">
          <draw:page-thumbnail draw:style-name="gr1" draw:layer="layout" svg:width="16.932cm" svg:height="9.524cm" svg:x="1.058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Earlier Works</text:span></text:p>
          </draw:text-box>
        </draw:frame>
        <draw:frame presentation:style-name="pr5" draw:text-style-name="P10" draw:layer="layout" svg:width="31.5cm" svg:height="13.543cm" svg:x="1.5cm" svg:y="4.457cm" presentation:class="outline" presentation:user-transformed="true">
          <draw:text-box>
            <text:list text:style-name="L2">
              <text:list-item>
                <text:p text:style-name="P8"><text:span text:style-name="T4">Äimä 1918: IS phonetics and phonology</text:span></text:p>
              </text:list-item>
              <text:list-item>
                <text:p text:style-name="P8"><text:span text:style-name="T4">Itkonen 1939, 1971, etc.: Historical and recent development, metaphony</text:span></text:p>
              </text:list-item>
              <text:list-item>
                <text:p text:style-name="P9"><text:span text:style-name="T5">Korhonen 1981 (etc.): </text:span><text:span text:style-name="T4">Historical development</text:span></text:p>
              </text:list-item>
              <text:list-item>
                <text:p text:style-name="P9"><text:span text:style-name="T5">Sammallahti 1984, 1998 etc.: Historical and recent development, metaphony</text:span></text:p>
              </text:list-item>
              <text:list-item>
                <text:p text:style-name="P9"><text:span text:style-name="T5">Morottaja 2016: H</text:span><text:span text:style-name="T6">armony, </text:span><text:span text:style-name="T4">vowel families and types (</text:span><text:span text:style-name="T7">vookaalperruuh já -tiijpah</text:span><text:span text:style-name="T4">;</text:span><text:span text:style-name="T7"> vokaaliperheet ja -tyypit</text:span><text:span text:style-name="T4">)</text:span></text:p>
              </text:list-item>
              <text:list-item>
                <text:p text:style-name="P9"><text:span text:style-name="T5">Ibid.; Morottaja &amp; Olthuis (2022): </text:span><text:span text:style-name="T4">vowel families and types, morpho-phonological classification of words based on first-syllable vowel</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Title_20_and_20_chart_20_1" presentation:presentation-page-layout-name="AL2T1" presentation:use-footer-name="ftr1">
        <draw:frame presentation:style-name="pr7" draw:text-style-name="P11" draw:layer="layout" svg:width="30.479cm" svg:height="3.18cm" svg:x="1.693cm" svg:y="0.5cm" presentation:class="title" presentation:user-transformed="true">
          <draw:text-box>
            <text:p text:style-name="P6"><text:span text:style-name="T8">Note on Transcription</text:span></text:p>
          </draw:text-box>
        </draw:frame>
        <draw:frame draw:style-name="Standard_5f_1" draw:layer="layout" svg:width="31.491cm" svg:height="7.588cm" svg:x="1.584cm" svg:y="3.627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text:span text:style-name="T9">IPA</text:span></text:p>
              </table:table-cell>
              <table:table-cell>
                <text:p><text:span text:style-name="T9">FUT</text:span></text:p>
              </table:table-cell>
              <table:table-cell>
                <text:p><text:span text:style-name="T9">Itkonen (e.g. 1971, 1992)</text:span></text:p>
              </table:table-cell>
              <table:table-cell table:style-name="ce2">
                <text:p text:style-name="P12"><text:span text:style-name="T9">Valtonen et al. (2022)</text:span></text:p>
              </table:table-cell>
              <table:table-cell table:style-name="ce3">
                <text:p text:style-name="P12"><text:span text:style-name="T9">Morottaja &amp; Olthuis (2022)</text:span></text:p>
              </table:table-cell>
              <table:table-cell>
                <text:p><text:span text:style-name="T9">Current standard</text:span></text:p>
              </table:table-cell>
              <table:table-cell>
                <text:p><text:span text:style-name="T9">Koukkari</text:span></text:p>
              </table:table-cell>
            </table:table-row>
            <table:table-row table:style-name="ro2">
              <table:table-cell table:style-name="ce4">
                <text:p text:style-name="P13"><text:span text:style-name="T10">ə, ɤ, ɘ, ɜ, ɐ</text:span></text:p>
              </table:table-cell>
              <table:table-cell table:style-name="ce5">
                <text:p><text:span text:style-name="T11">e̮, ɛ͔</text:span><text:span text:style-name="T12">, </text:span><text:span text:style-name="T13">ɛ̮,</text:span><text:span text:style-name="T12"> </text:span><text:span text:style-name="T14">ɒ</text:span><text:span text:style-name="T12">, </text:span><text:span text:style-name="T14">ă</text:span></text:p>
              </table:table-cell>
              <table:table-cell table:style-name="ce6">
                <text:p><text:span text:style-name="T15">æ</text:span><text:span text:style-name="T16">1</text:span><text:span text:style-name="T15">, a</text:span><text:span text:style-name="T16">2</text:span></text:p>
              </table:table-cell>
              <table:table-cell table:style-name="ce7">
                <text:p text:style-name="P12"><text:span text:style-name="T17">ə</text:span></text:p>
              </table:table-cell>
              <table:table-cell table:style-name="ce8">
                <text:p text:style-name="P14"><text:span text:style-name="T18">ɘ, â (ə)</text:span></text:p>
              </table:table-cell>
              <table:table-cell table:style-name="ce9">
                <text:p><text:span text:style-name="T17">e</text:span><text:span text:style-name="T19">1</text:span><text:span text:style-name="T17">, â</text:span><text:span text:style-name="T19">2</text:span></text:p>
              </table:table-cell>
              <table:table-cell table:style-name="ce10">
                <text:p text:style-name="P15"><text:span text:style-name="T20">ə</text:span></text:p>
              </table:table-cell>
            </table:table-row>
            <table:table-row table:style-name="ro3" table:default-cell-style-name="ce15">
              <table:table-cell table:style-name="ce11">
                <text:p><text:span text:style-name="T21">e</text:span></text:p>
              </table:table-cell>
              <table:table-cell table:style-name="ce12">
                <text:p><text:span text:style-name="T12">e</text:span></text:p>
              </table:table-cell>
              <table:table-cell table:style-name="ce13">
                <text:p><text:span text:style-name="T15">e</text:span></text:p>
              </table:table-cell>
              <table:table-cell table:style-name="ce14">
                <text:p text:style-name="P12"><text:span text:style-name="T17">e</text:span></text:p>
              </table:table-cell>
              <table:table-cell>
                <text:p><text:span text:style-name="T17">e</text:span></text:p>
              </table:table-cell>
              <table:table-cell>
                <text:p><text:span text:style-name="T17">e</text:span></text:p>
              </table:table-cell>
              <table:table-cell>
                <text:p><text:span text:style-name="T17">e</text:span></text:p>
              </table:table-cell>
            </table:table-row>
            <table:table-row table:style-name="ro3" table:default-cell-style-name="ce14">
              <table:table-cell table:style-name="ce11">
                <text:p><text:span text:style-name="T21">ɑ</text:span></text:p>
              </table:table-cell>
              <table:table-cell table:style-name="ce16">
                <text:p text:style-name="P12"><text:span text:style-name="T22">a</text:span></text:p>
              </table:table-cell>
              <table:table-cell table:style-name="ce13">
                <text:p><text:span text:style-name="T15">a</text:span></text:p>
              </table:table-cell>
              <table:table-cell>
                <text:p text:style-name="P12"><text:span text:style-name="T17">ɑ</text:span></text:p>
              </table:table-cell>
              <table:table-cell table:style-name="ce15">
                <text:p><text:span text:style-name="T17">a</text:span></text:p>
              </table:table-cell>
              <table:table-cell table:style-name="ce15">
                <text:p><text:span text:style-name="T17">a</text:span></text:p>
              </table:table-cell>
              <table:table-cell>
                <text:p text:style-name="P12"><text:span text:style-name="T17">ɑ</text:span></text:p>
              </table:table-cell>
            </table:table-row>
            <table:table-row table:style-name="ro4" table:default-cell-style-name="ce14">
              <table:table-cell>
                <text:p text:style-name="P12"><text:span text:style-name="T17">a, æ</text:span></text:p>
              </table:table-cell>
              <table:table-cell table:style-name="ce16">
                <text:p text:style-name="P12"><text:span text:style-name="T22">ȧ, ä</text:span></text:p>
              </table:table-cell>
              <table:table-cell table:style-name="ce17">
                <text:p text:style-name="P12"><text:span text:style-name="T23">ȧ, ä</text:span></text:p>
              </table:table-cell>
              <table:table-cell>
                <text:p text:style-name="P12"><text:span text:style-name="T17">æ</text:span></text:p>
              </table:table-cell>
              <table:table-cell table:style-name="ce18">
                <text:p text:style-name="P12"><text:span text:style-name="T24">á, ä</text:span></text:p>
              </table:table-cell>
              <table:table-cell table:style-name="ce15">
                <text:p><text:span text:style-name="T17">á, ä</text:span></text:p>
              </table:table-cell>
              <table:table-cell>
                <text:p text:style-name="P12"><text:span text:style-name="T25">a</text:span><text:span text:style-name="T26"> &gt; </text:span><text:span text:style-name="T27">æ</text:span></text:p>
              </table:table-cell>
            </table:table-row>
          </table:table>
          <draw:image xlink:href="Pictures/TablePreview1.svm" xlink:type="simple" xlink:show="embed" xlink:actuate="onLoad"/>
        </draw:frame>
        <draw:frame presentation:style-name="pr5" draw:text-style-name="P2" draw:layer="layout" svg:width="32.5cm" svg:height="7.283cm" svg:x="1.2cm" svg:y="11.5cm" presentation:class="outline" presentation:user-transformed="true">
          <draw:text-box>
            <text:list text:style-name="L2">
              <text:list-item>
                <text:p><text:span text:style-name="T28">In this presentation:</text:span></text:p>
                <text:list>
                  <text:list-item>
                    <text:p text:style-name="P16"><text:span text:style-name="T29">Example words in (standard) orthography.</text:span></text:p>
                  </text:list-item>
                  <text:list-item>
                    <text:p text:style-name="P17"><text:span text:style-name="T30">Phonemic transcriptions in the same IPA-based system as used by</text:span><text:span text:style-name="T31"> Valtonen, Aikio &amp; Ylikoski</text:span><text:span text:style-name="T32"> in the Oxford Guide to the Uralic Languages</text:span><text:span text:style-name="T33">.</text:span></text:p>
                  </text:list-item>
                  <text:list-item>
                    <text:p text:style-name="P17"><text:span text:style-name="T32">Historical reconstructions in the established FUT.</text:span></text:p>
                  </text:list-item>
                </text:list>
              </text:list-item>
            </text:list>
          </draw:text-box>
        </draw:frame>
        <draw:frame draw:style-name="gr2" draw:text-style-name="P18" draw:layer="layout" svg:width="8.5cm" svg:height="1.825cm" svg:x="25.567cm" svg:y="11.199cm">
          <draw:text-box>
            <text:p><text:span text:style-name="T34">1) First syllable</text:span><text:span text:style-name="T34"><text:line-break/></text:span><text:span text:style-name="T34">2) Non-initial syllables</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Title_20_and_20_chart_20_1" presentation:presentation-page-layout-name="AL2T1" presentation:use-footer-name="ftr1">
        <draw:frame presentation:style-name="pr4" draw:text-style-name="P7" draw:layer="layout" svg:width="15.658cm" svg:height="3.435cm" svg:x="9.104cm" svg:y="0.8cm" presentation:class="title" presentation:user-transformed="true">
          <draw:text-box>
            <text:p text:style-name="P6"><text:span text:style-name="T3">Vowel Phonemes</text:span></text:p>
          </draw:text-box>
        </draw:frame>
        <draw:frame draw:style-name="Standard_5f_1" draw:layer="layout" svg:width="6.255cm" svg:height="4.081cm" svg:x="1.744cm" svg:y="5.55cm" presentation:class="table" presentation:user-transformed="true">
          <table:table table:template-name="default" table:use-banding-rows-styles="true">
            <table:table-column table:style-name="co8"/>
            <table:table-column table:style-name="co9"/>
            <table:table-column table:style-name="co10"/>
            <table:table-column table:style-name="co11"/>
            <table:table-row table:style-name="ro5">
              <table:table-cell table:style-name="ce19">
                <text:p text:style-name="P19"><text:span text:style-name="T33">i</text:span></text:p>
              </table:table-cell>
              <table:table-cell table:style-name="ce20" table:number-columns-spanned="2">
                <text:p text:style-name="P20"><text:span text:style-name="T35">(y)</text:span></text:p>
              </table:table-cell>
              <table:covered-table-cell table:style-name="ce21"/>
              <table:table-cell table:style-name="ce22">
                <text:p text:style-name="P21"><text:span text:style-name="T33">u</text:span></text:p>
              </table:table-cell>
            </table:table-row>
            <table:table-row table:style-name="ro6" table:default-cell-style-name="ce23">
              <table:table-cell table:number-columns-spanned="2">
                <text:p text:style-name="P6"><text:span text:style-name="T33"><text:s/></text:span><text:span text:style-name="T33">e, (ø)</text:span></text:p>
              </table:table-cell>
              <table:covered-table-cell table:style-name="ce24"/>
              <table:table-cell>
                <text:p text:style-name="P6"><text:span text:style-name="T33">ə</text:span></text:p>
              </table:table-cell>
              <table:table-cell>
                <text:p text:style-name="P6"><text:span text:style-name="T33">o</text:span></text:p>
              </table:table-cell>
            </table:table-row>
            <table:table-row table:style-name="ro7" table:default-cell-style-name="ce23">
              <table:table-cell table:number-columns-spanned="2">
                <text:p text:style-name="P6"><text:span text:style-name="T33"><text:s/></text:span><text:span text:style-name="T33">æ</text:span></text:p>
              </table:table-cell>
              <table:covered-table-cell table:style-name="ce24"/>
              <table:table-cell/>
              <table:table-cell table:style-name="ce19">
                <text:p text:style-name="P19"><text:span text:style-name="T33">ɑ</text:span></text:p>
              </table:table-cell>
            </table:table-row>
          </table:table>
          <draw:image xlink:href="Pictures/TablePreview2.svm" xlink:type="simple" xlink:show="embed" xlink:actuate="onLoad"/>
        </draw:frame>
        <draw:frame presentation:style-name="pr5" draw:text-style-name="P2" draw:layer="layout" svg:width="23.956cm" svg:height="15.119cm" svg:x="9.243cm" svg:y="4.032cm" presentation:class="outline" presentation:user-transformed="true">
          <draw:text-box>
            <text:list text:style-name="L2">
              <text:list-item>
                <text:p><text:span text:style-name="T36">Rounded front vowels only occur as independent phonemes in loanwords.</text:span></text:p>
              </text:list-item>
              <text:list-item>
                <text:p text:style-name="P8"><text:span text:style-name="T4">Status of </text:span><text:span text:style-name="T37">ə</text:span><text:span text:style-name="T38"> is complicated.</text:span></text:p>
              </text:list-item>
              <text:list-item>
                <text:p text:style-name="P8"><text:span text:style-name="T38">Vowel length:</text:span></text:p>
                <text:list>
                  <text:list-item>
                    <text:p text:style-name="P22"><text:span text:style-name="T39">Usually considered phonemic; 2-3 degrees for </text:span><text:span text:style-name="T40">monophthongs, 2 for diphthongs.</text:span></text:p>
                  </text:list-item>
                  <text:list-item>
                    <text:p text:style-name="P23"><text:span text:style-name="T40">Standard orthography indicates long monophthongs with double letter (&lt;aa&gt; = /ɑː/); length otherwise not shown.</text:span></text:p>
                  </text:list-item>
                  <text:list-item>
                    <text:p text:style-name="P23"><text:span text:style-name="T40">Length in 1</text:span><text:span text:style-name="T41">st</text:span><text:span text:style-name="T40"> syllable varies independently of quality, and can thus be ignored in this presentation (mainly short vowels used, but same rules for long ones).</text:span></text:p>
                  </text:list-item>
                </text:list>
              </text:list-item>
            </text:list>
          </draw:text-box>
        </draw:frame>
        <draw:frame draw:style-name="Standard_5f_1" draw:layer="layout" svg:width="5.759cm" svg:height="2.74cm" svg:x="1.798cm" svg:y="11.882cm">
          <table:table table:template-name="default" table:use-banding-rows-styles="true">
            <table:table-column table:style-name="co12"/>
            <table:table-column table:style-name="co13"/>
            <table:table-column table:style-name="co14"/>
            <table:table-row table:style-name="ro8" table:default-cell-style-name="ce25">
              <table:table-cell>
                <text:p text:style-name="P6"><text:span text:style-name="T33">ie</text:span></text:p>
              </table:table-cell>
              <table:table-cell>
                <text:p text:style-name="P6"><text:span text:style-name="T33">ye</text:span></text:p>
              </table:table-cell>
              <table:table-cell>
                <text:p text:style-name="P6"><text:span text:style-name="T33">uo</text:span></text:p>
              </table:table-cell>
            </table:table-row>
            <table:table-row table:style-name="ro9" table:default-cell-style-name="ce25">
              <table:table-cell>
                <text:p text:style-name="P6"><text:span text:style-name="T33">iæ</text:span></text:p>
              </table:table-cell>
              <table:table-cell>
                <text:p text:style-name="P6"><text:span text:style-name="T33">uæ</text:span></text:p>
              </table:table-cell>
              <table:table-cell/>
            </table:table-row>
          </table:table>
          <draw:image xlink:href="Pictures/TablePreview3.svm" xlink:type="simple" xlink:show="embed" xlink:actuate="onLoad"/>
        </draw:frame>
        <draw:frame draw:style-name="gr3" draw:text-style-name="P24" draw:layer="layout" svg:width="7.862cm" svg:height="1.352cm" svg:x="1.381cm" svg:y="4.032cm">
          <draw:text-box>
            <text:p><text:span text:style-name="T42">Monophthongs</text:span></text:p>
          </draw:text-box>
        </draw:frame>
        <draw:frame draw:style-name="gr3" draw:text-style-name="P24" draw:layer="layout" svg:width="7.862cm" svg:height="1.352cm" svg:x="1.243cm" svg:y="10.386cm">
          <draw:text-box>
            <text:p><text:span text:style-name="T42"><text:s/></text:span><text:span text:style-name="T42">Diphthongs</text:span></text:p>
          </draw:text-box>
        </draw:frame>
        <draw:custom-shape draw:style-name="gr4" draw:text-style-name="P25" draw:layer="layout" svg:width="1.771cm" svg:height="3.388cm" svg:x="1.367cm" svg:y="6.27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Title_20_and_20_chart_20_1" presentation:presentation-page-layout-name="AL2T1" presentation:use-footer-name="ftr1">
        <draw:frame presentation:style-name="pr8" draw:text-style-name="P26" draw:layer="layout" svg:width="30.479cm" svg:height="3.18cm" svg:x="1.527cm" svg:y="0.8cm" presentation:class="title" presentation:user-transformed="true">
          <draw:text-box>
            <text:p text:style-name="P6"><text:span text:style-name="T8">Historical Development: PS Situation</text:span></text:p>
          </draw:text-box>
        </draw:frame>
        <draw:frame presentation:style-name="pr5" draw:text-style-name="P2" draw:layer="layout" svg:width="19.367cm" svg:height="13.55cm" svg:x="13.688cm" svg:y="4.824cm" presentation:class="outline" presentation:user-transformed="true">
          <draw:text-box>
            <text:list text:style-name="L2">
              <text:list-item>
                <text:p><text:span text:style-name="T36">Mainly bisyllabic word roots</text:span></text:p>
              </text:list-item>
              <text:list-item>
                <text:p><text:span text:style-name="T38">All non-contracted vowels may occur as 1</text:span><text:span text:style-name="T43">st</text:span><text:span text:style-name="T38">-syllable vowel (V</text:span><text:span text:style-name="T44">1</text:span><text:span text:style-name="T38">).</text:span></text:p>
              </text:list-item>
              <text:list-item>
                <text:p><text:span text:style-name="T6">Contracted vowels </text:span><text:span text:style-name="T38">only occur as V</text:span><text:span text:style-name="T44">2</text:span><text:span text:style-name="T45">.</text:span></text:p>
              </text:list-item>
              <text:list-item>
                <text:p><text:span text:style-name="T6">The only non-contracted vowels occurring freely as V</text:span><text:span text:style-name="T46">2</text:span><text:span text:style-name="T6"> are </text:span><text:span text:style-name="T47">*</text:span><text:span text:style-name="T48">e̮, </text:span><text:span text:style-name="T47">*</text:span><text:span text:style-name="T49">ē</text:span><text:span text:style-name="T47">, </text:span><text:span text:style-name="T50">*</text:span><text:span text:style-name="T51">ɔ</text:span><text:span text:style-name="T52">̄</text:span><text:span text:style-name="T53">.</text:span></text:p>
                <text:list>
                  <text:list-item>
                    <text:p text:style-name="P27"><text:span text:style-name="T54">*o̭,</text:span><text:span text:style-name="T55"> *u, </text:span><text:span text:style-name="T56">*ɛ̄, </text:span><text:span text:style-name="T57">*ō</text:span><text:span text:style-name="T58"> not found in this position.</text:span></text:p>
                  </text:list-item>
                  <text:list-item>
                    <text:p text:style-name="P27"><text:span text:style-name="T57">*i, *ā</text:span><text:span text:style-name="T58"> as V</text:span><text:span text:style-name="T59">2</text:span><text:span text:style-name="T58"> (almost) exclusively in suffixed forms.</text:span></text:p>
                  </text:list-item>
                </text:list>
              </text:list-item>
            </text:list>
          </draw:text-box>
        </draw:frame>
        <draw:frame draw:style-name="gr5" draw:text-style-name="P28" draw:layer="layout" svg:width="12.5cm" svg:height="2.783cm" svg:x="1.388cm" svg:y="4.577cm">
          <draw:text-box>
            <text:p><text:span text:style-name="T60">Proto-Saamic vowels</text:span></text:p>
          </draw:text-box>
        </draw:frame>
        <draw:frame draw:style-name="Standard_5f_1" draw:layer="layout" svg:width="4.213cm" svg:height="3.857cm" svg:x="7.834cm" svg:y="8.945cm">
          <table:table table:template-name="default" table:use-banding-rows-styles="true">
            <table:table-column table:style-name="co15"/>
            <table:table-column table:style-name="co16"/>
            <table:table-row table:style-name="ro10">
              <table:table-cell table:style-name="ce26">
                <text:p text:style-name="P20"><text:span text:style-name="T61">*ē</text:span></text:p>
              </table:table-cell>
              <table:table-cell table:style-name="ce27">
                <text:p text:style-name="P29"><text:span text:style-name="T61">*ō</text:span></text:p>
              </table:table-cell>
            </table:table-row>
            <table:table-row table:style-name="ro10">
              <table:table-cell table:style-name="ce28">
                <text:p text:style-name="P30"><text:span text:style-name="T61"><text:s/></text:span><text:span text:style-name="T61">*ɛ̄</text:span></text:p>
              </table:table-cell>
              <table:table-cell table:style-name="ce29">
                <text:p text:style-name="P30"><text:span text:style-name="T61">*ɔ̄</text:span></text:p>
              </table:table-cell>
            </table:table-row>
            <table:table-row table:style-name="ro11" table:default-cell-style-name="ce30">
              <table:table-cell table:number-columns-spanned="2">
                <text:p text:style-name="P6"><text:span text:style-name="T61">*ā</text:span></text:p>
              </table:table-cell>
              <table:covered-table-cell/>
            </table:table-row>
          </table:table>
          <draw:image xlink:href="Pictures/TablePreview4.svm" xlink:type="simple" xlink:show="embed" xlink:actuate="onLoad"/>
        </draw:frame>
        <draw:frame draw:style-name="gr3" draw:text-style-name="P31" draw:layer="layout" svg:width="3.303cm" svg:height="1.352cm" svg:x="2.626cm" svg:y="6.496cm">
          <draw:text-box>
            <text:p><text:span text:style-name="T62">Short</text:span></text:p>
          </draw:text-box>
        </draw:frame>
        <draw:frame draw:style-name="gr3" draw:text-style-name="P31" draw:layer="layout" svg:width="5.063cm" svg:height="1.352cm" svg:x="7.695cm" svg:y="7.701cm">
          <draw:text-box>
            <text:p><text:span text:style-name="T62">Long</text:span></text:p>
          </draw:text-box>
        </draw:frame>
        <draw:frame draw:style-name="Standard_5f_1" draw:layer="layout" svg:width="4.207cm" svg:height="4.056cm" svg:x="2.613cm" svg:y="12.934cm">
          <table:table table:template-name="default" table:use-banding-rows-styles="true">
            <table:table-column table:style-name="co15"/>
            <table:table-column table:style-name="co17"/>
            <table:table-row table:style-name="ro12">
              <table:table-cell table:style-name="ce31">
                <text:p text:style-name="P20"><text:span text:style-name="T61">*î</text:span></text:p>
              </table:table-cell>
              <table:table-cell table:style-name="ce32">
                <text:p text:style-name="P29"><text:span text:style-name="T61">*û</text:span></text:p>
              </table:table-cell>
            </table:table-row>
            <table:table-row table:style-name="ro13">
              <table:table-cell table:style-name="ce33">
                <text:p text:style-name="P30"><text:span text:style-name="T61">*ê</text:span></text:p>
              </table:table-cell>
              <table:table-cell table:style-name="ce29">
                <text:p text:style-name="P30"><text:span text:style-name="T63">*</text:span><text:span text:style-name="T64">ɔ̂</text:span></text:p>
              </table:table-cell>
            </table:table-row>
            <table:table-row table:style-name="ro14" table:default-cell-style-name="ce30">
              <table:table-cell table:number-columns-spanned="2">
                <text:p text:style-name="P6"><text:span text:style-name="T61">*â</text:span></text:p>
              </table:table-cell>
              <table:covered-table-cell/>
            </table:table-row>
          </table:table>
          <draw:image xlink:href="Pictures/TablePreview5.svm" xlink:type="simple" xlink:show="embed" xlink:actuate="onLoad"/>
        </draw:frame>
        <draw:custom-shape draw:style-name="gr6" draw:text-style-name="P25" draw:layer="layout" svg:width="2.218cm" svg:height="3.835cm" svg:x="7.358cm" svg:y="8.945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32" draw:layer="layout" svg:width="5.8cm" svg:height="1.387cm" svg:x="2.5cm" svg:y="11.647cm">
          <draw:text-box>
            <text:p><text:span text:style-name="T42">Contracted</text:span></text:p>
          </draw:text-box>
        </draw:frame>
        <draw:custom-shape draw:style-name="gr8" draw:text-style-name="P25" draw:layer="layout" svg:width="1.5cm" svg:height="2.592cm" svg:x="2.613cm" svg:y="14.398cm">
          <text:p/>
          <draw:enhanced-geometry svg:viewBox="0 0 21600 21600" draw:glue-points="0 0 0 10800 0 21600 10800 21600 21600 21600 10800 10800" draw:text-areas="1900 12700 12700 19700" draw:type="right-triangle" draw:enhanced-path="M 0 0 L 21600 21600 0 21600 0 0 Z N"/>
        </draw:custom-shape>
        <draw:frame draw:style-name="standard" draw:layer="layout" svg:width="4.182cm" svg:height="2.988cm" svg:x="2.613cm" svg:y="7.79cm">
          <table:table table:template-name="default" table:use-banding-rows-styles="true">
            <table:table-column table:style-name="co18"/>
            <table:table-column table:style-name="co19"/>
            <table:table-column table:style-name="co20"/>
            <table:table-row table:style-name="ro7" table:default-cell-style-name="ce34">
              <table:table-cell>
                <text:p><text:span text:style-name="T33">*i</text:span></text:p>
              </table:table-cell>
              <table:table-cell/>
              <table:table-cell table:style-name="ce35">
                <text:p text:style-name="P33"><text:span text:style-name="T33">*u</text:span></text:p>
              </table:table-cell>
            </table:table-row>
            <table:table-row table:style-name="ro15">
              <table:table-cell table:style-name="gray2"/>
              <table:table-cell table:style-name="ce36">
                <text:p text:style-name="P34"><text:span text:style-name="T65">*e̮</text:span></text:p>
              </table:table-cell>
              <table:table-cell table:style-name="ce37">
                <text:p text:style-name="P35"><text:span text:style-name="T33">*o̭</text:span></text:p>
              </table:table-cell>
            </table:table-row>
          </table:table>
          <draw:image xlink:href="Pictures/TablePreview6.svm" xlink:type="simple" xlink:show="embed" xlink:actuate="onLoad"/>
        </draw:frame>
        <draw:custom-shape draw:style-name="gr9" draw:text-style-name="P25" draw:layer="layout" svg:width="0.71cm" svg:height="1.61cm" svg:x="2.613cm" svg:y="9.168cm">
          <text:p/>
          <draw:enhanced-geometry svg:viewBox="0 0 21600 21600"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Title_20_and_20_chart_20_1" presentation:presentation-page-layout-name="AL2T1" presentation:use-footer-name="ftr1">
        <draw:frame presentation:style-name="pr9" draw:text-style-name="P39" draw:layer="layout" svg:width="24.521cm" svg:height="13.744cm" svg:x="1.254cm" svg:y="4.251cm" presentation:class="outline" presentation:user-transformed="true">
          <draw:text-box>
            <text:list text:style-name="L2">
              <text:list-item>
                <text:p text:style-name="P36"><text:span text:style-name="T66">V</text:span><text:span text:style-name="T67">2 </text:span><text:span text:style-name="T66">quality</text:span><text:span text:style-name="T66"><text:line-break/></text:span><text:span text:style-name="T66">largely</text:span><text:span text:style-name="T66"><text:line-break/></text:span><text:span text:style-name="T66">retained</text:span><text:span text:style-name="T68">.</text:span></text:p>
              </text:list-item>
            </text:list>
            <text:list text:style-name="L4">
              <text:list-item>
                <text:list>
                  <text:list-item>
                    <text:p text:style-name="P37"><text:span text:style-name="T69"><text:s/></text:span><text:span text:style-name="T69">Non-contr.</text:span><text:span text:style-name="T70"><text:line-break/></text:span><text:span text:style-name="T70">*ɔ̄,*ē</text:span><text:span text:style-name="T71"> </text:span><text:span text:style-name="T69">&gt;</text:span><text:span text:style-name="T72"> </text:span><text:span text:style-name="T70">u, i</text:span><text:span text:style-name="T73"><text:line-break/></text:span><text:span text:style-name="T69">usually after</text:span><text:span text:style-name="T69"><text:line-break/></text:span><text:span text:style-name="T69">long V</text:span><text:span text:style-name="T72">1</text:span><text:span text:style-name="T69">.</text:span></text:p>
                    <text:p text:style-name="P38"><text:span text:style-name="T74"/></text:p>
                  </text:list-item>
                </text:list>
              </text:list-item>
            </text:list>
            <text:list text:style-name="L2">
              <text:list-item>
                <text:p text:style-name="P36"><text:span text:style-name="T66">IS V</text:span><text:span text:style-name="T75">1</text:span><text:span text:style-name="T75"><text:line-break/></text:span><text:span text:style-name="T76">depe</text:span><text:span text:style-name="T66">nds</text:span><text:span text:style-name="T66"><text:line-break/></text:span><text:span text:style-name="T66">on</text:span><text:span text:style-name="T67"> </text:span><text:span text:style-name="T66">V</text:span><text:span text:style-name="T67">2</text:span><text:span text:style-name="T66">; some combinations rare or impossible.</text:span></text:p>
              </text:list-item>
            </text:list>
          </draw:text-box>
        </draw:frame>
        <draw:frame draw:style-name="gr10" draw:layer="layout" svg:width="24.701cm" svg:height="12.205cm" svg:x="8cm" svg:y="4.25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column table:style-name="co30"/>
            <table:table-column table:style-name="co31"/>
            <table:table-column table:style-name="co32"/>
            <table:table-column table:style-name="co33"/>
            <table:table-row table:style-name="ro16">
              <table:table-cell table:style-name="ce38">
                <text:p><text:span text:style-name="T77">V</text:span><text:span text:style-name="T78">1</text:span></text:p>
              </table:table-cell>
              <table:table-cell table:style-name="ce39">
                <text:p text:style-name="P21"><text:span text:style-name="T77">V</text:span><text:span text:style-name="T78">2</text:span></text:p>
              </table:table-cell>
              <table:table-cell table:style-name="ce40">
                <text:p text:style-name="P40"><text:span text:style-name="T79">*e̮</text:span></text:p>
              </table:table-cell>
              <table:table-cell table:style-name="ce41">
                <text:p text:style-name="P40"><text:span text:style-name="T80">*i</text:span></text:p>
              </table:table-cell>
              <table:table-cell table:style-name="ce42">
                <text:p text:style-name="P6"><text:span text:style-name="T80">*î</text:span></text:p>
              </table:table-cell>
              <table:table-cell table:style-name="ce43">
                <text:p text:style-name="P40"><text:span text:style-name="T81">*û</text:span></text:p>
              </table:table-cell>
              <table:table-cell table:style-name="ce44">
                <text:p text:style-name="P40"><text:span text:style-name="T81">*ā</text:span></text:p>
              </table:table-cell>
              <table:table-cell table:style-name="ce45">
                <text:p text:style-name="P40"><text:span text:style-name="T81">*â</text:span></text:p>
              </table:table-cell>
              <table:table-cell table:style-name="ce46">
                <text:p text:style-name="P40"><text:span text:style-name="T82">*ɔ̄</text:span></text:p>
              </table:table-cell>
              <table:table-cell table:style-name="ce47">
                <text:p text:style-name="P40"><text:span text:style-name="T83">*</text:span><text:span text:style-name="T84">ɔ̂</text:span></text:p>
              </table:table-cell>
              <table:table-cell table:style-name="ce48" table:number-columns-spanned="2">
                <text:p text:style-name="P40"><text:span text:style-name="T79">*ē</text:span></text:p>
              </table:table-cell>
              <table:covered-table-cell table:style-name="ce49"/>
              <table:table-cell table:style-name="ce50">
                <text:p text:style-name="P40"><text:span text:style-name="T81">*ê</text:span></text:p>
              </table:table-cell>
            </table:table-row>
            <table:table-row table:style-name="ro17" table:default-cell-style-name="ce62">
              <table:table-cell table:style-name="ce51" table:number-columns-spanned="2">
                <text:p text:style-name="P41"><text:span text:style-name="T79">*e̮</text:span></text:p>
              </table:table-cell>
              <table:covered-table-cell table:style-name="ce52"/>
              <table:table-cell table:style-name="ce53">
                <text:p text:style-name="P40"><text:span text:style-name="T85">o–ə</text:span></text:p>
              </table:table-cell>
              <table:table-cell table:style-name="ce54" table:number-columns-spanned="2">
                <text:p text:style-name="P40"><text:span text:style-name="T86">o–i</text:span></text:p>
              </table:table-cell>
              <table:covered-table-cell table:style-name="ce55"/>
              <table:table-cell table:style-name="ce56">
                <text:p text:style-name="P40"><text:span text:style-name="T86">o–u</text:span></text:p>
              </table:table-cell>
              <table:table-cell table:style-name="ce57" table:number-columns-spanned="2">
                <text:p text:style-name="P30"><text:span text:style-name="T87">ɑ</text:span><text:span text:style-name="T88">–</text:span><text:span text:style-name="T89">ɑ</text:span></text:p>
              </table:table-cell>
              <table:covered-table-cell table:style-name="ce58"/>
              <table:table-cell table:style-name="ce59" table:number-columns-spanned="2">
                <text:p text:style-name="P6"><text:span text:style-name="T90">a</text:span><text:span text:style-name="T91">–</text:span><text:span text:style-name="T92">o</text:span></text:p>
              </table:table-cell>
              <table:covered-table-cell table:style-name="ce60"/>
              <table:table-cell table:style-name="ce61" table:number-columns-spanned="3">
                <text:p text:style-name="P40"><text:span text:style-name="T93">ɑ</text:span><text:span text:style-name="T92">–e</text:span></text:p>
              </table:table-cell>
              <table:covered-table-cell/>
              <table:covered-table-cell/>
            </table:table-row>
            <table:table-row table:style-name="ro17" table:default-cell-style-name="ce62">
              <table:table-cell table:style-name="ce51" table:number-columns-spanned="2">
                <text:p text:style-name="P41"><text:span text:style-name="T79">*o̭</text:span></text:p>
              </table:table-cell>
              <table:covered-table-cell table:style-name="ce52"/>
              <table:table-cell table:style-name="ce63" table:number-rows-spanned="2">
                <text:p text:style-name="P40"><text:span text:style-name="T85">u–ə</text:span></text:p>
              </table:table-cell>
              <table:table-cell table:style-name="ce64" table:number-columns-spanned="2" table:number-rows-spanned="2">
                <text:p text:style-name="P40"><text:span text:style-name="T86">u–i</text:span></text:p>
              </table:table-cell>
              <table:covered-table-cell table:style-name="ce65"/>
              <table:table-cell table:style-name="ce66" table:number-rows-spanned="2">
                <text:p text:style-name="P40"><text:span text:style-name="T86">u–u</text:span></text:p>
              </table:table-cell>
              <table:table-cell table:style-name="ce67" table:number-columns-spanned="2">
                <text:p text:style-name="P40"><text:span text:style-name="T86">o–æ</text:span></text:p>
              </table:table-cell>
              <table:covered-table-cell table:style-name="ce68"/>
              <table:table-cell table:style-name="ce69" table:number-columns-spanned="2">
                <text:p text:style-name="P40"><text:span text:style-name="T90">o</text:span><text:span text:style-name="T91">–o</text:span></text:p>
              </table:table-cell>
              <table:covered-table-cell table:style-name="ce70"/>
              <table:table-cell table:style-name="ce61" table:number-columns-spanned="3">
                <text:p text:style-name="P40"><text:span text:style-name="T92">o–e</text:span></text:p>
              </table:table-cell>
              <table:covered-table-cell/>
              <table:covered-table-cell/>
            </table:table-row>
            <table:table-row table:style-name="ro17" table:default-cell-style-name="ce62">
              <table:table-cell table:style-name="ce51" table:number-columns-spanned="2">
                <text:p text:style-name="P41"><text:span text:style-name="T79">*u</text:span></text:p>
              </table:table-cell>
              <table:covered-table-cell table:style-name="ce52"/>
              <table:covered-table-cell table:style-name="ce63"/>
              <table:covered-table-cell table:style-name="ce64"/>
              <table:covered-table-cell table:style-name="ce65"/>
              <table:covered-table-cell table:style-name="ce66"/>
              <table:table-cell table:style-name="ce71" table:number-columns-spanned="2">
                <text:p text:style-name="P6"><text:span text:style-name="T94">u</text:span><text:span text:style-name="T86">–</text:span><text:span text:style-name="T95">æ</text:span></text:p>
              </table:table-cell>
              <table:covered-table-cell table:style-name="ce72"/>
              <table:table-cell table:style-name="ce69" table:number-columns-spanned="2">
                <text:p text:style-name="P40"><text:span text:style-name="T90">u</text:span><text:span text:style-name="T91">–o</text:span></text:p>
              </table:table-cell>
              <table:covered-table-cell table:style-name="ce70"/>
              <table:table-cell table:style-name="ce61" table:number-columns-spanned="3">
                <text:p text:style-name="P40"><text:span text:style-name="T92">u–e</text:span></text:p>
              </table:table-cell>
              <table:covered-table-cell/>
              <table:covered-table-cell/>
            </table:table-row>
            <table:table-row table:style-name="ro18" table:default-cell-style-name="ce62">
              <table:table-cell table:style-name="ce51" table:number-columns-spanned="2">
                <text:p text:style-name="P41"><text:span text:style-name="T79">*i</text:span></text:p>
              </table:table-cell>
              <table:covered-table-cell table:style-name="ce52"/>
              <table:table-cell table:style-name="ce73">
                <text:p text:style-name="P40"><text:span text:style-name="T85">i–ə</text:span></text:p>
              </table:table-cell>
              <table:table-cell table:style-name="ce74" table:number-columns-spanned="2">
                <text:p text:style-name="P40"><text:span text:style-name="T86">i–i</text:span></text:p>
              </table:table-cell>
              <table:covered-table-cell table:style-name="ce75"/>
              <table:table-cell table:style-name="ce76">
                <text:p text:style-name="P40"><text:span text:style-name="T86">i–u</text:span></text:p>
              </table:table-cell>
              <table:table-cell table:style-name="ce77" table:number-columns-spanned="2">
                <text:p text:style-name="P40"><text:span text:style-name="T86">i–æ</text:span></text:p>
              </table:table-cell>
              <table:covered-table-cell table:style-name="ce78"/>
              <table:table-cell table:style-name="ce79" table:number-columns-spanned="2">
                <text:p text:style-name="P6"><text:span text:style-name="T90">i</text:span><text:span text:style-name="T91">–</text:span><text:span text:style-name="T92">o</text:span></text:p>
              </table:table-cell>
              <table:covered-table-cell table:style-name="ce80"/>
              <table:table-cell table:style-name="ce61" table:number-columns-spanned="3">
                <text:p text:style-name="P40"><text:span text:style-name="T92">i–e</text:span></text:p>
              </table:table-cell>
              <table:covered-table-cell/>
              <table:covered-table-cell/>
            </table:table-row>
            <table:table-row table:style-name="ro19">
              <table:table-cell table:style-name="ce51" table:number-columns-spanned="2">
                <text:p text:style-name="P41"><text:span text:style-name="T79">*ā</text:span></text:p>
              </table:table-cell>
              <table:covered-table-cell table:style-name="ce52"/>
              <table:table-cell table:style-name="ce73">
                <text:p text:style-name="P40"><text:span text:style-name="T96">ɑ</text:span><text:span text:style-name="T85">–ə</text:span></text:p>
              </table:table-cell>
              <table:table-cell table:style-name="ce74" table:number-columns-spanned="2">
                <text:p text:style-name="P40"><text:span text:style-name="T89">ɑ</text:span><text:span text:style-name="T86">–i</text:span></text:p>
              </table:table-cell>
              <table:covered-table-cell table:style-name="ce75"/>
              <table:table-cell table:style-name="ce76">
                <text:p text:style-name="P40"><text:span text:style-name="T89">ɑ</text:span><text:span text:style-name="T86">–u</text:span></text:p>
              </table:table-cell>
              <table:table-cell table:style-name="ce57" table:number-columns-spanned="2">
                <text:p text:style-name="P30"><text:span text:style-name="T87">ɑ</text:span><text:span text:style-name="T88">–</text:span><text:span text:style-name="T89">ɑ</text:span></text:p>
              </table:table-cell>
              <table:covered-table-cell table:style-name="ce81"/>
              <table:table-cell table:style-name="ce82">
                <text:p text:style-name="P6"><text:span text:style-name="T90">æ</text:span><text:span text:style-name="T91">–</text:span><text:span text:style-name="T92">u</text:span></text:p>
              </table:table-cell>
              <table:table-cell table:style-name="ce83">
                <text:p text:style-name="P6"><text:span text:style-name="T94">æ</text:span><text:span text:style-name="T86">–o</text:span></text:p>
              </table:table-cell>
              <table:table-cell table:style-name="ce84" table:number-columns-spanned="2">
                <text:p text:style-name="P40"><text:span text:style-name="T92">æ–i</text:span></text:p>
              </table:table-cell>
              <table:covered-table-cell table:style-name="ce85"/>
              <table:table-cell table:style-name="ce86">
                <text:p text:style-name="P40"><text:span text:style-name="T95">æ–e</text:span></text:p>
              </table:table-cell>
            </table:table-row>
            <table:table-row table:style-name="ro19">
              <table:table-cell table:style-name="ce51" table:number-columns-spanned="2">
                <text:p text:style-name="P41"><text:span text:style-name="T79">*ɔ̄</text:span></text:p>
              </table:table-cell>
              <table:covered-table-cell table:style-name="ce52"/>
              <table:table-cell table:style-name="ce53">
                <text:p text:style-name="P40"><text:span text:style-name="T85">o–ə</text:span></text:p>
              </table:table-cell>
              <table:table-cell table:style-name="ce54" table:number-columns-spanned="2">
                <text:p text:style-name="P40"><text:span text:style-name="T86">o–i</text:span></text:p>
              </table:table-cell>
              <table:covered-table-cell table:style-name="ce55"/>
              <table:table-cell table:style-name="ce56">
                <text:p text:style-name="P40"><text:span text:style-name="T86">o–u</text:span></text:p>
              </table:table-cell>
              <table:table-cell table:style-name="ce87" table:number-columns-spanned="2" table:number-rows-spanned="2">
                <text:p text:style-name="P40"><text:span text:style-name="T86">uæ–æ</text:span></text:p>
              </table:table-cell>
              <table:covered-table-cell table:style-name="ce88"/>
              <table:table-cell table:style-name="ce89" table:number-rows-spanned="2">
                <text:p text:style-name="P6"><text:span text:style-name="T90">uæ</text:span><text:span text:style-name="T91">–</text:span><text:span text:style-name="T92">u</text:span></text:p>
              </table:table-cell>
              <table:table-cell table:style-name="ce90" table:number-rows-spanned="2">
                <text:p text:style-name="P6"><text:span text:style-name="T94">uæ</text:span><text:span text:style-name="T86">–</text:span><text:span text:style-name="T95">o</text:span></text:p>
              </table:table-cell>
              <table:table-cell table:style-name="ce91" table:number-columns-spanned="2">
                <text:p text:style-name="P40"><text:span text:style-name="T92">uæ–i</text:span></text:p>
              </table:table-cell>
              <table:covered-table-cell table:style-name="ce62"/>
              <table:table-cell table:style-name="ce92">
                <text:p text:style-name="P40"><text:span text:style-name="T95">uæ–e</text:span></text:p>
              </table:table-cell>
            </table:table-row>
            <table:table-row table:style-name="ro19">
              <table:table-cell table:style-name="ce51" table:number-columns-spanned="2">
                <text:p text:style-name="P41"><text:span text:style-name="T79">*ō</text:span></text:p>
              </table:table-cell>
              <table:covered-table-cell table:style-name="ce52"/>
              <table:table-cell table:style-name="ce73">
                <text:p text:style-name="P40"><text:span text:style-name="T85">uo–ə</text:span></text:p>
              </table:table-cell>
              <table:table-cell table:style-name="ce74" table:number-columns-spanned="2">
                <text:p text:style-name="P40"><text:span text:style-name="T86">uo–i</text:span></text:p>
              </table:table-cell>
              <table:covered-table-cell table:style-name="ce75"/>
              <table:table-cell table:style-name="ce76">
                <text:p text:style-name="P40"><text:span text:style-name="T86">uo–u</text:span></text:p>
              </table:table-cell>
              <table:covered-table-cell table:style-name="ce87"/>
              <table:covered-table-cell table:style-name="ce88"/>
              <table:covered-table-cell table:style-name="ce89"/>
              <table:covered-table-cell table:style-name="ce93"/>
              <table:table-cell table:style-name="ce91">
                <text:p text:style-name="P40"><text:span text:style-name="T92">ye–i</text:span></text:p>
              </table:table-cell>
              <table:table-cell table:style-name="ce94" table:number-columns-spanned="2">
                <text:p text:style-name="P40"><text:span text:style-name="T95">ye–e</text:span></text:p>
              </table:table-cell>
              <table:covered-table-cell table:style-name="ce95"/>
            </table:table-row>
            <table:table-row table:style-name="ro19">
              <table:table-cell table:style-name="ce51" table:number-columns-spanned="2">
                <text:p text:style-name="P41"><text:span text:style-name="T79">*ɛ̄</text:span></text:p>
              </table:table-cell>
              <table:covered-table-cell table:style-name="ce52"/>
              <table:table-cell table:style-name="ce96">
                <text:p text:style-name="P40"><text:span text:style-name="T92">ə–ə</text:span></text:p>
              </table:table-cell>
              <table:table-cell table:style-name="ce97" table:number-columns-spanned="2">
                <text:p text:style-name="P40"><text:span text:style-name="T95">e–i</text:span></text:p>
              </table:table-cell>
              <table:covered-table-cell table:style-name="ce75"/>
              <table:table-cell table:style-name="ce98">
                <text:p text:style-name="P40"><text:span text:style-name="T95">ə–u</text:span></text:p>
              </table:table-cell>
              <table:table-cell table:style-name="ce99" table:number-columns-spanned="2" table:number-rows-spanned="2">
                <text:p text:style-name="P40"><text:span text:style-name="T95">iæ–æ</text:span></text:p>
              </table:table-cell>
              <table:covered-table-cell table:style-name="ce100"/>
              <table:table-cell table:style-name="ce101" table:number-rows-spanned="2">
                <text:p text:style-name="P6"><text:span text:style-name="T90">iæ</text:span><text:span text:style-name="T91">–</text:span><text:span text:style-name="T92">u</text:span></text:p>
              </table:table-cell>
              <table:table-cell table:style-name="ce102" table:number-rows-spanned="2">
                <text:p text:style-name="P6"><text:span text:style-name="T94">iæ</text:span><text:span text:style-name="T86">–</text:span><text:span text:style-name="T95">o</text:span></text:p>
              </table:table-cell>
              <table:table-cell table:style-name="ce103">
                <text:p text:style-name="P40"><text:span text:style-name="T92">e–i</text:span></text:p>
              </table:table-cell>
              <table:table-cell table:style-name="ce104" table:number-columns-spanned="2">
                <text:p text:style-name="P40"><text:span text:style-name="T95">e–e</text:span></text:p>
              </table:table-cell>
              <table:covered-table-cell table:style-name="ce105"/>
            </table:table-row>
            <table:table-row table:style-name="ro20" table:default-cell-style-name="ce97">
              <table:table-cell table:style-name="ce51" table:number-columns-spanned="2">
                <text:p text:style-name="P41"><text:span text:style-name="T79">*ē</text:span></text:p>
              </table:table-cell>
              <table:covered-table-cell table:style-name="ce52"/>
              <table:table-cell table:style-name="ce96">
                <text:p text:style-name="P40"><text:span text:style-name="T92">ie–ə</text:span></text:p>
              </table:table-cell>
              <table:table-cell table:number-columns-spanned="2">
                <text:p text:style-name="P40"><text:span text:style-name="T95">ie–i</text:span></text:p>
              </table:table-cell>
              <table:covered-table-cell table:style-name="ce75"/>
              <table:table-cell table:style-name="ce98">
                <text:p text:style-name="P40"><text:span text:style-name="T95">ie–u</text:span></text:p>
              </table:table-cell>
              <table:covered-table-cell table:style-name="ce99"/>
              <table:covered-table-cell table:style-name="ce100"/>
              <table:covered-table-cell table:style-name="ce101"/>
              <table:covered-table-cell table:style-name="ce106"/>
              <table:table-cell table:style-name="ce107">
                <text:p text:style-name="P40"><text:span text:style-name="T92">ie–i</text:span></text:p>
              </table:table-cell>
              <table:table-cell table:number-columns-spanned="2">
                <text:p text:style-name="P40"><text:span text:style-name="T95">ie–e</text:span></text:p>
              </table:table-cell>
              <table:covered-table-cell table:style-name="ce108"/>
            </table:table-row>
          </table:table>
          <draw:image xlink:href="Pictures/TablePreview7.svm" xlink:type="simple" xlink:show="embed" xlink:actuate="onLoad"/>
        </draw:frame>
        <draw:line draw:style-name="gr11" draw:text-style-name="P42" draw:layer="layout" svg:x1="8cm" svg:y1="4.25cm" svg:x2="10.561cm" svg:y2="5.5cm">
          <text:p/>
        </draw:line>
        <draw:frame presentation:style-name="pr8" draw:text-style-name="P26" draw:layer="layout" svg:width="30.479cm" svg:height="3.18cm" svg:x="1.485cm" svg:y="0.748cm" presentation:class="title" presentation:user-transformed="true">
          <draw:text-box>
            <text:p text:style-name="P6"><text:span text:style-name="T8">Historical Development: Main Rules</text:span></text:p>
          </draw:text-box>
        </draw:frame>
        <draw:line draw:style-name="gr12" draw:text-style-name="P42" draw:layer="layout" svg:x1="8cm" svg:y1="4.25cm" svg:x2="8cm" svg:y2="16.443cm">
          <text:p/>
        </draw:line>
        <draw:line draw:style-name="gr13" draw:text-style-name="P42" draw:layer="layout" svg:x1="25.875cm" svg:y1="4.251cm" svg:x2="25.875cm" svg:y2="16.444cm">
          <text:p/>
        </draw:line>
        <presentation:notes draw:style-name="dp2">
          <draw:page-thumbnail draw:style-name="gr1" draw:layer="layout" svg:width="19.798cm" svg:height="11.136cm" svg:x="0.6cm" svg:y="2.257cm" draw:page-number="6" presentation:class="page"/>
          <draw:frame presentation:style-name="pr6" draw:text-style-name="P43" draw:layer="layout" svg:width="16.799cm" svg:height="13.364cm" svg:x="2.1cm" svg:y="14.107cm" presentation:class="notes" presentation:placeholder="true">
            <draw:text-box/>
          </draw:frame>
        </presentation:notes>
      </draw:page>
      <draw:page draw:name="page7" draw:style-name="dp3" draw:master-page-name="Title_20_and_20_chart_20_1" presentation:presentation-page-layout-name="AL2T1" presentation:use-footer-name="ftr1">
        <draw:frame presentation:style-name="pr10" draw:text-style-name="P2" draw:layer="layout" svg:width="32.403cm" svg:height="13.944cm" svg:x="1.278cm" svg:y="4.056cm" presentation:class="outline" presentation:user-transformed="true">
          <draw:text-box>
            <text:list text:style-name="L2">
              <text:list-item>
                <text:p text:style-name="P44"><text:span text:style-name="T97">*</text:span><text:span text:style-name="T98">e̮</text:span><text:span text:style-name="T97"> &gt; /</text:span><text:span text:style-name="T99">ɑ/</text:span><text:span text:style-name="T100"> before final /</text:span><text:span text:style-name="T101">h/: </text:span><text:span text:style-name="T102">kiel</text:span><text:span text:style-name="T103">â</text:span><text:span text:style-name="T101"> ’tongue, language’,</text:span><text:span text:style-name="T104"> </text:span><text:span text:style-name="T105">NOM.PL</text:span><text:span text:style-name="T104"> </text:span><text:span text:style-name="T102">kiel</text:span><text:span text:style-name="T106">a</text:span><text:span text:style-name="T102">h.</text:span></text:p>
              </text:list-item>
              <text:list-item>
                <text:p text:style-name="P44"><text:span text:style-name="T97">Changes before /j/:</text:span></text:p>
              </text:list-item>
            </text:list>
            <text:list text:style-name="L5">
              <text:list-item>
                <text:list>
                  <text:list-item>
                    <text:p text:style-name="P45"><text:span text:style-name="T73">*e̮</text:span><text:span text:style-name="T107"> &gt; /</text:span><text:span text:style-name="T39">æ/ (in originally trisyllabic forms)</text:span><text:span text:style-name="T108">: </text:span><text:span text:style-name="T73">kielâ</text:span><text:span text:style-name="T39">, </text:span><text:span text:style-name="T109">SG.</text:span><text:span text:style-name="T110">COM</text:span><text:span text:style-name="T33"> </text:span><text:span text:style-name="T111">kiel</text:span><text:span text:style-name="T112">á</text:span><text:span text:style-name="T111">in</text:span></text:p>
                  </text:list-item>
                  <text:list-item>
                    <text:p text:style-name="P46"><text:span text:style-name="T39">*</text:span><text:span text:style-name="T73">ɔ̄</text:span><text:span text:style-name="T113"> &gt; </text:span><text:span text:style-name="T39">/o/</text:span><text:span text:style-name="T73"> </text:span><text:span text:style-name="T39">(as above): </text:span><text:span text:style-name="T73">ákku</text:span><text:span text:style-name="T39"> ’grandmother’ </text:span><text:span text:style-name="T109">SG.COM</text:span><text:span text:style-name="T114"> </text:span><text:span text:style-name="T111">áhh</text:span><text:span text:style-name="T112">o</text:span><text:span text:style-name="T111">in</text:span></text:p>
                  </text:list-item>
                  <text:list-item>
                    <text:p text:style-name="P47"><text:span text:style-name="T111">*î</text:span><text:span text:style-name="T33"> &gt; /</text:span><text:span text:style-name="T114">e/</text:span><text:span text:style-name="T111"> </text:span><text:span text:style-name="T114">(in uncontracted forms of contr. verbs): </text:span><text:span text:style-name="T111">finniđ </text:span><text:span text:style-name="T114">’get’, </text:span><text:span text:style-name="T115">PST.1SG</text:span><text:span text:style-name="T111"> finn</text:span><text:span text:style-name="T116">e</text:span><text:span text:style-name="T111">jim</text:span></text:p>
                  </text:list-item>
                </text:list>
              </text:list-item>
              <text:list-item>
                <text:p text:style-name="P48"><text:span text:style-name="T97">Split of </text:span><text:span text:style-name="T98">*ē</text:span><text:span text:style-name="T97"> after historically long V</text:span><text:span text:style-name="T117">1</text:span><text:span text:style-name="T97">:</text:span></text:p>
                <text:list>
                  <text:list-item>
                    <text:p text:style-name="P49"><text:span text:style-name="T118">*ē</text:span><text:span text:style-name="T119"> &gt; /</text:span><text:span text:style-name="T120">e/</text:span><text:span text:style-name="T119"> when preceded by a short consonant and V</text:span><text:span text:style-name="T121">1</text:span><text:span text:style-name="T108"> of the group /e ie ye/:</text:span><text:span text:style-name="T108"><text:line-break/></text:span><text:span text:style-name="T108"><text:tab/></text:span><text:span text:style-name="T122">eelliđ</text:span><text:span text:style-name="T21"> ’live’, </text:span><text:span text:style-name="T34">IMP.2SG</text:span><text:span text:style-name="T21"> </text:span><text:span text:style-name="T12">el</text:span><text:span text:style-name="T123">e</text:span></text:p>
                  </text:list-item>
                  <text:list-item>
                    <text:p text:style-name="P47"><text:span text:style-name="T111">*ē</text:span><text:span text:style-name="T33"> &gt; /</text:span><text:span text:style-name="T114">i/</text:span><text:span text:style-name="T33"> otherwise.</text:span></text:p>
                  </text:list-item>
                  <text:list-item>
                    <text:p text:style-name="P47"><text:span text:style-name="T39">Dialectal variation: </text:span><text:span text:style-name="T73">*ē</text:span><text:span text:style-name="T39"> &gt; /e/ may occur more broadly than specified above, and there may be a</text:span><text:span text:style-name="T33"> similar split of </text:span><text:span text:style-name="T124">*ɔ̄</text:span><text:span text:style-name="T33"> into /</text:span><text:span text:style-name="T114">o/ and /u/.</text:span></text:p>
                  </text:list-item>
                </text:list>
              </text:list-item>
            </text:list>
          </draw:text-box>
        </draw:frame>
        <draw:frame presentation:style-name="pr8" draw:text-style-name="P26" draw:layer="layout" svg:width="30.479cm" svg:height="3.18cm" svg:x="2.5cm" svg:y="0.8cm" presentation:class="title" presentation:user-transformed="true">
          <draw:text-box>
            <text:p text:style-name="P6"><text:span text:style-name="T8">Historical Development: Exceptions in V</text:span><text:span text:style-name="T125">2</text:span></text:p>
          </draw:text-box>
        </draw:frame>
        <presentation:notes draw:style-name="dp2">
          <draw:page-thumbnail draw:style-name="gr1" draw:layer="layout" svg:width="19.798cm" svg:height="11.136cm" svg:x="0.6cm" svg:y="2.257cm" draw:page-number="7" presentation:class="page"/>
          <draw:frame presentation:style-name="pr6" draw:text-style-name="P43" draw:layer="layout" svg:width="16.799cm" svg:height="13.364cm" svg:x="2.1cm" svg:y="14.107cm" presentation:class="notes" presentation:placeholder="true">
            <draw:text-box/>
          </draw:frame>
        </presentation:notes>
      </draw:page>
      <draw:page draw:name="page8" draw:style-name="dp3" draw:master-page-name="Title_20_and_20_chart_20_1" presentation:presentation-page-layout-name="AL2T1" presentation:use-footer-name="ftr1">
        <draw:frame presentation:style-name="pr11" draw:text-style-name="P7" draw:layer="layout" svg:width="23.5cm" svg:height="3.473cm" svg:x="5.183cm" svg:y="0.046cm" presentation:class="title" presentation:user-transformed="true">
          <draw:text-box>
            <text:p text:style-name="P6"><text:span text:style-name="T126">Current Situation: V</text:span><text:span text:style-name="T127">1</text:span><text:span text:style-name="T128">–</text:span><text:span text:style-name="T129">V</text:span><text:span text:style-name="T130">2</text:span></text:p>
          </draw:text-box>
        </draw:frame>
        <draw:frame draw:style-name="gr14"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110">
              <table:table-cell table:style-name="ce109"/>
              <table:table-cell>
                <text:p text:style-name="P51"><text:span text:style-name="T79">ɑ</text:span></text:p>
              </table:table-cell>
              <table:table-cell>
                <text:p text:style-name="P51"><text:span text:style-name="T79">o</text:span></text:p>
              </table:table-cell>
              <table:table-cell>
                <text:p text:style-name="P51"><text:span text:style-name="T79">u</text:span></text:p>
              </table:table-cell>
              <table:table-cell>
                <text:p text:style-name="P51"><text:span text:style-name="T79">i</text:span></text:p>
              </table:table-cell>
              <table:table-cell>
                <text:p text:style-name="P51"><text:span text:style-name="T79">æ</text:span></text:p>
              </table:table-cell>
              <table:table-cell>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11">
                <text:p text:style-name="P52"><text:span text:style-name="T79">ɑ</text:span></text:p>
              </table:table-cell>
              <table:table-cell>
                <text:p text:style-name="P53"><text:span text:style-name="T138">ɑ</text:span><text:span text:style-name="T139">–</text:span><text:span text:style-name="T140">ɑ</text:span></text:p>
              </table:table-cell>
              <table:table-cell table:style-name="ce113">
                <text:p text:style-name="P54"><text:span text:style-name="T141">ɑ</text:span><text:span text:style-name="T142">–</text:span><text:span text:style-name="T143">o</text:span></text:p>
              </table:table-cell>
              <table:table-cell>
                <text:p text:style-name="P53"><text:span text:style-name="T138">ɑ</text:span><text:span text:style-name="T139">–</text:span><text:span text:style-name="T140">u</text:span></text:p>
              </table:table-cell>
              <table:table-cell>
                <text:p text:style-name="P53"><text:span text:style-name="T138">ɑ</text:span><text:span text:style-name="T139">–</text:span><text:span text:style-name="T140">i</text:span></text:p>
              </table:table-cell>
              <table:table-cell table:style-name="ce114">
                <text:p text:style-name="P55"><text:span text:style-name="T144">ɑ</text:span><text:span text:style-name="T145">–</text:span><text:span text:style-name="T146">æ</text:span></text:p>
              </table:table-cell>
              <table:table-cell table:style-name="ce113">
                <text:p text:style-name="P54"><text:span text:style-name="T141">ɑ</text:span><text:span text:style-name="T142">–</text:span><text:span text:style-name="T143">e</text:span></text:p>
              </table:table-cell>
              <table:table-cell table:style-name="ce113">
                <text:p text:style-name="P54"><text:span text:style-name="T141">ɑ–ə</text:span></text:p>
              </table:table-cell>
            </table:table-row>
            <table:table-row table:style-name="ro21" table:default-cell-style-name="ce112">
              <table:table-cell table:style-name="ce111">
                <text:p text:style-name="P52"><text:span text:style-name="T79">o</text:span></text:p>
              </table:table-cell>
              <table:table-cell table:style-name="ce114">
                <text:p text:style-name="P56"><text:span text:style-name="T147">o</text:span><text:span text:style-name="T148">–</text:span><text:span text:style-name="T147">ɑ</text:span></text:p>
              </table:table-cell>
              <table:table-cell table:style-name="ce113">
                <text:p text:style-name="P54"><text:span text:style-name="T141">o</text:span><text:span text:style-name="T142">–</text:span><text:span text:style-name="T143">o</text:span></text:p>
              </table:table-cell>
              <table:table-cell>
                <text:p text:style-name="P53"><text:span text:style-name="T138">o</text:span><text:span text:style-name="T139">–</text:span><text:span text:style-name="T140">u</text:span></text:p>
              </table:table-cell>
              <table:table-cell>
                <text:p text:style-name="P53"><text:span text:style-name="T138">o</text:span><text:span text:style-name="T139">–</text:span><text:span text:style-name="T140">i</text:span></text:p>
              </table:table-cell>
              <table:table-cell>
                <text:p text:style-name="P57"><text:span text:style-name="T149">o</text:span><text:span text:style-name="T150">–</text:span><text:span text:style-name="T149">æ</text:span></text:p>
              </table:table-cell>
              <table:table-cell table:style-name="ce113">
                <text:p text:style-name="P54"><text:span text:style-name="T141">o</text:span><text:span text:style-name="T142">–</text:span><text:span text:style-name="T143">e</text:span></text:p>
              </table:table-cell>
              <table:table-cell table:style-name="ce113">
                <text:p text:style-name="P58"><text:span text:style-name="T151">o</text:span><text:span text:style-name="T152">–</text:span><text:span text:style-name="T141">ə</text:span></text:p>
              </table:table-cell>
            </table:table-row>
            <table:table-row table:style-name="ro21" table:default-cell-style-name="ce112">
              <table:table-cell table:style-name="ce111">
                <text:p text:style-name="P52"><text:span text:style-name="T79">u</text:span></text:p>
              </table:table-cell>
              <table:table-cell table:style-name="ce114">
                <text:p text:style-name="P55"><text:span text:style-name="T144">u</text:span><text:span text:style-name="T145">–</text:span><text:span text:style-name="T146">ɑ</text:span></text:p>
              </table:table-cell>
              <table:table-cell table:style-name="ce113">
                <text:p text:style-name="P54"><text:span text:style-name="T141">u</text:span><text:span text:style-name="T142">–</text:span><text:span text:style-name="T143">o</text:span></text:p>
              </table:table-cell>
              <table:table-cell>
                <text:p text:style-name="P53"><text:span text:style-name="T140">u–u</text:span></text:p>
              </table:table-cell>
              <table:table-cell>
                <text:p text:style-name="P53"><text:span text:style-name="T140">u–i</text:span></text:p>
              </table:table-cell>
              <table:table-cell>
                <text:p text:style-name="P53"><text:span text:style-name="T138">u</text:span><text:span text:style-name="T139">–</text:span><text:span text:style-name="T140">æ</text:span></text:p>
              </table:table-cell>
              <table:table-cell table:style-name="ce113">
                <text:p text:style-name="P54"><text:span text:style-name="T141">u</text:span><text:span text:style-name="T142">–</text:span><text:span text:style-name="T143">e</text:span></text:p>
              </table:table-cell>
              <table:table-cell table:style-name="ce113">
                <text:p text:style-name="P58"><text:span text:style-name="T151">u</text:span><text:span text:style-name="T152">–</text:span><text:span text:style-name="T141">ə</text:span></text:p>
              </table:table-cell>
            </table:table-row>
            <table:table-row table:style-name="ro21" table:default-cell-style-name="ce112">
              <table:table-cell table:style-name="ce111">
                <text:p text:style-name="P52"><text:span text:style-name="T79">i</text:span></text:p>
              </table:table-cell>
              <table:table-cell table:style-name="ce114">
                <text:p text:style-name="P55"><text:span text:style-name="T144">i</text:span><text:span text:style-name="T145">–</text:span><text:span text:style-name="T146">ɑ</text:span></text:p>
              </table:table-cell>
              <table:table-cell table:style-name="ce113">
                <text:p text:style-name="P54"><text:span text:style-name="T141">i</text:span><text:span text:style-name="T142">–</text:span><text:span text:style-name="T143">o</text:span></text:p>
              </table:table-cell>
              <table:table-cell>
                <text:p text:style-name="P53"><text:span text:style-name="T138">i</text:span><text:span text:style-name="T139">–</text:span><text:span text:style-name="T140">u</text:span></text:p>
              </table:table-cell>
              <table:table-cell>
                <text:p text:style-name="P53"><text:span text:style-name="T138">i</text:span><text:span text:style-name="T139">–</text:span><text:span text:style-name="T140">i</text:span></text:p>
              </table:table-cell>
              <table:table-cell>
                <text:p text:style-name="P53"><text:span text:style-name="T138">i</text:span><text:span text:style-name="T139">–</text:span><text:span text:style-name="T140">æ</text:span></text:p>
              </table:table-cell>
              <table:table-cell table:style-name="ce113">
                <text:p text:style-name="P54"><text:span text:style-name="T141">i</text:span><text:span text:style-name="T142">–</text:span><text:span text:style-name="T143">e</text:span></text:p>
              </table:table-cell>
              <table:table-cell table:style-name="ce113">
                <text:p text:style-name="P58"><text:span text:style-name="T151">i</text:span><text:span text:style-name="T152">–</text:span><text:span text:style-name="T141">ə</text:span></text:p>
              </table:table-cell>
            </table:table-row>
            <table:table-row table:style-name="ro21" table:default-cell-style-name="ce112">
              <table:table-cell table:style-name="ce111">
                <text:p text:style-name="P52"><text:span text:style-name="T79">æ</text:span></text:p>
              </table:table-cell>
              <table:table-cell table:style-name="ce115">
                <text:p text:style-name="P59"><text:span text:style-name="T153">-</text:span></text:p>
              </table:table-cell>
              <table:table-cell table:style-name="ce116">
                <text:p text:style-name="P60"><text:span text:style-name="T144">æ</text:span><text:span text:style-name="T145">–</text:span><text:span text:style-name="T146">o</text:span></text:p>
              </table:table-cell>
              <table:table-cell table:style-name="ce113">
                <text:p text:style-name="P54"><text:span text:style-name="T141">æ</text:span><text:span text:style-name="T142">–</text:span><text:span text:style-name="T143">u</text:span></text:p>
              </table:table-cell>
              <table:table-cell table:style-name="ce113">
                <text:p text:style-name="P54"><text:span text:style-name="T141">æ</text:span><text:span text:style-name="T142">–</text:span><text:span text:style-name="T143">i</text:span></text:p>
              </table:table-cell>
              <table:table-cell>
                <text:p text:style-name="P53"><text:span text:style-name="T138">æ</text:span><text:span text:style-name="T139">–</text:span><text:span text:style-name="T140">æ</text:span></text:p>
              </table:table-cell>
              <table:table-cell>
                <text:p text:style-name="P53"><text:span text:style-name="T138">æ</text:span><text:span text:style-name="T139">–</text:span><text:span text:style-name="T140">e</text:span></text:p>
              </table:table-cell>
              <table:table-cell table:style-name="ce115">
                <text:p text:style-name="P59"><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o</text:span></text:p>
              </table:table-cell>
              <table:table-cell table:style-name="ce116">
                <text:p text:style-name="P60"><text:span text:style-name="T144">e</text:span><text:span text:style-name="T145">–</text:span><text:span text:style-name="T146">u</text:span></text:p>
              </table:table-cell>
              <table:table-cell table:style-name="ce113">
                <text:p text:style-name="P54"><text:span text:style-name="T141">e</text:span><text:span text:style-name="T142">–</text:span><text:span text:style-name="T143">i</text:span></text:p>
              </table:table-cell>
              <table:table-cell>
                <text:p text:style-name="P59"><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59"><text:span text:style-name="T153">-</text:span></text:p>
              </table:table-cell>
              <table:table-cell table:style-name="ce112">
                <text:p text:style-name="P53"><text:span text:style-name="T138">ə</text:span><text:span text:style-name="T139">–</text:span><text:span text:style-name="T140">u</text:span></text:p>
              </table:table-cell>
              <table:table-cell>
                <text:p text:style-name="P59"><text:span text:style-name="T153">-</text:span></text:p>
              </table:table-cell>
              <table:table-cell table:style-name="ce117">
                <text:p text:style-name="P61"><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4">iæ</text:span><text:span text:style-name="T145">–</text:span><text:span text:style-name="T146">o</text:span></text:p>
              </table:table-cell>
              <table:table-cell table:style-name="ce113">
                <text:p text:style-name="P54"><text:span text:style-name="T141">iæ</text:span><text:span text:style-name="T142">–</text:span><text:span text:style-name="T143">u</text:span></text:p>
              </table:table-cell>
              <table:table-cell>
                <text:p text:style-name="P59"><text:span text:style-name="T153">-</text:span></text:p>
              </table:table-cell>
              <table:table-cell table:style-name="ce112">
                <text:p text:style-name="P53"><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4">uæ</text:span><text:span text:style-name="T145">–</text:span><text:span text:style-name="T146">o</text:span></text:p>
              </table:table-cell>
              <table:table-cell table:style-name="ce113">
                <text:p text:style-name="P54"><text:span text:style-name="T141">uæ</text:span><text:span text:style-name="T142">–</text:span><text:span text:style-name="T143">u</text:span></text:p>
              </table:table-cell>
              <table:table-cell table:style-name="ce113">
                <text:p text:style-name="P54"><text:span text:style-name="T141">uæ</text:span><text:span text:style-name="T142">–</text:span><text:span text:style-name="T143">i</text:span></text:p>
              </table:table-cell>
              <table:table-cell>
                <text:p text:style-name="P53"><text:span text:style-name="T138">uæ</text:span><text:span text:style-name="T139">–</text:span><text:span text:style-name="T140">æ</text:span></text:p>
              </table:table-cell>
              <table:table-cell>
                <text:p text:style-name="P53"><text:span text:style-name="T140">uæ–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4">uo</text:span><text:span text:style-name="T155">–</text:span><text:span text:style-name="T153">o</text:span></text:p>
              </table:table-cell>
              <table:table-cell>
                <text:p text:style-name="P53"><text:span text:style-name="T138">uo</text:span><text:span text:style-name="T139">–</text:span><text:span text:style-name="T140">u</text:span></text:p>
              </table:table-cell>
              <table:table-cell>
                <text:p text:style-name="P53"><text:span text:style-name="T138">uo</text:span><text:span text:style-name="T139">–</text:span><text:span text:style-name="T140">i</text:span></text:p>
              </table:table-cell>
              <table:table-cell table:style-name="ce114">
                <text:p text:style-name="P55"><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5">
                <text:p text:style-name="P59"><text:span text:style-name="T153">?</text:span></text:p>
              </table:table-cell>
              <table:table-cell>
                <text:p text:style-name="P53"><text:span text:style-name="T140">ie–u</text:span></text:p>
              </table:table-cell>
              <table:table-cell table:style-name="ce113">
                <text:p text:style-name="P54"><text:span text:style-name="T143">ie–i</text:span></text:p>
              </table:table-cell>
              <table:table-cell table:style-name="ce114">
                <text:p text:style-name="P55"><text:span text:style-name="T144">ie</text:span><text:span text:style-name="T145">–</text:span><text:span text:style-name="T146">æ</text:span></text:p>
              </table:table-cell>
              <table:table-cell>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1">ye</text:span><text:span text:style-name="T142">–</text:span><text:span text:style-name="T143">i</text:span></text:p>
              </table:table-cell>
              <table:table-cell>
                <text:p text:style-name="P59"><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8.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8" presentation:class="page"/>
          <draw:frame presentation:style-name="pr6" draw:text-style-name="P43" draw:layer="layout" svg:width="16.799cm" svg:height="13.364cm" svg:x="2.1cm" svg:y="14.107cm" presentation:class="notes" presentation:placeholder="true">
            <draw:text-box/>
          </draw:frame>
        </presentation:notes>
      </draw:page>
      <draw:page draw:name="page9" draw:style-name="dp3" draw:master-page-name="Title_20_and_20_chart_20_1" presentation:presentation-page-layout-name="AL2T1" presentation:use-footer-name="ftr1">
        <draw:frame presentation:style-name="pr11" draw:text-style-name="P7" draw:layer="layout" svg:width="23.5cm" svg:height="3.473cm" svg:x="5.183cm" svg:y="0.046cm" presentation:class="title" presentation:user-transformed="true">
          <draw:text-box>
            <text:p text:style-name="P6"><text:span text:style-name="T126">Current Situation: V</text:span><text:span text:style-name="T127">1</text:span><text:span text:style-name="T128">–</text:span><text:span text:style-name="T129">V</text:span><text:span text:style-name="T130">2</text:span></text:p>
          </draw:text-box>
        </draw:frame>
        <draw:frame draw:style-name="gr15"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110">
              <table:table-cell table:style-name="ce109"/>
              <table:table-cell>
                <text:p text:style-name="P51"><text:span text:style-name="T79">ɑ</text:span></text:p>
              </table:table-cell>
              <table:table-cell>
                <text:p text:style-name="P51"><text:span text:style-name="T79">o</text:span></text:p>
              </table:table-cell>
              <table:table-cell>
                <text:p text:style-name="P51"><text:span text:style-name="T79">u</text:span></text:p>
              </table:table-cell>
              <table:table-cell>
                <text:p text:style-name="P51"><text:span text:style-name="T79">i</text:span></text:p>
              </table:table-cell>
              <table:table-cell>
                <text:p text:style-name="P51"><text:span text:style-name="T79">æ</text:span></text:p>
              </table:table-cell>
              <table:table-cell>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11">
                <text:p text:style-name="P63"><text:span text:style-name="T79">ɑ</text:span></text:p>
              </table:table-cell>
              <table:table-cell>
                <text:p text:style-name="P53"><text:span text:style-name="T140">asta</text:span></text:p>
              </table:table-cell>
              <table:table-cell table:style-name="ce113">
                <text:p text:style-name="P54"><text:span text:style-name="T143">asto</text:span></text:p>
              </table:table-cell>
              <table:table-cell>
                <text:p text:style-name="P53"><text:span text:style-name="T140">rahtuđ</text:span></text:p>
              </table:table-cell>
              <table:table-cell>
                <text:p text:style-name="P53"><text:span text:style-name="T140">rahtim</text:span></text:p>
              </table:table-cell>
              <table:table-cell table:style-name="ce114">
                <text:p text:style-name="P55"><text:span text:style-name="T146">palláim</text:span></text:p>
              </table:table-cell>
              <table:table-cell table:style-name="ce113">
                <text:p text:style-name="P54"><text:span text:style-name="T143">alme</text:span></text:p>
              </table:table-cell>
              <table:table-cell table:style-name="ce113">
                <text:p text:style-name="P54"><text:span text:style-name="T143">hattâ</text:span></text:p>
              </table:table-cell>
            </table:table-row>
            <table:table-row table:style-name="ro21" table:default-cell-style-name="ce112">
              <table:table-cell table:style-name="ce111">
                <text:p text:style-name="P52"><text:span text:style-name="T79">o</text:span></text:p>
              </table:table-cell>
              <table:table-cell table:style-name="ce114">
                <text:p text:style-name="P55"><text:span text:style-name="T146">joolah</text:span></text:p>
              </table:table-cell>
              <table:table-cell table:style-name="ce113">
                <text:p text:style-name="P54"><text:span text:style-name="T143">osko</text:span></text:p>
              </table:table-cell>
              <table:table-cell>
                <text:p text:style-name="P53"><text:span text:style-name="T140">oskum</text:span></text:p>
              </table:table-cell>
              <table:table-cell>
                <text:p text:style-name="P53"><text:span text:style-name="T140">ostim</text:span></text:p>
              </table:table-cell>
              <table:table-cell>
                <text:p text:style-name="P53"><text:span text:style-name="T140">kován</text:span></text:p>
              </table:table-cell>
              <table:table-cell table:style-name="ce113">
                <text:p text:style-name="P54"><text:span text:style-name="T143">kove</text:span></text:p>
              </table:table-cell>
              <table:table-cell table:style-name="ce113">
                <text:p text:style-name="P54"><text:span text:style-name="T143">jollâ</text:span></text:p>
              </table:table-cell>
            </table:table-row>
            <table:table-row table:style-name="ro21" table:default-cell-style-name="ce112">
              <table:table-cell table:style-name="ce111">
                <text:p text:style-name="P52"><text:span text:style-name="T79">u</text:span></text:p>
              </table:table-cell>
              <table:table-cell table:style-name="ce114">
                <text:p text:style-name="P55"><text:span text:style-name="T146">tuulah</text:span></text:p>
              </table:table-cell>
              <table:table-cell table:style-name="ce113">
                <text:p text:style-name="P54"><text:span text:style-name="T143">puško</text:span></text:p>
              </table:table-cell>
              <table:table-cell>
                <text:p text:style-name="P53"><text:span text:style-name="T140">muttuđ</text:span></text:p>
              </table:table-cell>
              <table:table-cell>
                <text:p text:style-name="P53"><text:span text:style-name="T140">muttiđ</text:span></text:p>
              </table:table-cell>
              <table:table-cell>
                <text:p text:style-name="P53"><text:span text:style-name="T140">sukká</text:span></text:p>
              </table:table-cell>
              <table:table-cell table:style-name="ce113">
                <text:p text:style-name="P54"><text:span text:style-name="T143">mušteđ</text:span></text:p>
              </table:table-cell>
              <table:table-cell table:style-name="ce113">
                <text:p text:style-name="P54"><text:span text:style-name="T143">tullâ</text:span></text:p>
              </table:table-cell>
            </table:table-row>
            <table:table-row table:style-name="ro21" table:default-cell-style-name="ce112">
              <table:table-cell table:style-name="ce111">
                <text:p text:style-name="P52"><text:span text:style-name="T79">i</text:span></text:p>
              </table:table-cell>
              <table:table-cell table:style-name="ce114">
                <text:p text:style-name="P55"><text:span text:style-name="T146">čiiŋah</text:span></text:p>
              </table:table-cell>
              <table:table-cell table:style-name="ce113">
                <text:p text:style-name="P54"><text:span text:style-name="T143">kirkko</text:span></text:p>
              </table:table-cell>
              <table:table-cell>
                <text:p text:style-name="P53"><text:span text:style-name="T140">pivdum</text:span></text:p>
              </table:table-cell>
              <table:table-cell>
                <text:p text:style-name="P53"><text:span text:style-name="T140">finniđ</text:span></text:p>
              </table:table-cell>
              <table:table-cell>
                <text:p text:style-name="P53"><text:span text:style-name="T140">pirrá</text:span></text:p>
              </table:table-cell>
              <table:table-cell table:style-name="ce113">
                <text:p text:style-name="P54"><text:span text:style-name="T143">ihe</text:span></text:p>
              </table:table-cell>
              <table:table-cell table:style-name="ce113">
                <text:p text:style-name="P54"><text:span text:style-name="T143">čiŋŋâ</text:span></text:p>
              </table:table-cell>
            </table:table-row>
            <table:table-row table:style-name="ro21" table:default-cell-style-name="ce112">
              <table:table-cell table:style-name="ce111">
                <text:p text:style-name="P52"><text:span text:style-name="T79">æ</text:span></text:p>
              </table:table-cell>
              <table:table-cell table:style-name="ce115">
                <text:p text:style-name="P59"><text:span text:style-name="T153">-</text:span></text:p>
              </table:table-cell>
              <table:table-cell table:style-name="ce116">
                <text:p text:style-name="P60"><text:span text:style-name="T146">áhhoid</text:span></text:p>
              </table:table-cell>
              <table:table-cell table:style-name="ce113">
                <text:p text:style-name="P54"><text:span text:style-name="T143">ákku</text:span></text:p>
              </table:table-cell>
              <table:table-cell table:style-name="ce113">
                <text:p text:style-name="P54"><text:span text:style-name="T143">rähtiđ</text:span></text:p>
              </table:table-cell>
              <table:table-cell>
                <text:p text:style-name="P53"><text:span text:style-name="T140">lášká</text:span></text:p>
              </table:table-cell>
              <table:table-cell>
                <text:p text:style-name="P53"><text:span text:style-name="T140">käskee</text:span></text:p>
              </table:table-cell>
              <table:table-cell table:style-name="ce115">
                <text:p text:style-name="P59"><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teltta</text:span></text:p>
              </table:table-cell>
              <table:table-cell>
                <text:p text:style-name="P59"><text:span text:style-name="T153">leijoon</text:span></text:p>
              </table:table-cell>
              <table:table-cell table:style-name="ce116">
                <text:p text:style-name="P60"><text:span text:style-name="T146">hersku</text:span></text:p>
              </table:table-cell>
              <table:table-cell table:style-name="ce113">
                <text:p text:style-name="P54"><text:span text:style-name="T143">enni</text:span></text:p>
              </table:table-cell>
              <table:table-cell>
                <text:p text:style-name="P59"><text:span text:style-name="T153">kehá</text:span></text:p>
              </table:table-cell>
              <table:table-cell table:style-name="ce112">
                <text:p text:style-name="P53"><text:span text:style-name="T140">pel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6">eeđah</text:span></text:p>
              </table:table-cell>
              <table:table-cell>
                <text:p text:style-name="P59"><text:span text:style-name="T153">-</text:span></text:p>
              </table:table-cell>
              <table:table-cell table:style-name="ce112">
                <text:p text:style-name="P53"><text:span text:style-name="T140">ennuv</text:span></text:p>
              </table:table-cell>
              <table:table-cell>
                <text:p text:style-name="P59"><text:span text:style-name="T153">-</text:span></text:p>
              </table:table-cell>
              <table:table-cell table:style-name="ce117">
                <text:p text:style-name="P61"><text:span text:style-name="T158">hææ</text:span><text:span text:style-name="T159">j</text:span><text:span text:style-name="T160">ȧ</text:span><text:span text:style-name="T161">id</text:span></text:p>
              </table:table-cell>
              <table:table-cell table:style-name="ce119">
                <text:p text:style-name="P64"><text:span text:style-name="T162">tælle</text:span></text:p>
              </table:table-cell>
              <table:table-cell table:style-name="ce113">
                <text:p text:style-name="P54"><text:span text:style-name="T143">ettâ</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6">siäloid</text:span></text:p>
              </table:table-cell>
              <table:table-cell table:style-name="ce113">
                <text:p text:style-name="P54"><text:span text:style-name="T143">siälu</text:span></text:p>
              </table:table-cell>
              <table:table-cell>
                <text:p text:style-name="P59"><text:span text:style-name="T153">-</text:span></text:p>
              </table:table-cell>
              <table:table-cell table:style-name="ce112">
                <text:p text:style-name="P53"><text:span text:style-name="T140">hiärrá</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6">vuároid</text:span></text:p>
              </table:table-cell>
              <table:table-cell table:style-name="ce113">
                <text:p text:style-name="P54"><text:span text:style-name="T143">vuáru</text:span></text:p>
              </table:table-cell>
              <table:table-cell table:style-name="ce113">
                <text:p text:style-name="P54"><text:span text:style-name="T143">kuáti</text:span></text:p>
              </table:table-cell>
              <table:table-cell>
                <text:p text:style-name="P53"><text:span text:style-name="T140">puátá</text:span></text:p>
              </table:table-cell>
              <table:table-cell>
                <text:p text:style-name="P53"><text:span text:style-name="T140">puátte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6">čuolmah</text:span></text:p>
              </table:table-cell>
              <table:table-cell table:style-name="ce115">
                <text:p text:style-name="P59"><text:span text:style-name="T153">kuoro</text:span></text:p>
              </table:table-cell>
              <table:table-cell>
                <text:p text:style-name="P53"><text:span text:style-name="T140">puohtuđ</text:span></text:p>
              </table:table-cell>
              <table:table-cell>
                <text:p text:style-name="P53"><text:span text:style-name="T140">puohtim</text:span></text:p>
              </table:table-cell>
              <table:table-cell table:style-name="ce114">
                <text:p text:style-name="P55"><text:span text:style-name="T146">čuolmáid</text:span></text:p>
              </table:table-cell>
              <table:table-cell table:style-name="ce115">
                <text:p text:style-name="P59"><text:span text:style-name="T153">?</text:span></text:p>
              </table:table-cell>
              <table:table-cell table:style-name="ce113">
                <text:p text:style-name="P54"><text:span text:style-name="T143">čuolmâ</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6">kieđah</text:span></text:p>
              </table:table-cell>
              <table:table-cell table:style-name="ce115">
                <text:p text:style-name="P59"><text:span text:style-name="T153">?</text:span></text:p>
              </table:table-cell>
              <table:table-cell>
                <text:p text:style-name="P53"><text:span text:style-name="T140">tiettuđ</text:span></text:p>
              </table:table-cell>
              <table:table-cell table:style-name="ce113">
                <text:p text:style-name="P54"><text:span text:style-name="T143">tiettiđ</text:span></text:p>
              </table:table-cell>
              <table:table-cell table:style-name="ce114">
                <text:p text:style-name="P55"><text:span text:style-name="T146">kieđáid</text:span></text:p>
              </table:table-cell>
              <table:table-cell>
                <text:p text:style-name="P53"><text:span text:style-name="T140">tieđe</text:span></text:p>
              </table:table-cell>
              <table:table-cell table:style-name="ce113">
                <text:p text:style-name="P54"><text:span text:style-name="T143">kietâ</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3">kyeli</text:span></text:p>
              </table:table-cell>
              <table:table-cell>
                <text:p text:style-name="P59"><text:span text:style-name="T153">-</text:span></text:p>
              </table:table-cell>
              <table:table-cell table:style-name="ce112">
                <text:p text:style-name="P53"><text:span text:style-name="T140">kyele</text:span></text:p>
              </table:table-cell>
              <table:table-cell>
                <text:p text:style-name="P59"><text:span text:style-name="T153">-</text:span></text:p>
              </table:table-cell>
            </table:table-row>
          </table:table>
          <draw:image xlink:href="Pictures/TablePreview9.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9" presentation:class="page"/>
          <draw:frame presentation:style-name="pr6" draw:text-style-name="P43" draw:layer="layout" svg:width="16.799cm" svg:height="13.364cm" svg:x="2.1cm" svg:y="14.107cm" presentation:class="notes" presentation:placeholder="true">
            <draw:text-box/>
          </draw:frame>
        </presentation:notes>
      </draw:page>
      <draw:page draw:name="page10" draw:style-name="dp3" draw:master-page-name="Title_20_and_20_chart_20_1" presentation:presentation-page-layout-name="AL2T1" presentation:use-footer-name="ftr1">
        <draw:frame presentation:style-name="pr8" draw:text-style-name="P7" draw:layer="layout" svg:width="30.479cm" svg:height="3.18cm" svg:x="1.694cm" svg:y="0.5cm" presentation:class="title" presentation:user-transformed="true">
          <draw:text-box>
            <text:p text:style-name="P6"><text:span text:style-name="T163">/ɑ</text:span><text:span text:style-name="T3">/ vs. /æ/: Harmony</text:span></text:p>
          </draw:text-box>
        </draw:frame>
        <draw:frame draw:style-name="standard" draw:layer="layout" svg:width="19.151cm" svg:height="3.614cm" svg:x="3.753cm" svg:y="3.233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1" table:default-cell-style-name="ce110">
              <table:table-cell table:style-name="ce120"/>
              <table:table-cell table:style-name="ce121">
                <text:p text:style-name="P51"><text:span text:style-name="T79">ɑ</text:span></text:p>
              </table:table-cell>
              <table:table-cell table:style-name="ce122">
                <text:p text:style-name="P51"><text:span text:style-name="T79">o</text:span></text:p>
              </table:table-cell>
              <table:table-cell>
                <text:p text:style-name="P51"><text:span text:style-name="T79">u</text:span></text:p>
              </table:table-cell>
              <table:table-cell table:style-name="ce123">
                <text:p text:style-name="P51"><text:span text:style-name="T79">i</text:span></text:p>
              </table:table-cell>
              <table:table-cell table:style-name="ce121">
                <text:p text:style-name="P51"><text:span text:style-name="T79">æ</text:span></text:p>
              </table:table-cell>
              <table:table-cell table:style-name="ce124">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25">
                <text:p text:style-name="P52"><text:span text:style-name="T79">ɑ</text:span></text:p>
              </table:table-cell>
              <table:table-cell>
                <text:p text:style-name="P53"><text:span text:style-name="T138">ɑ</text:span><text:span text:style-name="T139">–</text:span><text:span text:style-name="T140">ɑ</text:span></text:p>
              </table:table-cell>
              <table:table-cell table:style-name="ce126">
                <text:p text:style-name="P54"><text:span text:style-name="T141">ɑ</text:span><text:span text:style-name="T142">–</text:span><text:span text:style-name="T143">o</text:span></text:p>
              </table:table-cell>
              <table:table-cell>
                <text:p text:style-name="P53"><text:span text:style-name="T138">ɑ</text:span><text:span text:style-name="T139">–</text:span><text:span text:style-name="T140">u</text:span></text:p>
              </table:table-cell>
              <table:table-cell table:style-name="ce127">
                <text:p text:style-name="P53"><text:span text:style-name="T138">ɑ</text:span><text:span text:style-name="T139">–</text:span><text:span text:style-name="T140">i</text:span></text:p>
              </table:table-cell>
              <table:table-cell table:style-name="ce128">
                <text:p text:style-name="P55"><text:span text:style-name="T144">ɑ</text:span><text:span text:style-name="T145">–</text:span><text:span text:style-name="T146">æ</text:span></text:p>
              </table:table-cell>
              <table:table-cell table:style-name="ce129">
                <text:p text:style-name="P54"><text:span text:style-name="T141">ɑ</text:span><text:span text:style-name="T142">–</text:span><text:span text:style-name="T143">e</text:span></text:p>
              </table:table-cell>
              <table:table-cell table:style-name="ce113">
                <text:p text:style-name="P54"><text:span text:style-name="T141">ɑ–ə</text:span></text:p>
              </table:table-cell>
            </table:table-row>
            <table:table-row table:style-name="ro22">
              <table:table-cell table:style-name="ce125">
                <text:p text:style-name="P52"><text:span text:style-name="T79">æ</text:span></text:p>
              </table:table-cell>
              <table:table-cell table:style-name="ce130">
                <text:p text:style-name="P59"><text:span text:style-name="T153">-</text:span></text:p>
              </table:table-cell>
              <table:table-cell table:style-name="ce131">
                <text:p text:style-name="P60"><text:span text:style-name="T144">æ</text:span><text:span text:style-name="T145">–</text:span><text:span text:style-name="T146">o</text:span></text:p>
              </table:table-cell>
              <table:table-cell table:style-name="ce113">
                <text:p text:style-name="P54"><text:span text:style-name="T141">æ</text:span><text:span text:style-name="T142">–</text:span><text:span text:style-name="T143">u</text:span></text:p>
              </table:table-cell>
              <table:table-cell table:style-name="ce132">
                <text:p text:style-name="P54"><text:span text:style-name="T141">æ</text:span><text:span text:style-name="T142">–</text:span><text:span text:style-name="T143">i</text:span></text:p>
              </table:table-cell>
              <table:table-cell table:style-name="ce133">
                <text:p text:style-name="P53"><text:span text:style-name="T138">æ</text:span><text:span text:style-name="T139">–</text:span><text:span text:style-name="T140">æ</text:span></text:p>
              </table:table-cell>
              <table:table-cell table:style-name="ce134">
                <text:p text:style-name="P53"><text:span text:style-name="T138">æ</text:span><text:span text:style-name="T139">–</text:span><text:span text:style-name="T140">e</text:span></text:p>
              </table:table-cell>
              <table:table-cell table:style-name="ce115">
                <text:p text:style-name="P59"><text:span text:style-name="T153">-</text:span></text:p>
              </table:table-cell>
            </table:table-row>
          </table:table>
          <draw:image xlink:href="Pictures/TablePreview10.svm" xlink:type="simple" xlink:show="embed" xlink:actuate="onLoad"/>
        </draw:frame>
        <draw:line draw:style-name="gr12" draw:text-style-name="P42" draw:layer="layout" svg:x1="24.271cm" svg:y1="2.659cm" svg:x2="24.271cm" svg:y2="18.333cm">
          <text:p/>
        </draw:line>
        <draw:frame draw:style-name="standard" draw:layer="layout" svg:width="7.544cm" svg:height="15.664cm" svg:x="24.271cm" svg:y="2.659cm">
          <table:table table:template-name="default" table:use-first-row-styles="true" table:use-banding-rows-styles="true">
            <table:table-column table:style-name="co45"/>
            <table:table-column table:style-name="co46"/>
            <table:table-column table:style-name="co46"/>
            <table:table-row table:style-name="ro21" table:default-cell-style-name="ce136">
              <table:table-cell table:style-name="ce135"/>
              <table:table-cell>
                <text:p text:style-name="P51"><text:span text:style-name="T79">ɑ</text:span></text:p>
              </table:table-cell>
              <table:table-cell>
                <text:p text:style-name="P51"><text:span text:style-name="T79">æ</text:span></text:p>
              </table:table-cell>
            </table:table-row>
            <table:table-row table:style-name="ro21">
              <table:table-cell table:style-name="ce137">
                <text:p text:style-name="P52"><text:span text:style-name="T79">ɑ</text:span></text:p>
              </table:table-cell>
              <table:table-cell table:style-name="ce112">
                <text:p text:style-name="P53"><text:span text:style-name="T138">ɑ</text:span><text:span text:style-name="T139">–</text:span><text:span text:style-name="T140">ɑ</text:span></text:p>
              </table:table-cell>
              <table:table-cell table:style-name="ce138">
                <text:p text:style-name="P55"><text:span text:style-name="T144">ɑ</text:span><text:span text:style-name="T145">–</text:span><text:span text:style-name="T146">æ</text:span></text:p>
              </table:table-cell>
            </table:table-row>
            <table:table-row table:style-name="ro21">
              <table:table-cell table:style-name="ce139">
                <text:p text:style-name="P52"><text:span text:style-name="T79">o</text:span></text:p>
              </table:table-cell>
              <table:table-cell table:style-name="ce140">
                <text:p text:style-name="P56"><text:span text:style-name="T147">o</text:span><text:span text:style-name="T148">–</text:span><text:span text:style-name="T147">ɑ</text:span></text:p>
              </table:table-cell>
              <table:table-cell table:style-name="ce141">
                <text:p text:style-name="P57"><text:span text:style-name="T149">o</text:span><text:span text:style-name="T150">–</text:span><text:span text:style-name="T149">æ</text:span></text:p>
              </table:table-cell>
            </table:table-row>
            <table:table-row table:style-name="ro21">
              <table:table-cell table:style-name="ce111">
                <text:p text:style-name="P52"><text:span text:style-name="T79">u</text:span></text:p>
              </table:table-cell>
              <table:table-cell table:style-name="ce114">
                <text:p text:style-name="P55"><text:span text:style-name="T144">u</text:span><text:span text:style-name="T145">–</text:span><text:span text:style-name="T146">ɑ</text:span></text:p>
              </table:table-cell>
              <table:table-cell table:style-name="ce112">
                <text:p text:style-name="P53"><text:span text:style-name="T138">u</text:span><text:span text:style-name="T139">–</text:span><text:span text:style-name="T140">æ</text:span></text:p>
              </table:table-cell>
            </table:table-row>
            <table:table-row table:style-name="ro21">
              <table:table-cell table:style-name="ce142">
                <text:p text:style-name="P52"><text:span text:style-name="T79">i</text:span></text:p>
              </table:table-cell>
              <table:table-cell table:style-name="ce143">
                <text:p text:style-name="P55"><text:span text:style-name="T144">i</text:span><text:span text:style-name="T145">–</text:span><text:span text:style-name="T146">ɑ</text:span></text:p>
              </table:table-cell>
              <table:table-cell table:style-name="ce144">
                <text:p text:style-name="P53"><text:span text:style-name="T138">i</text:span><text:span text:style-name="T139">–</text:span><text:span text:style-name="T140">æ</text:span></text:p>
              </table:table-cell>
            </table:table-row>
            <table:table-row table:style-name="ro21">
              <table:table-cell table:style-name="ce137">
                <text:p text:style-name="P52"><text:span text:style-name="T79">æ</text:span></text:p>
              </table:table-cell>
              <table:table-cell table:style-name="ce145">
                <text:p text:style-name="P59"><text:span text:style-name="T153">-</text:span></text:p>
              </table:table-cell>
              <table:table-cell table:style-name="ce146">
                <text:p text:style-name="P53"><text:span text:style-name="T138">æ</text:span><text:span text:style-name="T139">–</text:span><text:span text:style-name="T140">æ</text:span></text:p>
              </table:table-cell>
            </table:table-row>
            <table:table-row table:style-name="ro23" table:default-cell-style-name="ce147">
              <table:table-cell table:style-name="ce139">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æ</text:span></text:p>
              </table:table-cell>
            </table:table-row>
            <table:table-row table:style-name="ro21">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able:style-name="ce117">
                <text:p text:style-name="P61"><text:span text:style-name="T156">ə</text:span><text:span text:style-name="T148">–</text:span><text:span text:style-name="T147">æ</text:span></text:p>
              </table:table-cell>
            </table:table-row>
            <table:table-row table:style-name="ro21">
              <table:table-cell table:style-name="ce111">
                <text:p text:style-name="P52"><text:span text:style-name="T79">iæ</text:span></text:p>
              </table:table-cell>
              <table:table-cell table:style-name="ce115">
                <text:p text:style-name="P59"><text:span text:style-name="T153">-</text:span></text:p>
              </table:table-cell>
              <table:table-cell table:style-name="ce112">
                <text:p text:style-name="P53"><text:span text:style-name="T138">iæ</text:span><text:span text:style-name="T139">–</text:span><text:span text:style-name="T140">æ</text:span></text:p>
              </table:table-cell>
            </table:table-row>
            <table:table-row table:style-name="ro21">
              <table:table-cell table:style-name="ce111">
                <text:p text:style-name="P52"><text:span text:style-name="T79">uæ</text:span></text:p>
              </table:table-cell>
              <table:table-cell table:style-name="ce115">
                <text:p text:style-name="P59"><text:span text:style-name="T153">-</text:span></text:p>
              </table:table-cell>
              <table:table-cell table:style-name="ce112">
                <text:p text:style-name="P53"><text:span text:style-name="T138">uæ</text:span><text:span text:style-name="T139">–</text:span><text:span text:style-name="T140">æ</text:span></text:p>
              </table:table-cell>
            </table:table-row>
            <table:table-row table:style-name="ro21" table:default-cell-style-name="ce114">
              <table:table-cell table:style-name="ce111">
                <text:p text:style-name="P52"><text:span text:style-name="T79">uo</text:span></text:p>
              </table:table-cell>
              <table:table-cell>
                <text:p text:style-name="P55"><text:span text:style-name="T144">uo</text:span><text:span text:style-name="T145">–</text:span><text:span text:style-name="T146">ɑ</text:span></text:p>
              </table:table-cell>
              <table:table-cell>
                <text:p text:style-name="P55"><text:span text:style-name="T144">uo</text:span><text:span text:style-name="T145">–</text:span><text:span text:style-name="T146">æ</text:span></text:p>
              </table:table-cell>
            </table:table-row>
            <table:table-row table:style-name="ro21" table:default-cell-style-name="ce114">
              <table:table-cell table:style-name="ce111">
                <text:p text:style-name="P52"><text:span text:style-name="T79">ie</text:span></text:p>
              </table:table-cell>
              <table:table-cell>
                <text:p text:style-name="P55"><text:span text:style-name="T144">ie</text:span><text:span text:style-name="T145">–</text:span><text:span text:style-name="T146">ɑ</text:span></text:p>
              </table:table-cell>
              <table:table-cell>
                <text:p text:style-name="P55"><text:span text:style-name="T144">ie</text:span><text:span text:style-name="T145">–</text:span><text:span text:style-name="T146">æ</text:span></text:p>
              </table:table-cell>
            </table:table-row>
            <table:table-row table:style-name="ro21">
              <table:table-cell table:style-name="ce148">
                <text:p text:style-name="P65"><text:span text:style-name="T79">ye</text:span></text:p>
              </table:table-cell>
              <table:table-cell table:style-name="ce149">
                <text:p text:style-name="P66"><text:span text:style-name="T153">-</text:span></text:p>
              </table:table-cell>
              <table:table-cell table:style-name="ce150">
                <text:p text:style-name="P66"><text:span text:style-name="T153">-</text:span></text:p>
              </table:table-cell>
            </table:table-row>
          </table:table>
          <draw:image xlink:href="Pictures/TablePreview11.svm" xlink:type="simple" xlink:show="embed" xlink:actuate="onLoad"/>
        </draw:frame>
        <draw:frame presentation:style-name="pr5" draw:text-style-name="P2" draw:layer="layout" svg:width="22cm" svg:height="12.05cm" svg:x="1.571cm" svg:y="6.936cm" presentation:class="outline" presentation:user-transformed="true">
          <draw:text-box>
            <text:list text:style-name="L2">
              <text:list-item>
                <text:p text:style-name="P67"><text:span text:style-name="T164">Cannot normally co-occur in a (non-compound) word.</text:span></text:p>
                <text:list>
                  <text:list-item>
                    <text:p text:style-name="P68"><text:span text:style-name="T165">With other vowels partially complementary.</text:span></text:p>
                  </text:list-item>
                </text:list>
              </text:list-item>
              <text:list-item>
                <text:p text:style-name="P8"><text:span text:style-name="T5">V</text:span><text:span text:style-name="T166">1 </text:span><text:span text:style-name="T6">/</text:span><text:span text:style-name="T4">ɑ/ causes V</text:span><text:span text:style-name="T167">2</text:span><text:span text:style-name="T4"> /ɑ/ instead of /æ/:</text:span></text:p>
                <text:list>
                  <text:list-header>
                    <text:p text:style-name="P69"><text:span text:style-name="T168">ihe</text:span><text:span text:style-name="T169"> ’year’, </text:span><text:span text:style-name="T170">SG.ILL</text:span><text:span text:style-name="T169"> </text:span><text:span text:style-name="T168">ih</text:span><text:span text:style-name="T171">á</text:span><text:span text:style-name="T168">n</text:span><text:span text:style-name="T169">;</text:span><text:span text:style-name="T168"> kove</text:span><text:span text:style-name="T169"> ’picture’, </text:span><text:span text:style-name="T170">SG.ILL</text:span><text:span text:style-name="T169"> </text:span><text:span text:style-name="T168">kov</text:span><text:span text:style-name="T171">á</text:span><text:span text:style-name="T168">n</text:span><text:span text:style-name="T169">;</text:span></text:p>
                    <text:p text:style-name="P70"><text:span text:style-name="T168">ahe</text:span><text:span text:style-name="T169"> ’age’ </text:span><text:span text:style-name="T172">SG.ILL</text:span><text:span text:style-name="T173"> </text:span><text:span text:style-name="T174">ah</text:span><text:span text:style-name="T175">a</text:span><text:span text:style-name="T174">n</text:span></text:p>
                  </text:list-header>
                </text:list>
              </text:list-item>
              <text:list-item>
                <text:p text:style-name="P8"><text:span text:style-name="T176">Some forms feature regressive metaphony instead of progressive harmony:</text:span></text:p>
                <text:list>
                  <text:list-header>
                    <text:p text:style-name="P71"><text:span text:style-name="T177">aa</text:span><text:span text:style-name="T73">ssâđ </text:span><text:span text:style-name="T39">/ɑ</text:span><text:span text:style-name="T109">ː</text:span><text:span text:style-name="T39">ssəð/</text:span><text:span text:style-name="T73"> </text:span><text:span text:style-name="T39">’live, dwell’, </text:span><text:span text:style-name="T178">PRS.3SG </text:span><text:span text:style-name="T177">áá</text:span><text:span text:style-name="T73">sá</text:span><text:span text:style-name="T179"> </text:span><text:span text:style-name="T39">/æː</text:span><text:span text:style-name="T114">sæ/</text:span></text:p>
                  </text:list-header>
                </text:list>
              </text:list-item>
            </text:list>
          </draw:text-box>
        </draw:frame>
        <draw:custom-shape draw:style-name="gr16" draw:text-style-name="P72" draw:layer="layout" svg:width="2.8cm" svg:height="1.2cm" svg:x="29.015cm" svg:y="17.123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6" draw:text-style-name="P73" draw:layer="layout" svg:width="16.799cm" svg:height="13.364cm" svg:x="2.1cm" svg:y="14.107cm" presentation:class="notes" presentation:placeholder="true">
            <draw:text-box/>
          </draw:frame>
        </presentation:notes>
      </draw:page>
      <draw:page draw:name="page11" draw:style-name="dp3" draw:master-page-name="Title_20_and_20_chart_20_1" presentation:presentation-page-layout-name="AL2T1" presentation:use-footer-name="ftr1">
        <draw:frame presentation:style-name="pr12" draw:text-style-name="P7" draw:layer="layout" svg:width="16.846cm" svg:height="3.473cm" svg:x="9.182cm" svg:y="0.857cm" presentation:class="title" presentation:user-transformed="true">
          <draw:text-box>
            <text:p text:style-name="P6"><text:span text:style-name="T3">/ɑ/ vs. /æ/: Disharmony</text:span></text:p>
          </draw:text-box>
        </draw:frame>
        <draw:frame presentation:style-name="pr5" draw:text-style-name="P2" draw:layer="layout" svg:width="29.493cm" svg:height="12.876cm" svg:x="2.665cm" svg:y="4.838cm" presentation:class="outline" presentation:user-transformed="true">
          <draw:text-box>
            <text:list text:style-name="L2">
              <text:list-item>
                <text:p>Disharmonic sequences may occur when the first-syllable vowel is /ɑ/:</text:p>
                <text:list>
                  <text:list-item>
                    <text:p text:style-name="P68"><text:span text:style-name="T39">Before /j/: </text:span><text:span text:style-name="T73">aassâđ</text:span><text:span text:style-name="T39">, </text:span><text:span text:style-name="T109">PST.3DU</text:span><text:span text:style-name="T39"> </text:span><text:span text:style-name="T73">aas</text:span><text:span text:style-name="T177">á</text:span><text:span text:style-name="T73">in</text:span><text:span text:style-name="T39"> /ɑ</text:span><text:span text:style-name="T180">ː</text:span><text:span text:style-name="T33">sæjn/</text:span></text:p>
                  </text:list-item>
                  <text:list-item>
                    <text:p text:style-name="P74"><text:span text:style-name="T108">In polysyllabic forms: </text:span><text:span text:style-name="T181">VABE</text:span><text:span text:style-name="T108"> </text:span><text:span text:style-name="T73">asâhánnáá </text:span><text:span text:style-name="T39">/ɑsəhænnæ</text:span><text:span text:style-name="T180">ː</text:span><text:span text:style-name="T114">/</text:span></text:p>
                  </text:list-item>
                  <text:list-item>
                    <text:p text:style-name="P74"><text:span text:style-name="T39">With long /æː/: </text:span><text:span text:style-name="T73">taat</text:span><text:span text:style-name="T39"> /tɑ</text:span><text:span text:style-name="T180">ː</text:span><text:span text:style-name="T39">t/ ’this’, </text:span><text:span text:style-name="T109">SG.ABE</text:span><text:span text:style-name="T108"> </text:span><text:span text:style-name="T73">taanttáá</text:span><text:span text:style-name="T39"> /tɑ</text:span><text:span text:style-name="T180">ː</text:span><text:span text:style-name="T39">nttæ</text:span><text:span text:style-name="T180">ː</text:span><text:span text:style-name="T39">/</text:span></text:p>
                  </text:list-item>
                </text:list>
              </text:list-item>
              <text:list-item>
                <text:p>No disharmonic words with first-syllable /æ/ (?).</text:p>
                <text:list>
                  <text:list-item>
                    <text:p text:style-name="P68"><text:span text:style-name="T33">No suitable development from Proto-Saamic</text:span></text:p>
                  </text:list-item>
                  <text:list-item>
                    <text:p text:style-name="P68"><text:span text:style-name="T33">Finnish also has vowel harmony, while /æ/ is rare in Scandinavian languages &gt; no loanwords with the combination /æ–ɑ/</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Title_20_and_20_chart_20_1" presentation:presentation-page-layout-name="AL2T1" presentation:use-footer-name="ftr1">
        <draw:frame presentation:style-name="pr8" draw:text-style-name="P7" draw:layer="layout" svg:width="30.479cm" svg:height="3.18cm" svg:x="1.788cm" svg:y="0.095cm" presentation:class="title" presentation:user-transformed="true">
          <draw:text-box>
            <text:p text:style-name="P6"><text:span text:style-name="T163">The Status of /ə</text:span><text:span text:style-name="T3">/</text:span></text:p>
          </draw:text-box>
        </draw:frame>
        <draw:frame draw:style-name="standard" draw:layer="layout" svg:width="19.151cm" svg:height="4.87cm" svg:x="3.555cm" svg:y="3.121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4">
              <table:table-cell table:style-name="ce151"/>
              <table:table-cell table:style-name="ce152">
                <text:p text:style-name="P75"><text:span text:style-name="T79">ɑ</text:span></text:p>
              </table:table-cell>
              <table:table-cell table:style-name="ce153">
                <text:p text:style-name="P76"><text:span text:style-name="T79">o</text:span></text:p>
              </table:table-cell>
              <table:table-cell table:style-name="ce154">
                <text:p text:style-name="P75"><text:span text:style-name="T79">u</text:span></text:p>
              </table:table-cell>
              <table:table-cell table:style-name="ce155">
                <text:p text:style-name="P75"><text:span text:style-name="T79">i</text:span></text:p>
              </table:table-cell>
              <table:table-cell table:style-name="ce156">
                <text:p text:style-name="P75"><text:span text:style-name="T79">æ</text:span></text:p>
              </table:table-cell>
              <table:table-cell table:style-name="ce157">
                <text:p text:style-name="P75"><text:span text:style-name="T79">e</text:span></text:p>
              </table:table-cell>
              <table:table-cell table:style-name="ce158">
                <text:p text:style-name="P75"><text:span text:style-name="T79">ə</text:span></text:p>
              </table:table-cell>
            </table:table-row>
            <table:table-row table:style-name="ro25" table:default-cell-style-name="ce160">
              <table:table-cell table:style-name="ce148">
                <text:p text:style-name="P65"><text:span text:style-name="T79">ɑ</text:span></text:p>
              </table:table-cell>
              <table:table-cell table:style-name="ce159">
                <text:p text:style-name="P77"><text:span text:style-name="T138">ɑ</text:span><text:span text:style-name="T139">–</text:span><text:span text:style-name="T140">ɑ</text:span></text:p>
              </table:table-cell>
              <table:table-cell>
                <text:p text:style-name="P78"><text:span text:style-name="T141">ɑ</text:span><text:span text:style-name="T142">–</text:span><text:span text:style-name="T143">o</text:span></text:p>
              </table:table-cell>
              <table:table-cell table:style-name="ce161">
                <text:p text:style-name="P77"><text:span text:style-name="T138">ɑ</text:span><text:span text:style-name="T139">–</text:span><text:span text:style-name="T140">u</text:span></text:p>
              </table:table-cell>
              <table:table-cell table:style-name="ce162">
                <text:p text:style-name="P77"><text:span text:style-name="T138">ɑ</text:span><text:span text:style-name="T139">–</text:span><text:span text:style-name="T140">i</text:span></text:p>
              </table:table-cell>
              <table:table-cell table:style-name="ce163">
                <text:p text:style-name="P79"><text:span text:style-name="T144">ɑ</text:span><text:span text:style-name="T145">–</text:span><text:span text:style-name="T146">æ</text:span></text:p>
              </table:table-cell>
              <table:table-cell>
                <text:p text:style-name="P78"><text:span text:style-name="T141">ɑ</text:span><text:span text:style-name="T142">–</text:span><text:span text:style-name="T143">e</text:span></text:p>
              </table:table-cell>
              <table:table-cell table:style-name="ce164">
                <text:p text:style-name="P78"><text:span text:style-name="T141">ɑ–ə</text:span></text:p>
              </table:table-cell>
            </table:table-row>
            <table:table-row table:style-name="ro25">
              <table:table-cell table:style-name="ce165">
                <text:p text:style-name="P65"><text:span text:style-name="T79">e</text:span></text:p>
              </table:table-cell>
              <table:table-cell table:style-name="ce149">
                <text:p text:style-name="P66"><text:span text:style-name="T153">e–ɑ</text:span></text:p>
              </table:table-cell>
              <table:table-cell table:style-name="ce166">
                <text:p text:style-name="P66"><text:span text:style-name="T154">e</text:span><text:span text:style-name="T155">–</text:span><text:span text:style-name="T153">o</text:span></text:p>
              </table:table-cell>
              <table:table-cell table:style-name="ce167">
                <text:p text:style-name="P77"><text:span text:style-name="T144">e</text:span><text:span text:style-name="T145">–</text:span><text:span text:style-name="T146">u</text:span></text:p>
              </table:table-cell>
              <table:table-cell table:style-name="ce168">
                <text:p text:style-name="P78"><text:span text:style-name="T141">e</text:span><text:span text:style-name="T142">–</text:span><text:span text:style-name="T143">i</text:span></text:p>
              </table:table-cell>
              <table:table-cell table:style-name="ce169">
                <text:p text:style-name="P66"><text:span text:style-name="T154">e</text:span><text:span text:style-name="T155">–</text:span><text:span text:style-name="T153">æ</text:span></text:p>
              </table:table-cell>
              <table:table-cell table:style-name="ce170">
                <text:p text:style-name="P77"><text:span text:style-name="T138">e</text:span><text:span text:style-name="T139">–</text:span><text:span text:style-name="T140">e</text:span></text:p>
              </table:table-cell>
              <table:table-cell table:style-name="ce171">
                <text:p text:style-name="P66"><text:span text:style-name="T153">-</text:span></text:p>
              </table:table-cell>
            </table:table-row>
            <table:table-row table:style-name="ro25" table:default-cell-style-name="ce174">
              <table:table-cell table:style-name="ce172">
                <text:p text:style-name="P65"><text:span text:style-name="T79">ə</text:span></text:p>
              </table:table-cell>
              <table:table-cell table:style-name="ce173">
                <text:p text:style-name="P79"><text:span text:style-name="T144">ə</text:span><text:span text:style-name="T145">–</text:span><text:span text:style-name="T146">ɑ</text:span></text:p>
              </table:table-cell>
              <table:table-cell>
                <text:p text:style-name="P66"><text:span text:style-name="T153">-</text:span></text:p>
              </table:table-cell>
              <table:table-cell table:style-name="ce175">
                <text:p text:style-name="P77"><text:span text:style-name="T138">ə</text:span><text:span text:style-name="T139">–</text:span><text:span text:style-name="T140">u</text:span></text:p>
              </table:table-cell>
              <table:table-cell>
                <text:p text:style-name="P66"><text:span text:style-name="T153">-</text:span></text:p>
              </table:table-cell>
              <table:table-cell table:style-name="ce176">
                <text:p text:style-name="P80"><text:span text:style-name="T156">ə</text:span><text:span text:style-name="T148">–</text:span><text:span text:style-name="T147">æ</text:span></text:p>
              </table:table-cell>
              <table:table-cell table:style-name="ce177">
                <text:p text:style-name="P81"><text:span text:style-name="T157">ə-e</text:span></text:p>
              </table:table-cell>
              <table:table-cell table:style-name="ce178">
                <text:p text:style-name="P58"><text:span text:style-name="T151">ə–</text:span><text:span text:style-name="T141">ə</text:span></text:p>
              </table:table-cell>
            </table:table-row>
          </table:table>
          <draw:image xlink:href="Pictures/TablePreview12.svm" xlink:type="simple" xlink:show="embed" xlink:actuate="onLoad"/>
        </draw:frame>
        <draw:line draw:style-name="gr12" draw:text-style-name="P42" draw:layer="layout" svg:x1="24.1cm" svg:y1="2.732cm" svg:x2="24.1cm" svg:y2="18.406cm">
          <text:p/>
        </draw:line>
        <draw:frame draw:style-name="standard" draw:layer="layout" svg:width="9.248cm" svg:height="15.664cm" svg:x="24.1cm" svg:y="2.732cm">
          <table:table table:template-name="default" table:use-first-row-styles="true" table:use-banding-rows-styles="true">
            <table:table-column table:style-name="co47"/>
            <table:table-column table:style-name="co48"/>
            <table:table-column table:style-name="co49"/>
            <table:table-column table:style-name="co50"/>
            <table:table-row table:style-name="ro21" table:default-cell-style-name="ce181">
              <table:table-cell table:style-name="ce179"/>
              <table:table-cell table:style-name="ce180">
                <text:p text:style-name="P51"><text:span text:style-name="T79">ɑ</text:span></text:p>
              </table:table-cell>
              <table:table-cell>
                <text:p text:style-name="P51"><text:span text:style-name="T79">e</text:span></text:p>
              </table:table-cell>
              <table:table-cell>
                <text:p text:style-name="P51"><text:span text:style-name="T79">ə</text:span></text:p>
              </table:table-cell>
            </table:table-row>
            <table:table-row table:style-name="ro21">
              <table:table-cell table:style-name="ce182">
                <text:p text:style-name="P82"><text:span text:style-name="T79">ɑ</text:span></text:p>
              </table:table-cell>
              <table:table-cell table:style-name="ce183">
                <text:p text:style-name="P53"><text:span text:style-name="T138">ɑ</text:span><text:span text:style-name="T139">–</text:span><text:span text:style-name="T140">ɑ</text:span></text:p>
              </table:table-cell>
              <table:table-cell table:style-name="ce184">
                <text:p text:style-name="P54"><text:span text:style-name="T141">ɑ</text:span><text:span text:style-name="T142">–</text:span><text:span text:style-name="T143">e</text:span></text:p>
              </table:table-cell>
              <table:table-cell table:style-name="ce185">
                <text:p text:style-name="P54"><text:span text:style-name="T141">ɑ–ə</text:span></text:p>
              </table:table-cell>
            </table:table-row>
            <table:table-row table:style-name="ro21" table:default-cell-style-name="ce188">
              <table:table-cell table:style-name="ce186">
                <text:p text:style-name="P82"><text:span text:style-name="T79">o</text:span></text:p>
              </table:table-cell>
              <table:table-cell table:style-name="ce187">
                <text:p text:style-name="P56"><text:span text:style-name="T147">o</text:span><text:span text:style-name="T148">–</text:span><text:span text:style-name="T147">ɑ</text:span></text:p>
              </table:table-cell>
              <table:table-cell>
                <text:p text:style-name="P58"><text:span text:style-name="T141">o</text:span><text:span text:style-name="T142">–</text:span><text:span text:style-name="T143">e</text:span></text:p>
              </table:table-cell>
              <table:table-cell>
                <text:p text:style-name="P58"><text:span text:style-name="T151">o</text:span><text:span text:style-name="T152">–</text:span><text:span text:style-name="T141">ə</text:span></text:p>
              </table:table-cell>
            </table:table-row>
            <table:table-row table:style-name="ro21" table:default-cell-style-name="ce113">
              <table:table-cell table:style-name="ce189">
                <text:p text:style-name="P82"><text:span text:style-name="T79">u</text:span></text:p>
              </table:table-cell>
              <table:table-cell table:style-name="ce114">
                <text:p text:style-name="P55"><text:span text:style-name="T144">u</text:span><text:span text:style-name="T145">–</text:span><text:span text:style-name="T146">ɑ</text:span></text:p>
              </table:table-cell>
              <table:table-cell>
                <text:p text:style-name="P54"><text:span text:style-name="T141">u</text:span><text:span text:style-name="T142">–</text:span><text:span text:style-name="T143">e</text:span></text:p>
              </table:table-cell>
              <table:table-cell>
                <text:p text:style-name="P58"><text:span text:style-name="T151">u</text:span><text:span text:style-name="T152">–</text:span><text:span text:style-name="T141">ə</text:span></text:p>
              </table:table-cell>
            </table:table-row>
            <table:table-row table:style-name="ro21" table:default-cell-style-name="ce113">
              <table:table-cell table:style-name="ce190">
                <text:p text:style-name="P82"><text:span text:style-name="T79">i</text:span></text:p>
              </table:table-cell>
              <table:table-cell table:style-name="ce191">
                <text:p text:style-name="P55"><text:span text:style-name="T144">i</text:span><text:span text:style-name="T145">–</text:span><text:span text:style-name="T146">ɑ</text:span></text:p>
              </table:table-cell>
              <table:table-cell>
                <text:p text:style-name="P54"><text:span text:style-name="T141">i</text:span><text:span text:style-name="T142">–</text:span><text:span text:style-name="T143">e</text:span></text:p>
              </table:table-cell>
              <table:table-cell>
                <text:p text:style-name="P58"><text:span text:style-name="T151">i</text:span><text:span text:style-name="T152">–</text:span><text:span text:style-name="T141">ə</text:span></text:p>
              </table:table-cell>
            </table:table-row>
            <table:table-row table:style-name="ro21" table:default-cell-style-name="ce115">
              <table:table-cell table:style-name="ce189">
                <text:p text:style-name="P82"><text:span text:style-name="T79">æ</text:span></text:p>
              </table:table-cell>
              <table:table-cell>
                <text:p text:style-name="P59"><text:span text:style-name="T153">-</text:span></text:p>
              </table:table-cell>
              <table:table-cell table:style-name="ce112">
                <text:p text:style-name="P53"><text:span text:style-name="T138">æ</text:span><text:span text:style-name="T139">–</text:span><text:span text:style-name="T140">e</text:span></text:p>
              </table:table-cell>
              <table:table-cell>
                <text:p text:style-name="P59"><text:span text:style-name="T153">-</text:span></text:p>
              </table:table-cell>
            </table:table-row>
            <table:table-row table:style-name="ro21">
              <table:table-cell table:style-name="ce186">
                <text:p text:style-name="P82"><text:span text:style-name="T79">e</text:span></text:p>
              </table:table-cell>
              <table:table-cell table:style-name="ce192">
                <text:p text:style-name="P59"><text:span text:style-name="T153">e–ɑ</text:span></text:p>
              </table:table-cell>
              <table:table-cell table:style-name="ce112">
                <text:p text:style-name="P53"><text:span text:style-name="T138">e</text:span><text:span text:style-name="T139">–</text:span><text:span text:style-name="T140">e</text:span></text:p>
              </table:table-cell>
              <table:table-cell table:style-name="ce115">
                <text:p text:style-name="P59"><text:span text:style-name="T153">-</text:span></text:p>
              </table:table-cell>
            </table:table-row>
            <table:table-row table:style-name="ro21">
              <table:table-cell table:style-name="ce186">
                <text:p text:style-name="P82"><text:span text:style-name="T79">ə</text:span></text:p>
              </table:table-cell>
              <table:table-cell table:style-name="ce193">
                <text:p text:style-name="P83"><text:span text:style-name="T144">ə</text:span><text:span text:style-name="T182">–</text:span><text:span text:style-name="T183">ɑ</text:span></text:p>
              </table:table-cell>
              <table:table-cell table:style-name="ce118">
                <text:p text:style-name="P62"><text:span text:style-name="T157">ə-e</text:span></text:p>
              </table:table-cell>
              <table:table-cell table:style-name="ce194">
                <text:p text:style-name="P84"><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uæ</text:span></text:p>
              </table:table-cell>
              <table:table-cell>
                <text:p text:style-name="P59"><text:span text:style-name="T153">-</text:span></text:p>
              </table:table-cell>
              <table:table-cell table:style-name="ce112">
                <text:p text:style-name="P53"><text:span text:style-name="T140">uæ–e</text:span></text:p>
              </table:table-cell>
              <table:table-cell>
                <text:p text:style-name="P59"><text:span text:style-name="T153">-</text:span></text:p>
              </table:table-cell>
            </table:table-row>
            <table:table-row table:style-name="ro26">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7">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table-cell table:style-name="ce148">
                <text:p text:style-name="P65"><text:span text:style-name="T79">ye</text:span></text:p>
              </table:table-cell>
              <table:table-cell table:style-name="ce149">
                <text:p text:style-name="P66"><text:span text:style-name="T153">-</text:span></text:p>
              </table:table-cell>
              <table:table-cell table:style-name="ce195">
                <text:p text:style-name="P77"><text:span text:style-name="T138">ye</text:span><text:span text:style-name="T139">–</text:span><text:span text:style-name="T140">e</text:span></text:p>
              </table:table-cell>
              <table:table-cell table:style-name="ce150">
                <text:p text:style-name="P66"><text:span text:style-name="T153">-</text:span></text:p>
              </table:table-cell>
            </table:table-row>
          </table:table>
          <draw:image xlink:href="Pictures/TablePreview13.svm" xlink:type="simple" xlink:show="embed" xlink:actuate="onLoad"/>
        </draw:frame>
        <draw:custom-shape draw:style-name="gr17" draw:text-style-name="P72" draw:layer="layout" svg:width="2.3cm" svg:height="1.2cm" svg:x="31.044cm" svg:y="17.196cm">
          <text:p/>
          <draw:enhanced-geometry svg:viewBox="0 0 21600 21600" draw:mirror-horizontal="false" draw:mirror-vertical="false" draw:type="rectangle" draw:enhanced-path="M 0 0 L 21600 0 21600 21600 0 21600 0 0 Z N"/>
        </draw:custom-shape>
        <draw:custom-shape draw:style-name="gr18" draw:text-style-name="P25" draw:layer="layout" svg:width="8.017cm" svg:height="1.314cm" svg:x="5.869cm" svg:y="17.479cm">
          <text:p/>
          <draw:enhanced-geometry svg:viewBox="0 0 21600 21600" draw:type="rectangle" draw:enhanced-path="M 0 0 L 21600 0 21600 21600 0 21600 0 0 Z N"/>
        </draw:custom-shape>
        <draw:frame presentation:style-name="pr5" draw:text-style-name="P86" draw:layer="layout" svg:width="22.65cm" svg:height="10.55cm" svg:x="1.391cm" svg:y="8.526cm" presentation:class="outline" presentation:user-transformed="true">
          <draw:text-box>
            <text:list text:style-name="L2">
              <text:list-item>
                <text:p text:style-name="P9"><text:span text:style-name="T176">Almost compl. dist. with /e/ as V</text:span><text:span text:style-name="T184">1</text:span><text:span text:style-name="T176">; some variation before /u/ and in monosyllables.</text:span></text:p>
              </text:list-item>
              <text:list-item>
                <text:p text:style-name="P9"><text:span text:style-name="T176">Contrast with /ɑ/: same contexts as above,</text:span><text:span text:style-name="T176"><text:line-break/></text:span><text:span text:style-name="T176">plus pairs /ɑ–ɑ ɑ–ə ə–ə/.</text:span></text:p>
              </text:list-item>
            </text:list>
            <text:list text:style-name="L6">
              <text:list-item>
                <text:list>
                  <text:list-item>
                    <text:p text:style-name="P47"><text:span text:style-name="T179">As V</text:span><text:span text:style-name="T185">2</text:span><text:span text:style-name="T179"> after other V</text:span><text:span text:style-name="T185">1</text:span><text:span text:style-name="T179">’s: /ɑ/ before /h/, /ə/ otherwise.</text:span></text:p>
                  </text:list-item>
                </text:list>
              </text:list-item>
            </text:list>
            <text:list text:style-name="L2">
              <text:list-item>
                <text:p text:style-name="P8"><text:span text:style-name="T176">Considered phonemic in this presentation.</text:span></text:p>
              </text:list-item>
            </text:list>
            <text:list text:style-name="L6">
              <text:list-item>
                <text:list>
                  <text:list-item>
                    <text:p text:style-name="P85"><text:span text:style-name="T179">Minimal triad: </text:span><text:span text:style-name="T179"><text:tab/></text:span><text:span text:style-name="T186">vardâm</text:span><text:span text:style-name="T179"><text:tab/></text:span><text:span text:style-name="T179"><text:tab/></text:span><text:span text:style-name="T179"><text:tab/></text:span><text:span text:style-name="T179"> <text:s text:c="2"/></text:span><text:span text:style-name="T179"><text:tab/></text:span><text:span text:style-name="T179"> <text:s/></text:span><text:span text:style-name="T186">vardem</text:span><text:span text:style-name="T179"> <text:s/></text:span><text:span text:style-name="T186">vardam</text:span><text:span text:style-name="T179"><text:line-break/></text:span><text:span text:style-name="T179"><text:tab/></text:span><text:span text:style-name="T179"><text:tab/></text:span><text:span text:style-name="T179"><text:tab/></text:span><text:span text:style-name="T179"><text:tab/></text:span><text:span text:style-name="T179"> <text:s/></text:span><text:span text:style-name="T179"><text:tab/></text:span><text:span text:style-name="T179"><text:tab/></text:span><text:span text:style-name="T179"><text:tab/></text:span><text:span text:style-name="T179"><text:tab/></text:span><text:span text:style-name="T179"><text:tab/></text:span><text:span text:style-name="T179"> <text:s/></text:span><text:span text:style-name="T179"><text:tab/></text:span><text:span text:style-name="T180">’figure.</text:span><text:span text:style-name="T109">PX1SG</text:span><text:span text:style-name="T180">’ ’bleeding’ ’bleed</text:span><text:span text:style-name="T39">.</text:span><text:span text:style-name="T109">PTCP.PST</text:span><text:span text:style-name="T39">’</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6" draw:text-style-name="P73" draw:layer="layout" svg:width="16.799cm" svg:height="13.364cm" svg:x="2.1cm" svg:y="14.107cm" presentation:class="notes" presentation:placeholder="true">
            <draw:text-box/>
          </draw:frame>
        </presentation:notes>
      </draw:page>
      <draw:page draw:name="page13" draw:style-name="dp3" draw:master-page-name="Title_20_and_20_chart_20_1" presentation:presentation-page-layout-name="AL2T1" presentation:use-footer-name="ftr1">
        <draw:frame presentation:style-name="pr8" draw:text-style-name="P7" draw:layer="layout" svg:width="30.479cm" svg:height="3.18cm" svg:x="1.788cm" svg:y="0.095cm" presentation:class="title" presentation:user-transformed="true">
          <draw:text-box>
            <text:p text:style-name="P6"><text:span text:style-name="T163">/ə</text:span><text:span text:style-name="T3">/ vs. /e/: Distribution</text:span></text:p>
          </draw:text-box>
        </draw:frame>
        <draw:frame draw:style-name="standard" draw:layer="layout" svg:width="19.151cm" svg:height="3.648cm" svg:x="3.555cm" svg:y="3.121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4" table:default-cell-style-name="ce158">
              <table:table-cell table:style-name="ce151"/>
              <table:table-cell table:style-name="ce152">
                <text:p text:style-name="P75"><text:span text:style-name="T79">ɑ</text:span></text:p>
              </table:table-cell>
              <table:table-cell table:style-name="ce153">
                <text:p text:style-name="P76"><text:span text:style-name="T79">o</text:span></text:p>
              </table:table-cell>
              <table:table-cell table:style-name="ce196">
                <text:p text:style-name="P75"><text:span text:style-name="T79">u</text:span></text:p>
              </table:table-cell>
              <table:table-cell table:style-name="ce156">
                <text:p text:style-name="P75"><text:span text:style-name="T79">i</text:span></text:p>
              </table:table-cell>
              <table:table-cell table:style-name="ce157">
                <text:p text:style-name="P75"><text:span text:style-name="T79">æ</text:span></text:p>
              </table:table-cell>
              <table:table-cell>
                <text:p text:style-name="P75"><text:span text:style-name="T79">e</text:span></text:p>
              </table:table-cell>
              <table:table-cell>
                <text:p text:style-name="P75"><text:span text:style-name="T79">ə</text:span></text:p>
              </table:table-cell>
            </table:table-row>
            <table:table-row table:style-name="ro25" table:default-cell-style-name="ce169">
              <table:table-cell table:style-name="ce165">
                <text:p text:style-name="P65"><text:span text:style-name="T79">e</text:span></text:p>
              </table:table-cell>
              <table:table-cell table:style-name="ce149">
                <text:p text:style-name="P66"><text:span text:style-name="T153">e–ɑ</text:span></text:p>
              </table:table-cell>
              <table:table-cell>
                <text:p text:style-name="P66"><text:span text:style-name="T154">e</text:span><text:span text:style-name="T155">–</text:span><text:span text:style-name="T153">o</text:span></text:p>
              </table:table-cell>
              <table:table-cell table:style-name="ce197">
                <text:p text:style-name="P77"><text:span text:style-name="T144">e</text:span><text:span text:style-name="T145">–</text:span><text:span text:style-name="T146">u</text:span></text:p>
              </table:table-cell>
              <table:table-cell table:style-name="ce198">
                <text:p text:style-name="P78"><text:span text:style-name="T141">e</text:span><text:span text:style-name="T142">–</text:span><text:span text:style-name="T143">i</text:span></text:p>
              </table:table-cell>
              <table:table-cell>
                <text:p text:style-name="P66"><text:span text:style-name="T154">e</text:span><text:span text:style-name="T155">–</text:span><text:span text:style-name="T153">æ</text:span></text:p>
              </table:table-cell>
              <table:table-cell table:style-name="ce161">
                <text:p text:style-name="P77"><text:span text:style-name="T138">e</text:span><text:span text:style-name="T139">–</text:span><text:span text:style-name="T140">e</text:span></text:p>
              </table:table-cell>
              <table:table-cell table:style-name="ce171">
                <text:p text:style-name="P66"><text:span text:style-name="T153">-</text:span></text:p>
              </table:table-cell>
            </table:table-row>
            <table:table-row table:style-name="ro25" table:default-cell-style-name="ce174">
              <table:table-cell table:style-name="ce172">
                <text:p text:style-name="P65"><text:span text:style-name="T79">ə</text:span></text:p>
              </table:table-cell>
              <table:table-cell table:style-name="ce173">
                <text:p text:style-name="P79"><text:span text:style-name="T144">ə</text:span><text:span text:style-name="T145">–</text:span><text:span text:style-name="T146">ɑ</text:span></text:p>
              </table:table-cell>
              <table:table-cell>
                <text:p text:style-name="P66"><text:span text:style-name="T153">-</text:span></text:p>
              </table:table-cell>
              <table:table-cell table:style-name="ce159">
                <text:p text:style-name="P77"><text:span text:style-name="T138">ə</text:span><text:span text:style-name="T139">–</text:span><text:span text:style-name="T140">u</text:span></text:p>
              </table:table-cell>
              <table:table-cell>
                <text:p text:style-name="P66"><text:span text:style-name="T153">-</text:span></text:p>
              </table:table-cell>
              <table:table-cell table:style-name="ce176">
                <text:p text:style-name="P80"><text:span text:style-name="T156">ə</text:span><text:span text:style-name="T148">–</text:span><text:span text:style-name="T147">æ</text:span></text:p>
              </table:table-cell>
              <table:table-cell table:style-name="ce199">
                <text:p text:style-name="P81"><text:span text:style-name="T157">ə–e</text:span></text:p>
              </table:table-cell>
              <table:table-cell table:style-name="ce178">
                <text:p text:style-name="P58"><text:span text:style-name="T151">ə–</text:span><text:span text:style-name="T141">ə</text:span></text:p>
              </table:table-cell>
            </table:table-row>
          </table:table>
          <draw:image xlink:href="Pictures/TablePreview14.svm" xlink:type="simple" xlink:show="embed" xlink:actuate="onLoad"/>
        </draw:frame>
        <draw:line draw:style-name="gr12" draw:text-style-name="P42" draw:layer="layout" svg:x1="24.1cm" svg:y1="2.732cm" svg:x2="24.1cm" svg:y2="18.406cm">
          <text:p/>
        </draw:line>
        <draw:frame draw:style-name="standard" draw:layer="layout" svg:width="7.995cm" svg:height="15.664cm" svg:x="24.1cm" svg:y="2.732cm">
          <table:table table:template-name="default" table:use-first-row-styles="true" table:use-banding-rows-styles="true">
            <table:table-column table:style-name="co51"/>
            <table:table-column table:style-name="co52"/>
            <table:table-column table:style-name="co53"/>
            <table:table-row table:style-name="ro21" table:default-cell-style-name="ce180">
              <table:table-cell table:style-name="ce179"/>
              <table:table-cell>
                <text:p text:style-name="P51"><text:span text:style-name="T79">e</text:span></text:p>
              </table:table-cell>
              <table:table-cell>
                <text:p text:style-name="P51"><text:span text:style-name="T79">ə</text:span></text:p>
              </table:table-cell>
            </table:table-row>
            <table:table-row table:style-name="ro21">
              <table:table-cell table:style-name="ce200">
                <text:p text:style-name="P82"><text:span text:style-name="T79">ɑ</text:span></text:p>
              </table:table-cell>
              <table:table-cell table:style-name="ce113">
                <text:p text:style-name="P54"><text:span text:style-name="T141">ɑ</text:span><text:span text:style-name="T142">–</text:span><text:span text:style-name="T143">e</text:span></text:p>
              </table:table-cell>
              <table:table-cell table:style-name="ce129">
                <text:p text:style-name="P54"><text:span text:style-name="T141">ɑ–ə</text:span></text:p>
              </table:table-cell>
            </table:table-row>
            <table:table-row table:style-name="ro21" table:default-cell-style-name="ce201">
              <table:table-cell table:style-name="ce186">
                <text:p text:style-name="P82"><text:span text:style-name="T79">o</text:span></text:p>
              </table:table-cell>
              <table:table-cell>
                <text:p text:style-name="P58"><text:span text:style-name="T141">o</text:span><text:span text:style-name="T142">–</text:span><text:span text:style-name="T143">e</text:span></text:p>
              </table:table-cell>
              <table:table-cell>
                <text:p text:style-name="P58"><text:span text:style-name="T151">o</text:span><text:span text:style-name="T152">–</text:span><text:span text:style-name="T141">ə</text:span></text:p>
              </table:table-cell>
            </table:table-row>
            <table:table-row table:style-name="ro21" table:default-cell-style-name="ce113">
              <table:table-cell table:style-name="ce189">
                <text:p text:style-name="P82"><text:span text:style-name="T79">u</text:span></text:p>
              </table:table-cell>
              <table:table-cell>
                <text:p text:style-name="P54"><text:span text:style-name="T141">u</text:span><text:span text:style-name="T142">–</text:span><text:span text:style-name="T143">e</text:span></text:p>
              </table:table-cell>
              <table:table-cell>
                <text:p text:style-name="P58"><text:span text:style-name="T151">u</text:span><text:span text:style-name="T152">–</text:span><text:span text:style-name="T141">ə</text:span></text:p>
              </table:table-cell>
            </table:table-row>
            <table:table-row table:style-name="ro21" table:default-cell-style-name="ce113">
              <table:table-cell table:style-name="ce190">
                <text:p text:style-name="P82"><text:span text:style-name="T79">i</text:span></text:p>
              </table:table-cell>
              <table:table-cell>
                <text:p text:style-name="P54"><text:span text:style-name="T141">i</text:span><text:span text:style-name="T142">–</text:span><text:span text:style-name="T143">e</text:span></text:p>
              </table:table-cell>
              <table:table-cell>
                <text:p text:style-name="P58"><text:span text:style-name="T151">i</text:span><text:span text:style-name="T152">–</text:span><text:span text:style-name="T141">ə</text:span></text:p>
              </table:table-cell>
            </table:table-row>
            <table:table-row table:style-name="ro21">
              <table:table-cell table:style-name="ce202">
                <text:p text:style-name="P82"><text:span text:style-name="T79">æ</text:span></text:p>
              </table:table-cell>
              <table:table-cell table:style-name="ce203">
                <text:p text:style-name="P53"><text:span text:style-name="T138">æ</text:span><text:span text:style-name="T139">–</text:span><text:span text:style-name="T140">e</text:span></text:p>
              </table:table-cell>
              <table:table-cell table:style-name="ce204">
                <text:p text:style-name="P59"><text:span text:style-name="T153">-</text:span></text:p>
              </table:table-cell>
            </table:table-row>
            <table:table-row table:style-name="ro21">
              <table:table-cell table:style-name="ce205">
                <text:p text:style-name="P82"><text:span text:style-name="T79">e</text:span></text:p>
              </table:table-cell>
              <table:table-cell table:style-name="ce206">
                <text:p text:style-name="P53"><text:span text:style-name="T138">e</text:span><text:span text:style-name="T139">–</text:span><text:span text:style-name="T140">e</text:span></text:p>
              </table:table-cell>
              <table:table-cell table:style-name="ce207">
                <text:p text:style-name="P59"><text:span text:style-name="T153">-</text:span></text:p>
              </table:table-cell>
            </table:table-row>
            <table:table-row table:style-name="ro21">
              <table:table-cell table:style-name="ce208">
                <text:p text:style-name="P82"><text:span text:style-name="T79">ə</text:span></text:p>
              </table:table-cell>
              <table:table-cell table:style-name="ce209">
                <text:p text:style-name="P62"><text:span text:style-name="T157">ə–e</text:span></text:p>
              </table:table-cell>
              <table:table-cell table:style-name="ce210">
                <text:p text:style-name="P84"><text:span text:style-name="T151">ə–</text:span><text:span text:style-name="T141">ə</text:span></text:p>
              </table:table-cell>
            </table:table-row>
            <table:table-row table:style-name="ro21" table:default-cell-style-name="ce147">
              <table:table-cell table:style-name="ce139">
                <text:p text:style-name="P52"><text:span text:style-name="T79">iæ</text:span></text:p>
              </table:table-cell>
              <table:table-cell>
                <text:p text:style-name="P59"><text:span text:style-name="T153">-</text:span></text:p>
              </table:table-cell>
              <table:table-cell>
                <text:p text:style-name="P59"><text:span text:style-name="T153">-</text:span></text:p>
              </table:table-cell>
            </table:table-row>
            <table:table-row table:style-name="ro21">
              <table:table-cell table:style-name="ce111">
                <text:p text:style-name="P52"><text:span text:style-name="T79">uæ</text:span></text:p>
              </table:table-cell>
              <table:table-cell table:style-name="ce112">
                <text:p text:style-name="P53"><text:span text:style-name="T140">uæ–e</text:span></text:p>
              </table:table-cell>
              <table:table-cell table:style-name="ce115">
                <text:p text:style-name="P59"><text:span text:style-name="T153">-</text:span></text:p>
              </table:table-cell>
            </table:table-row>
            <table:table-row table:style-name="ro26">
              <table:table-cell table:style-name="ce111">
                <text:p text:style-name="P52"><text:span text:style-name="T79">uo</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7">
              <table:table-cell table:style-name="ce111">
                <text:p text:style-name="P52"><text:span text:style-name="T79">ie</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table-cell table:style-name="ce148">
                <text:p text:style-name="P65"><text:span text:style-name="T79">ye</text:span></text:p>
              </table:table-cell>
              <table:table-cell table:style-name="ce195">
                <text:p text:style-name="P77"><text:span text:style-name="T138">ye</text:span><text:span text:style-name="T139">–</text:span><text:span text:style-name="T140">e</text:span></text:p>
              </table:table-cell>
              <table:table-cell table:style-name="ce150">
                <text:p text:style-name="P66"><text:span text:style-name="T153">-</text:span></text:p>
              </table:table-cell>
            </table:table-row>
          </table:table>
          <draw:image xlink:href="Pictures/TablePreview15.svm" xlink:type="simple" xlink:show="embed" xlink:actuate="onLoad"/>
        </draw:frame>
        <draw:frame presentation:style-name="pr5" draw:text-style-name="P86" draw:layer="layout" svg:width="23.447cm" svg:height="11.245cm" svg:x="1.592cm" svg:y="7.05cm" presentation:class="outline" presentation:user-transformed="true">
          <draw:text-box>
            <text:list text:style-name="L2">
              <text:list-item>
                <text:p text:style-name="P9"><text:span text:style-name="T97">Cannot normally co-occur in a (non-</text:span><text:span text:style-name="T97"><text:line-break/></text:span><text:span text:style-name="T97">compound) word.</text:span></text:p>
              </text:list-item>
              <text:list-item>
                <text:p text:style-name="P8"><text:span text:style-name="T187">As V</text:span><text:span text:style-name="T188">1</text:span><text:span text:style-name="T187">: </text:span><text:span text:style-name="T97">/e/ before /i/ and (less commonly) /e/,</text:span><text:span text:style-name="T187"> otherwise /ə/</text:span><text:span text:style-name="T189">.</text:span><text:span text:style-name="T189"><text:line-break/></text:span><text:span text:style-name="T189"><text:tab/></text:span><text:span text:style-name="T189"><text:tab/></text:span><text:span text:style-name="T190">enni</text:span><text:span text:style-name="T191"> /enni/ ’mother’, </text:span><text:span text:style-name="T190">ele</text:span><text:span text:style-name="T191"> /ele/ ’live</text:span><text:span text:style-name="T189">.IMP.2SG</text:span><text:span text:style-name="T191">’</text:span><text:span text:style-name="T191"><text:line-break/></text:span><text:span text:style-name="T191"><text:tab/></text:span><text:span text:style-name="T191"><text:tab/></text:span><text:span text:style-name="T190">ettâ</text:span><text:span text:style-name="T191"> /əttə/ ’thing’, </text:span><text:span text:style-name="T190">ennuv</text:span><text:span text:style-name="T191"> /ənnuv/ ’much’</text:span></text:p>
                <text:list>
                  <text:list-item>
                    <text:p text:style-name="P87"><text:span text:style-name="T179">No minimal pairs.</text:span></text:p>
                  </text:list-item>
                </text:list>
              </text:list-item>
              <text:list-item>
                <text:p text:style-name="P9"><text:span text:style-name="T97">As V</text:span><text:span text:style-name="T117">2</text:span><text:span text:style-name="T97">: contrast after /ɑ o u i/, otherwise</text:span><text:span text:style-name="T97"><text:line-break/></text:span><text:span text:style-name="T97">mostly complementary.</text:span></text:p>
              </text:list-item>
            </text:list>
          </draw:text-box>
        </draw:frame>
        <draw:custom-shape draw:style-name="gr19" draw:text-style-name="P72" draw:layer="layout" svg:width="2.89cm" svg:height="1.2cm" svg:x="29.175cm" svg:y="17.196cm">
          <text:p/>
          <draw:enhanced-geometry svg:viewBox="0 0 21600 21600" draw:type="rectangle" draw:enhanced-path="M 0 0 L 21600 0 21600 21600 0 21600 0 0 Z N"/>
        </draw:custom-shape>
        <draw:frame draw:style-name="gr20" draw:text-style-name="P88" draw:layer="layout" svg:width="0.502cm" svg:height="1.187cm" svg:x="32.726cm" svg:y="12.184cm">
          <draw:text-box>
            <text:p/>
          </draw:text-box>
        </draw:frame>
        <presentation:notes draw:style-name="dp2">
          <draw:page-thumbnail draw:style-name="gr1" draw:layer="layout" svg:width="19.798cm" svg:height="11.136cm" svg:x="0.6cm" svg:y="2.257cm" draw:page-number="13" presentation:class="page"/>
          <draw:frame presentation:style-name="pr6" draw:text-style-name="P73" draw:layer="layout" svg:width="16.799cm" svg:height="13.364cm" svg:x="2.1cm" svg:y="14.107cm" presentation:class="notes" presentation:placeholder="true">
            <draw:text-box/>
          </draw:frame>
        </presentation:notes>
      </draw:page>
      <draw:page draw:name="page14" draw:style-name="dp3" draw:master-page-name="Title_20_and_20_chart_20_1" presentation:presentation-page-layout-name="AL2T1" presentation:use-footer-name="ftr1">
        <draw:frame presentation:style-name="pr10" draw:text-style-name="P2" draw:layer="layout" svg:width="30.137cm" svg:height="13.608cm" svg:x="2.992cm" svg:y="4.6cm" presentation:class="outline" presentation:user-transformed="true">
          <draw:text-box>
            <text:list text:style-name="L2">
              <text:list-item>
                <text:p><text:span text:style-name="T36">Regressive metaphony only; no systematic alternation</text:span><text:span text:style-name="T36"><text:line-break/></text:span><text:span text:style-name="T36">in non-initial syllables (cf. /ɑ/ vs. /æ/).</text:span></text:p>
              </text:list-item>
              <text:list-item>
                <text:p text:style-name="P44"><text:span text:style-name="T192">Typical case: V</text:span><text:span text:style-name="T184">2</text:span><text:span text:style-name="T176"> alternation /ə/ ~ /i/ ~ /æ/ causes, respectively, V</text:span><text:span text:style-name="T184">1 </text:span><text:span text:style-name="T176">/ə/ ~ /e/ ~ /iæ/:</text:span></text:p>
                <text:list>
                  <text:list-item>
                    <text:list>
                      <text:list-header>
                        <text:p text:style-name="P89"><text:span text:style-name="T73">ettâđ</text:span><text:span text:style-name="T108"> /əttəð/ ’say’</text:span><text:span text:style-name="T108"><text:line-break/></text:span><text:span text:style-name="T193">PST.1SG</text:span><text:span text:style-name="T108"> </text:span><text:span text:style-name="T73">ettim</text:span><text:span text:style-name="T39"> /ettim/</text:span><text:span text:style-name="T39"><text:line-break/></text:span><text:span text:style-name="T180">PRS.3SG</text:span><text:span text:style-name="T39"> </text:span><text:span text:style-name="T73">iätá</text:span><text:span text:style-name="T39"> /iætæ/</text:span></text:p>
                      </text:list-header>
                    </text:list>
                  </text:list-item>
                </text:list>
              </text:list-item>
              <text:list-item>
                <text:p><text:span text:style-name="T176">V</text:span><text:span text:style-name="T184">1 </text:span><text:span text:style-name="T176">/e/ also before /e/: </text:span><text:span text:style-name="T39">PRS.3SG</text:span><text:span text:style-name="T176"> </text:span><text:span text:style-name="T194">eteh</text:span><text:span text:style-name="T176"> /eteh/</text:span></text:p>
              </text:list-item>
            </text:list>
          </draw:text-box>
        </draw:frame>
        <draw:frame presentation:style-name="pr8" draw:text-style-name="P7" draw:layer="layout" svg:width="30.479cm" svg:height="3.18cm" svg:x="1.82cm" svg:y="0.82cm" presentation:class="title" presentation:user-transformed="true">
          <draw:text-box>
            <text:p text:style-name="P6"><text:span text:style-name="T163">/ə</text:span><text:span text:style-name="T3">/ vs. /e/: Metaphony</text:span></text:p>
          </draw:text-box>
        </draw:frame>
        <presentation:notes draw:style-name="dp2">
          <draw:page-thumbnail draw:style-name="gr1" draw:layer="layout" svg:width="19.798cm" svg:height="11.136cm" svg:x="0.6cm" svg:y="2.257cm" draw:page-number="14" presentation:class="page"/>
          <draw:frame presentation:style-name="pr6" draw:text-style-name="P43" draw:layer="layout" svg:width="16.799cm" svg:height="13.364cm" svg:x="2.1cm" svg:y="14.107cm" presentation:class="notes" presentation:placeholder="true">
            <draw:text-box/>
          </draw:frame>
        </presentation:notes>
      </draw:page>
      <draw:page draw:name="page15" draw:style-name="dp3" draw:master-page-name="Title_20_and_20_chart_20_1" presentation:presentation-page-layout-name="AL2T1" presentation:use-footer-name="ftr1">
        <draw:frame presentation:style-name="pr10" draw:text-style-name="P2" draw:layer="layout" svg:width="31.976cm" svg:height="14.863cm" svg:x="1.024cm" svg:y="3.637cm" presentation:class="outline" presentation:user-transformed="true">
          <draw:text-box>
            <text:list text:style-name="L2">
              <text:list-item>
                <text:p text:style-name="P44"><text:span text:style-name="T192">Lexical &amp; idiolectal variation before /u/ and in monosyllables:</text:span></text:p>
                <text:list>
                  <text:list-item>
                    <text:list>
                      <text:list-header>
                        <text:p text:style-name="P90"><text:span text:style-name="T186">meendu</text:span><text:span text:style-name="T179"> /məːndu/</text:span><text:span text:style-name="T109"> </text:span><text:span text:style-name="T195">~</text:span><text:span text:style-name="T196"> </text:span><text:span text:style-name="T197">/meːndu/</text:span><text:span text:style-name="T198"> </text:span><text:span text:style-name="T197">’excessively, too’; </text:span><text:span text:style-name="T195">lâš ~ leš </text:span><text:span text:style-name="T197">’be.</text:span><text:span text:style-name="T199">POT.3SG</text:span><text:span text:style-name="T197">’</text:span></text:p>
                      </text:list-header>
                    </text:list>
                  </text:list-item>
                  <text:list-item>
                    <text:p text:style-name="P68"><text:span text:style-name="T197">Some dialects (and idiolects?) always use /e/.</text:span></text:p>
                  </text:list-item>
                </text:list>
              </text:list-item>
              <text:list-item>
                <text:p text:style-name="P44"><text:span text:style-name="T192">V</text:span><text:span text:style-name="T184">2</text:span><text:span text:style-name="T176"> /ə/ &gt; /æ/ before /j/ does not appear to cause V</text:span><text:span text:style-name="T184">1</text:span><text:span text:style-name="T176"> /ə/ &gt; /iæ/:</text:span></text:p>
                <text:list>
                  <text:list-item>
                    <text:list>
                      <text:list-header>
                        <text:p text:style-name="P71"><text:span text:style-name="T186">ettâđ</text:span><text:span text:style-name="T179">, </text:span><text:span text:style-name="T180">PST.3DU</text:span><text:span text:style-name="T179"> eeđáin /ə</text:span><text:span text:style-name="T39">ː</text:span><text:span text:style-name="T179">ðæjn/ (Itkonen 1986: </text:span><text:span text:style-name="T200">ɛ͔̄δȧ̀in</text:span><text:span text:style-name="T179">)</text:span></text:p>
                      </text:list-header>
                    </text:list>
                  </text:list-item>
                </text:list>
              </text:list-item>
              <text:list-item>
                <text:p text:style-name="P91"><text:span text:style-name="T176">Polysyllabic forms:</text:span><text:span text:style-name="T176"><text:line-break/></text:span><text:span text:style-name="T176"><text:tab/></text:span><text:span text:style-name="T201"> </text:span></text:p>
              </text:list-item>
              <text:list-item>
                <text:p text:style-name="P17"><text:span text:style-name="T176">The disharmonic V</text:span><text:span text:style-name="T184">1</text:span><text:span text:style-name="T39">–</text:span><text:span text:style-name="T176">V</text:span><text:span text:style-name="T184">2</text:span><text:span text:style-name="T176"> sequence /ə</text:span><text:span text:style-name="T39">–</text:span><text:span text:style-name="T176">e/ occasionally found in</text:span><text:span text:style-name="T176"><text:line-break/></text:span><text:span text:style-name="T176">colloquial speech</text:span><text:span text:style-name="T202"> (Itkonen 1992):</text:span><text:span text:style-name="T202"><text:line-break/></text:span><text:span text:style-name="T203"> </text:span></text:p>
                <text:list>
                  <text:list-item>
                    <text:p text:style-name="P92"><text:span text:style-name="T204">Recorded in 1952.</text:span></text:p>
                  </text:list-item>
                  <text:list-item>
                    <text:p text:style-name="P90"><text:span text:style-name="T204">Apparently only in certain high-frequency words; prosodically unstressed?</text:span></text:p>
                  </text:list-item>
                </text:list>
              </text:list-item>
            </text:list>
          </draw:text-box>
        </draw:frame>
        <draw:frame presentation:style-name="pr8" draw:text-style-name="P7" draw:layer="layout" svg:width="30.479cm" svg:height="3.18cm" svg:x="1.694cm" svg:y="0.82cm" presentation:class="title" presentation:user-transformed="true">
          <draw:text-box>
            <text:p text:style-name="P6"><text:span text:style-name="T163">/ə</text:span><text:span text:style-name="T3">/ vs. /e/: Exceptions</text:span></text:p>
          </draw:text-box>
        </draw:frame>
        <draw:frame draw:style-name="gr21" draw:text-style-name="P94" draw:layer="layout" svg:width="15.5cm" svg:height="2.403cm" svg:x="16.6cm" svg:y="14.174cm">
          <draw:text-box>
            <text:p text:style-name="P93"><text:span text:style-name="T205">tælle</text:span><text:span text:style-name="T73"> </text:span><text:span text:style-name="T39">/təlle/ ’then’</text:span><text:span text:style-name="T73"> </text:span><text:span text:style-name="T39">(standard </text:span><text:span text:style-name="T73">talle</text:span><text:span text:style-name="T39">) </text:span><text:span text:style-name="T205">mæhte</text:span><text:span text:style-name="T73"> </text:span><text:span text:style-name="T39">/məhte/</text:span><text:span text:style-name="T73"> </text:span><text:span text:style-name="T114">’how’ (</text:span><text:span text:style-name="T111">maht, mahte</text:span><text:span text:style-name="T114">)</text:span></text:p>
          </draw:text-box>
        </draw:frame>
        <draw:frame draw:style-name="gr22" draw:text-style-name="P96" draw:layer="layout" svg:width="22.776cm" svg:height="2.377cm" svg:x="10.124cm" svg:y="10.408cm">
          <draw:text-box>
            <text:p text:style-name="P95"><text:span text:style-name="T73">aassâđ, </text:span><text:span text:style-name="T109">PRS.2PL</text:span><text:span text:style-name="T179"> </text:span><text:span text:style-name="T73">asâvetteđ</text:span><text:span text:style-name="T179"> </text:span><text:span text:style-name="T179"><text:line-break/></text:span><text:span text:style-name="T73">árvuštâllâđ</text:span><text:span text:style-name="T39"> ’evaluate’, </text:span><text:span text:style-name="T109">PST.1SG</text:span><text:span text:style-name="T39"> </text:span><text:span text:style-name="T73">árvuštâllim</text:span><text:span text:style-name="T206"> ~ </text:span><text:span text:style-name="T73">árvuštellim</text:span></text:p>
          </draw:text-box>
        </draw:frame>
        <presentation:notes draw:style-name="dp2">
          <draw:page-thumbnail draw:style-name="gr1" draw:layer="layout" svg:width="19.798cm" svg:height="11.136cm" svg:x="0.6cm" svg:y="2.257cm" draw:page-number="15" presentation:class="page"/>
          <draw:frame presentation:style-name="pr6" draw:text-style-name="P43" draw:layer="layout" svg:width="16.799cm" svg:height="13.364cm" svg:x="2.1cm" svg:y="14.107cm" presentation:class="notes" presentation:placeholder="true">
            <draw:text-box/>
          </draw:frame>
        </presentation:notes>
      </draw:page>
      <draw:page draw:name="page16" draw:style-name="dp3" draw:master-page-name="Title_20_and_20_chart_20_1" presentation:presentation-page-layout-name="AL2T1" presentation:use-footer-name="ftr1">
        <draw:frame presentation:style-name="pr10" draw:text-style-name="P2" draw:layer="layout" svg:width="32.129cm" svg:height="13.76cm" svg:x="1.402cm" svg:y="4.571cm" presentation:class="outline" presentation:user-transformed="true">
          <draw:text-box>
            <text:list text:style-name="L2">
              <text:list-item>
                <text:p text:style-name="P44"><text:span text:style-name="T207">/ø y/ as independent phonemes only in recent loanwords.</text:span></text:p>
                <text:list>
                  <text:list-item>
                    <text:p text:style-name="P68"><text:span text:style-name="T39">[ʉ] (</text:span><text:span text:style-name="T109">~ </text:span><text:span text:style-name="T39">[y]) historically an allophone of /u/ after certain consonants</text:span><text:span text:style-name="T39"><text:line-break/></text:span><text:span text:style-name="T39">and in the diphthong </text:span><text:span text:style-name="T73">ye </text:span><text:span text:style-name="T39">[ʉə</text:span><text:span text:style-name="T109"> ~ </text:span><text:span text:style-name="T39">ye] (could be analyzed as /ue/ or /uə/).</text:span></text:p>
                  </text:list-item>
                </text:list>
              </text:list-item>
              <text:list-item>
                <text:p text:style-name="P97"><text:span text:style-name="T97">/y/ imported in some loans as demanded by Finnish harmony,</text:span><text:span text:style-name="T97"><text:line-break/></text:span><text:span text:style-name="T97">but remains marginal:</text:span><text:span text:style-name="T97"><text:line-break/></text:span><text:span text:style-name="T97"><text:tab/></text:span><text:span text:style-name="T97"><text:tab/></text:span><text:span text:style-name="T97"><text:tab/></text:span><text:span text:style-name="T97"><text:tab/></text:span><text:span text:style-name="T97"><text:tab/></text:span><text:span text:style-name="T97"><text:tab/></text:span><text:span text:style-name="T97"><text:tab/></text:span><text:span text:style-name="T97"><text:tab/></text:span></text:p>
              </text:list-item>
              <text:list-item>
                <text:p text:style-name="P98"><text:span text:style-name="T97">/ø/ extremely rare.</text:span></text:p>
                <text:list>
                  <text:list-item>
                    <text:p text:style-name="P17"><text:span text:style-name="T179">Olthuis (2017) finds six words, the most common being </text:span><text:span text:style-name="T186">ministeriö.</text:span></text:p>
                  </text:list-item>
                </text:list>
              </text:list-item>
            </text:list>
            <text:list text:style-name="L7">
              <text:list-item>
                <text:list>
                  <text:list-item>
                    <text:list>
                      <text:list-item>
                        <text:p text:style-name="P90"><text:span text:style-name="T39">/ø/ is V</text:span><text:span text:style-name="T208">1</text:span><text:span text:style-name="T39"> in the other five; /ø/ in a non-initial syllable in only one word.</text:span></text:p>
                      </text:list-item>
                    </text:list>
                  </text:list-item>
                </text:list>
              </text:list-item>
            </text:list>
          </draw:text-box>
        </draw:frame>
        <draw:frame presentation:style-name="pr8" draw:text-style-name="P7" draw:layer="layout" svg:width="30.479cm" svg:height="3.18cm" svg:x="1.82cm" svg:y="0.82cm" presentation:class="title" presentation:user-transformed="true">
          <draw:text-box>
            <text:p text:style-name="P6"><text:span text:style-name="T163">Rounded </text:span><text:span text:style-name="T3">Vowels: Front vs. Back</text:span></text:p>
          </draw:text-box>
        </draw:frame>
        <draw:frame draw:style-name="gr23" draw:text-style-name="P100" draw:layer="layout" svg:width="21.395cm" svg:height="4.108cm" svg:x="12.512cm" svg:y="10.243cm">
          <draw:text-box>
            <text:p text:style-name="P99"><text:span text:style-name="T180"> </text:span><text:span text:style-name="T122">kännyk </text:span><text:span text:style-name="T180">’cellphone’ (&lt; Fi coll. </text:span><text:span text:style-name="T122">kännykkä</text:span><text:span text:style-name="T180">)</text:span><text:span text:style-name="T180"><text:line-break/></text:span><text:span text:style-name="T180"> </text:span><text:span text:style-name="T122">pövkkyr</text:span><text:span text:style-name="T180"> ’coarse fur coat’ (&lt; Fi dial. </text:span><text:span text:style-name="T122">pöykkyri</text:span><text:span text:style-name="T180">)</text:span><text:span text:style-name="T39"> </text:span><text:span text:style-name="T39"><text:line-break/></text:span><text:span text:style-name="T180"> </text:span><text:span text:style-name="T122">pygálys</text:span><text:span text:style-name="T180"> </text:span><text:span text:style-name="T209">~</text:span><text:span text:style-name="T180"> </text:span><text:span text:style-name="T122">pygálus</text:span><text:span text:style-name="T180"> ’reindeer roundup’ (&lt; Fi dial. </text:span><text:span text:style-name="T122">pykälys</text:span><text:span text:style-name="T180">)</text:span></text:p>
          </draw:text-box>
        </draw:frame>
        <presentation:notes draw:style-name="dp2">
          <draw:page-thumbnail draw:style-name="gr1" draw:layer="layout" svg:width="19.798cm" svg:height="11.136cm" svg:x="0.6cm" svg:y="2.257cm" draw:page-number="16" presentation:class="page"/>
          <draw:frame presentation:style-name="pr6" draw:text-style-name="P43" draw:layer="layout" svg:width="16.799cm" svg:height="13.364cm" svg:x="2.1cm" svg:y="14.107cm" presentation:class="notes" presentation:placeholder="true">
            <draw:text-box/>
          </draw:frame>
        </presentation:notes>
      </draw:page>
      <draw:page draw:name="page17" draw:style-name="dp3" draw:master-page-name="Title_20_and_20_chart_20_1" presentation:presentation-page-layout-name="AL2T1" presentation:use-footer-name="ftr1">
        <draw:frame presentation:style-name="pr11" draw:text-style-name="P102" draw:layer="layout" svg:width="23.5cm" svg:height="3.473cm" svg:x="5.183cm" svg:y="0.046cm" presentation:class="title" presentation:user-transformed="true">
          <draw:text-box>
            <text:p text:style-name="P101"><text:span text:style-name="T210">V</text:span><text:span text:style-name="T211">1</text:span><text:span text:style-name="T210"> Groups</text:span></text:p>
          </draw:text-box>
        </draw:frame>
        <draw:frame draw:style-name="gr24"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212">
              <table:table-cell table:style-name="ce211"/>
              <table:table-cell>
                <text:p text:style-name="P103"><text:span text:style-name="T79">ɑ</text:span></text:p>
              </table:table-cell>
              <table:table-cell>
                <text:p text:style-name="P103"><text:span text:style-name="T79">o</text:span></text:p>
              </table:table-cell>
              <table:table-cell>
                <text:p text:style-name="P103"><text:span text:style-name="T79">u</text:span></text:p>
              </table:table-cell>
              <table:table-cell>
                <text:p text:style-name="P103"><text:span text:style-name="T79">i</text:span></text:p>
              </table:table-cell>
              <table:table-cell>
                <text:p text:style-name="P103"><text:span text:style-name="T79">æ</text:span></text:p>
              </table:table-cell>
              <table:table-cell>
                <text:p text:style-name="P103"><text:span text:style-name="T79">e</text:span></text:p>
              </table:table-cell>
              <table:table-cell>
                <text:p text:style-name="P103"><text:span text:style-name="T79">ə</text:span></text:p>
              </table:table-cell>
            </table:table-row>
            <table:table-row table:style-name="ro21">
              <table:table-cell table:style-name="ce213">
                <text:p text:style-name="P82"><text:span text:style-name="T79">ɑ</text:span></text:p>
              </table:table-cell>
              <table:table-cell table:style-name="ce214">
                <text:p text:style-name="P104"><text:span text:style-name="T138">ɑ</text:span><text:span text:style-name="T139">–</text:span><text:span text:style-name="T140">ɑ</text:span></text:p>
              </table:table-cell>
              <table:table-cell table:style-name="ce215">
                <text:p text:style-name="P105"><text:span text:style-name="T141">ɑ</text:span><text:span text:style-name="T142">–</text:span><text:span text:style-name="T143">o</text:span></text:p>
              </table:table-cell>
              <table:table-cell table:style-name="ce216">
                <text:p text:style-name="P104"><text:span text:style-name="T138">ɑ</text:span><text:span text:style-name="T139">–</text:span><text:span text:style-name="T140">u</text:span></text:p>
              </table:table-cell>
              <table:table-cell table:style-name="ce217">
                <text:p text:style-name="P104"><text:span text:style-name="T138">ɑ</text:span><text:span text:style-name="T139">–</text:span><text:span text:style-name="T140">i</text:span></text:p>
              </table:table-cell>
              <table:table-cell table:style-name="ce218">
                <text:p text:style-name="P106"><text:span text:style-name="T144">ɑ</text:span><text:span text:style-name="T145">–</text:span><text:span text:style-name="T146">æ</text:span></text:p>
              </table:table-cell>
              <table:table-cell table:style-name="ce219">
                <text:p text:style-name="P105"><text:span text:style-name="T141">ɑ</text:span><text:span text:style-name="T142">–</text:span><text:span text:style-name="T143">e</text:span></text:p>
              </table:table-cell>
              <table:table-cell table:style-name="ce220">
                <text:p text:style-name="P105"><text:span text:style-name="T141">ɑ–ə</text:span></text:p>
              </table:table-cell>
            </table:table-row>
            <table:table-row table:style-name="ro21">
              <table:table-cell table:style-name="ce221">
                <text:p text:style-name="P82"><text:span text:style-name="T79">o</text:span></text:p>
              </table:table-cell>
              <table:table-cell table:style-name="ce222">
                <text:p text:style-name="P107"><text:span text:style-name="T147">o</text:span><text:span text:style-name="T148">–</text:span><text:span text:style-name="T147">ɑ</text:span></text:p>
              </table:table-cell>
              <table:table-cell table:style-name="ce223">
                <text:p text:style-name="P105"><text:span text:style-name="T141">o</text:span><text:span text:style-name="T142">–</text:span><text:span text:style-name="T143">o</text:span></text:p>
              </table:table-cell>
              <table:table-cell table:style-name="ce224">
                <text:p text:style-name="P104"><text:span text:style-name="T138">o</text:span><text:span text:style-name="T139">–</text:span><text:span text:style-name="T140">u</text:span></text:p>
              </table:table-cell>
              <table:table-cell table:style-name="ce225">
                <text:p text:style-name="P104"><text:span text:style-name="T138">o</text:span><text:span text:style-name="T139">–</text:span><text:span text:style-name="T140">i</text:span></text:p>
              </table:table-cell>
              <table:table-cell table:style-name="ce226">
                <text:p text:style-name="P108"><text:span text:style-name="T149">o</text:span><text:span text:style-name="T150">–</text:span><text:span text:style-name="T149">æ</text:span></text:p>
              </table:table-cell>
              <table:table-cell table:style-name="ce227">
                <text:p text:style-name="P105"><text:span text:style-name="T141">o</text:span><text:span text:style-name="T142">–</text:span><text:span text:style-name="T143">e</text:span></text:p>
              </table:table-cell>
              <table:table-cell table:style-name="ce228">
                <text:p text:style-name="P109"><text:span text:style-name="T151">o</text:span><text:span text:style-name="T152">–</text:span><text:span text:style-name="T141">ə</text:span></text:p>
              </table:table-cell>
            </table:table-row>
            <table:table-row table:style-name="ro21">
              <table:table-cell table:style-name="ce221">
                <text:p text:style-name="P82"><text:span text:style-name="T79">u</text:span></text:p>
              </table:table-cell>
              <table:table-cell table:style-name="ce229">
                <text:p text:style-name="P106"><text:span text:style-name="T144">u</text:span><text:span text:style-name="T145">–</text:span><text:span text:style-name="T146">ɑ</text:span></text:p>
              </table:table-cell>
              <table:table-cell table:style-name="ce223">
                <text:p text:style-name="P105"><text:span text:style-name="T141">u</text:span><text:span text:style-name="T142">–</text:span><text:span text:style-name="T143">o</text:span></text:p>
              </table:table-cell>
              <table:table-cell table:style-name="ce224">
                <text:p text:style-name="P104"><text:span text:style-name="T140">u–u</text:span></text:p>
              </table:table-cell>
              <table:table-cell table:style-name="ce225">
                <text:p text:style-name="P104"><text:span text:style-name="T140">u–i</text:span></text:p>
              </table:table-cell>
              <table:table-cell table:style-name="ce230">
                <text:p text:style-name="P104"><text:span text:style-name="T138">u</text:span><text:span text:style-name="T139">–</text:span><text:span text:style-name="T140">æ</text:span></text:p>
              </table:table-cell>
              <table:table-cell table:style-name="ce227">
                <text:p text:style-name="P105"><text:span text:style-name="T141">u</text:span><text:span text:style-name="T142">–</text:span><text:span text:style-name="T143">e</text:span></text:p>
              </table:table-cell>
              <table:table-cell table:style-name="ce228">
                <text:p text:style-name="P109"><text:span text:style-name="T151">u</text:span><text:span text:style-name="T152">–</text:span><text:span text:style-name="T141">ə</text:span></text:p>
              </table:table-cell>
            </table:table-row>
            <table:table-row table:style-name="ro21">
              <table:table-cell table:style-name="ce231">
                <text:p text:style-name="P82"><text:span text:style-name="T79">i</text:span></text:p>
              </table:table-cell>
              <table:table-cell table:style-name="ce232">
                <text:p text:style-name="P106"><text:span text:style-name="T144">i</text:span><text:span text:style-name="T145">–</text:span><text:span text:style-name="T146">ɑ</text:span></text:p>
              </table:table-cell>
              <table:table-cell table:style-name="ce233">
                <text:p text:style-name="P105"><text:span text:style-name="T141">i</text:span><text:span text:style-name="T142">–</text:span><text:span text:style-name="T143">o</text:span></text:p>
              </table:table-cell>
              <table:table-cell table:style-name="ce234">
                <text:p text:style-name="P104"><text:span text:style-name="T138">i</text:span><text:span text:style-name="T139">–</text:span><text:span text:style-name="T140">u</text:span></text:p>
              </table:table-cell>
              <table:table-cell table:style-name="ce235">
                <text:p text:style-name="P104"><text:span text:style-name="T138">i</text:span><text:span text:style-name="T139">–</text:span><text:span text:style-name="T140">i</text:span></text:p>
              </table:table-cell>
              <table:table-cell table:style-name="ce236">
                <text:p text:style-name="P104"><text:span text:style-name="T138">i</text:span><text:span text:style-name="T139">–</text:span><text:span text:style-name="T140">æ</text:span></text:p>
              </table:table-cell>
              <table:table-cell table:style-name="ce237">
                <text:p text:style-name="P105"><text:span text:style-name="T141">i</text:span><text:span text:style-name="T142">–</text:span><text:span text:style-name="T143">e</text:span></text:p>
              </table:table-cell>
              <table:table-cell table:style-name="ce238">
                <text:p text:style-name="P109"><text:span text:style-name="T151">i</text:span><text:span text:style-name="T152">–</text:span><text:span text:style-name="T141">ə</text:span></text:p>
              </table:table-cell>
            </table:table-row>
            <table:table-row table:style-name="ro21" table:default-cell-style-name="ce240">
              <table:table-cell table:style-name="ce239">
                <text:p text:style-name="P82"><text:span text:style-name="T79">æ</text:span></text:p>
              </table:table-cell>
              <table:table-cell>
                <text:p text:style-name="P110"><text:span text:style-name="T153">-</text:span></text:p>
              </table:table-cell>
              <table:table-cell table:style-name="ce241">
                <text:p text:style-name="P111"><text:span text:style-name="T144">æ</text:span><text:span text:style-name="T145">–</text:span><text:span text:style-name="T146">o</text:span></text:p>
              </table:table-cell>
              <table:table-cell table:style-name="ce242">
                <text:p text:style-name="P105"><text:span text:style-name="T141">æ</text:span><text:span text:style-name="T142">–</text:span><text:span text:style-name="T143">u</text:span></text:p>
              </table:table-cell>
              <table:table-cell table:style-name="ce242">
                <text:p text:style-name="P105"><text:span text:style-name="T141">æ</text:span><text:span text:style-name="T142">–</text:span><text:span text:style-name="T143">i</text:span></text:p>
              </table:table-cell>
              <table:table-cell table:style-name="ce243">
                <text:p text:style-name="P104"><text:span text:style-name="T138">æ</text:span><text:span text:style-name="T139">–</text:span><text:span text:style-name="T140">æ</text:span></text:p>
              </table:table-cell>
              <table:table-cell table:style-name="ce243">
                <text:p text:style-name="P104"><text:span text:style-name="T138">æ</text:span><text:span text:style-name="T139">–</text:span><text:span text:style-name="T140">e</text:span></text:p>
              </table:table-cell>
              <table:table-cell>
                <text:p text:style-name="P110"><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o</text:span></text:p>
              </table:table-cell>
              <table:table-cell table:style-name="ce116">
                <text:p text:style-name="P60"><text:span text:style-name="T144">e</text:span><text:span text:style-name="T145">–</text:span><text:span text:style-name="T146">u</text:span></text:p>
              </table:table-cell>
              <table:table-cell table:style-name="ce113">
                <text:p text:style-name="P54"><text:span text:style-name="T141">e</text:span><text:span text:style-name="T142">–</text:span><text:span text:style-name="T143">i</text:span></text:p>
              </table:table-cell>
              <table:table-cell>
                <text:p text:style-name="P59"><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59"><text:span text:style-name="T153">-</text:span></text:p>
              </table:table-cell>
              <table:table-cell table:style-name="ce112">
                <text:p text:style-name="P53"><text:span text:style-name="T138">ə</text:span><text:span text:style-name="T139">–</text:span><text:span text:style-name="T140">u</text:span></text:p>
              </table:table-cell>
              <table:table-cell>
                <text:p text:style-name="P59"><text:span text:style-name="T153">-</text:span></text:p>
              </table:table-cell>
              <table:table-cell table:style-name="ce117">
                <text:p text:style-name="P61"><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4">iæ</text:span><text:span text:style-name="T145">–</text:span><text:span text:style-name="T146">o</text:span></text:p>
              </table:table-cell>
              <table:table-cell table:style-name="ce113">
                <text:p text:style-name="P54"><text:span text:style-name="T141">iæ</text:span><text:span text:style-name="T142">–</text:span><text:span text:style-name="T143">u</text:span></text:p>
              </table:table-cell>
              <table:table-cell>
                <text:p text:style-name="P59"><text:span text:style-name="T153">-</text:span></text:p>
              </table:table-cell>
              <table:table-cell table:style-name="ce112">
                <text:p text:style-name="P53"><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4">uæ</text:span><text:span text:style-name="T145">–</text:span><text:span text:style-name="T146">o</text:span></text:p>
              </table:table-cell>
              <table:table-cell table:style-name="ce113">
                <text:p text:style-name="P54"><text:span text:style-name="T141">uæ</text:span><text:span text:style-name="T142">–</text:span><text:span text:style-name="T143">u</text:span></text:p>
              </table:table-cell>
              <table:table-cell table:style-name="ce113">
                <text:p text:style-name="P54"><text:span text:style-name="T141">uæ</text:span><text:span text:style-name="T142">–</text:span><text:span text:style-name="T143">i</text:span></text:p>
              </table:table-cell>
              <table:table-cell>
                <text:p text:style-name="P53"><text:span text:style-name="T138">uæ</text:span><text:span text:style-name="T139">–</text:span><text:span text:style-name="T140">æ</text:span></text:p>
              </table:table-cell>
              <table:table-cell>
                <text:p text:style-name="P53"><text:span text:style-name="T140">uæ–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4">uo</text:span><text:span text:style-name="T155">–</text:span><text:span text:style-name="T153">o</text:span></text:p>
              </table:table-cell>
              <table:table-cell>
                <text:p text:style-name="P53"><text:span text:style-name="T138">uo</text:span><text:span text:style-name="T139">–</text:span><text:span text:style-name="T140">u</text:span></text:p>
              </table:table-cell>
              <table:table-cell>
                <text:p text:style-name="P53"><text:span text:style-name="T138">uo</text:span><text:span text:style-name="T139">–</text:span><text:span text:style-name="T140">i</text:span></text:p>
              </table:table-cell>
              <table:table-cell table:style-name="ce114">
                <text:p text:style-name="P55"><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5">
                <text:p text:style-name="P59"><text:span text:style-name="T153">?</text:span></text:p>
              </table:table-cell>
              <table:table-cell>
                <text:p text:style-name="P53"><text:span text:style-name="T140">ie–u</text:span></text:p>
              </table:table-cell>
              <table:table-cell table:style-name="ce113">
                <text:p text:style-name="P54"><text:span text:style-name="T143">ie–i</text:span></text:p>
              </table:table-cell>
              <table:table-cell table:style-name="ce114">
                <text:p text:style-name="P55"><text:span text:style-name="T144">ie</text:span><text:span text:style-name="T145">–</text:span><text:span text:style-name="T146">æ</text:span></text:p>
              </table:table-cell>
              <table:table-cell>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1">ye</text:span><text:span text:style-name="T142">–</text:span><text:span text:style-name="T143">i</text:span></text:p>
              </table:table-cell>
              <table:table-cell>
                <text:p text:style-name="P59"><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16.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17" presentation:class="page"/>
          <draw:frame presentation:style-name="pr6" draw:text-style-name="P73" draw:layer="layout" svg:width="16.799cm" svg:height="13.364cm" svg:x="2.1cm" svg:y="14.107cm" presentation:class="notes" presentation:placeholder="true">
            <draw:text-box/>
          </draw:frame>
        </presentation:notes>
      </draw:page>
      <draw:page draw:name="page18" draw:style-name="dp3" draw:master-page-name="Title_20_and_20_chart_20_1" presentation:presentation-page-layout-name="AL2T1" presentation:use-footer-name="ftr1">
        <draw:frame presentation:style-name="pr11" draw:text-style-name="P102" draw:layer="layout" svg:width="23.5cm" svg:height="3.473cm" svg:x="5.183cm" svg:y="0.047cm" presentation:class="title" presentation:user-transformed="true">
          <draw:text-box>
            <text:p text:style-name="P101"><text:span text:style-name="T210">V</text:span><text:span text:style-name="T211">1</text:span><text:span text:style-name="T210"> Groups</text:span></text:p>
          </draw:text-box>
        </draw:frame>
        <draw:frame draw:style-name="gr25" draw:text-style-name="P114" draw:layer="layout" svg:width="6.934cm" svg:height="15.045cm" svg:x="0.696cm" svg:y="3.66cm">
          <draw:text-box>
            <text:list text:style-name="L1">
              <text:list-item>
                <text:p text:style-name="P17"><text:span text:style-name="T212">/ɑ o u i/ as</text:span><text:span text:style-name="T212"><text:line-break/></text:span><text:span text:style-name="T212">V</text:span><text:span text:style-name="T213">1</text:span><text:span text:style-name="T212"> c</text:span><text:span text:style-name="T214">ombine</text:span><text:span text:style-name="T214"><text:line-break/></text:span><text:span text:style-name="T214">(relatively) freely with</text:span><text:span text:style-name="T214"><text:line-break/></text:span><text:span text:style-name="T214">any V</text:span><text:span text:style-name="T213">2</text:span><text:span text:style-name="T212">.</text:span></text:p>
              </text:list-item>
            </text:list>
            <text:list text:style-name="L8">
              <text:list-item>
                <text:list>
                  <text:list-item>
                    <text:p text:style-name="P112"><text:span text:style-name="T215">Limited where</text:span><text:span text:style-name="T216"> </text:span><text:span text:style-name="T217">other V</text:span><text:span text:style-name="T218">1</text:span><text:span text:style-name="T217">’s occur freely (</text:span><text:span text:style-name="T219">V</text:span><text:span text:style-name="T220">2 </text:span><text:span text:style-name="T219">/u i/).</text:span></text:p>
                  </text:list-item>
                </text:list>
              </text:list-item>
            </text:list>
            <text:list text:style-name="L1">
              <text:list-item>
                <text:p text:style-name="P113"><text:span text:style-name="T221">/æ e ə/ and diphthongs solely from historically long vowels.</text:span></text:p>
              </text:list-item>
            </text:list>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212">
              <table:table-cell table:style-name="ce211"/>
              <table:table-cell>
                <text:p text:style-name="P103"><text:span text:style-name="T79">ɑ</text:span></text:p>
              </table:table-cell>
              <table:table-cell table:style-name="ce244">
                <text:p text:style-name="P103"><text:span text:style-name="T79">o</text:span></text:p>
              </table:table-cell>
              <table:table-cell table:style-name="ce245">
                <text:p text:style-name="P103"><text:span text:style-name="T79">u</text:span></text:p>
              </table:table-cell>
              <table:table-cell table:style-name="ce246">
                <text:p text:style-name="P103"><text:span text:style-name="T79">i</text:span></text:p>
              </table:table-cell>
              <table:table-cell table:style-name="ce247">
                <text:p text:style-name="P103"><text:span text:style-name="T79">æ</text:span></text:p>
              </table:table-cell>
              <table:table-cell>
                <text:p text:style-name="P103"><text:span text:style-name="T79">e</text:span></text:p>
              </table:table-cell>
              <table:table-cell>
                <text:p text:style-name="P103"><text:span text:style-name="T79">ə</text:span></text:p>
              </table:table-cell>
            </table:table-row>
            <table:table-row table:style-name="ro21">
              <table:table-cell table:style-name="ce213">
                <text:p text:style-name="P82"><text:span text:style-name="T79">ɑ</text:span></text:p>
              </table:table-cell>
              <table:table-cell table:style-name="ce214">
                <text:p text:style-name="P104"><text:span text:style-name="T138">ɑ</text:span><text:span text:style-name="T139">–</text:span><text:span text:style-name="T140">ɑ</text:span></text:p>
              </table:table-cell>
              <table:table-cell table:style-name="ce215">
                <text:p text:style-name="P105"><text:span text:style-name="T141">ɑ</text:span><text:span text:style-name="T142">–</text:span><text:span text:style-name="T143">o</text:span></text:p>
              </table:table-cell>
              <table:table-cell table:style-name="ce248">
                <text:p text:style-name="P104"><text:span text:style-name="T138">ɑ</text:span><text:span text:style-name="T139">–</text:span><text:span text:style-name="T140">u</text:span></text:p>
              </table:table-cell>
              <table:table-cell table:style-name="ce249">
                <text:p text:style-name="P104"><text:span text:style-name="T138">ɑ</text:span><text:span text:style-name="T139">–</text:span><text:span text:style-name="T140">i</text:span></text:p>
              </table:table-cell>
              <table:table-cell table:style-name="ce218">
                <text:p text:style-name="P106"><text:span text:style-name="T144">ɑ</text:span><text:span text:style-name="T145">–</text:span><text:span text:style-name="T146">æ</text:span></text:p>
              </table:table-cell>
              <table:table-cell table:style-name="ce219">
                <text:p text:style-name="P105"><text:span text:style-name="T141">ɑ</text:span><text:span text:style-name="T142">–</text:span><text:span text:style-name="T143">e</text:span></text:p>
              </table:table-cell>
              <table:table-cell table:style-name="ce220">
                <text:p text:style-name="P105"><text:span text:style-name="T141">ɑ–ə</text:span></text:p>
              </table:table-cell>
            </table:table-row>
            <table:table-row table:style-name="ro21">
              <table:table-cell table:style-name="ce221">
                <text:p text:style-name="P82"><text:span text:style-name="T79">o</text:span></text:p>
              </table:table-cell>
              <table:table-cell table:style-name="ce222">
                <text:p text:style-name="P107"><text:span text:style-name="T147">o</text:span><text:span text:style-name="T148">–</text:span><text:span text:style-name="T147">ɑ</text:span></text:p>
              </table:table-cell>
              <table:table-cell table:style-name="ce223">
                <text:p text:style-name="P105"><text:span text:style-name="T141">o</text:span><text:span text:style-name="T142">–</text:span><text:span text:style-name="T143">o</text:span></text:p>
              </table:table-cell>
              <table:table-cell table:style-name="ce250">
                <text:p text:style-name="P104"><text:span text:style-name="T138">o</text:span><text:span text:style-name="T139">–</text:span><text:span text:style-name="T140">u</text:span></text:p>
              </table:table-cell>
              <table:table-cell table:style-name="ce251">
                <text:p text:style-name="P104"><text:span text:style-name="T138">o</text:span><text:span text:style-name="T139">–</text:span><text:span text:style-name="T140">i</text:span></text:p>
              </table:table-cell>
              <table:table-cell table:style-name="ce226">
                <text:p text:style-name="P108"><text:span text:style-name="T149">o</text:span><text:span text:style-name="T150">–</text:span><text:span text:style-name="T149">æ</text:span></text:p>
              </table:table-cell>
              <table:table-cell table:style-name="ce227">
                <text:p text:style-name="P105"><text:span text:style-name="T141">o</text:span><text:span text:style-name="T142">–</text:span><text:span text:style-name="T143">e</text:span></text:p>
              </table:table-cell>
              <table:table-cell table:style-name="ce228">
                <text:p text:style-name="P109"><text:span text:style-name="T151">o</text:span><text:span text:style-name="T152">–</text:span><text:span text:style-name="T141">ə</text:span></text:p>
              </table:table-cell>
            </table:table-row>
            <table:table-row table:style-name="ro21">
              <table:table-cell table:style-name="ce221">
                <text:p text:style-name="P82"><text:span text:style-name="T79">u</text:span></text:p>
              </table:table-cell>
              <table:table-cell table:style-name="ce229">
                <text:p text:style-name="P106"><text:span text:style-name="T144">u</text:span><text:span text:style-name="T145">–</text:span><text:span text:style-name="T146">ɑ</text:span></text:p>
              </table:table-cell>
              <table:table-cell table:style-name="ce223">
                <text:p text:style-name="P105"><text:span text:style-name="T141">u</text:span><text:span text:style-name="T142">–</text:span><text:span text:style-name="T143">o</text:span></text:p>
              </table:table-cell>
              <table:table-cell table:style-name="ce250">
                <text:p text:style-name="P104"><text:span text:style-name="T140">u–u</text:span></text:p>
              </table:table-cell>
              <table:table-cell table:style-name="ce251">
                <text:p text:style-name="P104"><text:span text:style-name="T140">u–i</text:span></text:p>
              </table:table-cell>
              <table:table-cell table:style-name="ce230">
                <text:p text:style-name="P104"><text:span text:style-name="T138">u</text:span><text:span text:style-name="T139">–</text:span><text:span text:style-name="T140">æ</text:span></text:p>
              </table:table-cell>
              <table:table-cell table:style-name="ce227">
                <text:p text:style-name="P105"><text:span text:style-name="T141">u</text:span><text:span text:style-name="T142">–</text:span><text:span text:style-name="T143">e</text:span></text:p>
              </table:table-cell>
              <table:table-cell table:style-name="ce228">
                <text:p text:style-name="P109"><text:span text:style-name="T151">u</text:span><text:span text:style-name="T152">–</text:span><text:span text:style-name="T141">ə</text:span></text:p>
              </table:table-cell>
            </table:table-row>
            <table:table-row table:style-name="ro21">
              <table:table-cell table:style-name="ce231">
                <text:p text:style-name="P82"><text:span text:style-name="T79">i</text:span></text:p>
              </table:table-cell>
              <table:table-cell table:style-name="ce232">
                <text:p text:style-name="P106"><text:span text:style-name="T144">i</text:span><text:span text:style-name="T145">–</text:span><text:span text:style-name="T146">ɑ</text:span></text:p>
              </table:table-cell>
              <table:table-cell table:style-name="ce233">
                <text:p text:style-name="P105"><text:span text:style-name="T141">i</text:span><text:span text:style-name="T142">–</text:span><text:span text:style-name="T143">o</text:span></text:p>
              </table:table-cell>
              <table:table-cell table:style-name="ce252">
                <text:p text:style-name="P104"><text:span text:style-name="T138">i</text:span><text:span text:style-name="T139">–</text:span><text:span text:style-name="T140">u</text:span></text:p>
              </table:table-cell>
              <table:table-cell table:style-name="ce253">
                <text:p text:style-name="P104"><text:span text:style-name="T138">i</text:span><text:span text:style-name="T139">–</text:span><text:span text:style-name="T140">i</text:span></text:p>
              </table:table-cell>
              <table:table-cell table:style-name="ce236">
                <text:p text:style-name="P104"><text:span text:style-name="T138">i</text:span><text:span text:style-name="T139">–</text:span><text:span text:style-name="T140">æ</text:span></text:p>
              </table:table-cell>
              <table:table-cell table:style-name="ce237">
                <text:p text:style-name="P105"><text:span text:style-name="T141">i</text:span><text:span text:style-name="T142">–</text:span><text:span text:style-name="T143">e</text:span></text:p>
              </table:table-cell>
              <table:table-cell table:style-name="ce238">
                <text:p text:style-name="P109"><text:span text:style-name="T151">i</text:span><text:span text:style-name="T152">–</text:span><text:span text:style-name="T141">ə</text:span></text:p>
              </table:table-cell>
            </table:table-row>
            <table:table-row table:style-name="ro21" table:default-cell-style-name="ce240">
              <table:table-cell table:style-name="ce239">
                <text:p text:style-name="P82"><text:span text:style-name="T79">æ</text:span></text:p>
              </table:table-cell>
              <table:table-cell>
                <text:p text:style-name="P110"><text:span text:style-name="T153">-</text:span></text:p>
              </table:table-cell>
              <table:table-cell table:style-name="ce254">
                <text:p text:style-name="P111"><text:span text:style-name="T144">æ</text:span><text:span text:style-name="T145">–</text:span><text:span text:style-name="T146">o</text:span></text:p>
              </table:table-cell>
              <table:table-cell table:style-name="ce255">
                <text:p text:style-name="P105"><text:span text:style-name="T141">æ</text:span><text:span text:style-name="T142">–</text:span><text:span text:style-name="T143">u</text:span></text:p>
              </table:table-cell>
              <table:table-cell table:style-name="ce256">
                <text:p text:style-name="P105"><text:span text:style-name="T141">æ</text:span><text:span text:style-name="T142">–</text:span><text:span text:style-name="T143">i</text:span></text:p>
              </table:table-cell>
              <table:table-cell table:style-name="ce257">
                <text:p text:style-name="P104"><text:span text:style-name="T138">æ</text:span><text:span text:style-name="T139">–</text:span><text:span text:style-name="T140">æ</text:span></text:p>
              </table:table-cell>
              <table:table-cell table:style-name="ce243">
                <text:p text:style-name="P104"><text:span text:style-name="T138">æ</text:span><text:span text:style-name="T139">–</text:span><text:span text:style-name="T140">e</text:span></text:p>
              </table:table-cell>
              <table:table-cell>
                <text:p text:style-name="P110"><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able:style-name="ce258">
                <text:p text:style-name="P110"><text:span text:style-name="T154">e</text:span><text:span text:style-name="T155">–</text:span><text:span text:style-name="T153">o</text:span></text:p>
              </table:table-cell>
              <table:table-cell table:style-name="ce259">
                <text:p text:style-name="P111"><text:span text:style-name="T144">e</text:span><text:span text:style-name="T145">–</text:span><text:span text:style-name="T146">u</text:span></text:p>
              </table:table-cell>
              <table:table-cell table:style-name="ce260">
                <text:p text:style-name="P105"><text:span text:style-name="T141">e</text:span><text:span text:style-name="T142">–</text:span><text:span text:style-name="T143">i</text:span></text:p>
              </table:table-cell>
              <table:table-cell table:style-name="ce261">
                <text:p text:style-name="P110"><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258">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110"><text:span text:style-name="T153">-</text:span></text:p>
              </table:table-cell>
              <table:table-cell table:style-name="ce250">
                <text:p text:style-name="P104"><text:span text:style-name="T138">ə</text:span><text:span text:style-name="T139">–</text:span><text:span text:style-name="T140">u</text:span></text:p>
              </table:table-cell>
              <table:table-cell>
                <text:p text:style-name="P110"><text:span text:style-name="T153">-</text:span></text:p>
              </table:table-cell>
              <table:table-cell table:style-name="ce262">
                <text:p text:style-name="P115"><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263">
                <text:p text:style-name="P106"><text:span text:style-name="T144">iæ</text:span><text:span text:style-name="T145">–</text:span><text:span text:style-name="T146">o</text:span></text:p>
              </table:table-cell>
              <table:table-cell table:style-name="ce264">
                <text:p text:style-name="P105"><text:span text:style-name="T141">iæ</text:span><text:span text:style-name="T142">–</text:span><text:span text:style-name="T143">u</text:span></text:p>
              </table:table-cell>
              <table:table-cell table:style-name="ce258">
                <text:p text:style-name="P110"><text:span text:style-name="T153">-</text:span></text:p>
              </table:table-cell>
              <table:table-cell table:style-name="ce265">
                <text:p text:style-name="P104"><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uæ</text:span></text:p>
              </table:table-cell>
              <table:table-cell>
                <text:p text:style-name="P59"><text:span text:style-name="T153">-</text:span></text:p>
              </table:table-cell>
              <table:table-cell table:style-name="ce263">
                <text:p text:style-name="P106"><text:span text:style-name="T144">uæ</text:span><text:span text:style-name="T145">–</text:span><text:span text:style-name="T146">o</text:span></text:p>
              </table:table-cell>
              <table:table-cell table:style-name="ce264">
                <text:p text:style-name="P105"><text:span text:style-name="T141">uæ</text:span><text:span text:style-name="T142">–</text:span><text:span text:style-name="T143">u</text:span></text:p>
              </table:table-cell>
              <table:table-cell table:style-name="ce260">
                <text:p text:style-name="P105"><text:span text:style-name="T141">uæ</text:span><text:span text:style-name="T142">–</text:span><text:span text:style-name="T143">i</text:span></text:p>
              </table:table-cell>
              <table:table-cell table:style-name="ce265">
                <text:p text:style-name="P104"><text:span text:style-name="T138">uæ</text:span><text:span text:style-name="T139">–</text:span><text:span text:style-name="T140">æ</text:span></text:p>
              </table:table-cell>
              <table:table-cell table:style-name="ce112">
                <text:p text:style-name="P53"><text:span text:style-name="T140">uæ–e</text:span></text:p>
              </table:table-cell>
              <table:table-cell>
                <text:p text:style-name="P59"><text:span text:style-name="T153">-</text:span></text:p>
              </table:table-cell>
            </table:table-row>
            <table:table-row table:style-name="ro21">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258">
                <text:p text:style-name="P110"><text:span text:style-name="T154">uo</text:span><text:span text:style-name="T155">–</text:span><text:span text:style-name="T153">o</text:span></text:p>
              </table:table-cell>
              <table:table-cell table:style-name="ce250">
                <text:p text:style-name="P104"><text:span text:style-name="T138">uo</text:span><text:span text:style-name="T139">–</text:span><text:span text:style-name="T140">u</text:span></text:p>
              </table:table-cell>
              <table:table-cell table:style-name="ce251">
                <text:p text:style-name="P104"><text:span text:style-name="T138">uo</text:span><text:span text:style-name="T139">–</text:span><text:span text:style-name="T140">i</text:span></text:p>
              </table:table-cell>
              <table:table-cell table:style-name="ce266">
                <text:p text:style-name="P106"><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258">
                <text:p text:style-name="P110"><text:span text:style-name="T153">?</text:span></text:p>
              </table:table-cell>
              <table:table-cell table:style-name="ce250">
                <text:p text:style-name="P104"><text:span text:style-name="T140">ie–u</text:span></text:p>
              </table:table-cell>
              <table:table-cell table:style-name="ce260">
                <text:p text:style-name="P105"><text:span text:style-name="T143">ie–i</text:span></text:p>
              </table:table-cell>
              <table:table-cell table:style-name="ce266">
                <text:p text:style-name="P106"><text:span text:style-name="T144">ie</text:span><text:span text:style-name="T145">–</text:span><text:span text:style-name="T146">æ</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able:style-name="ce258">
                <text:p text:style-name="P110"><text:span text:style-name="T153">-</text:span></text:p>
              </table:table-cell>
              <table:table-cell table:style-name="ce267">
                <text:p text:style-name="P110"><text:span text:style-name="T153">-</text:span></text:p>
              </table:table-cell>
              <table:table-cell table:style-name="ce268">
                <text:p text:style-name="P105"><text:span text:style-name="T141">ye</text:span><text:span text:style-name="T142">–</text:span><text:span text:style-name="T143">i</text:span></text:p>
              </table:table-cell>
              <table:table-cell table:style-name="ce261">
                <text:p text:style-name="P110"><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17.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18" presentation:class="page"/>
          <draw:frame presentation:style-name="pr6" draw:text-style-name="P73" draw:layer="layout" svg:width="16.799cm" svg:height="13.364cm" svg:x="2.1cm" svg:y="14.107cm" presentation:class="notes" presentation:placeholder="true">
            <draw:text-box/>
          </draw:frame>
        </presentation:notes>
      </draw:page>
      <draw:page draw:name="page19" draw:style-name="dp3" draw:master-page-name="Title_20_and_20_chart_20_1" presentation:presentation-page-layout-name="AL2T1" presentation:use-footer-name="ftr1">
        <draw:frame presentation:style-name="pr10" draw:text-style-name="P2" draw:layer="layout" svg:width="30.485cm" svg:height="13.255cm" svg:x="2.157cm" svg:y="4.456cm" presentation:class="outline" presentation:user-transformed="true">
          <draw:text-box>
            <text:list text:style-name="L2">
              <text:list-item>
                <text:p><text:span text:style-name="T176">V</text:span><text:span text:style-name="T184">2</text:span><text:span text:style-name="T176"> /e o/ rarely occur if V</text:span><text:span text:style-name="T184">1</text:span><text:span text:style-name="T176"> is /æ e </text:span><text:span text:style-name="T5">ə</text:span><text:span text:style-name="T222">/ or a diphthong; usually changed to /i u/.</text:span></text:p>
                <text:list>
                  <text:list-item>
                    <text:p text:style-name="P17"><text:span text:style-name="T223">V</text:span><text:span text:style-name="T224">2</text:span><text:span text:style-name="T223"> alternation /e/~/i/ or /o/~/u/ (dependent on V</text:span><text:span text:style-name="T224">1</text:span><text:span text:style-name="T225">)</text:span><text:span text:style-name="T223"> in some forms.</text:span></text:p>
                  </text:list-item>
                  <text:list-item>
                    <text:p text:style-name="P68"><text:span text:style-name="T223">Certain extra complications for V</text:span><text:span text:style-name="T224">1</text:span><text:span text:style-name="T223"> /e ie ye/ before V</text:span><text:span text:style-name="T224">2</text:span><text:span text:style-name="T223"> /e i/ (cf. split of historic *</text:span><text:span text:style-name="T226">ē</text:span><text:span text:style-name="T223">).</text:span></text:p>
                  </text:list-item>
                </text:list>
              </text:list-item>
              <text:list-item>
                <text:p text:style-name="P97"><text:span text:style-name="T227">V</text:span><text:span text:style-name="T228">1 </text:span><text:span text:style-name="T222">/ɑ o u i/ before V</text:span><text:span text:style-name="T228">2</text:span><text:span text:style-name="T222"> /u i/ indicates contraction or loan, and thus a different inflectional pattern.</text:span></text:p>
                <text:list>
                  <text:list-item>
                    <text:p text:style-name="P116"><text:span text:style-name="T225">Same restriction for /uo/ and (before /u/ only) /ə ie/.</text:span></text:p>
                  </text:list-item>
                </text:list>
              </text:list-item>
            </text:list>
          </draw:text-box>
        </draw:frame>
        <draw:frame presentation:style-name="pr11" draw:text-style-name="P102" draw:layer="layout" svg:width="23.5cm" svg:height="3.473cm" svg:x="5.183cm" svg:y="0.748cm" presentation:class="title" presentation:user-transformed="true">
          <draw:text-box>
            <text:p text:style-name="P101"><text:span text:style-name="T210">V</text:span><text:span text:style-name="T211">1</text:span><text:span text:style-name="T210"> Groups</text:span></text:p>
          </draw:text-box>
        </draw:frame>
        <presentation:notes draw:style-name="dp2">
          <draw:page-thumbnail draw:style-name="gr1" draw:layer="layout" svg:width="19.798cm" svg:height="11.136cm" svg:x="0.6cm" svg:y="2.257cm" draw:page-number="19" presentation:class="page"/>
          <draw:frame presentation:style-name="pr6" draw:text-style-name="P43" draw:layer="layout" svg:width="16.799cm" svg:height="13.364cm" svg:x="2.1cm" svg:y="14.107cm" presentation:class="notes" presentation:placeholder="true">
            <draw:text-box/>
          </draw:frame>
        </presentation:notes>
      </draw:page>
      <draw:page draw:name="page20" draw:style-name="dp3" draw:master-page-name="Title_20_and_20_chart_20_1" presentation:presentation-page-layout-name="AL2T1" presentation:use-footer-name="ftr1">
        <draw:frame presentation:style-name="pr13" draw:text-style-name="P118" draw:layer="layout" svg:width="32.615cm" svg:height="14.01cm" svg:x="0.885cm" svg:y="3.99cm" presentation:class="outline" presentation:user-transformed="true">
          <draw:text-box>
            <text:list text:style-name="L2">
              <text:list-item>
                <text:p text:style-name="P9"><text:span text:style-name="T222">Possible grouping:</text:span></text:p>
                <text:list>
                  <text:list-item>
                    <text:p text:style-name="P68"><text:span text:style-name="T179">Two main groups, /ɑ o u i/ vs. /æ</text:span><text:span text:style-name="T225"> e iæ uæ ie/.</text:span></text:p>
                  </text:list-item>
                </text:list>
              </text:list-item>
            </text:list>
            <text:list text:style-name="L9">
              <text:list-item>
                <text:list>
                  <text:list-item>
                    <text:list>
                      <text:list-item>
                        <text:p text:style-name="P117"><text:span text:style-name="T39">The latter has two subgroups: /æ iæ uæ/ (</text:span><text:span text:style-name="T229">æ group) vs. /e ie/ (e group).</text:span></text:p>
                      </text:list-item>
                    </text:list>
                  </text:list-item>
                </text:list>
              </text:list-item>
            </text:list>
            <text:list text:style-name="L2">
              <text:list-item>
                <text:list>
                  <text:list-item>
                    <text:p text:style-name="P74"><text:span text:style-name="T179">/ə uo ye/ rarely occur in the relevant environments; /ə uo/ roughly pattern with /ɑ o u i/, while /ye/ patterns with /æ e iæ uæ ie/.</text:span></text:p>
                  </text:list-item>
                </text:list>
              </text:list-item>
              <text:list-item>
                <text:p text:style-name="P44"><text:span text:style-name="T222">Terminology:</text:span></text:p>
                <text:list>
                  <text:list-item>
                    <text:p text:style-name="P68"><text:span text:style-name="T225">Provisionally ”back” vs. ”front”, but this requires /i/ to be ”back”.</text:span></text:p>
                  </text:list-item>
                  <text:list-item>
                    <text:p text:style-name="P71"><text:span text:style-name="T225">Dark vs. bright (cf. Fischer-Jørgensen 1967)?</text:span></text:p>
                  </text:list-item>
                </text:list>
              </text:list-item>
            </text:list>
            <text:list text:style-name="L9">
              <text:list-item>
                <text:list>
                  <text:list-item>
                    <text:list>
                      <text:list-item>
                        <text:p text:style-name="P47"><text:span text:style-name="T229">Sometimes used to describe the low back vs. front vowel in IS &amp; NS</text:span><text:span text:style-name="T230">.</text:span></text:p>
                      </text:list-item>
                      <text:list-item>
                        <text:p text:style-name="P47"><text:span text:style-name="T229">Roughly analogous to back vs. front; may also have the same problem,</text:span><text:span text:style-name="T231"> </text:span><text:span text:style-name="T229">in that /i/ should be dark, but is often considered the ”brightest” vowel (ibid</text:span><text:span text:style-name="T232">.</text:span><text:span text:style-name="T229">)</text:span><text:span text:style-name="T232">.</text:span></text:p>
                      </text:list-item>
                    </text:list>
                  </text:list-item>
                </text:list>
              </text:list-item>
            </text:list>
          </draw:text-box>
        </draw:frame>
        <draw:frame presentation:style-name="pr11" draw:text-style-name="P102" draw:layer="layout" svg:width="23.5cm" svg:height="3.473cm" svg:x="5.183cm" svg:y="0.748cm" presentation:class="title" presentation:user-transformed="true">
          <draw:text-box>
            <text:p text:style-name="P101"><text:span text:style-name="T210">V</text:span><text:span text:style-name="T211">1</text:span><text:span text:style-name="T210"> Groups</text:span></text:p>
          </draw:text-box>
        </draw:frame>
        <presentation:notes draw:style-name="dp2">
          <draw:page-thumbnail draw:style-name="gr1" draw:layer="layout" svg:width="19.798cm" svg:height="11.136cm" svg:x="0.6cm" svg:y="2.257cm" draw:page-number="20" presentation:class="page"/>
          <draw:frame presentation:style-name="pr6" draw:text-style-name="P43" draw:layer="layout" svg:width="16.799cm" svg:height="13.364cm" svg:x="2.1cm" svg:y="14.107cm" presentation:class="notes" presentation:placeholder="true">
            <draw:text-box/>
          </draw:frame>
        </presentation:notes>
      </draw:page>
      <draw:page draw:name="page21" draw:style-name="dp3" draw:master-page-name="Title_20_and_20_chart_20_1" presentation:presentation-page-layout-name="AL2T1" presentation:use-footer-name="ftr1">
        <draw:frame draw:style-name="gr26" draw:text-style-name="P120" draw:layer="layout" svg:width="15.55cm" svg:height="7.259cm" draw:transform="rotate (-1.5707963267949) translate (33.5cm 3.5cm)">
          <draw:text-box>
            <text:p text:style-name="P12"><text:span text:style-name="T233">nuurrâđ</text:span><text:span text:style-name="T234"> ’collect’</text:span><text:span text:style-name="T234"><text:tab/></text:span><text:span text:style-name="T233">tavlu</text:span><text:span text:style-name="T234"> ’framed picture’ <text:s/></text:span><text:span text:style-name="T233">hettiđ</text:span><text:span text:style-name="T234"> ’obstruct’ </text:span><text:span text:style-name="T234"><text:tab/></text:span></text:p>
            <text:p text:style-name="P119"><text:span text:style-name="T233">keččâđ</text:span><text:span text:style-name="T234"> ’look’</text:span><text:span text:style-name="T233"><text:tab/></text:span><text:span text:style-name="T233"><text:tab/></text:span><text:span text:style-name="T233">čurgiđ ’clean’</text:span><text:span text:style-name="T233"><text:tab/></text:span><text:span text:style-name="T233"><text:tab/></text:span><text:span text:style-name="T233"> <text:s/>pettiđ </text:span><text:span text:style-name="T234">’deceive’</text:span><text:span text:style-name="T234"><text:line-break/></text:span><text:span text:style-name="T233">pilli</text:span><text:span text:style-name="T234"> ’drinking straw’</text:span><text:span text:style-name="T234"><text:tab/></text:span><text:span text:style-name="T233">puáttiđ</text:span><text:span text:style-name="T234"> ’come’</text:span><text:span text:style-name="T234"><text:tab/></text:span><text:span text:style-name="T234"><text:tab/></text:span><text:span text:style-name="T234"> <text:s/></text:span><text:span text:style-name="T233">pirrá’spinning top’</text:span><text:span text:style-name="T234"><text:line-break/></text:span><text:span text:style-name="T233">kyessi</text:span><text:span text:style-name="T234"> ’guest</text:span><text:span text:style-name="T235"><text:tab/></text:span><text:span text:style-name="T235"><text:tab/></text:span><text:span text:style-name="T235"><text:tab/></text:span><text:span text:style-name="T235"><text:tab/></text:span><text:span text:style-name="T235"><text:tab/></text:span><text:span text:style-name="T235"><text:tab/></text:span><text:span text:style-name="T235"> <text:s/></text:span><text:span text:style-name="T236">lášká</text:span><text:span text:style-name="T235"> ’slacker, slob’</text:span></text:p>
          </draw:text-box>
        </draw:frame>
        <draw:frame draw:style-name="standard" draw:layer="layout" svg:width="28.599cm" svg:height="15.068cm" svg:x="1.4cm" svg:y="3.51cm">
          <table:table table:template-name="default" table:use-first-row-styles="true" table:use-banding-rows-styles="true">
            <table:table-column table:style-name="co54"/>
            <table:table-column table:style-name="co55"/>
            <table:table-column table:style-name="co56"/>
            <table:table-column table:style-name="co57"/>
            <table:table-row table:style-name="ro28">
              <table:table-cell table:style-name="ce269"/>
              <table:table-cell table:style-name="ce270">
                <text:p text:style-name="P121"><text:span text:style-name="T237">Dark</text:span></text:p>
              </table:table-cell>
              <table:table-cell table:style-name="ce271">
                <text:p text:style-name="P122"><text:span text:style-name="T79">Bright</text:span></text:p>
              </table:table-cell>
              <table:table-cell table:style-name="ce272">
                <text:p text:style-name="P122"><text:span text:style-name="T79">/e ie/</text:span></text:p>
              </table:table-cell>
            </table:table-row>
            <table:table-row table:style-name="ro29">
              <table:table-cell table:style-name="ce273">
                <text:p text:style-name="P123"><text:span text:style-name="T238">PRS.3PL</text:span><text:span text:style-name="T79"> of â-stem verbs</text:span></text:p>
              </table:table-cell>
              <table:table-cell table:style-name="ce274">
                <text:p text:style-name="P124"><text:span text:style-name="T239">-eh</text:span><text:span text:style-name="T240"><text:line-break/></text:span><text:span text:style-name="T241">nuurrâđ</text:span><text:span text:style-name="T242"> : </text:span><text:span text:style-name="T241">nor</text:span><text:span text:style-name="T243">eh</text:span></text:p>
              </table:table-cell>
              <table:table-cell table:style-name="ce275">
                <text:p><text:span text:style-name="T239">-ih</text:span><text:span text:style-name="T244"><text:line-break/></text:span><text:span text:style-name="T241">aassâđ</text:span><text:span text:style-name="T242"> : </text:span><text:span text:style-name="T241">ääs</text:span><text:span text:style-name="T243">ih</text:span></text:p>
              </table:table-cell>
              <table:table-cell table:style-name="ce276" table:number-rows-spanned="2">
                <text:p text:style-name="P125"><text:span text:style-name="T245">either</text:span><text:span text:style-name="T246"> </text:span><text:span text:style-name="T245">(?)</text:span><text:span text:style-name="T247"><text:line-break/></text:span><text:span text:style-name="T247">ettâđ : et</text:span><text:span text:style-name="T248">eh</text:span><text:span text:style-name="T247"><text:line-break/></text:span><text:span text:style-name="T247">keččâđ : kečč</text:span><text:span text:style-name="T248">ih</text:span></text:p>
              </table:table-cell>
            </table:table-row>
            <table:table-row table:style-name="ro30">
              <table:table-cell table:style-name="ce271" table:number-rows-spanned="2">
                <text:p text:style-name="P122"><text:span text:style-name="T79">1</text:span><text:span text:style-name="T249">st</text:span><text:span text:style-name="T79"> and 3</text:span><text:span text:style-name="T249">rd</text:span><text:span text:style-name="T79"> person imperative</text:span></text:p>
              </table:table-cell>
              <table:table-cell table:style-name="ce277" table:number-rows-spanned="2">
                <text:p text:style-name="P124"><text:span text:style-name="T239">-o-</text:span></text:p>
                <text:p text:style-name="P124"><text:span text:style-name="T241">nuurrâđ : nor</text:span><text:span text:style-name="T243">o</text:span><text:span text:style-name="T241">s</text:span></text:p>
              </table:table-cell>
              <table:table-cell table:style-name="ce278" table:number-rows-spanned="2">
                <text:p text:style-name="P124"><text:span text:style-name="T245">-u-</text:span></text:p>
                <text:p text:style-name="P124"><text:span text:style-name="T241">aassâđ : áás</text:span><text:span text:style-name="T243">u</text:span><text:span text:style-name="T241">s</text:span></text:p>
              </table:table-cell>
              <table:covered-table-cell table:style-name="ce279"/>
            </table:table-row>
            <table:table-row table:style-name="ro31">
              <table:covered-table-cell table:style-name="gray2"/>
              <table:covered-table-cell table:style-name="ce280"/>
              <table:covered-table-cell table:style-name="ce281"/>
              <table:table-cell table:style-name="ce282"/>
            </table:table-row>
            <table:table-row table:style-name="ro32">
              <table:table-cell table:style-name="ce273">
                <text:p text:style-name="P123"><text:span text:style-name="T79">Metaphonic alternation in i-stem nouns</text:span></text:p>
              </table:table-cell>
              <table:table-cell table:style-name="ce274">
                <text:p text:style-name="P124"><text:span text:style-name="T250">no</text:span></text:p>
                <text:p text:style-name="P124"><text:span text:style-name="T241">p</text:span><text:span text:style-name="T243">i</text:span><text:span text:style-name="T241">lli : p</text:span><text:span text:style-name="T243">ii</text:span><text:span text:style-name="T241">lin : p</text:span><text:span text:style-name="T243">ii</text:span><text:span text:style-name="T241">lij</text:span></text:p>
              </table:table-cell>
              <table:table-cell table:style-name="ce283" table:number-columns-spanned="2">
                <text:p text:style-name="P126"><text:span text:style-name="T251">yes</text:span></text:p>
                <text:p text:style-name="P127"><text:span text:style-name="T241">k</text:span><text:span text:style-name="T243">ye</text:span><text:span text:style-name="T241">ssi</text:span><text:span text:style-name="T252"> : </text:span><text:span text:style-name="T241">k</text:span><text:span text:style-name="T243">uá</text:span><text:span text:style-name="T241">sán</text:span><text:span text:style-name="T252"> : </text:span><text:span text:style-name="T241">k</text:span><text:span text:style-name="T243">uo</text:span><text:span text:style-name="T241">sij</text:span></text:p>
              </table:table-cell>
              <table:covered-table-cell table:style-name="ce284"/>
            </table:table-row>
            <table:table-row table:style-name="ro29" table:default-cell-style-name="ce285">
              <table:table-cell table:style-name="ce271">
                <text:p text:style-name="P122"><text:span text:style-name="T79">Latus alternation in</text:span><text:span text:style-name="T79"><text:line-break/></text:span><text:span text:style-name="T79">u-stem nouns</text:span></text:p>
              </table:table-cell>
              <table:table-cell table:style-name="ce274">
                <text:p text:style-name="P124"><text:span text:style-name="T250">no</text:span></text:p>
                <text:p text:style-name="P124"><text:span text:style-name="T241">tavlu : tavl</text:span><text:span text:style-name="T243">u</text:span><text:span text:style-name="T241">in</text:span></text:p>
              </table:table-cell>
              <table:table-cell table:number-columns-spanned="2">
                <text:p><text:span text:style-name="T251">yes</text:span></text:p>
                <text:p text:style-name="P12"><text:span text:style-name="T241">ákku : áhh</text:span><text:span text:style-name="T243">o</text:span><text:span text:style-name="T241">in</text:span></text:p>
              </table:table-cell>
              <table:covered-table-cell/>
            </table:table-row>
            <table:table-row table:style-name="ro33">
              <table:table-cell table:style-name="ce271">
                <text:p text:style-name="P122"><text:span text:style-name="T79">Verbs ending in</text:span><text:span text:style-name="T79"><text:line-break/></text:span><text:span text:style-name="T79">-iđ</text:span><text:span text:style-name="T253">, </text:span><text:span text:style-name="T79">-uđ</text:span></text:p>
              </table:table-cell>
              <table:table-cell table:style-name="ce286">
                <text:p text:style-name="P128"><text:span text:style-name="T254">contracted</text:span></text:p>
                <text:p text:style-name="P129"><text:span text:style-name="T255">čurgiđ : čorgee</text:span></text:p>
              </table:table-cell>
              <table:table-cell table:style-name="ce285">
                <text:p><text:span text:style-name="T239">non-contracted</text:span></text:p>
                <text:p text:style-name="P12"><text:span text:style-name="T255">puáttiđ : puátá</text:span><text:span text:style-name="T256"> </text:span></text:p>
              </table:table-cell>
              <table:table-cell table:style-name="ce287" table:number-rows-spanned="2">
                <text:p text:style-name="P130"><text:span text:style-name="T239">either</text:span></text:p>
                <text:p text:style-name="P131"><text:span text:style-name="T257">hettiđ : hettee</text:span></text:p>
                <text:p text:style-name="P131"><text:span text:style-name="T257">pettiđ : piättá</text:span></text:p>
              </table:table-cell>
            </table:table-row>
            <table:table-row table:style-name="ro17" table:default-cell-style-name="ce285">
              <table:table-cell table:style-name="ce273" table:number-rows-spanned="2">
                <text:p text:style-name="P123"><text:span text:style-name="T79">V</text:span><text:span text:style-name="T258">1</text:span><text:span text:style-name="T79"> before grade II in </text:span><text:span text:style-name="T79"><text:line-break/></text:span><text:span text:style-name="T79">á-stem nouns and</text:span><text:span text:style-name="T79"><text:line-break/></text:span><text:span text:style-name="T79">â-stem verbs</text:span></text:p>
              </table:table-cell>
              <table:table-cell table:style-name="ce274" table:number-rows-spanned="2">
                <text:p text:style-name="P124"><text:span text:style-name="T259">short</text:span><text:span text:style-name="T260"><text:line-break/></text:span><text:span text:style-name="T261">pirrá</text:span><text:span text:style-name="T262"> : </text:span><text:span text:style-name="T261">p</text:span><text:span text:style-name="T263">i</text:span><text:span text:style-name="T261">rá</text:span><text:span text:style-name="T264"><text:line-break/></text:span><text:span text:style-name="T265">nuurrâđ : n</text:span><text:span text:style-name="T266">o</text:span><text:span text:style-name="T265">rá</text:span></text:p>
              </table:table-cell>
              <table:table-cell table:number-rows-spanned="2">
                <text:p><text:span text:style-name="T267">long</text:span><text:span text:style-name="T268"> </text:span><text:span text:style-name="T269"><text:line-break/></text:span><text:span text:style-name="T270">lášká</text:span><text:span text:style-name="T271"> : </text:span><text:span text:style-name="T247">l</text:span><text:span text:style-name="T248">áá</text:span><text:span text:style-name="T247">šká</text:span><text:span text:style-name="T272"> </text:span><text:span text:style-name="T273"><text:line-break/></text:span><text:span text:style-name="T247">aassâđ : </text:span><text:span text:style-name="T248">áá</text:span><text:span text:style-name="T247">sá</text:span></text:p>
              </table:table-cell>
              <table:covered-table-cell/>
            </table:table-row>
            <table:table-row table:style-name="ro34" table:default-cell-style-name="ce281">
              <table:covered-table-cell/>
              <table:covered-table-cell/>
              <table:covered-table-cell/>
              <table:table-cell table:style-name="ce285"/>
            </table:table-row>
          </table:table>
          <draw:image xlink:href="Pictures/TablePreview18.svm" xlink:type="simple" xlink:show="embed" xlink:actuate="onLoad"/>
        </draw:frame>
        <draw:frame presentation:style-name="pr11" draw:text-style-name="P132" draw:layer="layout" svg:width="23.5cm" svg:height="3.473cm" svg:x="5.183cm" svg:y="0.549cm" presentation:class="title" presentation:user-transformed="true">
          <draw:text-box>
            <text:p text:style-name="P101"><text:span text:style-name="T274">V</text:span><text:span text:style-name="T275">1</text:span><text:span text:style-name="T274"> Groups</text:span></text:p>
          </draw:text-box>
        </draw:frame>
        <draw:custom-shape draw:style-name="gr27" draw:text-style-name="P133" draw:layer="layout" svg:width="0.5cm" svg:height="2.3cm" svg:x="23.5cm" svg:y="16.3cm">
          <text:p/>
          <draw:enhanced-geometry svg:viewBox="0 0 21600 21600" draw:mirror-horizontal="false" draw:mirror-vertical="false" draw:type="rectangle" draw:enhanced-path="M 0 0 L 21600 0 21600 21600 0 21600 0 0 Z N"/>
        </draw:custom-shape>
        <draw:custom-shape draw:style-name="gr28" draw:text-style-name="P133" draw:layer="layout" svg:width="2cm" svg:height="1.2cm" svg:x="23.5cm" svg:y="7.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urrent Developments: Instability? </text:span></text:p>
          </draw:text-box>
        </draw:frame>
        <draw:frame presentation:style-name="pr5" draw:text-style-name="P2" draw:layer="layout" svg:width="31.026cm" svg:height="14.505cm" svg:x="1.983cm" svg:y="3.901cm" presentation:class="outline" presentation:user-transformed="true">
          <draw:text-box>
            <text:list text:style-name="L2">
              <text:list-item>
                <text:p text:style-name="P135"><text:span text:style-name="T176">/ɑ/ vs. /æ/: Both can be reduced to /ə</text:span><text:span text:style-name="T36">/.</text:span><text:span text:style-name="T36"><text:line-break/></text:span><text:span text:style-name="T36"><text:tab/></text:span><text:span text:style-name="T36"><text:tab/></text:span><text:span text:style-name="T111">väldiđ</text:span><text:span text:style-name="T33"> ’take’</text:span><text:span text:style-name="T110">, PTCP.PST</text:span><text:span text:style-name="T33"> </text:span><text:span text:style-name="T111">váldám</text:span><text:span text:style-name="T110"> ~ </text:span><text:span text:style-name="T111">váldâm</text:span><text:span text:style-name="T111"><text:line-break/></text:span><text:span text:style-name="T111"><text:tab/></text:span><text:span text:style-name="T111"><text:tab/></text:span><text:span text:style-name="T111">vardeđ</text:span><text:span text:style-name="T33"> ’bleed’, </text:span><text:span text:style-name="T111">vardam</text:span><text:span text:style-name="T110"> ~ </text:span><text:span text:style-name="T111">vardâm</text:span></text:p>
                <text:list>
                  <text:list-item>
                    <text:p text:style-name="P68"><text:span text:style-name="T120">Mainly as V</text:span><text:span text:style-name="T208">2</text:span><text:span text:style-name="T39"> (although cf. previous note on /</text:span><text:span text:style-name="T229">ə–e/)</text:span></text:p>
                  </text:list-item>
                  <text:list-item>
                    <text:p text:style-name="P68"><text:span text:style-name="T39">Conversely, some speakers use /ɑ/ instead of /ə/</text:span><text:span text:style-name="T229"> (Itkonen 1971).</text:span></text:p>
                  </text:list-item>
                </text:list>
              </text:list-item>
              <text:list-item>
                <text:p text:style-name="P91"><text:span text:style-name="T192">V</text:span><text:span text:style-name="T184">1 </text:span><text:span text:style-name="T176">/</text:span><text:span text:style-name="T222">ə</text:span><text:span text:style-name="T36">/ merging with /e/?</text:span></text:p>
                <text:list>
                  <text:list-item>
                    <text:p text:style-name="P68"><text:span text:style-name="T276">Itkonen 1971:</text:span></text:p>
                    <text:list>
                      <text:list-item>
                        <text:list>
                          <text:list-header>
                            <text:p><text:span text:style-name="T276">”</text:span><text:span text:style-name="T277">nykyisin alkaa yleistyä […] tietyissä sanatyypeissä […] esim. </text:span><text:span text:style-name="T278">pes'tuꞏm</text:span><text:span text:style-name="T279"> voi</text:span><text:span text:style-name="T279"><text:line-break/></text:span><text:span text:style-name="T279">murteittain ääntyä myös</text:span><text:span text:style-name="T280"> </text:span><text:span text:style-name="T281">pes̄t̀um</text:span><text:span text:style-name="T39">”</text:span></text:p>
                          </text:list-header>
                        </text:list>
                      </text:list-item>
                    </text:list>
                  </text:list-item>
                  <text:list-item>
                    <text:p text:style-name="P136"><text:span text:style-name="T39">Mettovaara (forthc.)</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6" draw:text-style-name="P43" draw:layer="layout" svg:width="16.799cm" svg:height="13.364cm" svg:x="2.1cm" svg:y="14.107cm" presentation:class="notes" presentation:placeholder="true">
            <draw:text-box/>
          </draw:frame>
        </presentation:notes>
      </draw:page>
      <draw:page draw:name="page23"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urrent Developments: Instability? </text:span></text:p>
          </draw:text-box>
        </draw:frame>
        <draw:frame presentation:style-name="pr5" draw:text-style-name="P2" draw:layer="layout" svg:width="30.25cm" svg:height="14.849cm" svg:x="2.25cm" svg:y="3.901cm" presentation:class="outline" presentation:user-transformed="true">
          <draw:text-box>
            <text:list text:style-name="L2">
              <text:list-item>
                <text:p><text:span text:style-name="T282">New vowel combinations increasingly appearing in loans.</text:span></text:p>
                <text:list>
                  <text:list-item>
                    <text:p text:style-name="P68"><text:span text:style-name="T283">Widespread bilingualism, Finnish often being dominant &gt; IS increasingly affected by the phonological structure of Finnish, while loans from the latter face decreasing pressure to conform to IS?</text:span></text:p>
                  </text:list-item>
                </text:list>
              </text:list-item>
              <text:list-item>
                <text:p text:style-name="P97"><text:span text:style-name="T282">Increased literacy in IS, written form plays important role in how many new speakers learn the language.</text:span></text:p>
                <text:list>
                  <text:list-item>
                    <text:p text:style-name="P137"><text:span text:style-name="T39">Olthuis 2009:</text:span></text:p>
                    <text:list>
                      <text:list-header>
                        <text:p text:style-name="P138"><text:span text:style-name="T39">”</text:span><text:span text:style-name="T284">Lâi máttátmist väädis finniđ párnáid luuhâđ </text:span><text:span text:style-name="T285">škovlâ</text:span><text:span text:style-name="T284"> togobeht, kost</text:span><text:span text:style-name="T284"><text:line-break/></text:span><text:span text:style-name="T284">čallui puáris čäällimvyevi mield </text:span><text:span text:style-name="T285">škovla</text:span><text:span text:style-name="T284">.</text:span><text:span text:style-name="T39">”</text:span></text:p>
                      </text:list-header>
                    </text:list>
                  </text:list-item>
                  <text:list-item>
                    <text:p text:style-name="P68"><text:span text:style-name="T33">Modern orthography distinguishes /ə/ from /ɑ/ in non-initial</text:span><text:span text:style-name="T33"><text:line-break/></text:span><text:span text:style-name="T33">syllables, but not from /e/ as V</text:span><text:span text:style-name="T286">1</text:span><text:span text:style-name="T283">; effects?</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6" draw:text-style-name="P43" draw:layer="layout" svg:width="16.799cm" svg:height="13.364cm" svg:x="2.1cm" svg:y="14.107cm" presentation:class="notes" presentation:placeholder="true">
            <draw:text-box/>
          </draw:frame>
        </presentation:notes>
      </draw:page>
      <draw:page draw:name="page24"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onclusions</text:span></text:p>
          </draw:text-box>
        </draw:frame>
        <draw:frame presentation:style-name="pr5" draw:text-style-name="P2" draw:layer="layout" svg:width="31.026cm" svg:height="14.643cm" svg:x="2.489cm" svg:y="3.62cm" presentation:class="outline" presentation:user-transformed="true">
          <draw:text-box>
            <text:list text:style-name="L2">
              <text:list-item>
                <text:p><text:span text:style-name="T176">/ɑ/ vs. /æ/: Both progressive and regressive metaphony.</text:span></text:p>
                <text:list>
                  <text:list-item>
                    <text:p text:style-name="P71"><text:span text:style-name="T39">Progressive harmony quite limited.</text:span></text:p>
                  </text:list-item>
                </text:list>
              </text:list-item>
              <text:list-item>
                <text:p text:style-name="P139"><text:span text:style-name="T176">/ə/ vs. /e/: No true progressive harmony; three-way</text:span><text:span text:style-name="T176"><text:line-break/></text:span><text:span text:style-name="T176">regressive metaphony between /ə/ ~ /e/ ~ /iæ/.</text:span></text:p>
              </text:list-item>
              <text:list-item>
                <text:p text:style-name="P139"><text:span text:style-name="T176">/u/ vs. /y/: Marginal, only as imported from Finnish.</text:span></text:p>
              </text:list-item>
              <text:list-item>
                <text:p text:style-name="P140"><text:span text:style-name="T176">First-syllable vowels may be divided into two broader groups (”dark” and ”bright”) based on certain morphophonological features of the word that can be inferred from them.</text:span></text:p>
                <text:list>
                  <text:list-item>
                    <text:p text:style-name="P71"><text:span text:style-name="T39">Wide range of effects, only partially related to vowel quality.</text:span></text:p>
                  </text:list-item>
                </text:list>
              </text:list-item>
              <text:list-item>
                <text:p text:style-name="P91"><text:span text:style-name="T176">System based on historical distinctions; might be lost if</text:span><text:span text:style-name="T176"><text:line-break/></text:span><text:span text:style-name="T176">certain trends obscuring these distinctions continue.</text:span></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43" draw:layer="layout" svg:width="16.799cm" svg:height="13.364cm" svg:x="2.1cm" svg:y="14.107cm" presentation:class="notes" presentation:placeholder="true">
            <draw:text-box/>
          </draw:frame>
        </presentation:notes>
      </draw:page>
      <draw:page draw:name="page25" draw:style-name="dp3" draw:master-page-name="Title_20_and_20_chart_20_1" presentation:presentation-page-layout-name="AL2T1" presentation:use-footer-name="ftr1">
        <draw:frame presentation:style-name="pr11" draw:text-style-name="P134" draw:layer="layout" svg:width="30.298cm" svg:height="5.543cm" svg:x="3.096cm" svg:y="6.754cm" presentation:class="title" presentation:user-transformed="true">
          <draw:text-box>
            <text:p text:style-name="P101"><text:span text:style-name="T287">Takkâ!</text:span></text:p>
          </draw:text-box>
        </draw:frame>
        <draw:frame presentation:style-name="pr5" draw:text-style-name="P141" draw:layer="layout" svg:width="31.026cm" svg:height="1.939cm" svg:x="2.489cm" svg:y="16.024cm" presentation:class="outline" presentation:user-transformed="true">
          <draw:text-box>
            <text:p text:style-name="P6"><text:span text:style-name="T36"><text:a xlink:href="https://github.com/tkoukkar/anaraskiela/" xlink:type="simple">https://github.com/tkoukkar/anaraskiela/</text:a></text:span></text:p>
          </draw:text-box>
        </draw:frame>
        <presentation:notes draw:style-name="dp3">
          <draw:page-thumbnail draw:style-name="gr1" draw:layer="layout" svg:width="19.798cm" svg:height="11.136cm" svg:x="0.6cm" svg:y="2.257cm" draw:page-number="25" presentation:class="page"/>
          <draw:frame presentation:style-name="pr6"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Liberation Serif2" svg:font-family="'Liberation Serif'"/>
    <style:font-face style:name="Arial6" svg:font-family="Arial" style:font-family-generic="modern"/>
    <style:font-face style:name="Courier New1" svg:font-family="'Courier New'" style:font-family-generic="modern"/>
    <style:font-face style:name="Arial5" svg:font-family="Arial" style:font-family-generic="roman"/>
    <style:font-face style:name="Bookman Old Style1" svg:font-family="'Bookman Old Style'" style:font-family-generic="roman"/>
    <style:font-face style:name="Liberation Sans4" svg:font-family="'Liberation Sans'" style:font-family-generic="roman"/>
    <style:font-face style:name="Times New Roman3" svg:font-family="'Times New Roman'" style:font-family-generic="roman"/>
    <style:font-face style:name="Times New Roman" svg:font-family="'Times New Roman', 'Times New Roman'" style:font-family-generic="roman"/>
    <style:font-face style:name="Arial" svg:font-family="Arial" style:font-family-generic="swiss"/>
    <style:font-face style:name="DejaVu Sans1" svg:font-family="'DejaVu Sans'" style:font-family-generic="swiss"/>
    <style:font-face style:name="Liberation Sans1" svg:font-family="'Liberation Sans'" style:font-family-generic="swiss"/>
    <style:font-face style:name="Courier New" svg:font-family="'Courier New'" style:font-family-generic="modern" style:font-pitch="fixed"/>
    <style:font-face style:name="Arial2" svg:font-family="Arial" style:font-pitch="variable"/>
    <style:font-face style:name="Liberation Sans3" svg:font-family="'Liberation Sans'" style:font-pitch="variable"/>
    <style:font-face style:name="Liberation Serif1" svg:font-family="'Liberation Serif'" style:font-pitch="variable"/>
    <style:font-face style:name="Lucida Sans2" svg:font-family="'Lucida Sans'" style:font-pitch="variable"/>
    <style:font-face style:name="Microsoft YaHei1" svg:font-family="'Microsoft YaHei'" style:font-pitch="variable"/>
    <style:font-face style:name="Arial4" svg:font-family="Arial" style:font-family-generic="roma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4" svg:font-family="'Times New Roman', 'Times New Roman'" style:font-family-generic="system" style:font-pitch="variable"/>
  </office:font-face-decls>
  <office:styles>
    <draw:gradient draw:name="Former" draw:style="rectangular" draw:cx="50%" draw:cy="50%" draw:start-color="#cccccc" draw:end-color="#ffffff" draw:start-intensity="100%" draw:end-intensity="100%" draw:angle="0deg" draw:border="0%"/>
    <draw:gradient draw:name="Fylld" draw:style="linear" draw:start-color="#ffffff" draw:end-color="#cccccc" draw:start-intensity="100%" draw:end-intensity="100%" draw:angle="30deg" draw:border="0%"/>
    <draw:gradient draw:name="Fylld_20_blå" draw:display-name="Fylld blå" draw:style="linear" draw:start-color="#729fcf" draw:end-color="#355269" draw:start-intensity="100%" draw:end-intensity="100%" draw:angle="30deg" draw:border="0%"/>
    <draw:gradient draw:name="Fylld_20_grön" draw:display-name="Fylld grön" draw:style="linear" draw:start-color="#77bc65" draw:end-color="#127622" draw:start-intensity="100%" draw:end-intensity="100%" draw:angle="30deg" draw:border="0%"/>
    <draw:gradient draw:name="Fylld_20_gul" draw:display-name="Fylld gul" draw:style="linear" draw:start-color="#ffde59" draw:end-color="#b47804" draw:start-intensity="100%" draw:end-intensity="100%" draw:angle="30deg" draw:border="0%"/>
    <draw:gradient draw:name="Fylld_20_röd" draw:display-name="Fylld röd" draw:style="linear" draw:start-color="#ff6d6d" draw:end-color="#c9211e" draw:start-intensity="100%" draw:end-intensity="100%" draw:angle="30deg" draw:border="0%"/>
    <draw:fill-image draw:name="background" xlink:href="Pictures/10000000000004B60000037D09A2EDD99A9656C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v"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loext:opacity="100%"/>
    </style:style>
    <style:style style:name="Filled_20_Green" style:display-name="Filled Green" style:family="graphic" style:parent-style-name="Filled">
      <style:graphic-properties draw:fill-gradient-name="Fylld_20_grö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loext:opacity="100%"/>
    </style:style>
    <style:style style:name="Filled_20_Yellow" style:display-name="Filled Yellow" style:family="graphic" style:parent-style-name="Filled">
      <style:graphic-properties draw:fill-gradient-name="Fylld_20_gul"/>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graphic">
      <style:paragraph-properties fo:text-align="start" style:text-autospace="none"/>
      <style:text-properties fo:color="#000000" loext:opacity="100%" style:font-name="Times New Roman" fo:font-family="'Times New Roman', 'Times New Roman'" style:font-family-generic="roman" fo:font-size="12pt"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style>
    <style:style style:name="Pa7" style:family="graphic">
      <style:paragraph-properties style:line-height-at-least="0.75cm" style:text-autospace="none"/>
    </style:style>
    <style:style style:name="A24" style:family="graphic">
      <style:paragraph-properties style:line-height-at-least="0.563cm" style:text-autospace="none"/>
      <style:text-properties fo:color="#000000" loext:opacity="100%" style:font-name="Times New Roman" fo:font-family="'Times New Roman', 'Times New Roman'" style:font-family-generic="roman" fo:font-size="9pt" fo:font-style="italic" style:font-name-asian="Times New Roman" style:font-family-asian="'Times New Roman', 'Times New Roman'" style:font-family-generic-asian="roman" style:font-size-asian="9pt" style:font-style-asian="italic" style:font-name-complex="Times New Roman" style:font-family-complex="'Times New Roman', 'Times New Roman'" style:font-family-generic-complex="roman" style:font-size-complex="9pt" style:font-style-complex="itali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hart_20_1-background" style:display-name="Title and chart 1-background" style:family="presentation">
      <style:graphic-properties draw:stroke="none" draw:fill="solid" draw:fill-color="#ffffff"/>
      <style:text-properties style:letter-kerning="true"/>
    </style:style>
    <style:style style:name="Title_20_and_20_chart_20_1-backgroundobjects" style:display-name="Title and chart 1-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notes" style:display-name="Title and char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outline1" style:display-name="Title and chart 1-outline1" style:family="presentation">
      <style:graphic-properties draw:stroke="none" draw:fill="none" draw:auto-grow-height="false" draw:fit-to-size="false" style:shrink-to-fit="true">
        <text:list-style style:name="Title_20_and_20_chart_20_1-outline1" style:display-name="Title and char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outline2" style:display-name="Title and chart 1-outline2" style:family="presentation" style:parent-style-name="Title_20_and_20_chart_20_1-outline1">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outline3" style:display-name="Title and chart 1-outline3" style:family="presentation" style:parent-style-name="Title_20_and_20_chart_20_1-outline2">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4" style:display-name="Title and chart 1-outline4" style:family="presentation" style:parent-style-name="Title_20_and_20_chart_20_1-outline3">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5" style:display-name="Title and chart 1-outline5" style:family="presentation" style:parent-style-name="Title_20_and_20_chart_20_1-outline4">
      <style:paragraph-properties fo:margin-left="0cm" fo:margin-right="0cm" fo:margin-top="0.1cm" fo:margin-bottom="0cm" fo:text-indent="0cm"/>
      <style:text-properties fo:font-size="20pt" style:font-size-asian="20pt" style:font-size-complex="20pt"/>
    </style:style>
    <style:style style:name="Title_20_and_20_chart_20_1-outline6" style:display-name="Title and chart 1-outline6" style:family="presentation" style:parent-style-name="Title_20_and_20_chart_20_1-outline5">
      <style:paragraph-properties fo:margin-left="0cm" fo:margin-right="0cm" fo:margin-top="0.1cm" fo:margin-bottom="0cm" fo:text-indent="0cm"/>
      <style:text-properties fo:font-size="20pt" style:font-size-asian="20pt" style:font-size-complex="20pt"/>
    </style:style>
    <style:style style:name="Title_20_and_20_chart_20_1-outline7" style:display-name="Title and chart 1-outline7" style:family="presentation" style:parent-style-name="Title_20_and_20_chart_20_1-outline6">
      <style:paragraph-properties fo:margin-left="0cm" fo:margin-right="0cm" fo:margin-top="0.1cm" fo:margin-bottom="0cm" fo:text-indent="0cm"/>
      <style:text-properties fo:font-size="20pt" style:font-size-asian="20pt" style:font-size-complex="20pt"/>
    </style:style>
    <style:style style:name="Title_20_and_20_chart_20_1-outline8" style:display-name="Title and chart 1-outline8" style:family="presentation" style:parent-style-name="Title_20_and_20_chart_20_1-outline7">
      <style:paragraph-properties fo:margin-left="0cm" fo:margin-right="0cm" fo:margin-top="0.1cm" fo:margin-bottom="0cm" fo:text-indent="0cm"/>
      <style:text-properties fo:font-size="20pt" style:font-size-asian="20pt" style:font-size-complex="20pt"/>
    </style:style>
    <style:style style:name="Title_20_and_20_chart_20_1-outline9" style:display-name="Title and chart 1-outline9" style:family="presentation" style:parent-style-name="Title_20_and_20_chart_20_1-outline8">
      <style:paragraph-properties fo:margin-left="0cm" fo:margin-right="0cm" fo:margin-top="0.1cm" fo:margin-bottom="0cm" fo:text-indent="0cm"/>
      <style:text-properties fo:font-size="20pt" style:font-size-asian="20pt" style:font-size-complex="20pt"/>
    </style:style>
    <style:style style:name="Title_20_and_20_chart_20_1-subtitle" style:display-name="Title and chart 1-subtitle" style:family="presentation">
      <style:graphic-properties draw:stroke="none" draw:fill="none" draw:textarea-vertical-align="middle">
        <text:list-style style:name="Title_20_and_20_chart_20_1-subtitle" style:display-name="Title and char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title" style:display-name="Title and chart 1-title" style:family="presentation">
      <style:graphic-properties draw:stroke="none" draw:fill="none" draw:textarea-vertical-align="middle">
        <text:list-style style:name="Title_20_and_20_chart_20_1-title" style:display-name="Title and char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cm" draw:fill="solid" draw:fill-color="#01aee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solid" draw:fill-color="#23408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pr1" style:family="presentation" style:parent-style-name="Title_20_and_20_chart_20_1-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har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hart_20_1-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4" style:family="presentation" style:parent-style-name="Title_20_and_20_chart_20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hart_20_1-backgroundobjects">
      <style:graphic-properties draw:stroke="none" draw:fill="none" draw:fill-color="#ffffff" draw:auto-grow-height="false" fo:min-height="1.485cm"/>
      <style:paragraph-properties style:writing-mode="lr-tb"/>
    </style:style>
    <style:style style:name="Mpr6" style:family="presentation" style:parent-style-name="Title_20_and_20_char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106cm" fo:line-height="11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16pt"/>
    </style:style>
    <style:style style:name="MP14" style:family="paragraph">
      <loext:graphic-properties draw:fill="solid" draw:fill-color="#01aeef"/>
      <style:paragraph-properties fo:text-align="start" style:writing-mode="lr-tb" style:font-independent-line-spacing="true"/>
      <style:text-properties fo:font-size="18pt"/>
    </style:style>
    <style:style style:name="MP15" style:family="paragraph">
      <loext:graphic-properties draw:fill="solid" draw:fill-color="#23408f"/>
      <style:paragraph-properties fo:text-align="start" style:writing-mode="lr-tb"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ext-properties fo:font-size="7pt" style:font-size-asian="14pt" style:font-size-complex="14pt" fo:hyphenate="false"/>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3" fo:font-size="6pt" fo:letter-spacing="normal" fo:language="en" fo:country="GB" fo:font-style="normal" style:text-underline-style="none" fo:font-weight="bold" fo:background-color="transparent" style:font-size-asian="6pt" style:font-style-asian="normal" style:font-weight-asian="bold" style:font-size-complex="6pt" style:font-style-complex="normal" style:font-weight-complex="bold"/>
    </style:style>
    <style:style style:name="MT3" style:family="text">
      <style:text-properties fo:font-variant="normal" fo:text-transform="none" fo:color="#23408f" loext:opacity="100%" style:text-line-through-style="none" style:text-line-through-type="none" style:text-position="0% 100%" style:font-name="Arial3" fo:font-size="28pt" fo:letter-spacing="normal" fo:language="en" fo:country="GB"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4" style:family="text">
      <style:text-properties fo:font-variant="normal" fo:text-transform="none" fo:color="#23418f" loext:opacity="100%" style:text-line-through-style="none" style:text-line-through-type="none" style:text-position="0% 100%" style:font-name="Arial3"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23418f" loext:opacity="100%" style:text-line-through-style="none" style:text-line-through-type="none" style:text-position="0% 100%" style:font-name="Arial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23418f" loext:opacity="100%"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23418f" loext:opacity="10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23408f" loext:opacity="100%" style:text-line-through-style="none" style:text-line-through-type="none" style:text-position="0% 100%" style:font-name="Arial3"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3"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MT10" style:family="text">
      <style:text-properties fo:font-size="7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and_20_chart_20_1" style:display-name="Title and chart 1" style:page-layout-name="PM1" draw:style-name="Mdp1">
      <draw:custom-shape draw:name="Tekstiruutu 25" draw:style-name="Mgr3" draw:text-style-name="MP6"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5.658cm" svg:height="3.435cm" svg:x="17.251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2" draw:text-style-name="MP8" draw:layer="backgroundobjects" svg:width="15.658cm" svg:height="13.255cm" svg:x="17.251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3"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4" draw:text-style-name="MP14" draw:layer="layout"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5" draw:text-style-name="MP15" draw:layer="layout"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5" draw:text-style-name="MP15" draw:layer="layout"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5" draw:text-style-name="MP15" draw:layer="layout"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4" draw:text-style-name="MP17" draw:layer="backgroundobjects" svg:width="1.835cm" svg:height="0.599cm" svg:x="4.352cm" svg:y="17.88cm" presentation:class="date-time" presentation:user-transformed="true">
        <draw:text-box>
          <text:p text:style-name="MP16"><text:span text:style-name="MT9"><text:date style:data-style-name="D4" text:date-value="2022-08-24">24/08/2022</text:date></text:span></text:p>
        </draw:text-box>
      </draw:frame>
      <draw:frame draw:name="Alatunnisteen paikkamerkki 4" presentation:style-name="Mpr4" draw:text-style-name="MP17" draw:layer="backgroundobjects" svg:width="12.829cm" svg:height="0.599cm" svg:x="6.222cm" svg:y="17.88cm" presentation:class="footer" presentation:user-transformed="true">
        <draw:text-box>
          <text:p text:style-name="MP16"><text:span text:style-name="MT10">Tuomas Koukkari – Vowel Harmony and Related Phenomena in Inari Saami</text:span></text:p>
        </draw:text-box>
      </draw:frame>
      <draw:frame draw:name="Dian numeron paikkamerkki 6" presentation:style-name="Mpr4" draw:text-style-name="MP17" draw:layer="backgroundobjects" svg:width="1.078cm" svg:height="0.599cm" svg:x="0.948cm" svg:y="17.88cm" presentation:class="page-number" presentation:user-transformed="true">
        <draw:text-box>
          <text:p text:style-name="MP16"><text:span text:style-name="MT9"><text:page-number>&lt;nummer&gt;</text:page-number></text:span></text:p>
        </draw:text-box>
      </draw:frame>
      <presentation:notes style:page-layout-name="PM2">
        <draw:page-thumbnail presentation:style-name="Title_20_and_20_chart_20_1-title" draw:layer="backgroundobjects" svg:width="19.798cm" svg:height="11.136cm" svg:x="0.6cm" svg:y="2.257cm" presentation:class="page"/>
        <draw:frame presentation:style-name="Title_20_and_20_char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template</dc:title>
    <meta:editing-cycles>1159</meta:editing-cycles>
    <meta:creation-date>2022-07-19T22:31:20.722000000</meta:creation-date>
    <dc:date>2022-08-24T12:48:36.134000000</dc:date>
    <meta:editing-duration>P5DT19H3M52S</meta:editing-duration>
    <meta:generator>LibreOffice/7.1.5.2$Windows_X86_64 LibreOffice_project/85f04e9f809797b8199d13c421bd8a2b025d52b5</meta:generator>
    <meta:document-statistic meta:object-count="181"/>
    <meta:user-defined meta:name="AppVersion">16.0000</meta:user-defined>
    <meta:user-defined meta:name="ContentTypeId">0x010100E434FACEBCC7144CA2AE9D04C81B669B</meta:user-defined>
    <meta:user-defined meta:name="HiddenSlides" meta:value-type="float">1</meta:user-defined>
    <meta:user-defined meta:name="Notes" meta:value-type="float">1</meta:user-defined>
    <meta:user-defined meta:name="PresentationFormat" meta:value-type="string">Widescreen</meta:user-defined>
    <meta:user-defined meta:name="Slides" meta:value-type="float">1</meta:user-defined>
    <meta:user-defined meta:name="oy_department" meta:value-type="string">492;#240927 Viestintä, markkinointi ja yhteiskuntasuhteet|8bd4d200-c4c0-4210-84f2-6f07028d2c73</meta:user-defined>
    <meta:user-defined meta:name="oy_keywords" meta:value-type="string">360;#Dokumenttipohjat|778455bb-615e-47d7-8dbd-5c9cab4aadc7</meta:user-defined>
    <meta:user-defined meta:name="oy_subject" meta:value-type="string"/>
    <meta:user-defined meta:name="oy_typeTaxonomy" meta:value-type="string">627;#Ohje|62bdb1e9-6a4e-41b7-9f23-a2dfe98f3035</meta:user-defined>
  </office:meta>
</office:document-meta>
</file>